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538" officeooo:paragraph-rsid="00014538"/>
    </style:style>
    <style:style style:name="P2" style:family="paragraph" style:parent-style-name="Standard">
      <style:text-properties officeooo:rsid="00031041" officeooo:paragraph-rsid="000310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00</text:p>
      <text:p text:style-name="P2">Topic 0</text:p>
      <text:p text:style-name="P2"><text:tab/>becaus</text:p>
      <text:p text:style-name="P2"><text:tab/>est</text:p>
      <text:p text:style-name="P2"><text:tab/>differ</text:p>
      <text:p text:style-name="P2"><text:tab/>darl</text:p>
      <text:p text:style-name="P2"><text:tab/>my</text:p>
      <text:p text:style-name="P2"><text:tab/>a</text:p>
      <text:p text:style-name="P2"><text:tab/>hang</text:p>
      <text:p text:style-name="P2"><text:tab/>s</text:p>
      <text:p text:style-name="P2"><text:tab/>fait</text:p>
      <text:p text:style-name="P2"><text:tab/>of</text:p>
      <text:p text:style-name="P2"/>
      <text:p text:style-name="P2">Topic 1</text:p>
      <text:p text:style-name="P2"><text:tab/>me</text:p>
      <text:p text:style-name="P2"><text:tab/>of</text:p>
      <text:p text:style-name="P2"><text:tab/>finger</text:p>
      <text:p text:style-name="P2"><text:tab/>your</text:p>
      <text:p text:style-name="P2"><text:tab/>are</text:p>
      <text:p text:style-name="P2"><text:tab/>a</text:p>
      <text:p text:style-name="P2"><text:tab/>what</text:p>
      <text:p text:style-name="P2"><text:tab/>no</text:p>
      <text:p text:style-name="P2"><text:tab/>you</text:p>
      <text:p text:style-name="P2"><text:tab/>holi</text:p>
      <text:p text:style-name="P2"/>
      <text:p text:style-name="P2">Topic 2</text:p>
      <text:p text:style-name="P2"><text:tab/>around</text:p>
      <text:p text:style-name="P2"><text:tab/>my</text:p>
      <text:p text:style-name="P2"><text:tab/>surviv</text:p>
      <text:p text:style-name="P2"><text:tab/>um</text:p>
      <text:p text:style-name="P2"><text:tab/>self</text:p>
      <text:p text:style-name="P2"><text:tab/>a</text:p>
      <text:p text:style-name="P2"><text:tab/>gentl</text:p>
      <text:p text:style-name="P2"><text:tab/>evil</text:p>
      <text:p text:style-name="P2"><text:tab/>goodby</text:p>
      <text:p text:style-name="P2"><text:tab/>komm</text:p>
      <text:p text:style-name="P2"/>
      <text:p text:style-name="P2">Topic 3</text:p>
      <text:p text:style-name="P2"><text:tab/>hard</text:p>
      <text:p text:style-name="P2"><text:tab/>great</text:p>
      <text:p text:style-name="P2"><text:tab/>dust</text:p>
      <text:p text:style-name="P2"><text:tab/>rush</text:p>
      <text:p text:style-name="P2"><text:tab/>prayer</text:p>
      <text:p text:style-name="P2"><text:tab/>clone</text:p>
      <text:p text:style-name="P2"><text:tab/>air</text:p>
      <text:p text:style-name="P2"><text:tab/>fate</text:p>
      <text:p text:style-name="P2"><text:tab/>a</text:p>
      <text:p text:style-name="P2"><text:tab/>dare</text:p>
      <text:p text:style-name="P2"/>
      <text:p text:style-name="P2">Topic 4</text:p>
      <text:p text:style-name="P2"><text:tab/>onc</text:p>
      <text:p text:style-name="P2"><text:tab/>glow</text:p>
      <text:p text:style-name="P2"><text:soft-page-break/><text:tab/>lazi</text:p>
      <text:p text:style-name="P2"><text:tab/>me</text:p>
      <text:p text:style-name="P2"><text:tab/>juic</text:p>
      <text:p text:style-name="P2"><text:tab/>pide</text:p>
      <text:p text:style-name="P2"><text:tab/>compromis</text:p>
      <text:p text:style-name="P2"><text:tab/>steadi</text:p>
      <text:p text:style-name="P2"><text:tab/>the</text:p>
      <text:p text:style-name="P2"><text:tab/>sono</text:p>
      <text:p text:style-name="P2"/>
      <text:p text:style-name="P2">Topic 5</text:p>
      <text:p text:style-name="P2"><text:tab/>chorus</text:p>
      <text:p text:style-name="P2"><text:tab/>storm</text:p>
      <text:p text:style-name="P2"><text:tab/>piano</text:p>
      <text:p text:style-name="P2"><text:tab/>shore</text:p>
      <text:p text:style-name="P2"><text:tab/>greed</text:p>
      <text:p text:style-name="P2"><text:tab/>white</text:p>
      <text:p text:style-name="P2"><text:tab/>hous</text:p>
      <text:p text:style-name="P2"><text:tab/>oooh</text:p>
      <text:p text:style-name="P2"><text:tab/>al</text:p>
      <text:p text:style-name="P2"><text:tab/>sen</text:p>
      <text:p text:style-name="P2"/>
      <text:p text:style-name="P2">Topic 6</text:p>
      <text:p text:style-name="P2"><text:tab/>nada</text:p>
      <text:p text:style-name="P2"><text:tab/>who</text:p>
      <text:p text:style-name="P2"><text:tab/>start</text:p>
      <text:p text:style-name="P2"><text:tab/>right</text:p>
      <text:p text:style-name="P2"><text:tab/>eu</text:p>
      <text:p text:style-name="P2"><text:tab/>x2</text:p>
      <text:p text:style-name="P2"><text:tab/>walk</text:p>
      <text:p text:style-name="P2"><text:tab/>voic</text:p>
      <text:p text:style-name="P2"><text:tab/>corp</text:p>
      <text:p text:style-name="P2"><text:tab/>brought</text:p>
      <text:p text:style-name="P2"/>
      <text:p text:style-name="P2">Topic 7</text:p>
      <text:p text:style-name="P2"><text:tab/>beauti</text:p>
      <text:p text:style-name="P2"><text:tab/>plan</text:p>
      <text:p text:style-name="P2"><text:tab/>hollywood</text:p>
      <text:p text:style-name="P2"><text:tab/>forgotten</text:p>
      <text:p text:style-name="P2"><text:tab/>av</text:p>
      <text:p text:style-name="P2"><text:tab/>broke</text:p>
      <text:p text:style-name="P2"><text:tab/>have</text:p>
      <text:p text:style-name="P2"><text:tab/>with</text:p>
      <text:p text:style-name="P2"><text:tab/>qua</text:p>
      <text:p text:style-name="P2"><text:tab/>roof</text:p>
      <text:p text:style-name="P2"/>
      <text:p text:style-name="P2">Topic 8</text:p>
      <text:p text:style-name="P2"><text:tab/>son</text:p>
      <text:p text:style-name="P2"><text:tab/>drive</text:p>
      <text:p text:style-name="P2"><text:tab/>silver</text:p>
      <text:p text:style-name="P2"><text:tab/>saw</text:p>
      <text:p text:style-name="P2"><text:tab/>my</text:p>
      <text:p text:style-name="P2"><text:tab/>no</text:p>
      <text:p text:style-name="P2"><text:soft-page-break/><text:tab/>bloodi</text:p>
      <text:p text:style-name="P2"><text:tab/>gli</text:p>
      <text:p text:style-name="P2"><text:tab/>o</text:p>
      <text:p text:style-name="P2"><text:tab/>wenn</text:p>
      <text:p text:style-name="P2"/>
      <text:p text:style-name="P2">Topic 9</text:p>
      <text:p text:style-name="P2"><text:tab/>and</text:p>
      <text:p text:style-name="P2"><text:tab/>the</text:p>
      <text:p text:style-name="P2"><text:tab/>let</text:p>
      <text:p text:style-name="P2"><text:tab/>our</text:p>
      <text:p text:style-name="P2"><text:tab/>to</text:p>
      <text:p text:style-name="P2"><text:tab/>have</text:p>
      <text:p text:style-name="P2"><text:tab/>aliv</text:p>
      <text:p text:style-name="P2"><text:tab/>it</text:p>
      <text:p text:style-name="P2"><text:tab/>is</text:p>
      <text:p text:style-name="P2"><text:tab/>when</text:p>
      <text:p text:style-name="P2"/>
      <text:p text:style-name="P2">Topic 10</text:p>
      <text:p text:style-name="P2"><text:tab/>time</text:p>
      <text:p text:style-name="P2"><text:tab/>back</text:p>
      <text:p text:style-name="P2"><text:tab/>through</text:p>
      <text:p text:style-name="P2"><text:tab/>tie</text:p>
      <text:p text:style-name="P2"><text:tab/>or</text:p>
      <text:p text:style-name="P2"><text:tab/>walk</text:p>
      <text:p text:style-name="P2"><text:tab/>danc</text:p>
      <text:p text:style-name="P2"><text:tab/>one</text:p>
      <text:p text:style-name="P2"><text:tab/>tri</text:p>
      <text:p text:style-name="P2"><text:tab/>it</text:p>
      <text:p text:style-name="P2"/>
      <text:p text:style-name="P2">Topic 11</text:p>
      <text:p text:style-name="P2"><text:tab/>some</text:p>
      <text:p text:style-name="P2"><text:tab/>seem</text:p>
      <text:p text:style-name="P2"><text:tab/>a</text:p>
      <text:p text:style-name="P2"><text:tab/>and</text:p>
      <text:p text:style-name="P2"><text:tab/>do</text:p>
      <text:p text:style-name="P2"><text:tab/>miss</text:p>
      <text:p text:style-name="P2"><text:tab/>un</text:p>
      <text:p text:style-name="P2"><text:tab/>world</text:p>
      <text:p text:style-name="P2"><text:tab/>went</text:p>
      <text:p text:style-name="P2"><text:tab/>with</text:p>
      <text:p text:style-name="P2"/>
      <text:p text:style-name="P2">Topic 12</text:p>
      <text:p text:style-name="P2"><text:tab/>pleas</text:p>
      <text:p text:style-name="P2"><text:tab/>drag</text:p>
      <text:p text:style-name="P2"><text:tab/>falta</text:p>
      <text:p text:style-name="P2"><text:tab/>and</text:p>
      <text:p text:style-name="P2"><text:tab/>reaction</text:p>
      <text:p text:style-name="P2"><text:tab/>tradit</text:p>
      <text:p text:style-name="P2"><text:tab/>chew</text:p>
      <text:p text:style-name="P2"><text:tab/>sweeter</text:p>
      <text:p text:style-name="P2"><text:tab/>her</text:p>
      <text:p text:style-name="P2"><text:tab/>nose</text:p>
      <text:p text:style-name="P2"><text:soft-page-break/></text:p>
      <text:p text:style-name="P2">Topic 13</text:p>
      <text:p text:style-name="P2"><text:tab/>love</text:p>
      <text:p text:style-name="P2"><text:tab/>tell</text:p>
      <text:p text:style-name="P2"><text:tab/>the</text:p>
      <text:p text:style-name="P2"><text:tab/>and</text:p>
      <text:p text:style-name="P2"><text:tab/>do</text:p>
      <text:p text:style-name="P2"><text:tab/>a</text:p>
      <text:p text:style-name="P2"><text:tab/>der</text:p>
      <text:p text:style-name="P2"><text:tab/>side</text:p>
      <text:p text:style-name="P2"><text:tab/>not</text:p>
      <text:p text:style-name="P2"><text:tab/>realli</text:p>
      <text:p text:style-name="P2"/>
      <text:p text:style-name="P2">Topic 14</text:p>
      <text:p text:style-name="P2"><text:tab/>dentro</text:p>
      <text:p text:style-name="P2"><text:tab/>shoot</text:p>
      <text:p text:style-name="P2"><text:tab/>record</text:p>
      <text:p text:style-name="P2"><text:tab/>ci</text:p>
      <text:p text:style-name="P2"><text:tab/>expos</text:p>
      <text:p text:style-name="P2"><text:tab/>prison</text:p>
      <text:p text:style-name="P2"><text:tab/>solid</text:p>
      <text:p text:style-name="P2"><text:tab/>laugh</text:p>
      <text:p text:style-name="P2"><text:tab/>rush</text:p>
      <text:p text:style-name="P2"><text:tab/>to</text:p>
      <text:p text:style-name="P2"/>
      <text:p text:style-name="P2">Topic 15</text:p>
      <text:p text:style-name="P2"><text:tab/>better</text:p>
      <text:p text:style-name="P2"><text:tab/>must</text:p>
      <text:p text:style-name="P2"><text:tab/>tire</text:p>
      <text:p text:style-name="P2"><text:tab/>strong</text:p>
      <text:p text:style-name="P2"><text:tab/>a</text:p>
      <text:p text:style-name="P2"><text:tab/>your</text:p>
      <text:p text:style-name="P2"><text:tab/>you</text:p>
      <text:p text:style-name="P2"><text:tab/>for</text:p>
      <text:p text:style-name="P2"><text:tab/>and</text:p>
      <text:p text:style-name="P2"><text:tab/>stay</text:p>
      <text:p text:style-name="P2"/>
      <text:p text:style-name="P2">Topic 16</text:p>
      <text:p text:style-name="P2"><text:tab/>hung</text:p>
      <text:p text:style-name="P2"><text:tab/>huh</text:p>
      <text:p text:style-name="P2"><text:tab/>someth</text:p>
      <text:p text:style-name="P2"><text:tab/>against</text:p>
      <text:p text:style-name="P2"><text:tab/>there</text:p>
      <text:p text:style-name="P2"><text:tab/>kinda</text:p>
      <text:p text:style-name="P2"><text:tab/>sweet</text:p>
      <text:p text:style-name="P2"><text:tab/>hair</text:p>
      <text:p text:style-name="P2"><text:tab/>charm</text:p>
      <text:p text:style-name="P2"><text:tab/>disappear</text:p>
      <text:p text:style-name="P2"/>
      <text:p text:style-name="P2">Topic 17</text:p>
      <text:p text:style-name="P2"><text:tab/>way</text:p>
      <text:p text:style-name="P2"><text:tab/>place</text:p>
      <text:p text:style-name="P2"><text:soft-page-break/><text:tab/>it</text:p>
      <text:p text:style-name="P2"><text:tab/>to</text:p>
      <text:p text:style-name="P2"><text:tab/>understand</text:p>
      <text:p text:style-name="P2"><text:tab/>and</text:p>
      <text:p text:style-name="P2"><text:tab/>not</text:p>
      <text:p text:style-name="P2"><text:tab/>vers</text:p>
      <text:p text:style-name="P2"><text:tab/>scatter</text:p>
      <text:p text:style-name="P2"><text:tab/>ador</text:p>
      <text:p text:style-name="P2"/>
      <text:p text:style-name="P2">Topic 18</text:p>
      <text:p text:style-name="P2"><text:tab/>name</text:p>
      <text:p text:style-name="P2"><text:tab/>ne</text:p>
      <text:p text:style-name="P2"><text:tab/>she</text:p>
      <text:p text:style-name="P2"><text:tab/>write</text:p>
      <text:p text:style-name="P2"><text:tab/>bloodi</text:p>
      <text:p text:style-name="P2"><text:tab/>beyond</text:p>
      <text:p text:style-name="P2"><text:tab/>nacht</text:p>
      <text:p text:style-name="P2"><text:tab/>you</text:p>
      <text:p text:style-name="P2"><text:tab/>dire</text:p>
      <text:p text:style-name="P2"><text:tab/>tenert</text:p>
      <text:p text:style-name="P2"/>
      <text:p text:style-name="P2">Topic 19</text:p>
      <text:p text:style-name="P2"><text:tab/>myself</text:p>
      <text:p text:style-name="P2"><text:tab/>lord</text:p>
      <text:p text:style-name="P2"><text:tab/>ride</text:p>
      <text:p text:style-name="P2"><text:tab/>rise</text:p>
      <text:p text:style-name="P2"><text:tab/>aux</text:p>
      <text:p text:style-name="P2"><text:tab/>wing</text:p>
      <text:p text:style-name="P2"><text:tab/>three</text:p>
      <text:p text:style-name="P2"><text:tab/>laugh</text:p>
      <text:p text:style-name="P2"><text:tab/>and</text:p>
      <text:p text:style-name="P2"><text:tab/>sir</text:p>
      <text:p text:style-name="P2"/>
      <text:p text:style-name="P2">Topic 20</text:p>
      <text:p text:style-name="P2"><text:tab/>just</text:p>
      <text:p text:style-name="P2"><text:tab/>think</text:p>
      <text:p text:style-name="P2"><text:tab/>on</text:p>
      <text:p text:style-name="P2"><text:tab/>it</text:p>
      <text:p text:style-name="P2"><text:tab/>and</text:p>
      <text:p text:style-name="P2"><text:tab/>let</text:p>
      <text:p text:style-name="P2"><text:tab/>not</text:p>
      <text:p text:style-name="P2"><text:tab/>to</text:p>
      <text:p text:style-name="P2"><text:tab/>in</text:p>
      <text:p text:style-name="P2"><text:tab/>could</text:p>
      <text:p text:style-name="P2"/>
      <text:p text:style-name="P2">Topic 21</text:p>
      <text:p text:style-name="P2"><text:tab/>free</text:p>
      <text:p text:style-name="P2"><text:tab/>are</text:p>
      <text:p text:style-name="P2"><text:tab/>hace</text:p>
      <text:p text:style-name="P2"><text:tab/>addict</text:p>
      <text:p text:style-name="P2"><text:tab/>rhythm</text:p>
      <text:p text:style-name="P2"><text:tab/>form</text:p>
      <text:p text:style-name="P2"><text:soft-page-break/><text:tab/>alright</text:p>
      <text:p text:style-name="P2"><text:tab/>garden</text:p>
      <text:p text:style-name="P2"><text:tab/>pobr</text:p>
      <text:p text:style-name="P2"><text:tab/>1</text:p>
      <text:p text:style-name="P2"/>
      <text:p text:style-name="P2">Topic 22</text:p>
      <text:p text:style-name="P2"><text:tab/>é</text:p>
      <text:p text:style-name="P2"><text:tab/>throw</text:p>
      <text:p text:style-name="P2"><text:tab/>mein</text:p>
      <text:p text:style-name="P2"><text:tab/>trust</text:p>
      <text:p text:style-name="P2"><text:tab/>read</text:p>
      <text:p text:style-name="P2"><text:tab/>era</text:p>
      <text:p text:style-name="P2"><text:tab/>vision</text:p>
      <text:p text:style-name="P2"><text:tab/>in</text:p>
      <text:p text:style-name="P2"><text:tab/>we</text:p>
      <text:p text:style-name="P2"><text:tab/>sin</text:p>
      <text:p text:style-name="P2"/>
      <text:p text:style-name="P2">Topic 23</text:p>
      <text:p text:style-name="P2"><text:tab/>run</text:p>
      <text:p text:style-name="P2"><text:tab/>&amp;</text:p>
      <text:p text:style-name="P2"><text:tab/>death</text:p>
      <text:p text:style-name="P2"><text:tab/>au</text:p>
      <text:p text:style-name="P2"><text:tab/>are</text:p>
      <text:p text:style-name="P2"><text:tab/>it</text:p>
      <text:p text:style-name="P2"><text:tab/>later</text:p>
      <text:p text:style-name="P2"><text:tab/>and</text:p>
      <text:p text:style-name="P2"><text:tab/>rent</text:p>
      <text:p text:style-name="P2"><text:tab/>pum</text:p>
      <text:p text:style-name="P2"/>
      <text:p text:style-name="P2">Topic 24</text:p>
      <text:p text:style-name="P2"><text:tab/>close</text:p>
      <text:p text:style-name="P2"><text:tab/>mayb</text:p>
      <text:p text:style-name="P2"><text:tab/>sin</text:p>
      <text:p text:style-name="P2"><text:tab/>fli</text:p>
      <text:p text:style-name="P2"><text:tab/>a</text:p>
      <text:p text:style-name="P2"><text:tab/>ik</text:p>
      <text:p text:style-name="P2"><text:tab/>and</text:p>
      <text:p text:style-name="P2"><text:tab/>citi</text:p>
      <text:p text:style-name="P2"><text:tab/>ven</text:p>
      <text:p text:style-name="P2"><text:tab/>you</text:p>
      <text:p text:style-name="P2"/>
      <text:p text:style-name="P2">Topic 25</text:p>
      <text:p text:style-name="P2"><text:tab/>have</text:p>
      <text:p text:style-name="P2"><text:tab/>and</text:p>
      <text:p text:style-name="P2"><text:tab/>me</text:p>
      <text:p text:style-name="P2"><text:tab/>no</text:p>
      <text:p text:style-name="P2"><text:tab/>wast</text:p>
      <text:p text:style-name="P2"><text:tab/>fast</text:p>
      <text:p text:style-name="P2"><text:tab/>as</text:p>
      <text:p text:style-name="P2"><text:tab/>your</text:p>
      <text:p text:style-name="P2"><text:tab/>understand</text:p>
      <text:p text:style-name="P2"><text:tab/>my</text:p>
      <text:p text:style-name="P2"><text:soft-page-break/></text:p>
      <text:p text:style-name="P2">Topic 26</text:p>
      <text:p text:style-name="P2"><text:tab/>know</text:p>
      <text:p text:style-name="P2"><text:tab/>behind</text:p>
      <text:p text:style-name="P2"><text:tab/>work</text:p>
      <text:p text:style-name="P2"><text:tab/>the</text:p>
      <text:p text:style-name="P2"><text:tab/>gift</text:p>
      <text:p text:style-name="P2"><text:tab/>a</text:p>
      <text:p text:style-name="P2"><text:tab/>and</text:p>
      <text:p text:style-name="P2"><text:tab/>rais</text:p>
      <text:p text:style-name="P2"><text:tab/>tout</text:p>
      <text:p text:style-name="P2"><text:tab/>you</text:p>
      <text:p text:style-name="P2"/>
      <text:p text:style-name="P2">Topic 27</text:p>
      <text:p text:style-name="P2"><text:tab/>said</text:p>
      <text:p text:style-name="P2"><text:tab/>you</text:p>
      <text:p text:style-name="P2"><text:tab/>off</text:p>
      <text:p text:style-name="P2"><text:tab/>mani</text:p>
      <text:p text:style-name="P2"><text:tab/>while</text:p>
      <text:p text:style-name="P2"><text:tab/>na</text:p>
      <text:p text:style-name="P2"><text:tab/>bien</text:p>
      <text:p text:style-name="P2"><text:tab/>bleed</text:p>
      <text:p text:style-name="P2"><text:tab/>until</text:p>
      <text:p text:style-name="P2"><text:tab/>my</text:p>
      <text:p text:style-name="P2"/>
      <text:p text:style-name="P2">Topic 28</text:p>
      <text:p text:style-name="P2"><text:tab/>dream</text:p>
      <text:p text:style-name="P2"><text:tab/>are</text:p>
      <text:p text:style-name="P2"><text:tab/>silenc</text:p>
      <text:p text:style-name="P2"><text:tab/>rare</text:p>
      <text:p text:style-name="P2"><text:tab/>rage</text:p>
      <text:p text:style-name="P2"><text:tab/>mail</text:p>
      <text:p text:style-name="P2"><text:tab/>los</text:p>
      <text:p text:style-name="P2"><text:tab/>gli</text:p>
      <text:p text:style-name="P2"><text:tab/>jsui</text:p>
      <text:p text:style-name="P2"><text:tab/>happi</text:p>
      <text:p text:style-name="P2"/>
      <text:p text:style-name="P2">Topic 29</text:p>
      <text:p text:style-name="P2"><text:tab/>alon</text:p>
      <text:p text:style-name="P2"><text:tab/>bout</text:p>
      <text:p text:style-name="P2"><text:tab/>true</text:p>
      <text:p text:style-name="P2"><text:tab/>sto</text:p>
      <text:p text:style-name="P2"><text:tab/>and</text:p>
      <text:p text:style-name="P2"><text:tab/>thing</text:p>
      <text:p text:style-name="P2"><text:tab/>bag</text:p>
      <text:p text:style-name="P2"><text:tab/>po</text:p>
      <text:p text:style-name="P2"><text:tab/>await</text:p>
      <text:p text:style-name="P2"><text:tab/>grace</text:p>
      <text:p text:style-name="P2"/>
      <text:p text:style-name="P2">Topic 30</text:p>
      <text:p text:style-name="P2"><text:tab/>porqu</text:p>
      <text:p text:style-name="P2"><text:tab/>harvest</text:p>
      <text:p text:style-name="P2"><text:soft-page-break/><text:tab/>float</text:p>
      <text:p text:style-name="P2"><text:tab/>ai</text:p>
      <text:p text:style-name="P2"><text:tab/>van</text:p>
      <text:p text:style-name="P2"><text:tab/>troubl</text:p>
      <text:p text:style-name="P2"><text:tab/>lado</text:p>
      <text:p text:style-name="P2"><text:tab/>awar</text:p>
      <text:p text:style-name="P2"><text:tab/>matter</text:p>
      <text:p text:style-name="P2"><text:tab/>hang</text:p>
      <text:p text:style-name="P2"/>
      <text:p text:style-name="P2">Topic 31</text:p>
      <text:p text:style-name="P2"><text:tab/>no</text:p>
      <text:p text:style-name="P2"><text:tab/>el</text:p>
      <text:p text:style-name="P2"><text:tab/>leav</text:p>
      <text:p text:style-name="P2"><text:tab/>you</text:p>
      <text:p text:style-name="P2"><text:tab/>must</text:p>
      <text:p text:style-name="P2"><text:tab/>and</text:p>
      <text:p text:style-name="P2"><text:tab/>these</text:p>
      <text:p text:style-name="P2"><text:tab/>of</text:p>
      <text:p text:style-name="P2"><text:tab/>a</text:p>
      <text:p text:style-name="P2"><text:tab/>your</text:p>
      <text:p text:style-name="P2"/>
      <text:p text:style-name="P2">Topic 32</text:p>
      <text:p text:style-name="P2"><text:tab/>life</text:p>
      <text:p text:style-name="P2"><text:tab/>could</text:p>
      <text:p text:style-name="P2"><text:tab/>tear</text:p>
      <text:p text:style-name="P2"><text:tab/>he</text:p>
      <text:p text:style-name="P2"><text:tab/>place</text:p>
      <text:p text:style-name="P2"><text:tab/>air</text:p>
      <text:p text:style-name="P2"><text:tab/>within</text:p>
      <text:p text:style-name="P2"><text:tab/>puedo</text:p>
      <text:p text:style-name="P2"><text:tab/>night</text:p>
      <text:p text:style-name="P2"><text:tab/>not</text:p>
      <text:p text:style-name="P2"/>
      <text:p text:style-name="P2">Topic 33</text:p>
      <text:p text:style-name="P2"><text:tab/>we</text:p>
      <text:p text:style-name="P2"><text:tab/>to</text:p>
      <text:p text:style-name="P2"><text:tab/>a</text:p>
      <text:p text:style-name="P2"><text:tab/>you</text:p>
      <text:p text:style-name="P2"><text:tab/>my</text:p>
      <text:p text:style-name="P2"><text:tab/>jag</text:p>
      <text:p text:style-name="P2"><text:tab/>your</text:p>
      <text:p text:style-name="P2"><text:tab/>with</text:p>
      <text:p text:style-name="P2"><text:tab/>me</text:p>
      <text:p text:style-name="P2"><text:tab/>were</text:p>
      <text:p text:style-name="P2"/>
      <text:p text:style-name="P2">Topic 34</text:p>
      <text:p text:style-name="P2"><text:tab/>solo</text:p>
      <text:p text:style-name="P2"><text:tab/>arm</text:p>
      <text:p text:style-name="P2"><text:tab/>my</text:p>
      <text:p text:style-name="P2"><text:tab/>color</text:p>
      <text:p text:style-name="P2"><text:tab/>spirit</text:p>
      <text:p text:style-name="P2"><text:tab/>heard</text:p>
      <text:p text:style-name="P2"><text:soft-page-break/><text:tab/>book</text:p>
      <text:p text:style-name="P2"><text:tab/>you</text:p>
      <text:p text:style-name="P2"><text:tab/>du</text:p>
      <text:p text:style-name="P2"><text:tab/>ses</text:p>
      <text:p text:style-name="P2"/>
      <text:p text:style-name="P2">Topic 35</text:p>
      <text:p text:style-name="P2"><text:tab/>san</text:p>
      <text:p text:style-name="P2"><text:tab/>singl</text:p>
      <text:p text:style-name="P2"><text:tab/>grant</text:p>
      <text:p text:style-name="P2"><text:tab/>answer</text:p>
      <text:p text:style-name="P2"><text:tab/>punch</text:p>
      <text:p text:style-name="P2"><text:tab/>monkey</text:p>
      <text:p text:style-name="P2"><text:tab/>fi</text:p>
      <text:p text:style-name="P2"><text:tab/>crawl</text:p>
      <text:p text:style-name="P2"><text:tab/>kom</text:p>
      <text:p text:style-name="P2"><text:tab/>hacen</text:p>
      <text:p text:style-name="P2"/>
      <text:p text:style-name="P2">Topic 36</text:p>
      <text:p text:style-name="P2"><text:tab/>street</text:p>
      <text:p text:style-name="P2"><text:tab/>someday</text:p>
      <text:p text:style-name="P2"><text:tab/>into</text:p>
      <text:p text:style-name="P2"><text:tab/>felt</text:p>
      <text:p text:style-name="P2"><text:tab/>ani</text:p>
      <text:p text:style-name="P2"><text:tab/>catch</text:p>
      <text:p text:style-name="P2"><text:tab/>you</text:p>
      <text:p text:style-name="P2"><text:tab/>harder</text:p>
      <text:p text:style-name="P2"><text:tab/>and</text:p>
      <text:p text:style-name="P2"><text:tab/>casa</text:p>
      <text:p text:style-name="P2"/>
      <text:p text:style-name="P2">Topic 37</text:p>
      <text:p text:style-name="P2"><text:tab/>what</text:p>
      <text:p text:style-name="P2"><text:tab/>thing</text:p>
      <text:p text:style-name="P2"><text:tab/>the</text:p>
      <text:p text:style-name="P2"><text:tab/>it</text:p>
      <text:p text:style-name="P2"><text:tab/>sleep</text:p>
      <text:p text:style-name="P2"><text:tab/>is</text:p>
      <text:p text:style-name="P2"><text:tab/>to</text:p>
      <text:p text:style-name="P2"><text:tab/>a</text:p>
      <text:p text:style-name="P2"><text:tab/>if</text:p>
      <text:p text:style-name="P2"><text:tab/>for</text:p>
      <text:p text:style-name="P2"/>
      <text:p text:style-name="P2">Topic 38</text:p>
      <text:p text:style-name="P2"><text:tab/>you</text:p>
      <text:p text:style-name="P2"><text:tab/>now</text:p>
      <text:p text:style-name="P2"><text:tab/>wir</text:p>
      <text:p text:style-name="P2"><text:tab/>a</text:p>
      <text:p text:style-name="P2"><text:tab/>nicht</text:p>
      <text:p text:style-name="P2"><text:tab/>not</text:p>
      <text:p text:style-name="P2"><text:tab/>me</text:p>
      <text:p text:style-name="P2"><text:tab/>what</text:p>
      <text:p text:style-name="P2"><text:tab/>written</text:p>
      <text:p text:style-name="P2"><text:tab/>blood</text:p>
      <text:p text:style-name="P2"><text:soft-page-break/></text:p>
      <text:p text:style-name="P2">Topic 39</text:p>
      <text:p text:style-name="P2"><text:tab/>then</text:p>
      <text:p text:style-name="P2"><text:tab/>smile</text:p>
      <text:p text:style-name="P2"><text:tab/>ai</text:p>
      <text:p text:style-name="P2"><text:tab/>front</text:p>
      <text:p text:style-name="P2"><text:tab/>squar</text:p>
      <text:p text:style-name="P2"><text:tab/>are</text:p>
      <text:p text:style-name="P2"><text:tab/>took</text:p>
      <text:p text:style-name="P2"><text:tab/>command</text:p>
      <text:p text:style-name="P2"><text:tab/>receiv</text:p>
      <text:p text:style-name="P2"><text:tab/>a</text:p>
      <text:p text:style-name="P2"/>
      <text:p text:style-name="P2">Topic 40</text:p>
      <text:p text:style-name="P2"><text:tab/>twist</text:p>
      <text:p text:style-name="P2"><text:tab/>ago</text:p>
      <text:p text:style-name="P2"><text:tab/>auf</text:p>
      <text:p text:style-name="P2"><text:tab/>bist</text:p>
      <text:p text:style-name="P2"><text:tab/>darlin</text:p>
      <text:p text:style-name="P2"><text:tab/>sacrific</text:p>
      <text:p text:style-name="P2"><text:tab/>heat</text:p>
      <text:p text:style-name="P2"><text:tab/>purpos</text:p>
      <text:p text:style-name="P2"><text:tab/>have</text:p>
      <text:p text:style-name="P2"><text:tab/>steam</text:p>
      <text:p text:style-name="P2"/>
      <text:p text:style-name="P2">Topic 41</text:p>
      <text:p text:style-name="P2"><text:tab/>abov</text:p>
      <text:p text:style-name="P2"><text:tab/>pra</text:p>
      <text:p text:style-name="P2"><text:tab/>shape</text:p>
      <text:p text:style-name="P2"><text:tab/>auch</text:p>
      <text:p text:style-name="P2"><text:tab/>luna</text:p>
      <text:p text:style-name="P2"><text:tab/>a</text:p>
      <text:p text:style-name="P2"><text:tab/>apolog</text:p>
      <text:p text:style-name="P2"><text:tab/>notic</text:p>
      <text:p text:style-name="P2"><text:tab/>coffin</text:p>
      <text:p text:style-name="P2"><text:tab/>inner</text:p>
      <text:p text:style-name="P2"/>
      <text:p text:style-name="P2">Topic 42</text:p>
      <text:p text:style-name="P2"><text:tab/>mi</text:p>
      <text:p text:style-name="P2"><text:tab/>had</text:p>
      <text:p text:style-name="P2"><text:tab/>reason</text:p>
      <text:p text:style-name="P2"><text:tab/>mine</text:p>
      <text:p text:style-name="P2"><text:tab/>buri</text:p>
      <text:p text:style-name="P2"><text:tab/>yo</text:p>
      <text:p text:style-name="P2"><text:tab/>and</text:p>
      <text:p text:style-name="P2"><text:tab/>damn</text:p>
      <text:p text:style-name="P2"><text:tab/>the</text:p>
      <text:p text:style-name="P2"><text:tab/>ghost</text:p>
      <text:p text:style-name="P2"/>
      <text:p text:style-name="P2">Topic 43</text:p>
      <text:p text:style-name="P2"><text:tab/>memori</text:p>
      <text:p text:style-name="P2"><text:tab/>killer</text:p>
      <text:p text:style-name="P2"><text:soft-page-break/><text:tab/>dew</text:p>
      <text:p text:style-name="P2"><text:tab/>forget</text:p>
      <text:p text:style-name="P2"><text:tab/>my</text:p>
      <text:p text:style-name="P2"><text:tab/>found</text:p>
      <text:p text:style-name="P2"><text:tab/>prais</text:p>
      <text:p text:style-name="P2"><text:tab/>would</text:p>
      <text:p text:style-name="P2"><text:tab/>decid</text:p>
      <text:p text:style-name="P2"><text:tab/>problem</text:p>
      <text:p text:style-name="P2"/>
      <text:p text:style-name="P2">Topic 44</text:p>
      <text:p text:style-name="P2"><text:tab/>bring</text:p>
      <text:p text:style-name="P2"><text:tab/>dress</text:p>
      <text:p text:style-name="P2"><text:tab/>with</text:p>
      <text:p text:style-name="P2"><text:tab/>rise</text:p>
      <text:p text:style-name="P2"><text:tab/>ohoh</text:p>
      <text:p text:style-name="P2"><text:tab/>book</text:p>
      <text:p text:style-name="P2"><text:tab/>yesterday</text:p>
      <text:p text:style-name="P2"><text:tab/>snap</text:p>
      <text:p text:style-name="P2"><text:tab/>dond</text:p>
      <text:p text:style-name="P2"><text:tab/>apart</text:p>
      <text:p text:style-name="P2"/>
      <text:p text:style-name="P2">Topic 45</text:p>
      <text:p text:style-name="P2"><text:tab/>everi</text:p>
      <text:p text:style-name="P2"><text:tab/>et</text:p>
      <text:p text:style-name="P2"><text:tab/>gone</text:p>
      <text:p text:style-name="P2"><text:tab/>woman</text:p>
      <text:p text:style-name="P2"><text:tab/>pero</text:p>
      <text:p text:style-name="P2"><text:tab/>cett</text:p>
      <text:p text:style-name="P2"><text:tab/>themselv</text:p>
      <text:p text:style-name="P2"><text:tab/>vuoi</text:p>
      <text:p text:style-name="P2"><text:tab/>crawl</text:p>
      <text:p text:style-name="P2"><text:tab/>file</text:p>
      <text:p text:style-name="P2"/>
      <text:p text:style-name="P2">Topic 46</text:p>
      <text:p text:style-name="P2"><text:tab/>wanna</text:p>
      <text:p text:style-name="P2"><text:tab/>the</text:p>
      <text:p text:style-name="P2"><text:tab/>historia</text:p>
      <text:p text:style-name="P2"><text:tab/>faut</text:p>
      <text:p text:style-name="P2"><text:tab/>whoa</text:p>
      <text:p text:style-name="P2"><text:tab/>is</text:p>
      <text:p text:style-name="P2"><text:tab/>dos</text:p>
      <text:p text:style-name="P2"><text:tab/>our</text:p>
      <text:p text:style-name="P2"><text:tab/>mark</text:p>
      <text:p text:style-name="P2"><text:tab/>för</text:p>
      <text:p text:style-name="P2"/>
      <text:p text:style-name="P2">Topic 47</text:p>
      <text:p text:style-name="P2"><text:tab/>someth</text:p>
      <text:p text:style-name="P2"><text:tab/>money</text:p>
      <text:p text:style-name="P2"><text:tab/>fear</text:p>
      <text:p text:style-name="P2"><text:tab/>small</text:p>
      <text:p text:style-name="P2"><text:tab/>there</text:p>
      <text:p text:style-name="P2"><text:tab/>one</text:p>
      <text:p text:style-name="P2"><text:soft-page-break/><text:tab/>who</text:p>
      <text:p text:style-name="P2"><text:tab/>same</text:p>
      <text:p text:style-name="P2"><text:tab/>wind</text:p>
      <text:p text:style-name="P2"><text:tab/>me</text:p>
      <text:p text:style-name="P2"/>
      <text:p text:style-name="P2">Topic 48</text:p>
      <text:p text:style-name="P2"><text:tab/>angel</text:p>
      <text:p text:style-name="P2"><text:tab/>my</text:p>
      <text:p text:style-name="P2"><text:tab/>open</text:p>
      <text:p text:style-name="P2"><text:tab/>you</text:p>
      <text:p text:style-name="P2"><text:tab/>dir</text:p>
      <text:p text:style-name="P2"><text:tab/>warm</text:p>
      <text:p text:style-name="P2"><text:tab/>ahora</text:p>
      <text:p text:style-name="P2"><text:tab/>such</text:p>
      <text:p text:style-name="P2"><text:tab/>midnight</text:p>
      <text:p text:style-name="P2"><text:tab/>a</text:p>
      <text:p text:style-name="P2"/>
      <text:p text:style-name="P2">Topic 49</text:p>
      <text:p text:style-name="P2"><text:tab/>down</text:p>
      <text:p text:style-name="P2"><text:tab/>a</text:p>
      <text:p text:style-name="P2"><text:tab/>your</text:p>
      <text:p text:style-name="P2"><text:tab/>fall</text:p>
      <text:p text:style-name="P2"><text:tab/>the</text:p>
      <text:p text:style-name="P2"><text:tab/>not</text:p>
      <text:p text:style-name="P2"><text:tab/>diamond</text:p>
      <text:p text:style-name="P2"><text:tab/>readi</text:p>
      <text:p text:style-name="P2"><text:tab/>with</text:p>
      <text:p text:style-name="P2"><text:tab/>sail</text:p>
      <text:p text:style-name="P2"/>
      <text:p text:style-name="P2">Topic 50</text:p>
      <text:p text:style-name="P2"><text:tab/>this</text:p>
      <text:p text:style-name="P2"><text:tab/>the</text:p>
      <text:p text:style-name="P2"><text:tab/>could</text:p>
      <text:p text:style-name="P2"><text:tab/>to</text:p>
      <text:p text:style-name="P2"><text:tab/>just</text:p>
      <text:p text:style-name="P2"><text:tab/>when</text:p>
      <text:p text:style-name="P2"><text:tab/>do</text:p>
      <text:p text:style-name="P2"><text:tab/>ne</text:p>
      <text:p text:style-name="P2"><text:tab/>with</text:p>
      <text:p text:style-name="P2"><text:tab/>and</text:p>
      <text:p text:style-name="P2"/>
      <text:p text:style-name="P2">Topic 51</text:p>
      <text:p text:style-name="P2"><text:tab/>die</text:p>
      <text:p text:style-name="P2"><text:tab/>burn</text:p>
      <text:p text:style-name="P2"><text:tab/>been</text:p>
      <text:p text:style-name="P2"><text:tab/>act</text:p>
      <text:p text:style-name="P2"><text:tab/>shit</text:p>
      <text:p text:style-name="P2"><text:tab/>you</text:p>
      <text:p text:style-name="P2"><text:tab/>com</text:p>
      <text:p text:style-name="P2"><text:tab/>deep</text:p>
      <text:p text:style-name="P2"><text:tab/>best</text:p>
      <text:p text:style-name="P2"><text:tab/>not</text:p>
      <text:p text:style-name="P2"><text:soft-page-break/></text:p>
      <text:p text:style-name="P2">Topic 52</text:p>
      <text:p text:style-name="P2"><text:tab/>wait</text:p>
      <text:p text:style-name="P2"><text:tab/>me</text:p>
      <text:p text:style-name="P2"><text:tab/>time</text:p>
      <text:p text:style-name="P2"><text:tab/>there</text:p>
      <text:p text:style-name="P2"><text:tab/>word</text:p>
      <text:p text:style-name="P2"><text:tab/>empti</text:p>
      <text:p text:style-name="P2"><text:tab/>kein</text:p>
      <text:p text:style-name="P2"><text:tab/>on</text:p>
      <text:p text:style-name="P2"><text:tab/>alright</text:p>
      <text:p text:style-name="P2"><text:tab/>sound</text:p>
      <text:p text:style-name="P2"/>
      <text:p text:style-name="P2">Topic 53</text:p>
      <text:p text:style-name="P2"><text:tab/>star</text:p>
      <text:p text:style-name="P2"><text:tab/>you</text:p>
      <text:p text:style-name="P2"><text:tab/>your</text:p>
      <text:p text:style-name="P2"><text:tab/>non</text:p>
      <text:p text:style-name="P2"><text:tab/>me</text:p>
      <text:p text:style-name="P2"><text:tab/>do</text:p>
      <text:p text:style-name="P2"><text:tab/>under</text:p>
      <text:p text:style-name="P2"><text:tab/>rest</text:p>
      <text:p text:style-name="P2"><text:tab/>us</text:p>
      <text:p text:style-name="P2"><text:tab/>my</text:p>
      <text:p text:style-name="P2"/>
      <text:p text:style-name="P2">Topic 54</text:p>
      <text:p text:style-name="P2"><text:tab/>here</text:p>
      <text:p text:style-name="P2"><text:tab/>um</text:p>
      <text:p text:style-name="P2"><text:tab/>goodby</text:p>
      <text:p text:style-name="P2"><text:tab/>should</text:p>
      <text:p text:style-name="P2"><text:tab/>und</text:p>
      <text:p text:style-name="P2"><text:tab/>true</text:p>
      <text:p text:style-name="P2"><text:tab/>nicht</text:p>
      <text:p text:style-name="P2"><text:tab/>is</text:p>
      <text:p text:style-name="P2"><text:tab/>cold</text:p>
      <text:p text:style-name="P2"><text:tab/>he</text:p>
      <text:p text:style-name="P2"/>
      <text:p text:style-name="P2">Topic 55</text:p>
      <text:p text:style-name="P2"><text:tab/>time</text:p>
      <text:p text:style-name="P2"><text:tab/>back</text:p>
      <text:p text:style-name="P2"><text:tab/>there</text:p>
      <text:p text:style-name="P2"><text:tab/>through</text:p>
      <text:p text:style-name="P2"><text:tab/>who</text:p>
      <text:p text:style-name="P2"><text:tab/>me</text:p>
      <text:p text:style-name="P2"><text:tab/>walk</text:p>
      <text:p text:style-name="P2"><text:tab/>be</text:p>
      <text:p text:style-name="P2"><text:tab/>one</text:p>
      <text:p text:style-name="P2"><text:tab/>eye</text:p>
      <text:p text:style-name="P2"/>
      <text:p text:style-name="P2">Topic 56</text:p>
      <text:p text:style-name="P2"><text:tab/>away</text:p>
      <text:p text:style-name="P2"><text:tab/>guy</text:p>
      <text:p text:style-name="P2"><text:soft-page-break/><text:tab/>the</text:p>
      <text:p text:style-name="P2"><text:tab/>higher</text:p>
      <text:p text:style-name="P2"><text:tab/>song</text:p>
      <text:p text:style-name="P2"><text:tab/>to</text:p>
      <text:p text:style-name="P2"><text:tab/>is</text:p>
      <text:p text:style-name="P2"><text:tab/>forgotten</text:p>
      <text:p text:style-name="P2"><text:tab/>así</text:p>
      <text:p text:style-name="P2"><text:tab/>and</text:p>
      <text:p text:style-name="P2"/>
      <text:p text:style-name="P2">Topic 57</text:p>
      <text:p text:style-name="P2"><text:tab/>time</text:p>
      <text:p text:style-name="P2"><text:tab/>be</text:p>
      <text:p text:style-name="P2"><text:tab/>or</text:p>
      <text:p text:style-name="P2"><text:tab/>como</text:p>
      <text:p text:style-name="P2"><text:tab/>there</text:p>
      <text:p text:style-name="P2"><text:tab/>hour</text:p>
      <text:p text:style-name="P2"><text:tab/>it</text:p>
      <text:p text:style-name="P2"><text:tab/>play</text:p>
      <text:p text:style-name="P2"><text:tab/>girl</text:p>
      <text:p text:style-name="P2"><text:tab/>lo</text:p>
      <text:p text:style-name="P2"/>
      <text:p text:style-name="P2">Topic 58</text:p>
      <text:p text:style-name="P2"><text:tab/>call</text:p>
      <text:p text:style-name="P2"><text:tab/>a</text:p>
      <text:p text:style-name="P2"><text:tab/>into</text:p>
      <text:p text:style-name="P2"><text:tab/>did</text:p>
      <text:p text:style-name="P2"><text:tab/>the</text:p>
      <text:p text:style-name="P2"><text:tab/>see</text:p>
      <text:p text:style-name="P2"><text:tab/>and</text:p>
      <text:p text:style-name="P2"><text:tab/>noth</text:p>
      <text:p text:style-name="P2"><text:tab/>break</text:p>
      <text:p text:style-name="P2"><text:tab/>grow</text:p>
      <text:p text:style-name="P2"/>
      <text:p text:style-name="P2">Topic 59</text:p>
      <text:p text:style-name="P2"><text:tab/>befor</text:p>
      <text:p text:style-name="P2"><text:tab/>start</text:p>
      <text:p text:style-name="P2"><text:tab/>hello</text:p>
      <text:p text:style-name="P2"><text:tab/>parti</text:p>
      <text:p text:style-name="P2"><text:tab/>tengo</text:p>
      <text:p text:style-name="P2"><text:tab/>voic</text:p>
      <text:p text:style-name="P2"><text:tab/>eu</text:p>
      <text:p text:style-name="P2"><text:tab/>walk</text:p>
      <text:p text:style-name="P2"><text:tab/>más</text:p>
      <text:p text:style-name="P2"><text:tab/>miseri</text:p>
      <text:p text:style-name="P2"/>
      <text:p text:style-name="P2">Topic 60</text:p>
      <text:p text:style-name="P2"><text:tab/>caus</text:p>
      <text:p text:style-name="P2"><text:tab/>stop</text:p>
      <text:p text:style-name="P2"><text:tab/>o</text:p>
      <text:p text:style-name="P2"><text:tab/>too</text:p>
      <text:p text:style-name="P2"><text:tab/>and</text:p>
      <text:p text:style-name="P2"><text:tab/>non</text:p>
      <text:p text:style-name="P2"><text:soft-page-break/><text:tab/>quiero</text:p>
      <text:p text:style-name="P2"><text:tab/>the</text:p>
      <text:p text:style-name="P2"><text:tab/>refrain</text:p>
      <text:p text:style-name="P2"><text:tab/>noth</text:p>
      <text:p text:style-name="P2"/>
      <text:p text:style-name="P2">Topic 61</text:p>
      <text:p text:style-name="P2"><text:tab/>of</text:p>
      <text:p text:style-name="P2"><text:tab/>not</text:p>
      <text:p text:style-name="P2"><text:tab/>do</text:p>
      <text:p text:style-name="P2"><text:tab/>a</text:p>
      <text:p text:style-name="P2"><text:tab/>for</text:p>
      <text:p text:style-name="P2"><text:tab/>just</text:p>
      <text:p text:style-name="P2"><text:tab/>in</text:p>
      <text:p text:style-name="P2"><text:tab/>to</text:p>
      <text:p text:style-name="P2"><text:tab/>and</text:p>
      <text:p text:style-name="P2"><text:tab/>with</text:p>
      <text:p text:style-name="P2"/>
      <text:p text:style-name="P2">Topic 62</text:p>
      <text:p text:style-name="P2"><text:tab/>en</text:p>
      <text:p text:style-name="P2"><text:tab/>babi</text:p>
      <text:p text:style-name="P2"><text:tab/>much</text:p>
      <text:p text:style-name="P2"><text:tab/>damn</text:p>
      <text:p text:style-name="P2"><text:tab/>he</text:p>
      <text:p text:style-name="P2"><text:tab/>short</text:p>
      <text:p text:style-name="P2"><text:tab/>place</text:p>
      <text:p text:style-name="P2"><text:tab/>christian</text:p>
      <text:p text:style-name="P2"><text:tab/>faint</text:p>
      <text:p text:style-name="P2"><text:tab/>my</text:p>
      <text:p text:style-name="P2"/>
      <text:p text:style-name="P2">Topic 63</text:p>
      <text:p text:style-name="P2"><text:tab/>kill</text:p>
      <text:p text:style-name="P2"><text:tab/>thank</text:p>
      <text:p text:style-name="P2"><text:tab/>futur</text:p>
      <text:p text:style-name="P2"><text:tab/>dat</text:p>
      <text:p text:style-name="P2"><text:tab/>it</text:p>
      <text:p text:style-name="P2"><text:tab/>behind</text:p>
      <text:p text:style-name="P2"><text:tab/>a</text:p>
      <text:p text:style-name="P2"><text:tab/>medicin</text:p>
      <text:p text:style-name="P2"><text:tab/>figur</text:p>
      <text:p text:style-name="P2"><text:tab/>ride</text:p>
      <text:p text:style-name="P2"/>
      <text:p text:style-name="P2">Topic 64</text:p>
      <text:p text:style-name="P2"><text:tab/>get</text:p>
      <text:p text:style-name="P2"><text:tab/>would</text:p>
      <text:p text:style-name="P2"><text:tab/>moon</text:p>
      <text:p text:style-name="P2"><text:tab/>sinc</text:p>
      <text:p text:style-name="P2"><text:tab/>and</text:p>
      <text:p text:style-name="P2"><text:tab/>boulevard</text:p>
      <text:p text:style-name="P2"><text:tab/>it</text:p>
      <text:p text:style-name="P2"><text:tab/>good</text:p>
      <text:p text:style-name="P2"><text:tab/>not</text:p>
      <text:p text:style-name="P2"><text:tab/>a</text:p>
      <text:p text:style-name="P2"><text:soft-page-break/></text:p>
      <text:p text:style-name="P2">Topic 65</text:p>
      <text:p text:style-name="P2"><text:tab/>till</text:p>
      <text:p text:style-name="P2"><text:tab/>wit</text:p>
      <text:p text:style-name="P2"><text:tab/>he</text:p>
      <text:p text:style-name="P2"><text:tab/>you</text:p>
      <text:p text:style-name="P2"><text:tab/>coro</text:p>
      <text:p text:style-name="P2"><text:tab/>ach</text:p>
      <text:p text:style-name="P2"><text:tab/>separ</text:p>
      <text:p text:style-name="P2"><text:tab/>minha</text:p>
      <text:p text:style-name="P2"><text:tab/>for</text:p>
      <text:p text:style-name="P2"><text:tab/>of</text:p>
      <text:p text:style-name="P2"/>
      <text:p text:style-name="P2">Topic 66</text:p>
      <text:p text:style-name="P2"><text:tab/>where</text:p>
      <text:p text:style-name="P2"><text:tab/>today</text:p>
      <text:p text:style-name="P2"><text:tab/>babi</text:p>
      <text:p text:style-name="P2"><text:tab/>sick</text:p>
      <text:p text:style-name="P2"><text:tab/>to</text:p>
      <text:p text:style-name="P2"><text:tab/>yall</text:p>
      <text:p text:style-name="P2"><text:tab/>von</text:p>
      <text:p text:style-name="P2"><text:tab/>on</text:p>
      <text:p text:style-name="P2"><text:tab/>in</text:p>
      <text:p text:style-name="P2"><text:tab/>rise</text:p>
      <text:p text:style-name="P2"/>
      <text:p text:style-name="P2">Topic 67</text:p>
      <text:p text:style-name="P2"><text:tab/>sie</text:p>
      <text:p text:style-name="P2"><text:tab/>fate</text:p>
      <text:p text:style-name="P2"><text:tab/>minut</text:p>
      <text:p text:style-name="P2"><text:tab/>quier</text:p>
      <text:p text:style-name="P2"><text:tab/>lust</text:p>
      <text:p text:style-name="P2"><text:tab/>you</text:p>
      <text:p text:style-name="P2"><text:tab/>great</text:p>
      <text:p text:style-name="P2"><text:tab/>lamb</text:p>
      <text:p text:style-name="P2"><text:tab/>paso</text:p>
      <text:p text:style-name="P2"><text:tab/>lesson</text:p>
      <text:p text:style-name="P2"/>
      <text:p text:style-name="P2">Topic 68</text:p>
      <text:p text:style-name="P2"><text:tab/>give</text:p>
      <text:p text:style-name="P2"><text:tab/>siempr</text:p>
      <text:p text:style-name="P2"><text:tab/>non</text:p>
      <text:p text:style-name="P2"><text:tab/>a</text:p>
      <text:p text:style-name="P2"><text:tab/>soul</text:p>
      <text:p text:style-name="P2"><text:tab/>it</text:p>
      <text:p text:style-name="P2"><text:tab/>two</text:p>
      <text:p text:style-name="P2"><text:tab/>per</text:p>
      <text:p text:style-name="P2"><text:tab/>and</text:p>
      <text:p text:style-name="P2"><text:tab/>side</text:p>
      <text:p text:style-name="P2"/>
      <text:p text:style-name="P2">Topic 69</text:p>
      <text:p text:style-name="P2"><text:tab/>togeth</text:p>
      <text:p text:style-name="P2"><text:tab/>sea</text:p>
      <text:p text:style-name="P2"><text:soft-page-break/><text:tab/>you</text:p>
      <text:p text:style-name="P2"><text:tab/>gone</text:p>
      <text:p text:style-name="P2"><text:tab/>shoe</text:p>
      <text:p text:style-name="P2"><text:tab/>clean</text:p>
      <text:p text:style-name="P2"><text:tab/>stumbl</text:p>
      <text:p text:style-name="P2"><text:tab/>begun</text:p>
      <text:p text:style-name="P2"><text:tab/>marri</text:p>
      <text:p text:style-name="P2"><text:tab/>of</text:p>
      <text:p text:style-name="P2"/>
      <text:p text:style-name="P2">Topic 70</text:p>
      <text:p text:style-name="P2"><text:tab/>wo</text:p>
      <text:p text:style-name="P2"><text:tab/>dizzi</text:p>
      <text:p text:style-name="P2"><text:tab/>giorni</text:p>
      <text:p text:style-name="P2"><text:tab/>luck</text:p>
      <text:p text:style-name="P2"><text:tab/>guitar</text:p>
      <text:p text:style-name="P2"><text:tab/>rue</text:p>
      <text:p text:style-name="P2"><text:tab/>bei</text:p>
      <text:p text:style-name="P2"><text:tab/>és</text:p>
      <text:p text:style-name="P2"><text:tab/>complic</text:p>
      <text:p text:style-name="P2"><text:tab/>brand</text:p>
      <text:p text:style-name="P2"/>
      <text:p text:style-name="P2">Topic 71</text:p>
      <text:p text:style-name="P2"><text:tab/>there</text:p>
      <text:p text:style-name="P2"><text:tab/>closer</text:p>
      <text:p text:style-name="P2"><text:tab/>who</text:p>
      <text:p text:style-name="P2"><text:tab/>peac</text:p>
      <text:p text:style-name="P2"><text:tab/>help</text:p>
      <text:p text:style-name="P2"><text:tab/>wind</text:p>
      <text:p text:style-name="P2"><text:tab/>keep</text:p>
      <text:p text:style-name="P2"><text:tab/>todo</text:p>
      <text:p text:style-name="P2"><text:tab/>time</text:p>
      <text:p text:style-name="P2"><text:tab/>one</text:p>
      <text:p text:style-name="P2"/>
      <text:p text:style-name="P2">Topic 72</text:p>
      <text:p text:style-name="P2"><text:tab/>the</text:p>
      <text:p text:style-name="P2"><text:tab/>if</text:p>
      <text:p text:style-name="P2"><text:tab/>with</text:p>
      <text:p text:style-name="P2"><text:tab/>in</text:p>
      <text:p text:style-name="P2"><text:tab/>to</text:p>
      <text:p text:style-name="P2"><text:tab/>told</text:p>
      <text:p text:style-name="P2"><text:tab/>happi</text:p>
      <text:p text:style-name="P2"><text:tab/>us</text:p>
      <text:p text:style-name="P2"><text:tab/>a</text:p>
      <text:p text:style-name="P2"><text:tab/>plus</text:p>
      <text:p text:style-name="P2"/>
      <text:p text:style-name="P2">Topic 73</text:p>
      <text:p text:style-name="P2"><text:tab/>fade</text:p>
      <text:p text:style-name="P2"><text:tab/>reveal</text:p>
      <text:p text:style-name="P2"><text:tab/>lean</text:p>
      <text:p text:style-name="P2"><text:tab/>bed</text:p>
      <text:p text:style-name="P2"><text:tab/>less</text:p>
      <text:p text:style-name="P2"><text:tab/>beaten</text:p>
      <text:p text:style-name="P2"><text:soft-page-break/><text:tab/>une</text:p>
      <text:p text:style-name="P2"><text:tab/>avoid</text:p>
      <text:p text:style-name="P2"><text:tab/>front</text:p>
      <text:p text:style-name="P2"><text:tab/>beneath</text:p>
      <text:p text:style-name="P2"/>
      <text:p text:style-name="P2">Topic 74</text:p>
      <text:p text:style-name="P2"><text:tab/>want</text:p>
      <text:p text:style-name="P2"><text:tab/>du</text:p>
      <text:p text:style-name="P2"><text:tab/>smile</text:p>
      <text:p text:style-name="P2"><text:tab/>the</text:p>
      <text:p text:style-name="P2"><text:tab/>arm</text:p>
      <text:p text:style-name="P2"><text:tab/>worri</text:p>
      <text:p text:style-name="P2"><text:tab/>know</text:p>
      <text:p text:style-name="P2"><text:tab/>come</text:p>
      <text:p text:style-name="P2"><text:tab/>to</text:p>
      <text:p text:style-name="P2"><text:tab/>it</text:p>
      <text:p text:style-name="P2"/>
      <text:p text:style-name="P2">Topic 75</text:p>
      <text:p text:style-name="P2"><text:tab/>ao</text:p>
      <text:p text:style-name="P2"><text:tab/>chao</text:p>
      <text:p text:style-name="P2"><text:tab/>ment</text:p>
      <text:p text:style-name="P2"><text:tab/>folk</text:p>
      <text:p text:style-name="P2"><text:tab/>me</text:p>
      <text:p text:style-name="P2"><text:tab/>goal</text:p>
      <text:p text:style-name="P2"><text:tab/>town</text:p>
      <text:p text:style-name="P2"><text:tab/>tight</text:p>
      <text:p text:style-name="P2"><text:tab/>stack</text:p>
      <text:p text:style-name="P2"><text:tab/>real</text:p>
      <text:p text:style-name="P2"/>
      <text:p text:style-name="P2">Topic 76</text:p>
      <text:p text:style-name="P2"><text:tab/>turn</text:p>
      <text:p text:style-name="P2"><text:tab/>drink</text:p>
      <text:p text:style-name="P2"><text:tab/>cover</text:p>
      <text:p text:style-name="P2"><text:tab/>me</text:p>
      <text:p text:style-name="P2"><text:tab/>honey</text:p>
      <text:p text:style-name="P2"><text:tab/>lyin</text:p>
      <text:p text:style-name="P2"><text:tab/>bare</text:p>
      <text:p text:style-name="P2"><text:tab/>loud</text:p>
      <text:p text:style-name="P2"><text:tab/>until</text:p>
      <text:p text:style-name="P2"><text:tab/>pobr</text:p>
      <text:p text:style-name="P2"/>
      <text:p text:style-name="P2">Topic 77</text:p>
      <text:p text:style-name="P2"><text:tab/>even</text:p>
      <text:p text:style-name="P2"><text:tab/>ago</text:p>
      <text:p text:style-name="P2"><text:tab/>dio</text:p>
      <text:p text:style-name="P2"><text:tab/>soleil</text:p>
      <text:p text:style-name="P2"><text:tab/>loss</text:p>
      <text:p text:style-name="P2"><text:tab/>ritual</text:p>
      <text:p text:style-name="P2"><text:tab/>crawl</text:p>
      <text:p text:style-name="P2"><text:tab/>pleasur</text:p>
      <text:p text:style-name="P2"><text:tab/>hab</text:p>
      <text:p text:style-name="P2"><text:tab/>o</text:p>
      <text:p text:style-name="P2"><text:soft-page-break/></text:p>
      <text:p text:style-name="P2">Topic 78</text:p>
      <text:p text:style-name="P2"><text:tab/>littl</text:p>
      <text:p text:style-name="P2"><text:tab/>an</text:p>
      <text:p text:style-name="P2"><text:tab/>não</text:p>
      <text:p text:style-name="P2"><text:tab/>of</text:p>
      <text:p text:style-name="P2"><text:tab/>warn</text:p>
      <text:p text:style-name="P2"><text:tab/>for</text:p>
      <text:p text:style-name="P2"><text:tab/>can</text:p>
      <text:p text:style-name="P2"><text:tab/>a</text:p>
      <text:p text:style-name="P2"><text:tab/>robot</text:p>
      <text:p text:style-name="P2"><text:tab/>fat</text:p>
      <text:p text:style-name="P2"/>
      <text:p text:style-name="P2">Topic 79</text:p>
      <text:p text:style-name="P2"><text:tab/>wild</text:p>
      <text:p text:style-name="P2"><text:tab/>sell</text:p>
      <text:p text:style-name="P2"><text:tab/>begin</text:p>
      <text:p text:style-name="P2"><text:tab/>doom</text:p>
      <text:p text:style-name="P2"><text:tab/>ela</text:p>
      <text:p text:style-name="P2"><text:tab/>figur</text:p>
      <text:p text:style-name="P2"><text:tab/>meg</text:p>
      <text:p text:style-name="P2"><text:tab/>de</text:p>
      <text:p text:style-name="P2"><text:tab/>zeit</text:p>
      <text:p text:style-name="P2"><text:tab/>creer</text:p>
      <text:p text:style-name="P2"/>
      <text:p text:style-name="P2">Topic 80</text:p>
      <text:p text:style-name="P2"><text:tab/>se</text:p>
      <text:p text:style-name="P2"><text:tab/>song</text:p>
      <text:p text:style-name="P2"><text:tab/>ti</text:p>
      <text:p text:style-name="P2"><text:tab/>shine</text:p>
      <text:p text:style-name="P2"><text:tab/>it</text:p>
      <text:p text:style-name="P2"><text:tab/>dan</text:p>
      <text:p text:style-name="P2"><text:tab/>hide</text:p>
      <text:p text:style-name="P2"><text:tab/>talkin</text:p>
      <text:p text:style-name="P2"><text:tab/>and</text:p>
      <text:p text:style-name="P2"><text:tab/>lip</text:p>
      <text:p text:style-name="P2"/>
      <text:p text:style-name="P2">Topic 81</text:p>
      <text:p text:style-name="P2"><text:tab/>show</text:p>
      <text:p text:style-name="P2"><text:tab/>care</text:p>
      <text:p text:style-name="P2"><text:tab/>mit</text:p>
      <text:p text:style-name="P2"><text:tab/>and</text:p>
      <text:p text:style-name="P2"><text:tab/>a</text:p>
      <text:p text:style-name="P2"><text:tab/>à</text:p>
      <text:p text:style-name="P2"><text:tab/>gone</text:p>
      <text:p text:style-name="P2"><text:tab/>alla</text:p>
      <text:p text:style-name="P2"><text:tab/>woman</text:p>
      <text:p text:style-name="P2"><text:tab/>heal</text:p>
      <text:p text:style-name="P2"/>
      <text:p text:style-name="P2">Topic 82</text:p>
      <text:p text:style-name="P2"><text:tab/>nos</text:p>
      <text:p text:style-name="P2"><text:tab/>everyday</text:p>
      <text:p text:style-name="P2"><text:soft-page-break/><text:tab/>child</text:p>
      <text:p text:style-name="P2"><text:tab/>feelin</text:p>
      <text:p text:style-name="P2"><text:tab/>ell</text:p>
      <text:p text:style-name="P2"><text:tab/>me</text:p>
      <text:p text:style-name="P2"><text:tab/>christma</text:p>
      <text:p text:style-name="P2"><text:tab/>you</text:p>
      <text:p text:style-name="P2"><text:tab/>complet</text:p>
      <text:p text:style-name="P2"><text:tab/>senza</text:p>
      <text:p text:style-name="P2"/>
      <text:p text:style-name="P2">Topic 83</text:p>
      <text:p text:style-name="P2"><text:tab/>they</text:p>
      <text:p text:style-name="P2"><text:tab/>you</text:p>
      <text:p text:style-name="P2"><text:tab/>te</text:p>
      <text:p text:style-name="P2"><text:tab/>cold</text:p>
      <text:p text:style-name="P2"><text:tab/>a</text:p>
      <text:p text:style-name="P2"><text:tab/>rise</text:p>
      <text:p text:style-name="P2"><text:tab/>go</text:p>
      <text:p text:style-name="P2"><text:tab/>do</text:p>
      <text:p text:style-name="P2"><text:tab/>my</text:p>
      <text:p text:style-name="P2"><text:tab/>and</text:p>
      <text:p text:style-name="P2"/>
      <text:p text:style-name="P2">Topic 84</text:p>
      <text:p text:style-name="P2"><text:tab/>line</text:p>
      <text:p text:style-name="P2"><text:tab/>shame</text:p>
      <text:p text:style-name="P2"><text:tab/>vida</text:p>
      <text:p text:style-name="P2"><text:tab/>request</text:p>
      <text:p text:style-name="P2"><text:tab/>lamor</text:p>
      <text:p text:style-name="P2"><text:tab/>ir</text:p>
      <text:p text:style-name="P2"><text:tab/>eat</text:p>
      <text:p text:style-name="P2"><text:tab/>jump</text:p>
      <text:p text:style-name="P2"><text:tab/>of</text:p>
      <text:p text:style-name="P2"><text:tab/>futuro</text:p>
      <text:p text:style-name="P2"/>
      <text:p text:style-name="P2">Topic 85</text:p>
      <text:p text:style-name="P2"><text:tab/>been</text:p>
      <text:p text:style-name="P2"><text:tab/>do</text:p>
      <text:p text:style-name="P2"><text:tab/>should</text:p>
      <text:p text:style-name="P2"><text:tab/>chanc</text:p>
      <text:p text:style-name="P2"><text:tab/>with</text:p>
      <text:p text:style-name="P2"><text:tab/>the</text:p>
      <text:p text:style-name="P2"><text:tab/>put</text:p>
      <text:p text:style-name="P2"><text:tab/>you</text:p>
      <text:p text:style-name="P2"><text:tab/>in</text:p>
      <text:p text:style-name="P2"><text:tab/>que</text:p>
      <text:p text:style-name="P2"/>
      <text:p text:style-name="P2">Topic 86</text:p>
      <text:p text:style-name="P2"><text:tab/>last</text:p>
      <text:p text:style-name="P2"><text:tab/>ground</text:p>
      <text:p text:style-name="P2"><text:tab/>suicid</text:p>
      <text:p text:style-name="P2"><text:tab/>of</text:p>
      <text:p text:style-name="P2"><text:tab/>hip</text:p>
      <text:p text:style-name="P2"><text:tab/>dj</text:p>
      <text:p text:style-name="P2"><text:soft-page-break/><text:tab/>fall</text:p>
      <text:p text:style-name="P2"><text:tab/>me</text:p>
      <text:p text:style-name="P2"><text:tab/>her</text:p>
      <text:p text:style-name="P2"><text:tab/>simpl</text:p>
      <text:p text:style-name="P2"/>
      <text:p text:style-name="P2">Topic 87</text:p>
      <text:p text:style-name="P2"><text:tab/>you</text:p>
      <text:p text:style-name="P2"><text:tab/>a</text:p>
      <text:p text:style-name="P2"><text:tab/>do</text:p>
      <text:p text:style-name="P2"><text:tab/>blue</text:p>
      <text:p text:style-name="P2"><text:tab/>my</text:p>
      <text:p text:style-name="P2"><text:tab/>for</text:p>
      <text:p text:style-name="P2"><text:tab/>with</text:p>
      <text:p text:style-name="P2"><text:tab/>not</text:p>
      <text:p text:style-name="P2"><text:tab/>of</text:p>
      <text:p text:style-name="P2"><text:tab/>à</text:p>
      <text:p text:style-name="P2"/>
      <text:p text:style-name="P2">Topic 88</text:p>
      <text:p text:style-name="P2"><text:tab/>rock</text:p>
      <text:p text:style-name="P2"><text:tab/>lay</text:p>
      <text:p text:style-name="P2"><text:tab/>ladi</text:p>
      <text:p text:style-name="P2"><text:tab/>pay</text:p>
      <text:p text:style-name="P2"><text:tab/>mir</text:p>
      <text:p text:style-name="P2"><text:tab/>edg</text:p>
      <text:p text:style-name="P2"><text:tab/>slave</text:p>
      <text:p text:style-name="P2"><text:tab/>wear</text:p>
      <text:p text:style-name="P2"><text:tab/>foe</text:p>
      <text:p text:style-name="P2"><text:tab/>mom</text:p>
      <text:p text:style-name="P2"/>
      <text:p text:style-name="P2">Topic 89</text:p>
      <text:p text:style-name="P2"><text:tab/>doe</text:p>
      <text:p text:style-name="P2"><text:tab/>took</text:p>
      <text:p text:style-name="P2"><text:tab/>lose</text:p>
      <text:p text:style-name="P2"><text:tab/>forget</text:p>
      <text:p text:style-name="P2"><text:tab/>heard</text:p>
      <text:p text:style-name="P2"><text:tab/>monday</text:p>
      <text:p text:style-name="P2"><text:tab/>scare</text:p>
      <text:p text:style-name="P2"><text:tab/>s</text:p>
      <text:p text:style-name="P2"><text:tab/>arm</text:p>
      <text:p text:style-name="P2"><text:tab/>estar</text:p>
      <text:p text:style-name="P2"/>
      <text:p text:style-name="P2">Topic 90</text:p>
      <text:p text:style-name="P2"><text:tab/>a</text:p>
      <text:p text:style-name="P2"><text:tab/>you</text:p>
      <text:p text:style-name="P2"><text:tab/>t</text:p>
      <text:p text:style-name="P2"><text:tab/>scream</text:p>
      <text:p text:style-name="P2"><text:tab/>that</text:p>
      <text:p text:style-name="P2"><text:tab/>por</text:p>
      <text:p text:style-name="P2"><text:tab/>lose</text:p>
      <text:p text:style-name="P2"><text:tab/>soy</text:p>
      <text:p text:style-name="P2"><text:tab/>and</text:p>
      <text:p text:style-name="P2"><text:tab/>forget</text:p>
      <text:p text:style-name="P2"><text:soft-page-break/></text:p>
      <text:p text:style-name="P2">Topic 91</text:p>
      <text:p text:style-name="P2"><text:tab/>time</text:p>
      <text:p text:style-name="P2"><text:tab/>tri</text:p>
      <text:p text:style-name="P2"><text:tab/>it</text:p>
      <text:p text:style-name="P2"><text:tab/>back</text:p>
      <text:p text:style-name="P2"><text:tab/>be</text:p>
      <text:p text:style-name="P2"><text:tab/>hey</text:p>
      <text:p text:style-name="P2"><text:tab/>insid</text:p>
      <text:p text:style-name="P2"><text:tab/>me</text:p>
      <text:p text:style-name="P2"><text:tab/>or</text:p>
      <text:p text:style-name="P2"><text:tab/>there</text:p>
      <text:p text:style-name="P2"/>
      <text:p text:style-name="P2">Topic 92</text:p>
      <text:p text:style-name="P2"><text:tab/>blind</text:p>
      <text:p text:style-name="P2"><text:tab/>på</text:p>
      <text:p text:style-name="P2"><text:tab/>pare</text:p>
      <text:p text:style-name="P2"><text:tab/>me</text:p>
      <text:p text:style-name="P2"><text:tab/>mask</text:p>
      <text:p text:style-name="P2"><text:tab/>asid</text:p>
      <text:p text:style-name="P2"><text:tab/>muy</text:p>
      <text:p text:style-name="P2"><text:tab/>of</text:p>
      <text:p text:style-name="P2"><text:tab/>ganz</text:p>
      <text:p text:style-name="P2"><text:tab/>page</text:p>
      <text:p text:style-name="P2"/>
      <text:p text:style-name="P2">Topic 93</text:p>
      <text:p text:style-name="P2"><text:tab/>corazón</text:p>
      <text:p text:style-name="P2"><text:tab/>rush</text:p>
      <text:p text:style-name="P2"><text:tab/>hunt</text:p>
      <text:p text:style-name="P2"><text:tab/>día</text:p>
      <text:p text:style-name="P2"><text:tab/>affair</text:p>
      <text:p text:style-name="P2"><text:tab/>keep</text:p>
      <text:p text:style-name="P2"><text:tab/>thug</text:p>
      <text:p text:style-name="P2"><text:tab/>miro</text:p>
      <text:p text:style-name="P2"><text:tab/>me</text:p>
      <text:p text:style-name="P2"><text:tab/>bid</text:p>
      <text:p text:style-name="P2"/>
      <text:p text:style-name="P2">Topic 94</text:p>
      <text:p text:style-name="P2"><text:tab/>sweet</text:p>
      <text:p text:style-name="P2"><text:tab/>there</text:p>
      <text:p text:style-name="P2"><text:tab/>kind</text:p>
      <text:p text:style-name="P2"><text:tab/>one</text:p>
      <text:p text:style-name="P2"><text:tab/>are</text:p>
      <text:p text:style-name="P2"><text:tab/>same</text:p>
      <text:p text:style-name="P2"><text:tab/>someth</text:p>
      <text:p text:style-name="P2"><text:tab/>time</text:p>
      <text:p text:style-name="P2"><text:tab/>money</text:p>
      <text:p text:style-name="P2"><text:tab/>slowli</text:p>
      <text:p text:style-name="P2"/>
      <text:p text:style-name="P2">Topic 95</text:p>
      <text:p text:style-name="P2"><text:tab/>em</text:p>
      <text:p text:style-name="P2"><text:tab/>feet</text:p>
      <text:p text:style-name="P2"><text:soft-page-break/><text:tab/>safe</text:p>
      <text:p text:style-name="P2"><text:tab/>a</text:p>
      <text:p text:style-name="P2"><text:tab/>ou</text:p>
      <text:p text:style-name="P2"><text:tab/>k</text:p>
      <text:p text:style-name="P2"><text:tab/>good</text:p>
      <text:p text:style-name="P2"><text:tab/>less</text:p>
      <text:p text:style-name="P2"><text:tab/>and</text:p>
      <text:p text:style-name="P2"><text:tab/>g</text:p>
      <text:p text:style-name="P2"/>
      <text:p text:style-name="P2">Topic 96</text:p>
      <text:p text:style-name="P2"><text:tab/>never</text:p>
      <text:p text:style-name="P2"><text:tab/>ooh</text:p>
      <text:p text:style-name="P2"><text:tab/>best</text:p>
      <text:p text:style-name="P2"><text:tab/>of</text:p>
      <text:p text:style-name="P2"><text:tab/>in</text:p>
      <text:p text:style-name="P2"><text:tab/>me</text:p>
      <text:p text:style-name="P2"><text:tab/>and</text:p>
      <text:p text:style-name="P2"><text:tab/>with</text:p>
      <text:p text:style-name="P2"><text:tab/>cett</text:p>
      <text:p text:style-name="P2"><text:tab/>not</text:p>
      <text:p text:style-name="P2"/>
      <text:p text:style-name="P2">Topic 97</text:p>
      <text:p text:style-name="P2"><text:tab/>grave</text:p>
      <text:p text:style-name="P2"><text:tab/>voy</text:p>
      <text:p text:style-name="P2"><text:tab/>there</text:p>
      <text:p text:style-name="P2"><text:tab/>same</text:p>
      <text:p text:style-name="P2"><text:tab/>money</text:p>
      <text:p text:style-name="P2"><text:tab/>someth</text:p>
      <text:p text:style-name="P2"><text:tab/>slowli</text:p>
      <text:p text:style-name="P2"><text:tab/>sai</text:p>
      <text:p text:style-name="P2"><text:tab/>cara</text:p>
      <text:p text:style-name="P2"><text:tab/>iron</text:p>
      <text:p text:style-name="P2"/>
      <text:p text:style-name="P2">Topic 98</text:p>
      <text:p text:style-name="P2"><text:tab/>ich</text:p>
      <text:p text:style-name="P2"><text:tab/>these</text:p>
      <text:p text:style-name="P2"><text:tab/>sueño</text:p>
      <text:p text:style-name="P2"><text:tab/>saviour</text:p>
      <text:p text:style-name="P2"><text:tab/>of</text:p>
      <text:p text:style-name="P2"><text:tab/>third</text:p>
      <text:p text:style-name="P2"><text:tab/>jag</text:p>
      <text:p text:style-name="P2"><text:tab/>everybodi</text:p>
      <text:p text:style-name="P2"><text:tab/>anywher</text:p>
      <text:p text:style-name="P2"><text:tab/>har</text:p>
      <text:p text:style-name="P2"/>
      <text:p text:style-name="P2">Topic 99</text:p>
      <text:p text:style-name="P2"><text:tab/>una</text:p>
      <text:p text:style-name="P2"><text:tab/>sugar</text:p>
      <text:p text:style-name="P2"><text:tab/>frame</text:p>
      <text:p text:style-name="P2"><text:tab/>test</text:p>
      <text:p text:style-name="P2"><text:tab/>movin</text:p>
      <text:p text:style-name="P2"><text:tab/>score</text:p>
      <text:p text:style-name="P2"><text:soft-page-break/><text:tab/>hacia</text:p>
      <text:p text:style-name="P2"><text:tab/>meal</text:p>
      <text:p text:style-name="P2"><text:tab/>morgen</text:p>
      <text:p text:style-name="P2"><text:tab/>prophet</text:p>
      <text:p text:style-name="P2"/>
      <text:p text:style-name="P2">Topic 100</text:p>
      <text:p text:style-name="P2"><text:tab/>listen</text:p>
      <text:p text:style-name="P2"><text:tab/>promis</text:p>
      <text:p text:style-name="P2"><text:tab/>sont</text:p>
      <text:p text:style-name="P2"><text:tab/>planet</text:p>
      <text:p text:style-name="P2"><text:tab/>peu</text:p>
      <text:p text:style-name="P2"><text:tab/>nerv</text:p>
      <text:p text:style-name="P2"><text:tab/>and</text:p>
      <text:p text:style-name="P2"><text:tab/>coz</text:p>
      <text:p text:style-name="P2"><text:tab/>raindrop</text:p>
      <text:p text:style-name="P2"><text:tab/>there</text:p>
      <text:p text:style-name="P2"/>
      <text:p text:style-name="P2">Topic 101</text:p>
      <text:p text:style-name="P2"><text:tab/>in</text:p>
      <text:p text:style-name="P2"><text:tab/>day</text:p>
      <text:p text:style-name="P2"><text:tab/>the</text:p>
      <text:p text:style-name="P2"><text:tab/>shine</text:p>
      <text:p text:style-name="P2"><text:tab/>best</text:p>
      <text:p text:style-name="P2"><text:tab/>of</text:p>
      <text:p text:style-name="P2"><text:tab/>with</text:p>
      <text:p text:style-name="P2"><text:tab/>it</text:p>
      <text:p text:style-name="P2"><text:tab/>to</text:p>
      <text:p text:style-name="P2"><text:tab/>when</text:p>
      <text:p text:style-name="P2"/>
      <text:p text:style-name="P2">Topic 102</text:p>
      <text:p text:style-name="P2"><text:tab/>you</text:p>
      <text:p text:style-name="P2"><text:tab/>a</text:p>
      <text:p text:style-name="P2"><text:tab/>and</text:p>
      <text:p text:style-name="P2"><text:tab/>man</text:p>
      <text:p text:style-name="P2"><text:tab/>my</text:p>
      <text:p text:style-name="P2"><text:tab/>old</text:p>
      <text:p text:style-name="P2"><text:tab/>her</text:p>
      <text:p text:style-name="P2"><text:tab/>he</text:p>
      <text:p text:style-name="P2"><text:tab/>me</text:p>
      <text:p text:style-name="P2"><text:tab/>faith</text:p>
      <text:p text:style-name="P2"/>
      <text:p text:style-name="P2">Topic 103</text:p>
      <text:p text:style-name="P2"><text:tab/>one</text:p>
      <text:p text:style-name="P2"><text:tab/>olen</text:p>
      <text:p text:style-name="P2"><text:tab/>me</text:p>
      <text:p text:style-name="P2"><text:tab/>sehr</text:p>
      <text:p text:style-name="P2"><text:tab/>dough</text:p>
      <text:p text:style-name="P2"><text:tab/>ow</text:p>
      <text:p text:style-name="P2"><text:tab/>quiero</text:p>
      <text:p text:style-name="P2"><text:tab/>aún</text:p>
      <text:p text:style-name="P2"><text:tab/>ok</text:p>
      <text:p text:style-name="P2"><text:tab/>street</text:p>
      <text:p text:style-name="P2"><text:soft-page-break/></text:p>
      <text:p text:style-name="P2">Topic 104</text:p>
      <text:p text:style-name="P2"><text:tab/>to</text:p>
      <text:p text:style-name="P2"><text:tab/>that</text:p>
      <text:p text:style-name="P2"><text:tab/>and</text:p>
      <text:p text:style-name="P2"><text:tab/>would</text:p>
      <text:p text:style-name="P2"><text:tab/>no</text:p>
      <text:p text:style-name="P2"><text:tab/>too</text:p>
      <text:p text:style-name="P2"><text:tab/>end</text:p>
      <text:p text:style-name="P2"><text:tab/>we</text:p>
      <text:p text:style-name="P2"><text:tab/>thing</text:p>
      <text:p text:style-name="P2"><text:tab/>all</text:p>
      <text:p text:style-name="P2"/>
      <text:p text:style-name="P2">Topic 105</text:p>
      <text:p text:style-name="P2"><text:tab/>anoth</text:p>
      <text:p text:style-name="P2"><text:tab/>bleed</text:p>
      <text:p text:style-name="P2"><text:tab/>gave</text:p>
      <text:p text:style-name="P2"><text:tab/>tongu</text:p>
      <text:p text:style-name="P2"><text:tab/>teu</text:p>
      <text:p text:style-name="P2"><text:tab/>meat</text:p>
      <text:p text:style-name="P2"><text:tab/>lover</text:p>
      <text:p text:style-name="P2"><text:tab/>sacrific</text:p>
      <text:p text:style-name="P2"><text:tab/>readi</text:p>
      <text:p text:style-name="P2"><text:tab/>selfish</text:p>
      <text:p text:style-name="P2"/>
      <text:p text:style-name="P2">Topic 106</text:p>
      <text:p text:style-name="P2"><text:tab/>round</text:p>
      <text:p text:style-name="P2"><text:tab/>past</text:p>
      <text:p text:style-name="P2"><text:tab/>woah</text:p>
      <text:p text:style-name="P2"><text:tab/>a</text:p>
      <text:p text:style-name="P2"><text:tab/>los</text:p>
      <text:p text:style-name="P2"><text:tab/>not</text:p>
      <text:p text:style-name="P2"><text:tab/>coupl</text:p>
      <text:p text:style-name="P2"><text:tab/>her</text:p>
      <text:p text:style-name="P2"><text:tab/>me</text:p>
      <text:p text:style-name="P2"><text:tab/>ay</text:p>
      <text:p text:style-name="P2"/>
      <text:p text:style-name="P2">Topic 107</text:p>
      <text:p text:style-name="P2"><text:tab/>town</text:p>
      <text:p text:style-name="P2"><text:tab/>til</text:p>
      <text:p text:style-name="P2"><text:tab/>time</text:p>
      <text:p text:style-name="P2"><text:tab/>blow</text:p>
      <text:p text:style-name="P2"><text:tab/>shout</text:p>
      <text:p text:style-name="P2"><text:tab/>same</text:p>
      <text:p text:style-name="P2"><text:tab/>one</text:p>
      <text:p text:style-name="P2"><text:tab/>there</text:p>
      <text:p text:style-name="P2"><text:tab/>ocean</text:p>
      <text:p text:style-name="P2"><text:tab/>bound</text:p>
      <text:p text:style-name="P2"/>
      <text:p text:style-name="P2">Topic 108</text:p>
      <text:p text:style-name="P2"><text:tab/>real</text:p>
      <text:p text:style-name="P2"><text:tab/>door</text:p>
      <text:p text:style-name="P2"><text:soft-page-break/><text:tab/>girl</text:p>
      <text:p text:style-name="P2"><text:tab/>few</text:p>
      <text:p text:style-name="P2"><text:tab/>or</text:p>
      <text:p text:style-name="P2"><text:tab/>spin</text:p>
      <text:p text:style-name="P2"><text:tab/>devil</text:p>
      <text:p text:style-name="P2"><text:tab/>wait</text:p>
      <text:p text:style-name="P2"><text:tab/>done</text:p>
      <text:p text:style-name="P2"><text:tab/>nice</text:p>
      <text:p text:style-name="P2"/>
      <text:p text:style-name="P2">Topic 109</text:p>
      <text:p text:style-name="P2"><text:tab/>mile</text:p>
      <text:p text:style-name="P2"><text:tab/>town</text:p>
      <text:p text:style-name="P2"><text:tab/>dwell</text:p>
      <text:p text:style-name="P2"><text:tab/>peter</text:p>
      <text:p text:style-name="P2"><text:tab/>law</text:p>
      <text:p text:style-name="P2"><text:tab/>fare</text:p>
      <text:p text:style-name="P2"><text:tab/>luck</text:p>
      <text:p text:style-name="P2"><text:tab/>mission</text:p>
      <text:p text:style-name="P2"><text:tab/>dj</text:p>
      <text:p text:style-name="P2"><text:tab/>excus</text:p>
      <text:p text:style-name="P2"/>
      <text:p text:style-name="P2">Topic 110</text:p>
      <text:p text:style-name="P2"><text:tab/>when</text:p>
      <text:p text:style-name="P2"><text:tab/>a</text:p>
      <text:p text:style-name="P2"><text:tab/>me</text:p>
      <text:p text:style-name="P2"><text:tab/>your</text:p>
      <text:p text:style-name="P2"><text:tab/>the</text:p>
      <text:p text:style-name="P2"><text:tab/>two</text:p>
      <text:p text:style-name="P2"><text:tab/>is</text:p>
      <text:p text:style-name="P2"><text:tab/>and</text:p>
      <text:p text:style-name="P2"><text:tab/>tree</text:p>
      <text:p text:style-name="P2"><text:tab/>are</text:p>
      <text:p text:style-name="P2"/>
      <text:p text:style-name="P2">Topic 111</text:p>
      <text:p text:style-name="P2"><text:tab/>un</text:p>
      <text:p text:style-name="P2"><text:tab/>the</text:p>
      <text:p text:style-name="P2"><text:tab/>forev</text:p>
      <text:p text:style-name="P2"><text:tab/>lone</text:p>
      <text:p text:style-name="P2"><text:tab/>honey</text:p>
      <text:p text:style-name="P2"><text:tab/>is</text:p>
      <text:p text:style-name="P2"><text:tab/>found</text:p>
      <text:p text:style-name="P2"><text:tab/>your</text:p>
      <text:p text:style-name="P2"><text:tab/>with</text:p>
      <text:p text:style-name="P2"><text:tab/>rise</text:p>
      <text:p text:style-name="P2"/>
      <text:p text:style-name="P2">Topic 112</text:p>
      <text:p text:style-name="P2"><text:tab/>has</text:p>
      <text:p text:style-name="P2"><text:tab/>prey</text:p>
      <text:p text:style-name="P2"><text:tab/>cherch</text:p>
      <text:p text:style-name="P2"><text:tab/>held</text:p>
      <text:p text:style-name="P2"><text:tab/>dolor</text:p>
      <text:p text:style-name="P2"><text:tab/>smile</text:p>
      <text:p text:style-name="P2"><text:soft-page-break/><text:tab/>io</text:p>
      <text:p text:style-name="P2"><text:tab/>john</text:p>
      <text:p text:style-name="P2"><text:tab/>it</text:p>
      <text:p text:style-name="P2"><text:tab/>spell</text:p>
      <text:p text:style-name="P2"/>
      <text:p text:style-name="P2">Topic 113</text:p>
      <text:p text:style-name="P2"><text:tab/>bad</text:p>
      <text:p text:style-name="P2"><text:tab/>dear</text:p>
      <text:p text:style-name="P2"><text:tab/>il</text:p>
      <text:p text:style-name="P2"><text:tab/>four</text:p>
      <text:p text:style-name="P2"><text:tab/>kid</text:p>
      <text:p text:style-name="P2"><text:tab/>pride</text:p>
      <text:p text:style-name="P2"><text:tab/>cross</text:p>
      <text:p text:style-name="P2"><text:tab/>grand</text:p>
      <text:p text:style-name="P2"><text:tab/>ser</text:p>
      <text:p text:style-name="P2"><text:tab/>you</text:p>
      <text:p text:style-name="P2"/>
      <text:p text:style-name="P2">Topic 114</text:p>
      <text:p text:style-name="P2"><text:tab/>believ</text:p>
      <text:p text:style-name="P2"><text:tab/>those</text:p>
      <text:p text:style-name="P2"><text:tab/>apart</text:p>
      <text:p text:style-name="P2"><text:tab/>mess</text:p>
      <text:p text:style-name="P2"><text:tab/>hole</text:p>
      <text:p text:style-name="P2"><text:tab/>return</text:p>
      <text:p text:style-name="P2"><text:tab/>det</text:p>
      <text:p text:style-name="P2"><text:tab/>not</text:p>
      <text:p text:style-name="P2"><text:tab/>you</text:p>
      <text:p text:style-name="P2"><text:tab/>sunday</text:p>
      <text:p text:style-name="P2"/>
      <text:p text:style-name="P2">Topic 115</text:p>
      <text:p text:style-name="P2"><text:tab/>take</text:p>
      <text:p text:style-name="P2"><text:tab/>das</text:p>
      <text:p text:style-name="P2"><text:tab/>stay</text:p>
      <text:p text:style-name="P2"><text:tab/>and</text:p>
      <text:p text:style-name="P2"><text:tab/>do</text:p>
      <text:p text:style-name="P2"><text:tab/>the</text:p>
      <text:p text:style-name="P2"><text:tab/>you</text:p>
      <text:p text:style-name="P2"><text:tab/>a</text:p>
      <text:p text:style-name="P2"><text:tab/>with</text:p>
      <text:p text:style-name="P2"><text:tab/>of</text:p>
      <text:p text:style-name="P2"/>
      <text:p text:style-name="P2">Topic 116</text:p>
      <text:p text:style-name="P2"><text:tab/>up</text:p>
      <text:p text:style-name="P2"><text:tab/>and</text:p>
      <text:p text:style-name="P2"><text:tab/>dog</text:p>
      <text:p text:style-name="P2"><text:tab/>freedom</text:p>
      <text:p text:style-name="P2"><text:tab/>bye</text:p>
      <text:p text:style-name="P2"><text:tab/>you</text:p>
      <text:p text:style-name="P2"><text:tab/>apart</text:p>
      <text:p text:style-name="P2"><text:tab/>a</text:p>
      <text:p text:style-name="P2"><text:tab/>me</text:p>
      <text:p text:style-name="P2"><text:tab/>much</text:p>
      <text:p text:style-name="P2"><text:soft-page-break/></text:p>
      <text:p text:style-name="P2">Topic 117</text:p>
      <text:p text:style-name="P2"><text:tab/>be</text:p>
      <text:p text:style-name="P2"><text:tab/>go</text:p>
      <text:p text:style-name="P2"><text:tab/>burnin</text:p>
      <text:p text:style-name="P2"><text:tab/>it</text:p>
      <text:p text:style-name="P2"><text:tab/>denial</text:p>
      <text:p text:style-name="P2"><text:tab/>honest</text:p>
      <text:p text:style-name="P2"><text:tab/>yer</text:p>
      <text:p text:style-name="P2"><text:tab/>faint</text:p>
      <text:p text:style-name="P2"><text:tab/>cri</text:p>
      <text:p text:style-name="P2"><text:tab/>brain</text:p>
      <text:p text:style-name="P2"/>
      <text:p text:style-name="P2">Topic 118</text:p>
      <text:p text:style-name="P2"><text:tab/>luz</text:p>
      <text:p text:style-name="P2"><text:tab/>nem</text:p>
      <text:p text:style-name="P2"><text:tab/>quon</text:p>
      <text:p text:style-name="P2"><text:tab/>det</text:p>
      <text:p text:style-name="P2"><text:tab/>bas</text:p>
      <text:p text:style-name="P2"><text:tab/>debt</text:p>
      <text:p text:style-name="P2"><text:tab/>chill</text:p>
      <text:p text:style-name="P2"><text:tab/>stupid</text:p>
      <text:p text:style-name="P2"><text:tab/>despit</text:p>
      <text:p text:style-name="P2"><text:tab/>when</text:p>
      <text:p text:style-name="P2"/>
      <text:p text:style-name="P2">Topic 119</text:p>
      <text:p text:style-name="P2"><text:tab/>soul</text:p>
      <text:p text:style-name="P2"><text:tab/>other</text:p>
      <text:p text:style-name="P2"><text:tab/>to</text:p>
      <text:p text:style-name="P2"><text:tab/>me</text:p>
      <text:p text:style-name="P2"><text:tab/>perfect</text:p>
      <text:p text:style-name="P2"><text:tab/>a</text:p>
      <text:p text:style-name="P2"><text:tab/>we</text:p>
      <text:p text:style-name="P2"><text:tab/>that</text:p>
      <text:p text:style-name="P2"><text:tab/>along</text:p>
      <text:p text:style-name="P2"><text:tab/>what</text:p>
      <text:p text:style-name="P2"/>
      <text:p text:style-name="P2">Topic 120</text:p>
      <text:p text:style-name="P2"><text:tab/>there</text:p>
      <text:p text:style-name="P2"><text:tab/>someth</text:p>
      <text:p text:style-name="P2"><text:tab/>sweet</text:p>
      <text:p text:style-name="P2"><text:tab/>one</text:p>
      <text:p text:style-name="P2"><text:tab/>same</text:p>
      <text:p text:style-name="P2"><text:tab/>crazi</text:p>
      <text:p text:style-name="P2"><text:tab/>eye</text:p>
      <text:p text:style-name="P2"><text:tab/>saw</text:p>
      <text:p text:style-name="P2"><text:tab/>kind</text:p>
      <text:p text:style-name="P2"><text:tab/>beat</text:p>
      <text:p text:style-name="P2"/>
      <text:p text:style-name="P2">Topic 121</text:p>
      <text:p text:style-name="P2"><text:tab/>that</text:p>
      <text:p text:style-name="P2"><text:tab/>an</text:p>
      <text:p text:style-name="P2"><text:soft-page-break/><text:tab/>do</text:p>
      <text:p text:style-name="P2"><text:tab/>to</text:p>
      <text:p text:style-name="P2"><text:tab/>my</text:p>
      <text:p text:style-name="P2"><text:tab/>are</text:p>
      <text:p text:style-name="P2"><text:tab/>your</text:p>
      <text:p text:style-name="P2"><text:tab/>et</text:p>
      <text:p text:style-name="P2"><text:tab/>he</text:p>
      <text:p text:style-name="P2"><text:tab/>the</text:p>
      <text:p text:style-name="P2"/>
      <text:p text:style-name="P2">Topic 122</text:p>
      <text:p text:style-name="P2"><text:tab/>you</text:p>
      <text:p text:style-name="P2"><text:tab/>me</text:p>
      <text:p text:style-name="P2"><text:tab/>and</text:p>
      <text:p text:style-name="P2"><text:tab/>a</text:p>
      <text:p text:style-name="P2"><text:tab/>my</text:p>
      <text:p text:style-name="P2"><text:tab/>are</text:p>
      <text:p text:style-name="P2"><text:tab/>what</text:p>
      <text:p text:style-name="P2"><text:tab/>your</text:p>
      <text:p text:style-name="P2"><text:tab/>no</text:p>
      <text:p text:style-name="P2"><text:tab/>of</text:p>
      <text:p text:style-name="P2"/>
      <text:p text:style-name="P2">Topic 123</text:p>
      <text:p text:style-name="P2"><text:tab/>you</text:p>
      <text:p text:style-name="P2"><text:tab/>your</text:p>
      <text:p text:style-name="P2"><text:tab/>and</text:p>
      <text:p text:style-name="P2"><text:tab/>me</text:p>
      <text:p text:style-name="P2"><text:tab/>of</text:p>
      <text:p text:style-name="P2"><text:tab/>he</text:p>
      <text:p text:style-name="P2"><text:tab/>her</text:p>
      <text:p text:style-name="P2"><text:tab/>hate</text:p>
      <text:p text:style-name="P2"><text:tab/>bright</text:p>
      <text:p text:style-name="P2"><text:tab/>no</text:p>
      <text:p text:style-name="P2"/>
      <text:p text:style-name="P2">Topic 124</text:p>
      <text:p text:style-name="P2"><text:tab/>still</text:p>
      <text:p text:style-name="P2"><text:tab/>in</text:p>
      <text:p text:style-name="P2"><text:tab/>quand</text:p>
      <text:p text:style-name="P2"><text:tab/>with</text:p>
      <text:p text:style-name="P2"><text:tab/>me</text:p>
      <text:p text:style-name="P2"><text:tab/>and</text:p>
      <text:p text:style-name="P2"><text:tab/>white</text:p>
      <text:p text:style-name="P2"><text:tab/>of</text:p>
      <text:p text:style-name="P2"><text:tab/>you</text:p>
      <text:p text:style-name="P2"><text:tab/>do</text:p>
      <text:p text:style-name="P2"/>
      <text:p text:style-name="P2">Topic 125</text:p>
      <text:p text:style-name="P2"><text:tab/>heaven</text:p>
      <text:p text:style-name="P2"><text:tab/>found</text:p>
      <text:p text:style-name="P2"><text:tab/>sens</text:p>
      <text:p text:style-name="P2"><text:tab/>drown</text:p>
      <text:p text:style-name="P2"><text:tab/>you</text:p>
      <text:p text:style-name="P2"><text:tab/>für</text:p>
      <text:p text:style-name="P2"><text:soft-page-break/><text:tab/>dan</text:p>
      <text:p text:style-name="P2"><text:tab/>decis</text:p>
      <text:p text:style-name="P2"><text:tab/>and</text:p>
      <text:p text:style-name="P2"><text:tab/>slip</text:p>
      <text:p text:style-name="P2"/>
      <text:p text:style-name="P2">Topic 126</text:p>
      <text:p text:style-name="P2"><text:tab/>you</text:p>
      <text:p text:style-name="P2"><text:tab/>deal</text:p>
      <text:p text:style-name="P2"><text:tab/>mari</text:p>
      <text:p text:style-name="P2"><text:tab/>mistak</text:p>
      <text:p text:style-name="P2"><text:tab/>confus</text:p>
      <text:p text:style-name="P2"><text:tab/>gate</text:p>
      <text:p text:style-name="P2"><text:tab/>and</text:p>
      <text:p text:style-name="P2"><text:tab/>vain</text:p>
      <text:p text:style-name="P2"><text:tab/>swear</text:p>
      <text:p text:style-name="P2"><text:tab/>cuz</text:p>
      <text:p text:style-name="P2"/>
      <text:p text:style-name="P2">Topic 127</text:p>
      <text:p text:style-name="P2"><text:tab/>cuando</text:p>
      <text:p text:style-name="P2"><text:tab/>empti</text:p>
      <text:p text:style-name="P2"><text:tab/>steal</text:p>
      <text:p text:style-name="P2"><text:tab/>state</text:p>
      <text:p text:style-name="P2"><text:tab/>there</text:p>
      <text:p text:style-name="P2"><text:tab/>me</text:p>
      <text:p text:style-name="P2"><text:tab/>word</text:p>
      <text:p text:style-name="P2"><text:tab/>pass</text:p>
      <text:p text:style-name="P2"><text:tab/>product</text:p>
      <text:p text:style-name="P2"><text:tab/>sudden</text:p>
      <text:p text:style-name="P2"/>
      <text:p text:style-name="P2">Topic 128</text:p>
      <text:p text:style-name="P2"><text:tab/>ca</text:p>
      <text:p text:style-name="P2"><text:tab/>mi</text:p>
      <text:p text:style-name="P2"><text:tab/>you</text:p>
      <text:p text:style-name="P2"><text:tab/>ci</text:p>
      <text:p text:style-name="P2"><text:tab/>brain</text:p>
      <text:p text:style-name="P2"><text:tab/>own</text:p>
      <text:p text:style-name="P2"><text:tab/>without</text:p>
      <text:p text:style-name="P2"><text:tab/>blame</text:p>
      <text:p text:style-name="P2"><text:tab/>shit</text:p>
      <text:p text:style-name="P2"><text:tab/>do</text:p>
      <text:p text:style-name="P2"/>
      <text:p text:style-name="P2">Topic 129</text:p>
      <text:p text:style-name="P2"><text:tab/>im</text:p>
      <text:p text:style-name="P2"><text:tab/>surround</text:p>
      <text:p text:style-name="P2"><text:tab/>bump</text:p>
      <text:p text:style-name="P2"><text:tab/>a</text:p>
      <text:p text:style-name="P2"><text:tab/>ny</text:p>
      <text:p text:style-name="P2"><text:tab/>microphon</text:p>
      <text:p text:style-name="P2"><text:tab/>price</text:p>
      <text:p text:style-name="P2"><text:tab/>not</text:p>
      <text:p text:style-name="P2"><text:tab/>toi</text:p>
      <text:p text:style-name="P2"><text:tab/>minha</text:p>
      <text:p text:style-name="P2"><text:soft-page-break/></text:p>
      <text:p text:style-name="P2">Topic 130</text:p>
      <text:p text:style-name="P2"><text:tab/>high</text:p>
      <text:p text:style-name="P2"><text:tab/>alright</text:p>
      <text:p text:style-name="P2"><text:tab/>nicht</text:p>
      <text:p text:style-name="P2"><text:tab/>you</text:p>
      <text:p text:style-name="P2"><text:tab/>victim</text:p>
      <text:p text:style-name="P2"><text:tab/>mass</text:p>
      <text:p text:style-name="P2"><text:tab/>ell</text:p>
      <text:p text:style-name="P2"><text:tab/>rose</text:p>
      <text:p text:style-name="P2"><text:tab/>bite</text:p>
      <text:p text:style-name="P2"><text:tab/>ghost</text:p>
      <text:p text:style-name="P2"/>
      <text:p text:style-name="P2">Topic 131</text:p>
      <text:p text:style-name="P2"><text:tab/>send</text:p>
      <text:p text:style-name="P2"><text:tab/>usa</text:p>
      <text:p text:style-name="P2"><text:tab/>skin</text:p>
      <text:p text:style-name="P2"><text:tab/>hora</text:p>
      <text:p text:style-name="P2"><text:tab/>five</text:p>
      <text:p text:style-name="P2"><text:tab/>cool</text:p>
      <text:p text:style-name="P2"><text:tab/>sometim</text:p>
      <text:p text:style-name="P2"><text:tab/>befor</text:p>
      <text:p text:style-name="P2"><text:tab/>eye</text:p>
      <text:p text:style-name="P2"><text:tab/>winter</text:p>
      <text:p text:style-name="P2"/>
      <text:p text:style-name="P2">Topic 132</text:p>
      <text:p text:style-name="P2"><text:tab/>you</text:p>
      <text:p text:style-name="P2"><text:tab/>your</text:p>
      <text:p text:style-name="P2"><text:tab/>and</text:p>
      <text:p text:style-name="P2"><text:tab/>my</text:p>
      <text:p text:style-name="P2"><text:tab/>me</text:p>
      <text:p text:style-name="P2"><text:tab/>he</text:p>
      <text:p text:style-name="P2"><text:tab/>a</text:p>
      <text:p text:style-name="P2"><text:tab/>of</text:p>
      <text:p text:style-name="P2"><text:tab/>no</text:p>
      <text:p text:style-name="P2"><text:tab/>begin</text:p>
      <text:p text:style-name="P2"/>
      <text:p text:style-name="P2">Topic 133</text:p>
      <text:p text:style-name="P2"><text:tab/>by</text:p>
      <text:p text:style-name="P2"><text:tab/>hand</text:p>
      <text:p text:style-name="P2"><text:tab/>good</text:p>
      <text:p text:style-name="P2"><text:tab/>and</text:p>
      <text:p text:style-name="P2"><text:tab/>de</text:p>
      <text:p text:style-name="P2"><text:tab/>a</text:p>
      <text:p text:style-name="P2"><text:tab/>to</text:p>
      <text:p text:style-name="P2"><text:tab/>it</text:p>
      <text:p text:style-name="P2"><text:tab/>in</text:p>
      <text:p text:style-name="P2"><text:tab/>not</text:p>
      <text:p text:style-name="P2"/>
      <text:p text:style-name="P2">Topic 134</text:p>
      <text:p text:style-name="P2"><text:tab/>are</text:p>
      <text:p text:style-name="P2"><text:tab/>de</text:p>
      <text:p text:style-name="P2"><text:soft-page-break/><text:tab/>you</text:p>
      <text:p text:style-name="P2"><text:tab/>a</text:p>
      <text:p text:style-name="P2"><text:tab/>get</text:p>
      <text:p text:style-name="P2"><text:tab/>and</text:p>
      <text:p text:style-name="P2"><text:tab/>reason</text:p>
      <text:p text:style-name="P2"><text:tab/>lip</text:p>
      <text:p text:style-name="P2"><text:tab/>wine</text:p>
      <text:p text:style-name="P2"><text:tab/>my</text:p>
      <text:p text:style-name="P2"/>
      <text:p text:style-name="P2">Topic 135</text:p>
      <text:p text:style-name="P2"><text:tab/>a</text:p>
      <text:p text:style-name="P2"><text:tab/>e</text:p>
      <text:p text:style-name="P2"><text:tab/>you</text:p>
      <text:p text:style-name="P2"><text:tab/>stone</text:p>
      <text:p text:style-name="P2"><text:tab/>and</text:p>
      <text:p text:style-name="P2"><text:tab/>summer</text:p>
      <text:p text:style-name="P2"><text:tab/>of</text:p>
      <text:p text:style-name="P2"><text:tab/>pay</text:p>
      <text:p text:style-name="P2"><text:tab/>slip</text:p>
      <text:p text:style-name="P2"><text:tab/>your</text:p>
      <text:p text:style-name="P2"/>
      <text:p text:style-name="P2">Topic 136</text:p>
      <text:p text:style-name="P2"><text:tab/>use</text:p>
      <text:p text:style-name="P2"><text:tab/>race</text:p>
      <text:p text:style-name="P2"><text:tab/>sei</text:p>
      <text:p text:style-name="P2"><text:tab/>wall</text:p>
      <text:p text:style-name="P2"><text:tab/>outsid</text:p>
      <text:p text:style-name="P2"><text:tab/>your</text:p>
      <text:p text:style-name="P2"><text:tab/>me</text:p>
      <text:p text:style-name="P2"><text:tab/>you</text:p>
      <text:p text:style-name="P2"><text:tab/>bore</text:p>
      <text:p text:style-name="P2"><text:tab/>pocket</text:p>
      <text:p text:style-name="P2"/>
      <text:p text:style-name="P2">Topic 137</text:p>
      <text:p text:style-name="P2"><text:tab/>tri</text:p>
      <text:p text:style-name="P2"><text:tab/>como</text:p>
      <text:p text:style-name="P2"><text:tab/>wait</text:p>
      <text:p text:style-name="P2"><text:tab/>real</text:p>
      <text:p text:style-name="P2"><text:tab/>door</text:p>
      <text:p text:style-name="P2"><text:tab/>or</text:p>
      <text:p text:style-name="P2"><text:tab/>done</text:p>
      <text:p text:style-name="P2"><text:tab/>me</text:p>
      <text:p text:style-name="P2"><text:tab/>johnni</text:p>
      <text:p text:style-name="P2"><text:tab/>it</text:p>
      <text:p text:style-name="P2"/>
      <text:p text:style-name="P2">Topic 138</text:p>
      <text:p text:style-name="P2"><text:tab/>und</text:p>
      <text:p text:style-name="P2"><text:tab/>bird</text:p>
      <text:p text:style-name="P2"><text:tab/>you</text:p>
      <text:p text:style-name="P2"><text:tab/>estoy</text:p>
      <text:p text:style-name="P2"><text:tab/>hors</text:p>
      <text:p text:style-name="P2"><text:tab/>pull</text:p>
      <text:p text:style-name="P2"><text:soft-page-break/><text:tab/>clap</text:p>
      <text:p text:style-name="P2"><text:tab/>mí</text:p>
      <text:p text:style-name="P2"><text:tab/>jag</text:p>
      <text:p text:style-name="P2"><text:tab/>dri</text:p>
      <text:p text:style-name="P2"/>
      <text:p text:style-name="P2">Topic 139</text:p>
      <text:p text:style-name="P2"><text:tab/>gotta</text:p>
      <text:p text:style-name="P2"><text:tab/>hurt</text:p>
      <text:p text:style-name="P2"><text:tab/>bold</text:p>
      <text:p text:style-name="P2"><text:tab/>failur</text:p>
      <text:p text:style-name="P2"><text:tab/>watch</text:p>
      <text:p text:style-name="P2"><text:tab/>realiz</text:p>
      <text:p text:style-name="P2"><text:tab/>scare</text:p>
      <text:p text:style-name="P2"><text:tab/>rumor</text:p>
      <text:p text:style-name="P2"><text:tab/>pobr</text:p>
      <text:p text:style-name="P2"><text:tab/>dri</text:p>
      <text:p text:style-name="P2"/>
      <text:p text:style-name="P2">Topic 140</text:p>
      <text:p text:style-name="P2"><text:tab/>es</text:p>
      <text:p text:style-name="P2"><text:tab/>mes</text:p>
      <text:p text:style-name="P2"><text:tab/>everybodi</text:p>
      <text:p text:style-name="P2"><text:tab/>dog</text:p>
      <text:p text:style-name="P2"><text:tab/>silent</text:p>
      <text:p text:style-name="P2"><text:tab/>and</text:p>
      <text:p text:style-name="P2"><text:tab/>you</text:p>
      <text:p text:style-name="P2"><text:tab/>becom</text:p>
      <text:p text:style-name="P2"><text:tab/>grace</text:p>
      <text:p text:style-name="P2"><text:tab/>point</text:p>
      <text:p text:style-name="P2"/>
      <text:p text:style-name="P2">Topic 141</text:p>
      <text:p text:style-name="P2"><text:tab/>je</text:p>
      <text:p text:style-name="P2"><text:tab/>bottom</text:p>
      <text:p text:style-name="P2"><text:tab/>gain</text:p>
      <text:p text:style-name="P2"><text:tab/>honest</text:p>
      <text:p text:style-name="P2"><text:tab/>whoa</text:p>
      <text:p text:style-name="P2"><text:tab/>until</text:p>
      <text:p text:style-name="P2"><text:tab/>six</text:p>
      <text:p text:style-name="P2"><text:tab/>savior</text:p>
      <text:p text:style-name="P2"><text:tab/>ein</text:p>
      <text:p text:style-name="P2"><text:tab/>puedo</text:p>
      <text:p text:style-name="P2"/>
      <text:p text:style-name="P2">Topic 142</text:p>
      <text:p text:style-name="P2"><text:tab/>heart</text:p>
      <text:p text:style-name="P2"><text:tab/>was</text:p>
      <text:p text:style-name="P2"><text:tab/>and</text:p>
      <text:p text:style-name="P2"><text:tab/>of</text:p>
      <text:p text:style-name="P2"><text:tab/>a</text:p>
      <text:p text:style-name="P2"><text:tab/>me</text:p>
      <text:p text:style-name="P2"><text:tab/>my</text:p>
      <text:p text:style-name="P2"><text:tab/>do</text:p>
      <text:p text:style-name="P2"><text:tab/>are</text:p>
      <text:p text:style-name="P2"><text:tab/>secret</text:p>
      <text:p text:style-name="P2"><text:soft-page-break/></text:p>
      <text:p text:style-name="P2">Topic 143</text:p>
      <text:p text:style-name="P2"><text:tab/>it</text:p>
      <text:p text:style-name="P2"><text:tab/>to</text:p>
      <text:p text:style-name="P2"><text:tab/>the</text:p>
      <text:p text:style-name="P2"><text:tab/>do</text:p>
      <text:p text:style-name="P2"><text:tab/>a</text:p>
      <text:p text:style-name="P2"><text:tab/>too</text:p>
      <text:p text:style-name="P2"><text:tab/>on</text:p>
      <text:p text:style-name="P2"><text:tab/>in</text:p>
      <text:p text:style-name="P2"><text:tab/>think</text:p>
      <text:p text:style-name="P2"><text:tab/>no</text:p>
      <text:p text:style-name="P2"/>
      <text:p text:style-name="P2">Topic 144</text:p>
      <text:p text:style-name="P2"><text:tab/>truth</text:p>
      <text:p text:style-name="P2"><text:tab/>joy</text:p>
      <text:p text:style-name="P2"><text:tab/>den</text:p>
      <text:p text:style-name="P2"><text:tab/>quando</text:p>
      <text:p text:style-name="P2"><text:tab/>you</text:p>
      <text:p text:style-name="P2"><text:tab/>which</text:p>
      <text:p text:style-name="P2"><text:tab/>built</text:p>
      <text:p text:style-name="P2"><text:tab/>none</text:p>
      <text:p text:style-name="P2"><text:tab/>casa</text:p>
      <text:p text:style-name="P2"><text:tab/>disgrac</text:p>
      <text:p text:style-name="P2"/>
      <text:p text:style-name="P2">Topic 145</text:p>
      <text:p text:style-name="P2"><text:tab/>fuck</text:p>
      <text:p text:style-name="P2"><text:tab/>nunca</text:p>
      <text:p text:style-name="P2"><text:tab/>curs</text:p>
      <text:p text:style-name="P2"><text:tab/>crime</text:p>
      <text:p text:style-name="P2"><text:tab/>and</text:p>
      <text:p text:style-name="P2"><text:tab/>a</text:p>
      <text:p text:style-name="P2"><text:tab/>you</text:p>
      <text:p text:style-name="P2"><text:tab/>lifetim</text:p>
      <text:p text:style-name="P2"><text:tab/>is</text:p>
      <text:p text:style-name="P2"><text:tab/>lip</text:p>
      <text:p text:style-name="P2"/>
      <text:p text:style-name="P2">Topic 146</text:p>
      <text:p text:style-name="P2"><text:tab/>befor</text:p>
      <text:p text:style-name="P2"><text:tab/>coraz</text:p>
      <text:p text:style-name="P2"><text:tab/>einem</text:p>
      <text:p text:style-name="P2"><text:tab/>blow</text:p>
      <text:p text:style-name="P2"><text:tab/>licht</text:p>
      <text:p text:style-name="P2"><text:tab/>shout</text:p>
      <text:p text:style-name="P2"><text:tab/>birth</text:p>
      <text:p text:style-name="P2"><text:tab/>unknown</text:p>
      <text:p text:style-name="P2"><text:tab/>itâ</text:p>
      <text:p text:style-name="P2"><text:tab/>part</text:p>
      <text:p text:style-name="P2"/>
      <text:p text:style-name="P2">Topic 147</text:p>
      <text:p text:style-name="P2"><text:tab/>hair</text:p>
      <text:p text:style-name="P2"><text:tab/>crazi</text:p>
      <text:p text:style-name="P2"><text:soft-page-break/><text:tab/>murder</text:p>
      <text:p text:style-name="P2"><text:tab/>sweet</text:p>
      <text:p text:style-name="P2"><text:tab/>fill</text:p>
      <text:p text:style-name="P2"><text:tab/>who</text:p>
      <text:p text:style-name="P2"><text:tab/>hacer</text:p>
      <text:p text:style-name="P2"><text:tab/>hook</text:p>
      <text:p text:style-name="P2"><text:tab/>kind</text:p>
      <text:p text:style-name="P2"><text:tab/>fear</text:p>
      <text:p text:style-name="P2"/>
      <text:p text:style-name="P2">Topic 148</text:p>
      <text:p text:style-name="P2"><text:tab/>over</text:p>
      <text:p text:style-name="P2"><text:tab/>king</text:p>
      <text:p text:style-name="P2"><text:tab/>stay</text:p>
      <text:p text:style-name="P2"><text:tab/>do</text:p>
      <text:p text:style-name="P2"><text:tab/>and</text:p>
      <text:p text:style-name="P2"><text:tab/>a</text:p>
      <text:p text:style-name="P2"><text:tab/>thee</text:p>
      <text:p text:style-name="P2"><text:tab/>though</text:p>
      <text:p text:style-name="P2"><text:tab/>begun</text:p>
      <text:p text:style-name="P2"><text:tab/>our</text:p>
      <text:p text:style-name="P2"/>
      <text:p text:style-name="P2">Topic 149</text:p>
      <text:p text:style-name="P2"><text:tab/>wonder</text:p>
      <text:p text:style-name="P2"><text:tab/>fine</text:p>
      <text:p text:style-name="P2"><text:tab/>cold</text:p>
      <text:p text:style-name="P2"><text:tab/>poor</text:p>
      <text:p text:style-name="P2"><text:tab/>cloud</text:p>
      <text:p text:style-name="P2"><text:tab/>no</text:p>
      <text:p text:style-name="P2"><text:tab/>han</text:p>
      <text:p text:style-name="P2"><text:tab/>sempr</text:p>
      <text:p text:style-name="P2"><text:tab/>countri</text:p>
      <text:p text:style-name="P2"><text:tab/>you</text:p>
      <text:p text:style-name="P2"/>
      <text:p text:style-name="P2">Topic 150</text:p>
      <text:p text:style-name="P2"><text:tab/>you</text:p>
      <text:p text:style-name="P2"><text:tab/>a</text:p>
      <text:p text:style-name="P2"><text:tab/>me</text:p>
      <text:p text:style-name="P2"><text:tab/>are</text:p>
      <text:p text:style-name="P2"><text:tab/>my</text:p>
      <text:p text:style-name="P2"><text:tab/>oh</text:p>
      <text:p text:style-name="P2"><text:tab/>do</text:p>
      <text:p text:style-name="P2"><text:tab/>never</text:p>
      <text:p text:style-name="P2"><text:tab/>and</text:p>
      <text:p text:style-name="P2"><text:tab/>she</text:p>
      <text:p text:style-name="P2"/>
      <text:p text:style-name="P2">Topic 151</text:p>
      <text:p text:style-name="P2"><text:tab/>like</text:p>
      <text:p text:style-name="P2"><text:tab/>well</text:p>
      <text:p text:style-name="P2"><text:tab/>ne</text:p>
      <text:p text:style-name="P2"><text:tab/>you</text:p>
      <text:p text:style-name="P2"><text:tab/>to</text:p>
      <text:p text:style-name="P2"><text:tab/>fire</text:p>
      <text:p text:style-name="P2"><text:soft-page-break/><text:tab/>write</text:p>
      <text:p text:style-name="P2"><text:tab/>own</text:p>
      <text:p text:style-name="P2"><text:tab/>of</text:p>
      <text:p text:style-name="P2"><text:tab/>do</text:p>
      <text:p text:style-name="P2"/>
      <text:p text:style-name="P2">Topic 152</text:p>
      <text:p text:style-name="P2"><text:tab/>stand</text:p>
      <text:p text:style-name="P2"><text:tab/>save</text:p>
      <text:p text:style-name="P2"><text:tab/>et</text:p>
      <text:p text:style-name="P2"><text:tab/>a</text:p>
      <text:p text:style-name="P2"><text:tab/>you</text:p>
      <text:p text:style-name="P2"><text:tab/>of</text:p>
      <text:p text:style-name="P2"><text:tab/>suffer</text:p>
      <text:p text:style-name="P2"><text:tab/>shine</text:p>
      <text:p text:style-name="P2"><text:tab/>floor</text:p>
      <text:p text:style-name="P2"><text:tab/>nowher</text:p>
      <text:p text:style-name="P2"/>
      <text:p text:style-name="P2">Topic 153</text:p>
      <text:p text:style-name="P2"><text:tab/>touch</text:p>
      <text:p text:style-name="P2"><text:tab/>sky</text:p>
      <text:p text:style-name="P2"><text:tab/>qué</text:p>
      <text:p text:style-name="P2"><text:tab/>caught</text:p>
      <text:p text:style-name="P2"><text:tab/>nom</text:p>
      <text:p text:style-name="P2"><text:tab/>wat</text:p>
      <text:p text:style-name="P2"><text:tab/>a</text:p>
      <text:p text:style-name="P2"><text:tab/>gal</text:p>
      <text:p text:style-name="P2"><text:tab/>bom</text:p>
      <text:p text:style-name="P2"><text:tab/>leader</text:p>
      <text:p text:style-name="P2"/>
      <text:p text:style-name="P2">Topic 154</text:p>
      <text:p text:style-name="P2"><text:tab/>hey</text:p>
      <text:p text:style-name="P2"><text:tab/>tie</text:p>
      <text:p text:style-name="P2"><text:tab/>fat</text:p>
      <text:p text:style-name="P2"><text:tab/>held</text:p>
      <text:p text:style-name="P2"><text:tab/>flavor</text:p>
      <text:p text:style-name="P2"><text:tab/>me</text:p>
      <text:p text:style-name="P2"><text:tab/>paso</text:p>
      <text:p text:style-name="P2"><text:tab/>noth</text:p>
      <text:p text:style-name="P2"><text:tab/>deseo</text:p>
      <text:p text:style-name="P2"><text:tab/>quién</text:p>
      <text:p text:style-name="P2"/>
      <text:p text:style-name="P2">Topic 155</text:p>
      <text:p text:style-name="P2"><text:tab/>see</text:p>
      <text:p text:style-name="P2"><text:tab/>hold</text:p>
      <text:p text:style-name="P2"><text:tab/>do</text:p>
      <text:p text:style-name="P2"><text:tab/>me</text:p>
      <text:p text:style-name="P2"><text:tab/>you</text:p>
      <text:p text:style-name="P2"><text:tab/>with</text:p>
      <text:p text:style-name="P2"><text:tab/>the</text:p>
      <text:p text:style-name="P2"><text:tab/>did</text:p>
      <text:p text:style-name="P2"><text:tab/>a</text:p>
      <text:p text:style-name="P2"><text:tab/>goe</text:p>
      <text:p text:style-name="P2"><text:soft-page-break/></text:p>
      <text:p text:style-name="P2">Topic 156</text:p>
      <text:p text:style-name="P2"><text:tab/>for</text:p>
      <text:p text:style-name="P2"><text:tab/>too</text:p>
      <text:p text:style-name="P2"><text:tab/>ritual</text:p>
      <text:p text:style-name="P2"><text:tab/>your</text:p>
      <text:p text:style-name="P2"><text:tab/>went</text:p>
      <text:p text:style-name="P2"><text:tab/>ment</text:p>
      <text:p text:style-name="P2"><text:tab/>reward</text:p>
      <text:p text:style-name="P2"><text:tab/>vengo</text:p>
      <text:p text:style-name="P2"><text:tab/>ti</text:p>
      <text:p text:style-name="P2"><text:tab/>good</text:p>
      <text:p text:style-name="P2"/>
      <text:p text:style-name="P2">Topic 157</text:p>
      <text:p text:style-name="P2"><text:tab/>or</text:p>
      <text:p text:style-name="P2"><text:tab/>lookin</text:p>
      <text:p text:style-name="P2"><text:tab/>master</text:p>
      <text:p text:style-name="P2"><text:tab/>disappear</text:p>
      <text:p text:style-name="P2"><text:tab/>tri</text:p>
      <text:p text:style-name="P2"><text:tab/>held</text:p>
      <text:p text:style-name="P2"><text:tab/>time</text:p>
      <text:p text:style-name="P2"><text:tab/>same</text:p>
      <text:p text:style-name="P2"><text:tab/>there</text:p>
      <text:p text:style-name="P2"><text:tab/>who</text:p>
      <text:p text:style-name="P2"/>
      <text:p text:style-name="P2">Topic 158</text:p>
      <text:p text:style-name="P2"><text:tab/>the</text:p>
      <text:p text:style-name="P2"><text:tab/>as</text:p>
      <text:p text:style-name="P2"><text:tab/>night</text:p>
      <text:p text:style-name="P2"><text:tab/>have</text:p>
      <text:p text:style-name="P2"><text:tab/>che</text:p>
      <text:p text:style-name="P2"><text:tab/>do</text:p>
      <text:p text:style-name="P2"><text:tab/>a</text:p>
      <text:p text:style-name="P2"><text:tab/>los</text:p>
      <text:p text:style-name="P2"><text:tab/>me</text:p>
      <text:p text:style-name="P2"><text:tab/>hous</text:p>
      <text:p text:style-name="P2"/>
      <text:p text:style-name="P2">Topic 159</text:p>
      <text:p text:style-name="P2"><text:tab/>door</text:p>
      <text:p text:style-name="P2"><text:tab/>part</text:p>
      <text:p text:style-name="P2"><text:tab/>buscando</text:p>
      <text:p text:style-name="P2"><text:tab/>andar</text:p>
      <text:p text:style-name="P2"><text:tab/>fue</text:p>
      <text:p text:style-name="P2"><text:tab/>keep</text:p>
      <text:p text:style-name="P2"><text:tab/>gun</text:p>
      <text:p text:style-name="P2"><text:tab/>mä</text:p>
      <text:p text:style-name="P2"><text:tab/>shield</text:p>
      <text:p text:style-name="P2"><text:tab/>beat</text:p>
      <text:p text:style-name="P2"/>
      <text:p text:style-name="P2">Topic 160</text:p>
      <text:p text:style-name="P2"><text:tab/>cross</text:p>
      <text:p text:style-name="P2"><text:tab/>rule</text:p>
      <text:p text:style-name="P2"><text:soft-page-break/><text:tab/>store</text:p>
      <text:p text:style-name="P2"><text:tab/>window</text:p>
      <text:p text:style-name="P2"><text:tab/>où</text:p>
      <text:p text:style-name="P2"><text:tab/>me</text:p>
      <text:p text:style-name="P2"><text:tab/>what</text:p>
      <text:p text:style-name="P2"><text:tab/>rape</text:p>
      <text:p text:style-name="P2"><text:tab/>and</text:p>
      <text:p text:style-name="P2"><text:tab/>my</text:p>
      <text:p text:style-name="P2"/>
      <text:p text:style-name="P2">Topic 161</text:p>
      <text:p text:style-name="P2"><text:tab/>light</text:p>
      <text:p text:style-name="P2"><text:tab/>tonight</text:p>
      <text:p text:style-name="P2"><text:tab/>go</text:p>
      <text:p text:style-name="P2"><text:tab/>with</text:p>
      <text:p text:style-name="P2"><text:tab/>rise</text:p>
      <text:p text:style-name="P2"><text:tab/>dein</text:p>
      <text:p text:style-name="P2"><text:tab/>you</text:p>
      <text:p text:style-name="P2"><text:tab/>ground</text:p>
      <text:p text:style-name="P2"><text:tab/>set</text:p>
      <text:p text:style-name="P2"><text:tab/>of</text:p>
      <text:p text:style-name="P2"/>
      <text:p text:style-name="P2">Topic 162</text:p>
      <text:p text:style-name="P2"><text:tab/>girl</text:p>
      <text:p text:style-name="P2"><text:tab/>move</text:p>
      <text:p text:style-name="P2"><text:tab/>or</text:p>
      <text:p text:style-name="P2"><text:tab/>ist</text:p>
      <text:p text:style-name="P2"><text:tab/>there</text:p>
      <text:p text:style-name="P2"><text:tab/>walk</text:p>
      <text:p text:style-name="P2"><text:tab/>it</text:p>
      <text:p text:style-name="P2"><text:tab/>som</text:p>
      <text:p text:style-name="P2"><text:tab/>om</text:p>
      <text:p text:style-name="P2"><text:tab/>keep</text:p>
      <text:p text:style-name="P2"/>
      <text:p text:style-name="P2">Topic 163</text:p>
      <text:p text:style-name="P2"><text:tab/>yes</text:p>
      <text:p text:style-name="P2"><text:tab/>learn</text:p>
      <text:p text:style-name="P2"><text:tab/>io</text:p>
      <text:p text:style-name="P2"><text:tab/>viel</text:p>
      <text:p text:style-name="P2"><text:tab/>boy</text:p>
      <text:p text:style-name="P2"><text:tab/>in</text:p>
      <text:p text:style-name="P2"><text:tab/>sombra</text:p>
      <text:p text:style-name="P2"><text:tab/>pensar</text:p>
      <text:p text:style-name="P2"><text:tab/>not</text:p>
      <text:p text:style-name="P2"><text:tab/>brown</text:p>
      <text:p text:style-name="P2"/>
      <text:p text:style-name="P2">Topic 164</text:p>
      <text:p text:style-name="P2"><text:tab/>look</text:p>
      <text:p text:style-name="P2"><text:tab/>his</text:p>
      <text:p text:style-name="P2"><text:tab/>am</text:p>
      <text:p text:style-name="P2"><text:tab/>and</text:p>
      <text:p text:style-name="P2"><text:tab/>a</text:p>
      <text:p text:style-name="P2"><text:tab/>you</text:p>
      <text:p text:style-name="P2"><text:soft-page-break/><text:tab/>no</text:p>
      <text:p text:style-name="P2"><text:tab/>my</text:p>
      <text:p text:style-name="P2"><text:tab/>watch</text:p>
      <text:p text:style-name="P2"><text:tab/>know</text:p>
      <text:p text:style-name="P2"/>
      <text:p text:style-name="P2">Topic 165</text:p>
      <text:p text:style-name="P2"><text:tab/>flow</text:p>
      <text:p text:style-name="P2"><text:tab/>dawn</text:p>
      <text:p text:style-name="P2"><text:tab/>tout</text:p>
      <text:p text:style-name="P2"><text:tab/>lose</text:p>
      <text:p text:style-name="P2"><text:tab/>doctor</text:p>
      <text:p text:style-name="P2"><text:tab/>caso</text:p>
      <text:p text:style-name="P2"><text:tab/>forget</text:p>
      <text:p text:style-name="P2"><text:tab/>radio</text:p>
      <text:p text:style-name="P2"><text:tab/>wing</text:p>
      <text:p text:style-name="P2"><text:tab/>throw</text:p>
      <text:p text:style-name="P2"/>
      <text:p text:style-name="P2">Topic 166</text:p>
      <text:p text:style-name="P2"><text:tab/>you</text:p>
      <text:p text:style-name="P2"><text:tab/>va</text:p>
      <text:p text:style-name="P2"><text:tab/>the</text:p>
      <text:p text:style-name="P2"><text:tab/>and</text:p>
      <text:p text:style-name="P2"><text:tab/>is</text:p>
      <text:p text:style-name="P2"><text:tab/>along</text:p>
      <text:p text:style-name="P2"><text:tab/>not</text:p>
      <text:p text:style-name="P2"><text:tab/>in</text:p>
      <text:p text:style-name="P2"><text:tab/>do</text:p>
      <text:p text:style-name="P2"><text:tab/>to</text:p>
      <text:p text:style-name="P2"/>
      <text:p text:style-name="P2">Topic 167</text:p>
      <text:p text:style-name="P2"><text:tab/>di</text:p>
      <text:p text:style-name="P2"><text:tab/>crimson</text:p>
      <text:p text:style-name="P2"><text:tab/>che</text:p>
      <text:p text:style-name="P2"><text:tab/>boot</text:p>
      <text:p text:style-name="P2"><text:tab/>sei</text:p>
      <text:p text:style-name="P2"><text:tab/>besid</text:p>
      <text:p text:style-name="P2"><text:tab/>stare</text:p>
      <text:p text:style-name="P2"><text:tab/>dune</text:p>
      <text:p text:style-name="P2"><text:tab/>puedo</text:p>
      <text:p text:style-name="P2"><text:tab/>ideal</text:p>
      <text:p text:style-name="P2"/>
      <text:p text:style-name="P2">Topic 168</text:p>
      <text:p text:style-name="P2"><text:tab/>whole</text:p>
      <text:p text:style-name="P2"><text:tab/>lost</text:p>
      <text:p text:style-name="P2"><text:tab/>check</text:p>
      <text:p text:style-name="P2"><text:tab/>lang</text:p>
      <text:p text:style-name="P2"><text:tab/>ghost</text:p>
      <text:p text:style-name="P2"><text:tab/>jim</text:p>
      <text:p text:style-name="P2"><text:tab/>whatev</text:p>
      <text:p text:style-name="P2"><text:tab/>sempr</text:p>
      <text:p text:style-name="P2"><text:tab/>and</text:p>
      <text:p text:style-name="P2"><text:tab/>sayin</text:p>
      <text:p text:style-name="P2"><text:soft-page-break/></text:p>
      <text:p text:style-name="P2">Topic 169</text:p>
      <text:p text:style-name="P2"><text:tab/>oh</text:p>
      <text:p text:style-name="P2"><text:tab/>anyth</text:p>
      <text:p text:style-name="P2"><text:tab/>too</text:p>
      <text:p text:style-name="P2"><text:tab/>er</text:p>
      <text:p text:style-name="P2"><text:tab/>and</text:p>
      <text:p text:style-name="P2"><text:tab/>a</text:p>
      <text:p text:style-name="P2"><text:tab/>momento</text:p>
      <text:p text:style-name="P2"><text:tab/>until</text:p>
      <text:p text:style-name="P2"><text:tab/>breath</text:p>
      <text:p text:style-name="P2"><text:tab/>my</text:p>
      <text:p text:style-name="P2"/>
      <text:p text:style-name="P2">Topic 170</text:p>
      <text:p text:style-name="P2"><text:tab/>near</text:p>
      <text:p text:style-name="P2"><text:tab/>everyon</text:p>
      <text:p text:style-name="P2"><text:tab/>you</text:p>
      <text:p text:style-name="P2"><text:tab/>proud</text:p>
      <text:p text:style-name="P2"><text:tab/>natur</text:p>
      <text:p text:style-name="P2"><text:tab/>pena</text:p>
      <text:p text:style-name="P2"><text:tab/>he</text:p>
      <text:p text:style-name="P2"><text:tab/>six</text:p>
      <text:p text:style-name="P2"><text:tab/>lejo</text:p>
      <text:p text:style-name="P2"><text:tab/>mess</text:p>
      <text:p text:style-name="P2"/>
      <text:p text:style-name="P2">Topic 171</text:p>
      <text:p text:style-name="P2"><text:tab/>find</text:p>
      <text:p text:style-name="P2"><text:tab/>kid</text:p>
      <text:p text:style-name="P2"><text:tab/>have</text:p>
      <text:p text:style-name="P2"><text:tab/>the</text:p>
      <text:p text:style-name="P2"><text:tab/>when</text:p>
      <text:p text:style-name="P2"><text:tab/>on</text:p>
      <text:p text:style-name="P2"><text:tab/>rememb</text:p>
      <text:p text:style-name="P2"><text:tab/>ne</text:p>
      <text:p text:style-name="P2"><text:tab/>endless</text:p>
      <text:p text:style-name="P2"><text:tab/>within</text:p>
      <text:p text:style-name="P2"/>
      <text:p text:style-name="P2">Topic 172</text:p>
      <text:p text:style-name="P2"><text:tab/>war</text:p>
      <text:p text:style-name="P2"><text:tab/>flesh</text:p>
      <text:p text:style-name="P2"><text:tab/>and</text:p>
      <text:p text:style-name="P2"><text:tab/>good</text:p>
      <text:p text:style-name="P2"><text:tab/>amo</text:p>
      <text:p text:style-name="P2"><text:tab/>of</text:p>
      <text:p text:style-name="P2"><text:tab/>querer</text:p>
      <text:p text:style-name="P2"><text:tab/>uncl</text:p>
      <text:p text:style-name="P2"><text:tab/>think</text:p>
      <text:p text:style-name="P2"><text:tab/>slept</text:p>
      <text:p text:style-name="P2"/>
      <text:p text:style-name="P2">Topic 173</text:p>
      <text:p text:style-name="P2"><text:tab/>struck</text:p>
      <text:p text:style-name="P2"><text:tab/>same</text:p>
      <text:p text:style-name="P2"><text:soft-page-break/><text:tab/>rotten</text:p>
      <text:p text:style-name="P2"><text:tab/>realis</text:p>
      <text:p text:style-name="P2"><text:tab/>town</text:p>
      <text:p text:style-name="P2"><text:tab/>sour</text:p>
      <text:p text:style-name="P2"><text:tab/>promis</text:p>
      <text:p text:style-name="P2"><text:tab/>groovi</text:p>
      <text:p text:style-name="P2"><text:tab/>road</text:p>
      <text:p text:style-name="P2"><text:tab/>drank</text:p>
      <text:p text:style-name="P2"/>
      <text:p text:style-name="P2">Topic 174</text:p>
      <text:p text:style-name="P2"><text:tab/>repeat</text:p>
      <text:p text:style-name="P2"><text:tab/>tan</text:p>
      <text:p text:style-name="P2"><text:tab/>befor</text:p>
      <text:p text:style-name="P2"><text:tab/>cool</text:p>
      <text:p text:style-name="P2"><text:tab/>eye</text:p>
      <text:p text:style-name="P2"><text:tab/>circl</text:p>
      <text:p text:style-name="P2"><text:tab/>ball</text:p>
      <text:p text:style-name="P2"><text:tab/>the</text:p>
      <text:p text:style-name="P2"><text:tab/>bit</text:p>
      <text:p text:style-name="P2"><text:tab/>strike</text:p>
      <text:p text:style-name="P2"/>
      <text:p text:style-name="P2">Topic 175</text:p>
      <text:p text:style-name="P2"><text:tab/>pain</text:p>
      <text:p text:style-name="P2"><text:tab/>were</text:p>
      <text:p text:style-name="P2"><text:tab/>don</text:p>
      <text:p text:style-name="P2"><text:tab/>expect</text:p>
      <text:p text:style-name="P2"><text:tab/>land</text:p>
      <text:p text:style-name="P2"><text:tab/>wine</text:p>
      <text:p text:style-name="P2"><text:tab/>ador</text:p>
      <text:p text:style-name="P2"><text:tab/>grace</text:p>
      <text:p text:style-name="P2"><text:tab/>mill</text:p>
      <text:p text:style-name="P2"><text:tab/>wrote</text:p>
      <text:p text:style-name="P2"/>
      <text:p text:style-name="P2">Topic 176</text:p>
      <text:p text:style-name="P2"><text:tab/>del</text:p>
      <text:p text:style-name="P2"><text:tab/>reach</text:p>
      <text:p text:style-name="P2"><text:tab/>wrap</text:p>
      <text:p text:style-name="P2"><text:tab/>fanci</text:p>
      <text:p text:style-name="P2"><text:tab/>shred</text:p>
      <text:p text:style-name="P2"><text:tab/>shit</text:p>
      <text:p text:style-name="P2"><text:tab/>tout</text:p>
      <text:p text:style-name="P2"><text:tab/>next</text:p>
      <text:p text:style-name="P2"><text:tab/>killer</text:p>
      <text:p text:style-name="P2"><text:tab/>jai</text:p>
      <text:p text:style-name="P2"/>
      <text:p text:style-name="P2">Topic 177</text:p>
      <text:p text:style-name="P2"><text:tab/>amor</text:p>
      <text:p text:style-name="P2"><text:tab/>no</text:p>
      <text:p text:style-name="P2"><text:tab/>rememb</text:p>
      <text:p text:style-name="P2"><text:tab/>2</text:p>
      <text:p text:style-name="P2"><text:tab/>shadow</text:p>
      <text:p text:style-name="P2"><text:tab/>my</text:p>
      <text:p text:style-name="P2"><text:soft-page-break/><text:tab/>a</text:p>
      <text:p text:style-name="P2"><text:tab/>of</text:p>
      <text:p text:style-name="P2"><text:tab/>me</text:p>
      <text:p text:style-name="P2"><text:tab/>true</text:p>
      <text:p text:style-name="P2"/>
      <text:p text:style-name="P2">Topic 178</text:p>
      <text:p text:style-name="P2"><text:tab/>connect</text:p>
      <text:p text:style-name="P2"><text:tab/>eye</text:p>
      <text:p text:style-name="P2"><text:tab/>moment</text:p>
      <text:p text:style-name="P2"><text:tab/>fort</text:p>
      <text:p text:style-name="P2"><text:tab/>vacat</text:p>
      <text:p text:style-name="P2"><text:tab/>sympathi</text:p>
      <text:p text:style-name="P2"><text:tab/>weather</text:p>
      <text:p text:style-name="P2"><text:tab/>insecur</text:p>
      <text:p text:style-name="P2"><text:tab/>deni</text:p>
      <text:p text:style-name="P2"><text:tab/>sha</text:p>
      <text:p text:style-name="P2"/>
      <text:p text:style-name="P2">Topic 179</text:p>
      <text:p text:style-name="P2"><text:tab/>drop</text:p>
      <text:p text:style-name="P2"><text:tab/>des</text:p>
      <text:p text:style-name="P2"><text:tab/>right</text:p>
      <text:p text:style-name="P2"><text:tab/>god</text:p>
      <text:p text:style-name="P2"><text:tab/>start</text:p>
      <text:p text:style-name="P2"><text:tab/>voic</text:p>
      <text:p text:style-name="P2"><text:tab/>eu</text:p>
      <text:p text:style-name="P2"><text:tab/>moment</text:p>
      <text:p text:style-name="P2"><text:tab/>sometim</text:p>
      <text:p text:style-name="P2"><text:tab/>brought</text:p>
      <text:p text:style-name="P2"/>
      <text:p text:style-name="P2">Topic 180</text:p>
      <text:p text:style-name="P2"><text:tab/>ho</text:p>
      <text:p text:style-name="P2"><text:tab/>dio</text:p>
      <text:p text:style-name="P2"><text:tab/>jaim</text:p>
      <text:p text:style-name="P2"><text:tab/>disappear</text:p>
      <text:p text:style-name="P2"><text:tab/>loss</text:p>
      <text:p text:style-name="P2"><text:tab/>notr</text:p>
      <text:p text:style-name="P2"><text:tab/>pillow</text:p>
      <text:p text:style-name="P2"><text:tab/>ugli</text:p>
      <text:p text:style-name="P2"><text:tab/>hurri</text:p>
      <text:p text:style-name="P2"><text:tab/>gutter</text:p>
      <text:p text:style-name="P2"/>
      <text:p text:style-name="P2">Topic 181</text:p>
      <text:p text:style-name="P2"><text:tab/>soon</text:p>
      <text:p text:style-name="P2"><text:tab/>downtown</text:p>
      <text:p text:style-name="P2"><text:tab/>knock</text:p>
      <text:p text:style-name="P2"><text:tab/>felt</text:p>
      <text:p text:style-name="P2"><text:tab/>mia</text:p>
      <text:p text:style-name="P2"><text:tab/>ohn</text:p>
      <text:p text:style-name="P2"><text:tab/>idea</text:p>
      <text:p text:style-name="P2"><text:tab/>treat</text:p>
      <text:p text:style-name="P2"><text:tab/>satan</text:p>
      <text:p text:style-name="P2"><text:tab/>kun</text:p>
      <text:p text:style-name="P2"><text:soft-page-break/></text:p>
      <text:p text:style-name="P2">Topic 182</text:p>
      <text:p text:style-name="P2"><text:tab/>pray</text:p>
      <text:p text:style-name="P2"><text:tab/>entr</text:p>
      <text:p text:style-name="P2"><text:tab/>wird</text:p>
      <text:p text:style-name="P2"><text:tab/>está</text:p>
      <text:p text:style-name="P2"><text:tab/>you</text:p>
      <text:p text:style-name="P2"><text:tab/>girlfriend</text:p>
      <text:p text:style-name="P2"><text:tab/>friday</text:p>
      <text:p text:style-name="P2"><text:tab/>babi</text:p>
      <text:p text:style-name="P2"><text:tab/>meno</text:p>
      <text:p text:style-name="P2"><text:tab/>six</text:p>
      <text:p text:style-name="P2"/>
      <text:p text:style-name="P2">Topic 183</text:p>
      <text:p text:style-name="P2"><text:tab/>head</text:p>
      <text:p text:style-name="P2"><text:tab/>put</text:p>
      <text:p text:style-name="P2"><text:tab/>cri</text:p>
      <text:p text:style-name="P2"><text:tab/>tear</text:p>
      <text:p text:style-name="P2"><text:tab/>anymor</text:p>
      <text:p text:style-name="P2"><text:tab/>side</text:p>
      <text:p text:style-name="P2"><text:tab/>page</text:p>
      <text:p text:style-name="P2"><text:tab/>wide</text:p>
      <text:p text:style-name="P2"><text:tab/>red</text:p>
      <text:p text:style-name="P2"><text:tab/>ik</text:p>
      <text:p text:style-name="P2"/>
      <text:p text:style-name="P2">Topic 184</text:p>
      <text:p text:style-name="P2"><text:tab/>feel</text:p>
      <text:p text:style-name="P2"><text:tab/>long</text:p>
      <text:p text:style-name="P2"><text:tab/>than</text:p>
      <text:p text:style-name="P2"><text:tab/>a</text:p>
      <text:p text:style-name="P2"><text:tab/>you</text:p>
      <text:p text:style-name="P2"><text:tab/>of</text:p>
      <text:p text:style-name="P2"><text:tab/>and</text:p>
      <text:p text:style-name="P2"><text:tab/>with</text:p>
      <text:p text:style-name="P2"><text:tab/>my</text:p>
      <text:p text:style-name="P2"><text:tab/>what</text:p>
      <text:p text:style-name="P2"/>
      <text:p text:style-name="P2">Topic 185</text:p>
      <text:p text:style-name="P2"><text:tab/>fight</text:p>
      <text:p text:style-name="P2"><text:tab/>stop</text:p>
      <text:p text:style-name="P2"><text:tab/>afternoon</text:p>
      <text:p text:style-name="P2"><text:tab/>rhythm</text:p>
      <text:p text:style-name="P2"><text:tab/>sus</text:p>
      <text:p text:style-name="P2"><text:tab/>quun</text:p>
      <text:p text:style-name="P2"><text:tab/>smile</text:p>
      <text:p text:style-name="P2"><text:tab/>tard</text:p>
      <text:p text:style-name="P2"><text:tab/>talkin</text:p>
      <text:p text:style-name="P2"><text:tab/>ter</text:p>
      <text:p text:style-name="P2"/>
      <text:p text:style-name="P2">Topic 186</text:p>
      <text:p text:style-name="P2"><text:tab/>and</text:p>
      <text:p text:style-name="P2"><text:tab/>tu</text:p>
      <text:p text:style-name="P2"><text:soft-page-break/><text:tab/>sky</text:p>
      <text:p text:style-name="P2"><text:tab/>ai</text:p>
      <text:p text:style-name="P2"><text:tab/>dead</text:p>
      <text:p text:style-name="P2"><text:tab/>you</text:p>
      <text:p text:style-name="P2"><text:tab/>carri</text:p>
      <text:p text:style-name="P2"><text:tab/>know</text:p>
      <text:p text:style-name="P2"><text:tab/>with</text:p>
      <text:p text:style-name="P2"><text:tab/>not</text:p>
      <text:p text:style-name="P2"/>
      <text:p text:style-name="P2">Topic 187</text:p>
      <text:p text:style-name="P2"><text:tab/>onli</text:p>
      <text:p text:style-name="P2"><text:tab/>after</text:p>
      <text:p text:style-name="P2"><text:tab/>of</text:p>
      <text:p text:style-name="P2"><text:tab/>with</text:p>
      <text:p text:style-name="P2"><text:tab/>o</text:p>
      <text:p text:style-name="P2"><text:tab/>in</text:p>
      <text:p text:style-name="P2"><text:tab/>not</text:p>
      <text:p text:style-name="P2"><text:tab/>no</text:p>
      <text:p text:style-name="P2"><text:tab/>best</text:p>
      <text:p text:style-name="P2"><text:tab/>and</text:p>
      <text:p text:style-name="P2"/>
      <text:p text:style-name="P2">Topic 188</text:p>
      <text:p text:style-name="P2"><text:tab/>a</text:p>
      <text:p text:style-name="P2"><text:tab/>her</text:p>
      <text:p text:style-name="P2"><text:tab/>pretti</text:p>
      <text:p text:style-name="P2"><text:tab/>cri</text:p>
      <text:p text:style-name="P2"><text:tab/>pa</text:p>
      <text:p text:style-name="P2"><text:tab/>me</text:p>
      <text:p text:style-name="P2"><text:tab/>my</text:p>
      <text:p text:style-name="P2"><text:tab/>of</text:p>
      <text:p text:style-name="P2"><text:tab/>lay</text:p>
      <text:p text:style-name="P2"><text:tab/>and</text:p>
      <text:p text:style-name="P2"/>
      <text:p text:style-name="P2">Topic 189</text:p>
      <text:p text:style-name="P2"><text:tab/>ya</text:p>
      <text:p text:style-name="P2"><text:tab/>aliv</text:p>
      <text:p text:style-name="P2"><text:tab/>alway</text:p>
      <text:p text:style-name="P2"><text:tab/>cri</text:p>
      <text:p text:style-name="P2"><text:tab/>rest</text:p>
      <text:p text:style-name="P2"><text:tab/>du</text:p>
      <text:p text:style-name="P2"><text:tab/>tempo</text:p>
      <text:p text:style-name="P2"><text:tab/>puedo</text:p>
      <text:p text:style-name="P2"><text:tab/>freedom</text:p>
      <text:p text:style-name="P2"><text:tab/>wast</text:p>
      <text:p text:style-name="P2"/>
      <text:p text:style-name="P2">Topic 190</text:p>
      <text:p text:style-name="P2"><text:tab/>say</text:p>
      <text:p text:style-name="P2"><text:tab/>world</text:p>
      <text:p text:style-name="P2"><text:tab/>you</text:p>
      <text:p text:style-name="P2"><text:tab/>do</text:p>
      <text:p text:style-name="P2"><text:tab/>not</text:p>
      <text:p text:style-name="P2"><text:tab/>ein</text:p>
      <text:p text:style-name="P2"><text:soft-page-break/><text:tab/>of</text:p>
      <text:p text:style-name="P2"><text:tab/>to</text:p>
      <text:p text:style-name="P2"><text:tab/>me</text:p>
      <text:p text:style-name="P2"><text:tab/>for</text:p>
      <text:p text:style-name="P2"/>
      <text:p text:style-name="P2">Topic 191</text:p>
      <text:p text:style-name="P2"><text:tab/>ha</text:p>
      <text:p text:style-name="P2"><text:tab/>control</text:p>
      <text:p text:style-name="P2"><text:tab/>a</text:p>
      <text:p text:style-name="P2"><text:tab/>amigo</text:p>
      <text:p text:style-name="P2"><text:tab/>set</text:p>
      <text:p text:style-name="P2"><text:tab/>highway</text:p>
      <text:p text:style-name="P2"><text:tab/>me</text:p>
      <text:p text:style-name="P2"><text:tab/>ten</text:p>
      <text:p text:style-name="P2"><text:tab/>and</text:p>
      <text:p text:style-name="P2"><text:tab/>sever</text:p>
      <text:p text:style-name="P2"/>
      <text:p text:style-name="P2">Topic 192</text:p>
      <text:p text:style-name="P2"><text:tab/>fell</text:p>
      <text:p text:style-name="P2"><text:tab/>gold</text:p>
      <text:p text:style-name="P2"><text:tab/>wait</text:p>
      <text:p text:style-name="P2"><text:tab/>electr</text:p>
      <text:p text:style-name="P2"><text:tab/>fue</text:p>
      <text:p text:style-name="P2"><text:tab/>me</text:p>
      <text:p text:style-name="P2"><text:tab/>second</text:p>
      <text:p text:style-name="P2"><text:tab/>throughout</text:p>
      <text:p text:style-name="P2"><text:tab/>root</text:p>
      <text:p text:style-name="P2"><text:tab/>major</text:p>
      <text:p text:style-name="P2"/>
      <text:p text:style-name="P2">Topic 193</text:p>
      <text:p text:style-name="P2"><text:tab/>time</text:p>
      <text:p text:style-name="P2"><text:tab/>las</text:p>
      <text:p text:style-name="P2"><text:tab/>men</text:p>
      <text:p text:style-name="P2"><text:tab/>sand</text:p>
      <text:p text:style-name="P2"><text:tab/>wait</text:p>
      <text:p text:style-name="P2"><text:tab/>there</text:p>
      <text:p text:style-name="P2"><text:tab/>cuando</text:p>
      <text:p text:style-name="P2"><text:tab/>keep</text:p>
      <text:p text:style-name="P2"><text:tab/>word</text:p>
      <text:p text:style-name="P2"><text:tab/>it</text:p>
      <text:p text:style-name="P2"/>
      <text:p text:style-name="P2">Topic 194</text:p>
      <text:p text:style-name="P2"><text:tab/>le</text:p>
      <text:p text:style-name="P2"><text:tab/>ah</text:p>
      <text:p text:style-name="P2"><text:tab/>problem</text:p>
      <text:p text:style-name="P2"><text:tab/>earth</text:p>
      <text:p text:style-name="P2"><text:tab/>choic</text:p>
      <text:p text:style-name="P2"><text:tab/>rememb</text:p>
      <text:p text:style-name="P2"><text:tab/>what</text:p>
      <text:p text:style-name="P2"><text:tab/>livin</text:p>
      <text:p text:style-name="P2"><text:tab/>wed</text:p>
      <text:p text:style-name="P2"><text:tab/>truli</text:p>
      <text:p text:style-name="P2"><text:soft-page-break/></text:p>
      <text:p text:style-name="P2">Topic 195</text:p>
      <text:p text:style-name="P2"><text:tab/>gonna</text:p>
      <text:p text:style-name="P2"><text:tab/>love</text:p>
      <text:p text:style-name="P2"><text:tab/>never</text:p>
      <text:p text:style-name="P2"><text:tab/>and</text:p>
      <text:p text:style-name="P2"><text:tab/>a</text:p>
      <text:p text:style-name="P2"><text:tab/>ring</text:p>
      <text:p text:style-name="P2"><text:tab/>the</text:p>
      <text:p text:style-name="P2"><text:tab/>in</text:p>
      <text:p text:style-name="P2"><text:tab/>on</text:p>
      <text:p text:style-name="P2"><text:tab/>me</text:p>
      <text:p text:style-name="P2"/>
      <text:p text:style-name="P2">Topic 196</text:p>
      <text:p text:style-name="P2"><text:tab/>dark</text:p>
      <text:p text:style-name="P2"><text:tab/>do</text:p>
      <text:p text:style-name="P2"><text:tab/>soy</text:p>
      <text:p text:style-name="P2"><text:tab/>set</text:p>
      <text:p text:style-name="P2"><text:tab/>your</text:p>
      <text:p text:style-name="P2"><text:tab/>lone</text:p>
      <text:p text:style-name="P2"><text:tab/>ground</text:p>
      <text:p text:style-name="P2"><text:tab/>bank</text:p>
      <text:p text:style-name="P2"><text:tab/>atrá</text:p>
      <text:p text:style-name="P2"><text:tab/>block</text:p>
      <text:p text:style-name="P2"/>
      <text:p text:style-name="P2">Topic 197</text:p>
      <text:p text:style-name="P2"><text:tab/>mind</text:p>
      <text:p text:style-name="P2"><text:tab/>might</text:p>
      <text:p text:style-name="P2"><text:tab/>death</text:p>
      <text:p text:style-name="P2"><text:tab/>din</text:p>
      <text:p text:style-name="P2"><text:tab/>you</text:p>
      <text:p text:style-name="P2"><text:tab/>whenev</text:p>
      <text:p text:style-name="P2"><text:tab/>tree</text:p>
      <text:p text:style-name="P2"><text:tab/>mas</text:p>
      <text:p text:style-name="P2"><text:tab/>starri</text:p>
      <text:p text:style-name="P2"><text:tab/>hill</text:p>
      <text:p text:style-name="P2"/>
      <text:p text:style-name="P2">Topic 198</text:p>
      <text:p text:style-name="P2"><text:tab/>there</text:p>
      <text:p text:style-name="P2"><text:tab/>famili</text:p>
      <text:p text:style-name="P2"><text:tab/>eye</text:p>
      <text:p text:style-name="P2"><text:tab/>poi</text:p>
      <text:p text:style-name="P2"><text:tab/>of</text:p>
      <text:p text:style-name="P2"><text:tab/>nois</text:p>
      <text:p text:style-name="P2"><text:tab/>my</text:p>
      <text:p text:style-name="P2"><text:tab/>tri</text:p>
      <text:p text:style-name="P2"><text:tab/>seu</text:p>
      <text:p text:style-name="P2"><text:tab/>sous</text:p>
      <text:p text:style-name="P2"/>
      <text:p text:style-name="P2">Topic 199</text:p>
      <text:p text:style-name="P2"><text:tab/>again</text:p>
      <text:p text:style-name="P2"><text:tab/>face</text:p>
      <text:p text:style-name="P2"><text:soft-page-break/><text:tab/>and</text:p>
      <text:p text:style-name="P2"><text:tab/>my</text:p>
      <text:p text:style-name="P2"><text:tab/>you</text:p>
      <text:p text:style-name="P2"><text:tab/>qui</text:p>
      <text:p text:style-name="P2"><text:tab/>ay</text:p>
      <text:p text:style-name="P2"><text:tab/>tast</text:p>
      <text:p text:style-name="P2"><text:tab/>lot</text:p>
      <text:p text:style-name="P2"><text:tab/>dan</text:p>
      <text:p text:style-name="P2"/>
      <text:p text:style-name="P2">Topic 200</text:p>
      <text:p text:style-name="P2"><text:tab/>ever</text:p>
      <text:p text:style-name="P2"><text:tab/>new</text:p>
      <text:p text:style-name="P2"><text:tab/>yourself</text:p>
      <text:p text:style-name="P2"><text:tab/>home</text:p>
      <text:p text:style-name="P2"><text:tab/>came</text:p>
      <text:p text:style-name="P2"><text:tab/>and</text:p>
      <text:p text:style-name="P2"><text:tab/>shadow</text:p>
      <text:p text:style-name="P2"><text:tab/>you</text:p>
      <text:p text:style-name="P2"><text:tab/>where</text:p>
      <text:p text:style-name="P2"><text:tab/>man</text:p>
      <text:p text:style-name="P2"/>
      <text:p text:style-name="P2">Topic 201</text:p>
      <text:p text:style-name="P2"><text:tab/>hell</text:p>
      <text:p text:style-name="P2"><text:tab/>morn</text:p>
      <text:p text:style-name="P2"><text:tab/>constant</text:p>
      <text:p text:style-name="P2"><text:tab/>my</text:p>
      <text:p text:style-name="P2"><text:tab/>sui</text:p>
      <text:p text:style-name="P2"><text:tab/>laugh</text:p>
      <text:p text:style-name="P2"><text:tab/>of</text:p>
      <text:p text:style-name="P2"><text:tab/>basement</text:p>
      <text:p text:style-name="P2"><text:tab/>pasa</text:p>
      <text:p text:style-name="P2"><text:tab/>instead</text:p>
      <text:p text:style-name="P2"/>
      <text:p text:style-name="P2">Topic 202</text:p>
      <text:p text:style-name="P2"><text:tab/>wrong</text:p>
      <text:p text:style-name="P2"><text:tab/>you</text:p>
      <text:p text:style-name="P2"><text:tab/>and</text:p>
      <text:p text:style-name="P2"><text:tab/>known</text:p>
      <text:p text:style-name="P2"><text:tab/>och</text:p>
      <text:p text:style-name="P2"><text:tab/>are</text:p>
      <text:p text:style-name="P2"><text:tab/>plain</text:p>
      <text:p text:style-name="P2"><text:tab/>tua</text:p>
      <text:p text:style-name="P2"><text:tab/>a</text:p>
      <text:p text:style-name="P2"><text:tab/>sail</text:p>
      <text:p text:style-name="P2"/>
      <text:p text:style-name="P2">Topic 203</text:p>
      <text:p text:style-name="P2"><text:tab/>met</text:p>
      <text:p text:style-name="P2"><text:tab/>sister</text:p>
      <text:p text:style-name="P2"><text:tab/>buy</text:p>
      <text:p text:style-name="P2"><text:tab/>the</text:p>
      <text:p text:style-name="P2"><text:tab/>a</text:p>
      <text:p text:style-name="P2"><text:tab/>and</text:p>
      <text:p text:style-name="P2"><text:soft-page-break/><text:tab/>do</text:p>
      <text:p text:style-name="P2"><text:tab/>doo</text:p>
      <text:p text:style-name="P2"><text:tab/>track</text:p>
      <text:p text:style-name="P2"><text:tab/>gimm</text:p>
      <text:p text:style-name="P2"/>
      <text:p text:style-name="P2">Topic 204</text:p>
      <text:p text:style-name="P2"><text:tab/>sun</text:p>
      <text:p text:style-name="P2"><text:tab/>use</text:p>
      <text:p text:style-name="P2"><text:tab/>outsid</text:p>
      <text:p text:style-name="P2"><text:tab/>you</text:p>
      <text:p text:style-name="P2"><text:tab/>build</text:p>
      <text:p text:style-name="P2"><text:tab/>a</text:p>
      <text:p text:style-name="P2"><text:tab/>hand</text:p>
      <text:p text:style-name="P2"><text:tab/>ve</text:p>
      <text:p text:style-name="P2"><text:tab/>els</text:p>
      <text:p text:style-name="P2"><text:tab/>dust</text:p>
      <text:p text:style-name="P2"/>
      <text:p text:style-name="P2">Topic 205</text:p>
      <text:p text:style-name="P2"><text:tab/>is</text:p>
      <text:p text:style-name="P2"><text:tab/>the</text:p>
      <text:p text:style-name="P2"><text:tab/>it</text:p>
      <text:p text:style-name="P2"><text:tab/>my</text:p>
      <text:p text:style-name="P2"><text:tab/>an</text:p>
      <text:p text:style-name="P2"><text:tab/>are</text:p>
      <text:p text:style-name="P2"><text:tab/>a</text:p>
      <text:p text:style-name="P2"><text:tab/>and</text:p>
      <text:p text:style-name="P2"><text:tab/>you</text:p>
      <text:p text:style-name="P2"><text:tab/>man</text:p>
      <text:p text:style-name="P2"/>
      <text:p text:style-name="P2">Topic 206</text:p>
      <text:p text:style-name="P2"><text:tab/>was</text:p>
      <text:p text:style-name="P2"><text:tab/>of</text:p>
      <text:p text:style-name="P2"><text:tab/>heart</text:p>
      <text:p text:style-name="P2"><text:tab/>a</text:p>
      <text:p text:style-name="P2"><text:tab/>you</text:p>
      <text:p text:style-name="P2"><text:tab/>with</text:p>
      <text:p text:style-name="P2"><text:tab/>my</text:p>
      <text:p text:style-name="P2"><text:tab/>call</text:p>
      <text:p text:style-name="P2"><text:tab/>do</text:p>
      <text:p text:style-name="P2"><text:tab/>babi</text:p>
      <text:p text:style-name="P2"/>
      <text:p text:style-name="P2">Topic 207</text:p>
      <text:p text:style-name="P2"><text:tab/>far</text:p>
      <text:p text:style-name="P2"><text:tab/>clone</text:p>
      <text:p text:style-name="P2"><text:tab/>me</text:p>
      <text:p text:style-name="P2"><text:tab/>unkind</text:p>
      <text:p text:style-name="P2"><text:tab/>rememb</text:p>
      <text:p text:style-name="P2"><text:tab/>egg</text:p>
      <text:p text:style-name="P2"><text:tab/>bunch</text:p>
      <text:p text:style-name="P2"><text:tab/>puedo</text:p>
      <text:p text:style-name="P2"><text:tab/>à</text:p>
      <text:p text:style-name="P2"><text:tab/>world</text:p>
      <text:p text:style-name="P2"><text:soft-page-break/></text:p>
      <text:p text:style-name="P2">Topic 208</text:p>
      <text:p text:style-name="P2"><text:tab/>moment</text:p>
      <text:p text:style-name="P2"><text:tab/>are</text:p>
      <text:p text:style-name="P2"><text:tab/>deni</text:p>
      <text:p text:style-name="P2"><text:tab/>weather</text:p>
      <text:p text:style-name="P2"><text:tab/>keep</text:p>
      <text:p text:style-name="P2"><text:tab/>vor</text:p>
      <text:p text:style-name="P2"><text:tab/>skull</text:p>
      <text:p text:style-name="P2"><text:tab/>jame</text:p>
      <text:p text:style-name="P2"><text:tab/>cmon</text:p>
      <text:p text:style-name="P2"><text:tab/>nadi</text:p>
      <text:p text:style-name="P2"/>
      <text:p text:style-name="P2">Topic 209</text:p>
      <text:p text:style-name="P2"><text:tab/>start</text:p>
      <text:p text:style-name="P2"><text:tab/>right</text:p>
      <text:p text:style-name="P2"><text:tab/>sometim</text:p>
      <text:p text:style-name="P2"><text:tab/>my</text:p>
      <text:p text:style-name="P2"><text:tab/>step</text:p>
      <text:p text:style-name="P2"><text:tab/>skin</text:p>
      <text:p text:style-name="P2"><text:tab/>send</text:p>
      <text:p text:style-name="P2"><text:tab/>voic</text:p>
      <text:p text:style-name="P2"><text:tab/>mouth</text:p>
      <text:p text:style-name="P2"><text:tab/>ho</text:p>
      <text:p text:style-name="P2"/>
      <text:p text:style-name="P2">Topic 210</text:p>
      <text:p text:style-name="P2"><text:tab/>wait</text:p>
      <text:p text:style-name="P2"><text:tab/>fear</text:p>
      <text:p text:style-name="P2"><text:tab/>real</text:p>
      <text:p text:style-name="P2"><text:tab/>who</text:p>
      <text:p text:style-name="P2"><text:tab/>done</text:p>
      <text:p text:style-name="P2"><text:tab/>devil</text:p>
      <text:p text:style-name="P2"><text:tab/>insid</text:p>
      <text:p text:style-name="P2"><text:tab/>door</text:p>
      <text:p text:style-name="P2"><text:tab/>my</text:p>
      <text:p text:style-name="P2"><text:tab/>one</text:p>
      <text:p text:style-name="P2"/>
      <text:p text:style-name="P2">Topic 211</text:p>
      <text:p text:style-name="P2"><text:tab/>to</text:p>
      <text:p text:style-name="P2"><text:tab/>do</text:p>
      <text:p text:style-name="P2"><text:tab/>that</text:p>
      <text:p text:style-name="P2"><text:tab/>we</text:p>
      <text:p text:style-name="P2"><text:tab/>a</text:p>
      <text:p text:style-name="P2"><text:tab/>like</text:p>
      <text:p text:style-name="P2"><text:tab/>from</text:p>
      <text:p text:style-name="P2"><text:tab/>with</text:p>
      <text:p text:style-name="P2"><text:tab/>know</text:p>
      <text:p text:style-name="P2"><text:tab/>man</text:p>
      <text:p text:style-name="P2"/>
      <text:p text:style-name="P2">Topic 212</text:p>
      <text:p text:style-name="P2"><text:tab/>left</text:p>
      <text:p text:style-name="P2"><text:tab/>fill</text:p>
      <text:p text:style-name="P2"><text:soft-page-break/><text:tab/>it</text:p>
      <text:p text:style-name="P2"><text:tab/>broken</text:p>
      <text:p text:style-name="P2"><text:tab/>there</text:p>
      <text:p text:style-name="P2"><text:tab/>busi</text:p>
      <text:p text:style-name="P2"><text:tab/>time</text:p>
      <text:p text:style-name="P2"><text:tab/>someth</text:p>
      <text:p text:style-name="P2"><text:tab/>ocean</text:p>
      <text:p text:style-name="P2"><text:tab/>against</text:p>
      <text:p text:style-name="P2"/>
      <text:p text:style-name="P2">Topic 213</text:p>
      <text:p text:style-name="P2"><text:tab/>need</text:p>
      <text:p text:style-name="P2"><text:tab/>babi</text:p>
      <text:p text:style-name="P2"><text:tab/>you</text:p>
      <text:p text:style-name="P2"><text:tab/>most</text:p>
      <text:p text:style-name="P2"><text:tab/>com</text:p>
      <text:p text:style-name="P2"><text:tab/>gana</text:p>
      <text:p text:style-name="P2"><text:tab/>shot</text:p>
      <text:p text:style-name="P2"><text:tab/>alway</text:p>
      <text:p text:style-name="P2"><text:tab/>me</text:p>
      <text:p text:style-name="P2"><text:tab/>&amp;</text:p>
      <text:p text:style-name="P2"/>
      <text:p text:style-name="P2">Topic 214</text:p>
      <text:p text:style-name="P2"><text:tab/>can</text:p>
      <text:p text:style-name="P2"><text:tab/>and</text:p>
      <text:p text:style-name="P2"><text:tab/>you</text:p>
      <text:p text:style-name="P2"><text:tab/>alway</text:p>
      <text:p text:style-name="P2"><text:tab/>não</text:p>
      <text:p text:style-name="P2"><text:tab/>knew</text:p>
      <text:p text:style-name="P2"><text:tab/>shot</text:p>
      <text:p text:style-name="P2"><text:tab/>a</text:p>
      <text:p text:style-name="P2"><text:tab/>me</text:p>
      <text:p text:style-name="P2"><text:tab/>which</text:p>
      <text:p text:style-name="P2"/>
      <text:p text:style-name="P2">Topic 215</text:p>
      <text:p text:style-name="P2"><text:tab/>year</text:p>
      <text:p text:style-name="P2"><text:tab/>neck</text:p>
      <text:p text:style-name="P2"><text:tab/>wheel</text:p>
      <text:p text:style-name="P2"><text:tab/>doch</text:p>
      <text:p text:style-name="P2"><text:tab/>differ</text:p>
      <text:p text:style-name="P2"><text:tab/>a</text:p>
      <text:p text:style-name="P2"><text:tab/>less</text:p>
      <text:p text:style-name="P2"><text:tab/>until</text:p>
      <text:p text:style-name="P2"><text:tab/>are</text:p>
      <text:p text:style-name="P2"><text:tab/>island</text:p>
      <text:p text:style-name="P2"/>
      <text:p text:style-name="P2">Topic 216</text:p>
      <text:p text:style-name="P2"><text:tab/>yo</text:p>
      <text:p text:style-name="P2"><text:tab/>right</text:p>
      <text:p text:style-name="P2"><text:tab/>home</text:p>
      <text:p text:style-name="P2"><text:tab/>a</text:p>
      <text:p text:style-name="P2"><text:tab/>ground</text:p>
      <text:p text:style-name="P2"><text:tab/>watch</text:p>
      <text:p text:style-name="P2"><text:soft-page-break/><text:tab/>it</text:p>
      <text:p text:style-name="P2"><text:tab/>sex</text:p>
      <text:p text:style-name="P2"><text:tab/>face</text:p>
      <text:p text:style-name="P2"><text:tab/>mine</text:p>
      <text:p text:style-name="P2"/>
      <text:p text:style-name="P2">Topic 217</text:p>
      <text:p text:style-name="P2"><text:tab/>at</text:p>
      <text:p text:style-name="P2"><text:tab/>alway</text:p>
      <text:p text:style-name="P2"><text:tab/>citi</text:p>
      <text:p text:style-name="P2"><text:tab/>ahead</text:p>
      <text:p text:style-name="P2"><text:tab/>place</text:p>
      <text:p text:style-name="P2"><text:tab/>and</text:p>
      <text:p text:style-name="P2"><text:tab/>my</text:p>
      <text:p text:style-name="P2"><text:tab/>you</text:p>
      <text:p text:style-name="P2"><text:tab/>ani</text:p>
      <text:p text:style-name="P2"><text:tab/>her</text:p>
      <text:p text:style-name="P2"/>
      <text:p text:style-name="P2">Topic 218</text:p>
      <text:p text:style-name="P2"><text:tab/>go</text:p>
      <text:p text:style-name="P2"><text:tab/>al</text:p>
      <text:p text:style-name="P2"><text:tab/>much</text:p>
      <text:p text:style-name="P2"><text:tab/>me</text:p>
      <text:p text:style-name="P2"><text:tab/>my</text:p>
      <text:p text:style-name="P2"><text:tab/>and</text:p>
      <text:p text:style-name="P2"><text:tab/>with</text:p>
      <text:p text:style-name="P2"><text:tab/>you</text:p>
      <text:p text:style-name="P2"><text:tab/>fall</text:p>
      <text:p text:style-name="P2"><text:tab/>are</text:p>
      <text:p text:style-name="P2"/>
      <text:p text:style-name="P2">Topic 219</text:p>
      <text:p text:style-name="P2"><text:tab/>young</text:p>
      <text:p text:style-name="P2"><text:tab/>came</text:p>
      <text:p text:style-name="P2"><text:tab/>me</text:p>
      <text:p text:style-name="P2"><text:tab/>ba</text:p>
      <text:p text:style-name="P2"><text:tab/>jos</text:p>
      <text:p text:style-name="P2"><text:tab/>mas</text:p>
      <text:p text:style-name="P2"><text:tab/>salt</text:p>
      <text:p text:style-name="P2"><text:tab/>plan</text:p>
      <text:p text:style-name="P2"><text:tab/>bleed</text:p>
      <text:p text:style-name="P2"><text:tab/>separ</text:p>
      <text:p text:style-name="P2"/>
      <text:p text:style-name="P2">Topic 220</text:p>
      <text:p text:style-name="P2"><text:tab/>chain</text:p>
      <text:p text:style-name="P2"><text:tab/>woke</text:p>
      <text:p text:style-name="P2"><text:tab/>uh</text:p>
      <text:p text:style-name="P2"><text:tab/>enough</text:p>
      <text:p text:style-name="P2"><text:tab/>fallen</text:p>
      <text:p text:style-name="P2"><text:tab/>bet</text:p>
      <text:p text:style-name="P2"><text:tab/>machin</text:p>
      <text:p text:style-name="P2"><text:tab/>cri</text:p>
      <text:p text:style-name="P2"><text:tab/>river</text:p>
      <text:p text:style-name="P2"><text:tab/>reap</text:p>
      <text:p text:style-name="P2"><text:soft-page-break/></text:p>
      <text:p text:style-name="P2">Topic 221</text:p>
      <text:p text:style-name="P2"><text:tab/>a</text:p>
      <text:p text:style-name="P2"><text:tab/>wind</text:p>
      <text:p text:style-name="P2"><text:tab/>you</text:p>
      <text:p text:style-name="P2"><text:tab/>stori</text:p>
      <text:p text:style-name="P2"><text:tab/>ohh</text:p>
      <text:p text:style-name="P2"><text:tab/>won</text:p>
      <text:p text:style-name="P2"><text:tab/>ship</text:p>
      <text:p text:style-name="P2"><text:tab/>eas</text:p>
      <text:p text:style-name="P2"><text:tab/>read</text:p>
      <text:p text:style-name="P2"><text:tab/>earth</text:p>
      <text:p text:style-name="P2"/>
      <text:p text:style-name="P2">Topic 222</text:p>
      <text:p text:style-name="P2"><text:tab/>done</text:p>
      <text:p text:style-name="P2"><text:tab/>les</text:p>
      <text:p text:style-name="P2"><text:tab/>one</text:p>
      <text:p text:style-name="P2"><text:tab/>lamour</text:p>
      <text:p text:style-name="P2"><text:tab/>bastard</text:p>
      <text:p text:style-name="P2"><text:tab/>everytim</text:p>
      <text:p text:style-name="P2"><text:tab/>ourselv</text:p>
      <text:p text:style-name="P2"><text:tab/>num</text:p>
      <text:p text:style-name="P2"><text:tab/>my</text:p>
      <text:p text:style-name="P2"><text:tab/>fist</text:p>
      <text:p text:style-name="P2"/>
      <text:p text:style-name="P2">Topic 223</text:p>
      <text:p text:style-name="P2"><text:tab/>am</text:p>
      <text:p text:style-name="P2"><text:tab/>we</text:p>
      <text:p text:style-name="P2"><text:tab/>a</text:p>
      <text:p text:style-name="P2"><text:tab/>for</text:p>
      <text:p text:style-name="P2"><text:tab/>mayb</text:p>
      <text:p text:style-name="P2"><text:tab/>and</text:p>
      <text:p text:style-name="P2"><text:tab/>love</text:p>
      <text:p text:style-name="P2"><text:tab/>you</text:p>
      <text:p text:style-name="P2"><text:tab/>do</text:p>
      <text:p text:style-name="P2"><text:tab/>not</text:p>
      <text:p text:style-name="P2"/>
      <text:p text:style-name="P2">Topic 224</text:p>
      <text:p text:style-name="P2"><text:tab/>their</text:p>
      <text:p text:style-name="P2"><text:tab/>pictur</text:p>
      <text:p text:style-name="P2"><text:tab/>stain</text:p>
      <text:p text:style-name="P2"><text:tab/>cariño</text:p>
      <text:p text:style-name="P2"><text:tab/>dug</text:p>
      <text:p text:style-name="P2"><text:tab/>bottl</text:p>
      <text:p text:style-name="P2"><text:tab/>goin</text:p>
      <text:p text:style-name="P2"><text:tab/>coeur</text:p>
      <text:p text:style-name="P2"><text:tab/>school</text:p>
      <text:p text:style-name="P2"><text:tab/>me</text:p>
      <text:p text:style-name="P2"/>
      <text:p text:style-name="P2">Topic 225</text:p>
      <text:p text:style-name="P2"><text:tab/>the</text:p>
      <text:p text:style-name="P2"><text:tab/>will</text:p>
      <text:p text:style-name="P2"><text:soft-page-break/><text:tab/>and</text:p>
      <text:p text:style-name="P2"><text:tab/>you</text:p>
      <text:p text:style-name="P2"><text:tab/>in</text:p>
      <text:p text:style-name="P2"><text:tab/>it</text:p>
      <text:p text:style-name="P2"><text:tab/>with</text:p>
      <text:p text:style-name="P2"><text:tab/>a</text:p>
      <text:p text:style-name="P2"><text:tab/>your</text:p>
      <text:p text:style-name="P2"><text:tab/>do</text:p>
      <text:p text:style-name="P2"/>
      <text:p text:style-name="P2">Topic 226</text:p>
      <text:p text:style-name="P2"><text:tab/>not</text:p>
      <text:p text:style-name="P2"><text:tab/>game</text:p>
      <text:p text:style-name="P2"><text:tab/>would</text:p>
      <text:p text:style-name="P2"><text:tab/>you</text:p>
      <text:p text:style-name="P2"><text:tab/>come</text:p>
      <text:p text:style-name="P2"><text:tab/>no</text:p>
      <text:p text:style-name="P2"><text:tab/>and</text:p>
      <text:p text:style-name="P2"><text:tab/>of</text:p>
      <text:p text:style-name="P2"><text:tab/>when</text:p>
      <text:p text:style-name="P2"><text:tab/>to</text:p>
      <text:p text:style-name="P2"/>
      <text:p text:style-name="P2">Topic 227</text:p>
      <text:p text:style-name="P2"><text:tab/>hope</text:p>
      <text:p text:style-name="P2"><text:tab/>ver</text:p>
      <text:p text:style-name="P2"><text:tab/>meant</text:p>
      <text:p text:style-name="P2"><text:tab/>main</text:p>
      <text:p text:style-name="P2"><text:tab/>warrior</text:p>
      <text:p text:style-name="P2"><text:tab/>shadow</text:p>
      <text:p text:style-name="P2"><text:tab/>understand</text:p>
      <text:p text:style-name="P2"><text:tab/>the</text:p>
      <text:p text:style-name="P2"><text:tab/>home</text:p>
      <text:p text:style-name="P2"><text:tab/>glass</text:p>
      <text:p text:style-name="P2"/>
      <text:p text:style-name="P2">Topic 228</text:p>
      <text:p text:style-name="P2"><text:tab/>out</text:p>
      <text:p text:style-name="P2"><text:tab/>lie</text:p>
      <text:p text:style-name="P2"><text:tab/>le</text:p>
      <text:p text:style-name="P2"><text:tab/>you</text:p>
      <text:p text:style-name="P2"><text:tab/>a</text:p>
      <text:p text:style-name="P2"><text:tab/>and</text:p>
      <text:p text:style-name="P2"><text:tab/>with</text:p>
      <text:p text:style-name="P2"><text:tab/>for</text:p>
      <text:p text:style-name="P2"><text:tab/>do</text:p>
      <text:p text:style-name="P2"><text:tab/>babi</text:p>
      <text:p text:style-name="P2"/>
      <text:p text:style-name="P2">Topic 229</text:p>
      <text:p text:style-name="P2"><text:tab/>talk</text:p>
      <text:p text:style-name="P2"><text:tab/>born</text:p>
      <text:p text:style-name="P2"><text:tab/>gettin</text:p>
      <text:p text:style-name="P2"><text:tab/>you</text:p>
      <text:p text:style-name="P2"><text:tab/>x4</text:p>
      <text:p text:style-name="P2"><text:tab/>quiero</text:p>
      <text:p text:style-name="P2"><text:soft-page-break/><text:tab/>cross</text:p>
      <text:p text:style-name="P2"><text:tab/>vamo</text:p>
      <text:p text:style-name="P2"><text:tab/>me</text:p>
      <text:p text:style-name="P2"><text:tab/>forget</text:p>
      <text:p text:style-name="P2"/>
      <text:p text:style-name="P2">Topic 230</text:p>
      <text:p text:style-name="P2"><text:tab/>y</text:p>
      <text:p text:style-name="P2"><text:tab/>al</text:p>
      <text:p text:style-name="P2"><text:tab/>write</text:p>
      <text:p text:style-name="P2"><text:tab/>are</text:p>
      <text:p text:style-name="P2"><text:tab/>mark</text:p>
      <text:p text:style-name="P2"><text:tab/>för</text:p>
      <text:p text:style-name="P2"><text:tab/>a</text:p>
      <text:p text:style-name="P2"><text:tab/>to</text:p>
      <text:p text:style-name="P2"><text:tab/>io</text:p>
      <text:p text:style-name="P2"><text:tab/>sempr</text:p>
      <text:p text:style-name="P2"/>
      <text:p text:style-name="P2">Topic 231</text:p>
      <text:p text:style-name="P2"><text:tab/>friend</text:p>
      <text:p text:style-name="P2"><text:tab/>rua</text:p>
      <text:p text:style-name="P2"><text:tab/>skeleton</text:p>
      <text:p text:style-name="P2"><text:tab/>olen</text:p>
      <text:p text:style-name="P2"><text:tab/>coeur</text:p>
      <text:p text:style-name="P2"><text:tab/>do</text:p>
      <text:p text:style-name="P2"><text:tab/>knew</text:p>
      <text:p text:style-name="P2"><text:tab/>may</text:p>
      <text:p text:style-name="P2"><text:tab/>blut</text:p>
      <text:p text:style-name="P2"><text:tab/>is</text:p>
      <text:p text:style-name="P2"/>
      <text:p text:style-name="P2">Topic 232</text:p>
      <text:p text:style-name="P2"><text:tab/>my</text:p>
      <text:p text:style-name="P2"><text:tab/>you</text:p>
      <text:p text:style-name="P2"><text:tab/>hear</text:p>
      <text:p text:style-name="P2"><text:tab/>full</text:p>
      <text:p text:style-name="P2"><text:tab/>babi</text:p>
      <text:p text:style-name="P2"><text:tab/>soul</text:p>
      <text:p text:style-name="P2"><text:tab/>creat</text:p>
      <text:p text:style-name="P2"><text:tab/>may</text:p>
      <text:p text:style-name="P2"><text:tab/>to</text:p>
      <text:p text:style-name="P2"><text:tab/>your</text:p>
      <text:p text:style-name="P2"/>
      <text:p text:style-name="P2">Topic 233</text:p>
      <text:p text:style-name="P2"><text:tab/>guid</text:p>
      <text:p text:style-name="P2"><text:tab/>style</text:p>
      <text:p text:style-name="P2"><text:tab/>distanc</text:p>
      <text:p text:style-name="P2"><text:tab/>card</text:p>
      <text:p text:style-name="P2"><text:tab/>är</text:p>
      <text:p text:style-name="P2"><text:tab/>echo</text:p>
      <text:p text:style-name="P2"><text:tab/>you</text:p>
      <text:p text:style-name="P2"><text:tab/>paz</text:p>
      <text:p text:style-name="P2"><text:tab/>habit</text:p>
      <text:p text:style-name="P2"><text:tab/>penni</text:p>
      <text:p text:style-name="P2"><text:soft-page-break/></text:p>
      <text:p text:style-name="P2">Topic 234</text:p>
      <text:p text:style-name="P2"><text:tab/>water</text:p>
      <text:p text:style-name="P2"><text:tab/>doin</text:p>
      <text:p text:style-name="P2"><text:tab/>quest</text:p>
      <text:p text:style-name="P2"><text:tab/>ander</text:p>
      <text:p text:style-name="P2"><text:tab/>taim</text:p>
      <text:p text:style-name="P2"><text:tab/>jaurai</text:p>
      <text:p text:style-name="P2"><text:tab/>sotto</text:p>
      <text:p text:style-name="P2"><text:tab/>mig</text:p>
      <text:p text:style-name="P2"><text:tab/>good</text:p>
      <text:p text:style-name="P2"><text:tab/>pill</text:p>
      <text:p text:style-name="P2"/>
      <text:p text:style-name="P2">Topic 235</text:p>
      <text:p text:style-name="P2"><text:tab/>so</text:p>
      <text:p text:style-name="P2"><text:tab/>fire</text:p>
      <text:p text:style-name="P2"><text:tab/>my</text:p>
      <text:p text:style-name="P2"><text:tab/>the</text:p>
      <text:p text:style-name="P2"><text:tab/>do</text:p>
      <text:p text:style-name="P2"><text:tab/>too</text:p>
      <text:p text:style-name="P2"><text:tab/>drive</text:p>
      <text:p text:style-name="P2"><text:tab/>a</text:p>
      <text:p text:style-name="P2"><text:tab/>auf</text:p>
      <text:p text:style-name="P2"><text:tab/>is</text:p>
      <text:p text:style-name="P2"/>
      <text:p text:style-name="P2">Topic 236</text:p>
      <text:p text:style-name="P2"><text:tab/>asleep</text:p>
      <text:p text:style-name="P2"><text:tab/>battl</text:p>
      <text:p text:style-name="P2"><text:tab/>agora</text:p>
      <text:p text:style-name="P2"><text:tab/>seal</text:p>
      <text:p text:style-name="P2"><text:tab/>eso</text:p>
      <text:p text:style-name="P2"><text:tab/>freak</text:p>
      <text:p text:style-name="P2"><text:tab/>sä</text:p>
      <text:p text:style-name="P2"><text:tab/>honest</text:p>
      <text:p text:style-name="P2"><text:tab/>instead</text:p>
      <text:p text:style-name="P2"><text:tab/>owe</text:p>
      <text:p text:style-name="P2"/>
      <text:p text:style-name="P2">Topic 237</text:p>
      <text:p text:style-name="P2"><text:tab/>from</text:p>
      <text:p text:style-name="P2"><text:tab/>breath</text:p>
      <text:p text:style-name="P2"><text:tab/>bed</text:p>
      <text:p text:style-name="P2"><text:tab/>nuestra</text:p>
      <text:p text:style-name="P2"><text:tab/>goe</text:p>
      <text:p text:style-name="P2"><text:tab/>and</text:p>
      <text:p text:style-name="P2"><text:tab/>ja</text:p>
      <text:p text:style-name="P2"><text:tab/>the</text:p>
      <text:p text:style-name="P2"><text:tab/>with</text:p>
      <text:p text:style-name="P2"><text:tab/>o</text:p>
      <text:p text:style-name="P2"/>
      <text:p text:style-name="P2">Topic 238</text:p>
      <text:p text:style-name="P2"><text:tab/>them</text:p>
      <text:p text:style-name="P2"><text:tab/>music</text:p>
      <text:p text:style-name="P2"><text:soft-page-break/><text:tab/>slow</text:p>
      <text:p text:style-name="P2"><text:tab/>have</text:p>
      <text:p text:style-name="P2"><text:tab/>the</text:p>
      <text:p text:style-name="P2"><text:tab/>not</text:p>
      <text:p text:style-name="P2"><text:tab/>you</text:p>
      <text:p text:style-name="P2"><text:tab/>from</text:p>
      <text:p text:style-name="P2"><text:tab/>watch</text:p>
      <text:p text:style-name="P2"><text:tab/>ti</text:p>
      <text:p text:style-name="P2"/>
      <text:p text:style-name="P2">Topic 239</text:p>
      <text:p text:style-name="P2"><text:tab/>now</text:p>
      <text:p text:style-name="P2"><text:tab/>me</text:p>
      <text:p text:style-name="P2"><text:tab/>my</text:p>
      <text:p text:style-name="P2"><text:tab/>you</text:p>
      <text:p text:style-name="P2"><text:tab/>the</text:p>
      <text:p text:style-name="P2"><text:tab/>not</text:p>
      <text:p text:style-name="P2"><text:tab/>do</text:p>
      <text:p text:style-name="P2"><text:tab/>beyond</text:p>
      <text:p text:style-name="P2"><text:tab/>dos</text:p>
      <text:p text:style-name="P2"><text:tab/>your</text:p>
      <text:p text:style-name="P2"/>
      <text:p text:style-name="P2">Topic 240</text:p>
      <text:p text:style-name="P2"><text:tab/>how</text:p>
      <text:p text:style-name="P2"><text:tab/>and</text:p>
      <text:p text:style-name="P2"><text:tab/>your</text:p>
      <text:p text:style-name="P2"><text:tab/>mich</text:p>
      <text:p text:style-name="P2"><text:tab/>car</text:p>
      <text:p text:style-name="P2"><text:tab/>view</text:p>
      <text:p text:style-name="P2"><text:tab/>of</text:p>
      <text:p text:style-name="P2"><text:tab/>you</text:p>
      <text:p text:style-name="P2"><text:tab/>speak</text:p>
      <text:p text:style-name="P2"><text:tab/>land</text:p>
      <text:p text:style-name="P2"/>
      <text:p text:style-name="P2">Topic 241</text:p>
      <text:p text:style-name="P2"><text:tab/>è</text:p>
      <text:p text:style-name="P2"><text:tab/>swell</text:p>
      <text:p text:style-name="P2"><text:tab/>tres</text:p>
      <text:p text:style-name="P2"><text:tab/>doin</text:p>
      <text:p text:style-name="P2"><text:tab/>babylon</text:p>
      <text:p text:style-name="P2"><text:tab/>faint</text:p>
      <text:p text:style-name="P2"><text:tab/>ahh</text:p>
      <text:p text:style-name="P2"><text:tab/>witch</text:p>
      <text:p text:style-name="P2"><text:tab/>me</text:p>
      <text:p text:style-name="P2"><text:tab/>stuff</text:p>
      <text:p text:style-name="P2"/>
      <text:p text:style-name="P2">Topic 242</text:p>
      <text:p text:style-name="P2"><text:tab/>mean</text:p>
      <text:p text:style-name="P2"><text:tab/>fin</text:p>
      <text:p text:style-name="P2"><text:tab/>shower</text:p>
      <text:p text:style-name="P2"><text:tab/>harm</text:p>
      <text:p text:style-name="P2"><text:tab/>search</text:p>
      <text:p text:style-name="P2"><text:tab/>and</text:p>
      <text:p text:style-name="P2"><text:soft-page-break/><text:tab/>brother</text:p>
      <text:p text:style-name="P2"><text:tab/>with</text:p>
      <text:p text:style-name="P2"><text:tab/>tabl</text:p>
      <text:p text:style-name="P2"><text:tab/>your</text:p>
      <text:p text:style-name="P2"/>
      <text:p text:style-name="P2">Topic 243</text:p>
      <text:p text:style-name="P2"><text:tab/>god</text:p>
      <text:p text:style-name="P2"><text:tab/>start</text:p>
      <text:p text:style-name="P2"><text:tab/>right</text:p>
      <text:p text:style-name="P2"><text:tab/>glad</text:p>
      <text:p text:style-name="P2"><text:tab/>bone</text:p>
      <text:p text:style-name="P2"><text:tab/>top</text:p>
      <text:p text:style-name="P2"><text:tab/>sometim</text:p>
      <text:p text:style-name="P2"><text:tab/>bin</text:p>
      <text:p text:style-name="P2"><text:tab/>space</text:p>
      <text:p text:style-name="P2"><text:tab/>mouth</text:p>
      <text:p text:style-name="P2"/>
      <text:p text:style-name="P2">Topic 244</text:p>
      <text:p text:style-name="P2"><text:tab/>yeah</text:p>
      <text:p text:style-name="P2"><text:tab/>well</text:p>
      <text:p text:style-name="P2"><text:tab/>know</text:p>
      <text:p text:style-name="P2"><text:tab/>of</text:p>
      <text:p text:style-name="P2"><text:tab/>the</text:p>
      <text:p text:style-name="P2"><text:tab/>is</text:p>
      <text:p text:style-name="P2"><text:tab/>laugh</text:p>
      <text:p text:style-name="P2"><text:tab/>sink</text:p>
      <text:p text:style-name="P2"><text:tab/>do</text:p>
      <text:p text:style-name="P2"><text:tab/>worth</text:p>
      <text:p text:style-name="P2"/>
      <text:p text:style-name="P2">Topic 245</text:p>
      <text:p text:style-name="P2"><text:tab/>someon</text:p>
      <text:p text:style-name="P2"><text:tab/>hip</text:p>
      <text:p text:style-name="P2"><text:tab/>var</text:p>
      <text:p text:style-name="P2"><text:tab/>class</text:p>
      <text:p text:style-name="P2"><text:tab/>suffer</text:p>
      <text:p text:style-name="P2"><text:tab/>scare</text:p>
      <text:p text:style-name="P2"><text:tab/>flat</text:p>
      <text:p text:style-name="P2"><text:tab/>my</text:p>
      <text:p text:style-name="P2"><text:tab/>and</text:p>
      <text:p text:style-name="P2"><text:tab/>vi</text:p>
      <text:p text:style-name="P2"/>
      <text:p text:style-name="P2">Topic 246</text:p>
      <text:p text:style-name="P2"><text:tab/>wait</text:p>
      <text:p text:style-name="P2"><text:tab/>who</text:p>
      <text:p text:style-name="P2"><text:tab/>real</text:p>
      <text:p text:style-name="P2"><text:tab/>done</text:p>
      <text:p text:style-name="P2"><text:tab/>push</text:p>
      <text:p text:style-name="P2"><text:tab/>my</text:p>
      <text:p text:style-name="P2"><text:tab/>one</text:p>
      <text:p text:style-name="P2"><text:tab/>door</text:p>
      <text:p text:style-name="P2"><text:tab/>girl</text:p>
      <text:p text:style-name="P2"><text:tab/>me</text:p>
      <text:p text:style-name="P2"><text:soft-page-break/></text:p>
      <text:p text:style-name="P2">Topic 247</text:p>
      <text:p text:style-name="P2"><text:tab/>dig</text:p>
      <text:p text:style-name="P2"><text:tab/>temp</text:p>
      <text:p text:style-name="P2"><text:tab/>eso</text:p>
      <text:p text:style-name="P2"><text:tab/>já</text:p>
      <text:p text:style-name="P2"><text:tab/>fue</text:p>
      <text:p text:style-name="P2"><text:tab/>root</text:p>
      <text:p text:style-name="P2"><text:tab/>merri</text:p>
      <text:p text:style-name="P2"><text:tab/>wait</text:p>
      <text:p text:style-name="P2"><text:tab/>owe</text:p>
      <text:p text:style-name="P2"><text:tab/>upon</text:p>
      <text:p text:style-name="P2"/>
      <text:p text:style-name="P2">Topic 248</text:p>
      <text:p text:style-name="P2"><text:tab/>him</text:p>
      <text:p text:style-name="P2"><text:tab/>siento</text:p>
      <text:p text:style-name="P2"><text:tab/>remain</text:p>
      <text:p text:style-name="P2"><text:tab/>jetzt</text:p>
      <text:p text:style-name="P2"><text:tab/>afford</text:p>
      <text:p text:style-name="P2"><text:tab/>me</text:p>
      <text:p text:style-name="P2"><text:tab/>bridg</text:p>
      <text:p text:style-name="P2"><text:tab/>blond</text:p>
      <text:p text:style-name="P2"><text:tab/>quiero</text:p>
      <text:p text:style-name="P2"><text:tab/>should</text:p>
      <text:p text:style-name="P2"/>
      <text:p text:style-name="P2">Topic 249</text:p>
      <text:p text:style-name="P2"><text:tab/>more</text:p>
      <text:p text:style-name="P2"><text:tab/>you</text:p>
      <text:p text:style-name="P2"><text:tab/>lover</text:p>
      <text:p text:style-name="P2"><text:tab/>fan</text:p>
      <text:p text:style-name="P2"><text:tab/>par</text:p>
      <text:p text:style-name="P2"><text:tab/>of</text:p>
      <text:p text:style-name="P2"><text:tab/>my</text:p>
      <text:p text:style-name="P2"><text:tab/>puedo</text:p>
      <text:p text:style-name="P2"><text:tab/>me</text:p>
      <text:p text:style-name="P2"><text:tab/>rosa</text:p>
      <text:p text:style-name="P2"/>
      <text:p text:style-name="P2">Topic 250</text:p>
      <text:p text:style-name="P2"><text:tab/>pas</text:p>
      <text:p text:style-name="P2"><text:tab/>flame</text:p>
      <text:p text:style-name="P2"><text:tab/>une</text:p>
      <text:p text:style-name="P2"><text:tab/>dass</text:p>
      <text:p text:style-name="P2"><text:tab/>neon</text:p>
      <text:p text:style-name="P2"><text:tab/>beyond</text:p>
      <text:p text:style-name="P2"><text:tab/>earli</text:p>
      <text:p text:style-name="P2"><text:tab/>anim</text:p>
      <text:p text:style-name="P2"><text:tab/>you</text:p>
      <text:p text:style-name="P2"><text:tab/>no</text:p>
      <text:p text:style-name="P2"/>
      <text:p text:style-name="P2">Topic 251</text:p>
      <text:p text:style-name="P2"><text:tab/>room</text:p>
      <text:p text:style-name="P2"><text:tab/>bow</text:p>
      <text:p text:style-name="P2"><text:soft-page-break/><text:tab/>taught</text:p>
      <text:p text:style-name="P2"><text:tab/>glori</text:p>
      <text:p text:style-name="P2"><text:tab/>jump</text:p>
      <text:p text:style-name="P2"><text:tab/>caer</text:p>
      <text:p text:style-name="P2"><text:tab/>my</text:p>
      <text:p text:style-name="P2"><text:tab/>muss</text:p>
      <text:p text:style-name="P2"><text:tab/>of</text:p>
      <text:p text:style-name="P2"><text:tab/>sentenc</text:p>
      <text:p text:style-name="P2"/>
      <text:p text:style-name="P2">Topic 252</text:p>
      <text:p text:style-name="P2"><text:tab/>got</text:p>
      <text:p text:style-name="P2"><text:tab/>noth</text:p>
      <text:p text:style-name="P2"><text:tab/>as</text:p>
      <text:p text:style-name="P2"><text:tab/>los</text:p>
      <text:p text:style-name="P2"><text:tab/>the</text:p>
      <text:p text:style-name="P2"><text:tab/>to</text:p>
      <text:p text:style-name="P2"><text:tab/>nerv</text:p>
      <text:p text:style-name="P2"><text:tab/>in</text:p>
      <text:p text:style-name="P2"><text:tab/>did</text:p>
      <text:p text:style-name="P2"><text:tab/>would</text:p>
      <text:p text:style-name="P2"/>
      <text:p text:style-name="P2">Topic 253</text:p>
      <text:p text:style-name="P2"><text:tab/>para</text:p>
      <text:p text:style-name="P2"><text:tab/>por</text:p>
      <text:p text:style-name="P2"><text:tab/>drug</text:p>
      <text:p text:style-name="P2"><text:tab/>sang</text:p>
      <text:p text:style-name="P2"><text:tab/>not</text:p>
      <text:p text:style-name="P2"><text:tab/>jack</text:p>
      <text:p text:style-name="P2"><text:tab/>loco</text:p>
      <text:p text:style-name="P2"><text:tab/>forget</text:p>
      <text:p text:style-name="P2"><text:tab/>sent</text:p>
      <text:p text:style-name="P2"><text:tab/>my</text:p>
      <text:p text:style-name="P2"/>
      <text:p text:style-name="P2">Topic 254</text:p>
      <text:p text:style-name="P2"><text:tab/>play</text:p>
      <text:p text:style-name="P2"><text:tab/>keep</text:p>
      <text:p text:style-name="P2"><text:tab/>time</text:p>
      <text:p text:style-name="P2"><text:tab/>veri</text:p>
      <text:p text:style-name="P2"><text:tab/>through</text:p>
      <text:p text:style-name="P2"><text:tab/>phone</text:p>
      <text:p text:style-name="P2"><text:tab/>someth</text:p>
      <text:p text:style-name="P2"><text:tab/>be</text:p>
      <text:p text:style-name="P2"><text:tab/>pass</text:p>
      <text:p text:style-name="P2"><text:tab/>back</text:p>
      <text:p text:style-name="P2"/>
      <text:p text:style-name="P2">Topic 255</text:p>
      <text:p text:style-name="P2"><text:tab/>il</text:p>
      <text:p text:style-name="P2"><text:tab/>you</text:p>
      <text:p text:style-name="P2"><text:tab/>your</text:p>
      <text:p text:style-name="P2"><text:tab/>floor</text:p>
      <text:p text:style-name="P2"><text:tab/>and</text:p>
      <text:p text:style-name="P2"><text:tab/>do</text:p>
      <text:p text:style-name="P2"><text:soft-page-break/><text:tab/>du</text:p>
      <text:p text:style-name="P2"><text:tab/>of</text:p>
      <text:p text:style-name="P2"><text:tab/>thing</text:p>
      <text:p text:style-name="P2"><text:tab/>comm</text:p>
      <text:p text:style-name="P2"/>
      <text:p text:style-name="P2">Topic 256</text:p>
      <text:p text:style-name="P2"><text:tab/>rain</text:p>
      <text:p text:style-name="P2"><text:tab/>apart</text:p>
      <text:p text:style-name="P2"><text:tab/>key</text:p>
      <text:p text:style-name="P2"><text:tab/>my</text:p>
      <text:p text:style-name="P2"><text:tab/>a</text:p>
      <text:p text:style-name="P2"><text:tab/>claim</text:p>
      <text:p text:style-name="P2"><text:tab/>cloth</text:p>
      <text:p text:style-name="P2"><text:tab/>until</text:p>
      <text:p text:style-name="P2"><text:tab/>john</text:p>
      <text:p text:style-name="P2"><text:tab/>mark</text:p>
      <text:p text:style-name="P2"/>
      <text:p text:style-name="P2">Topic 257</text:p>
      <text:p text:style-name="P2"><text:tab/>pour</text:p>
      <text:p text:style-name="P2"><text:tab/>vida</text:p>
      <text:p text:style-name="P2"><text:tab/>d</text:p>
      <text:p text:style-name="P2"><text:tab/>a</text:p>
      <text:p text:style-name="P2"><text:tab/>savior</text:p>
      <text:p text:style-name="P2"><text:tab/>allow</text:p>
      <text:p text:style-name="P2"><text:tab/>hand</text:p>
      <text:p text:style-name="P2"><text:tab/>soldier</text:p>
      <text:p text:style-name="P2"><text:tab/>thrill</text:p>
      <text:p text:style-name="P2"><text:tab/>tanto</text:p>
      <text:p text:style-name="P2"/>
      <text:p text:style-name="P2">Topic 258</text:p>
      <text:p text:style-name="P2"><text:tab/>follow</text:p>
      <text:p text:style-name="P2"><text:tab/>human</text:p>
      <text:p text:style-name="P2"><text:tab/>remov</text:p>
      <text:p text:style-name="P2"><text:tab/>poison</text:p>
      <text:p text:style-name="P2"><text:tab/>une</text:p>
      <text:p text:style-name="P2"><text:tab/>tutti</text:p>
      <text:p text:style-name="P2"><text:tab/>givin</text:p>
      <text:p text:style-name="P2"><text:tab/>you</text:p>
      <text:p text:style-name="P2"><text:tab/>me</text:p>
      <text:p text:style-name="P2"><text:tab/>robot</text:p>
      <text:p text:style-name="P2"/>
      <text:p text:style-name="P2">Topic 259</text:p>
      <text:p text:style-name="P2"><text:tab/>ni</text:p>
      <text:p text:style-name="P2"><text:tab/>somebodi</text:p>
      <text:p text:style-name="P2"><text:tab/>mis</text:p>
      <text:p text:style-name="P2"><text:tab/>ta</text:p>
      <text:p text:style-name="P2"><text:tab/>knew</text:p>
      <text:p text:style-name="P2"><text:tab/>no</text:p>
      <text:p text:style-name="P2"><text:tab/>forbidden</text:p>
      <text:p text:style-name="P2"><text:tab/>mark</text:p>
      <text:p text:style-name="P2"><text:tab/>genocid</text:p>
      <text:p text:style-name="P2"><text:tab/>al</text:p>
      <text:p text:style-name="P2"><text:soft-page-break/></text:p>
      <text:p text:style-name="P2">Topic 260</text:p>
      <text:p text:style-name="P2"><text:tab/>gent</text:p>
      <text:p text:style-name="P2"><text:tab/>weak</text:p>
      <text:p text:style-name="P2"><text:tab/>person</text:p>
      <text:p text:style-name="P2"><text:tab/>success</text:p>
      <text:p text:style-name="P2"><text:tab/>stick</text:p>
      <text:p text:style-name="P2"><text:tab/>ugli</text:p>
      <text:p text:style-name="P2"><text:tab/>me</text:p>
      <text:p text:style-name="P2"><text:tab/>a</text:p>
      <text:p text:style-name="P2"><text:tab/>fruit</text:p>
      <text:p text:style-name="P2"><text:tab/>pillow</text:p>
      <text:p text:style-name="P2"/>
      <text:p text:style-name="P2">Topic 261</text:p>
      <text:p text:style-name="P2"><text:tab/>la</text:p>
      <text:p text:style-name="P2"><text:tab/>al</text:p>
      <text:p text:style-name="P2"><text:tab/>of</text:p>
      <text:p text:style-name="P2"><text:tab/>you</text:p>
      <text:p text:style-name="P2"><text:tab/>wall</text:p>
      <text:p text:style-name="P2"><text:tab/>hush</text:p>
      <text:p text:style-name="P2"><text:tab/>know</text:p>
      <text:p text:style-name="P2"><text:tab/>point</text:p>
      <text:p text:style-name="P2"><text:tab/>me</text:p>
      <text:p text:style-name="P2"><text:tab/>outro</text:p>
      <text:p text:style-name="P2"/>
      <text:p text:style-name="P2">Topic 262</text:p>
      <text:p text:style-name="P2"><text:tab/>wait</text:p>
      <text:p text:style-name="P2"><text:tab/>insid</text:p>
      <text:p text:style-name="P2"><text:tab/>door</text:p>
      <text:p text:style-name="P2"><text:tab/>fear</text:p>
      <text:p text:style-name="P2"><text:tab/>de</text:p>
      <text:p text:style-name="P2"><text:tab/>real</text:p>
      <text:p text:style-name="P2"><text:tab/>tight</text:p>
      <text:p text:style-name="P2"><text:tab/>girl</text:p>
      <text:p text:style-name="P2"><text:tab/>my</text:p>
      <text:p text:style-name="P2"><text:tab/>town</text:p>
      <text:p text:style-name="P2"/>
      <text:p text:style-name="P2">Topic 263</text:p>
      <text:p text:style-name="P2"><text:tab/>word</text:p>
      <text:p text:style-name="P2"><text:tab/>reaction</text:p>
      <text:p text:style-name="P2"><text:tab/>clone</text:p>
      <text:p text:style-name="P2"><text:tab/>satisfact</text:p>
      <text:p text:style-name="P2"><text:tab/>boat</text:p>
      <text:p text:style-name="P2"><text:tab/>calor</text:p>
      <text:p text:style-name="P2"><text:tab/>me</text:p>
      <text:p text:style-name="P2"><text:tab/>gee</text:p>
      <text:p text:style-name="P2"><text:tab/>aye</text:p>
      <text:p text:style-name="P2"><text:tab/>vultur</text:p>
      <text:p text:style-name="P2"/>
      <text:p text:style-name="P2">Topic 264</text:p>
      <text:p text:style-name="P2"><text:tab/>us</text:p>
      <text:p text:style-name="P2"><text:tab/>merci</text:p>
      <text:p text:style-name="P2"><text:soft-page-break/><text:tab/>soft</text:p>
      <text:p text:style-name="P2"><text:tab/>hollow</text:p>
      <text:p text:style-name="P2"><text:tab/>eh</text:p>
      <text:p text:style-name="P2"><text:tab/>a</text:p>
      <text:p text:style-name="P2"><text:tab/>me</text:p>
      <text:p text:style-name="P2"><text:tab/>momma</text:p>
      <text:p text:style-name="P2"><text:tab/>sharp</text:p>
      <text:p text:style-name="P2"><text:tab/>himself</text:p>
      <text:p text:style-name="P2"/>
      <text:p text:style-name="P2">Topic 265</text:p>
      <text:p text:style-name="P2"><text:tab/>whi</text:p>
      <text:p text:style-name="P2"><text:tab/>me</text:p>
      <text:p text:style-name="P2"><text:tab/>and</text:p>
      <text:p text:style-name="P2"><text:tab/>you</text:p>
      <text:p text:style-name="P2"><text:tab/>your</text:p>
      <text:p text:style-name="P2"><text:tab/>cold</text:p>
      <text:p text:style-name="P2"><text:tab/>el</text:p>
      <text:p text:style-name="P2"><text:tab/>beneath</text:p>
      <text:p text:style-name="P2"><text:tab/>mon</text:p>
      <text:p text:style-name="P2"><text:tab/>do</text:p>
      <text:p text:style-name="P2"/>
      <text:p text:style-name="P2">Topic 266</text:p>
      <text:p text:style-name="P2"><text:tab/>seen</text:p>
      <text:p text:style-name="P2"><text:tab/>bitch</text:p>
      <text:p text:style-name="P2"><text:tab/>sorrow</text:p>
      <text:p text:style-name="P2"><text:tab/>you</text:p>
      <text:p text:style-name="P2"><text:tab/>drink</text:p>
      <text:p text:style-name="P2"><text:tab/>sam</text:p>
      <text:p text:style-name="P2"><text:tab/>pink</text:p>
      <text:p text:style-name="P2"><text:tab/>and</text:p>
      <text:p text:style-name="P2"><text:tab/>hand</text:p>
      <text:p text:style-name="P2"><text:tab/>scale</text:p>
      <text:p text:style-name="P2"/>
      <text:p text:style-name="P2">Topic 267</text:p>
      <text:p text:style-name="P2"><text:tab/>she</text:p>
      <text:p text:style-name="P2"><text:tab/>you</text:p>
      <text:p text:style-name="P2"><text:tab/>her</text:p>
      <text:p text:style-name="P2"><text:tab/>a</text:p>
      <text:p text:style-name="P2"><text:tab/>fli</text:p>
      <text:p text:style-name="P2"><text:tab/>my</text:p>
      <text:p text:style-name="P2"><text:tab/>breath</text:p>
      <text:p text:style-name="P2"><text:tab/>pari</text:p>
      <text:p text:style-name="P2"><text:tab/>sich</text:p>
      <text:p text:style-name="P2"><text:tab/>ma</text:p>
      <text:p text:style-name="P2"/>
      <text:p text:style-name="P2">Topic 268</text:p>
      <text:p text:style-name="P2"><text:tab/>sing</text:p>
      <text:p text:style-name="P2"><text:tab/>peopl</text:p>
      <text:p text:style-name="P2"><text:tab/>green</text:p>
      <text:p text:style-name="P2"><text:tab/>sell</text:p>
      <text:p text:style-name="P2"><text:tab/>each</text:p>
      <text:p text:style-name="P2"><text:tab/>could</text:p>
      <text:p text:style-name="P2"><text:soft-page-break/><text:tab/>the</text:p>
      <text:p text:style-name="P2"><text:tab/>glass</text:p>
      <text:p text:style-name="P2"><text:tab/>moi</text:p>
      <text:p text:style-name="P2"><text:tab/>bought</text:p>
      <text:p text:style-name="P2"/>
      <text:p text:style-name="P2">Topic 269</text:p>
      <text:p text:style-name="P2"><text:tab/>con</text:p>
      <text:p text:style-name="P2"><text:tab/>slide</text:p>
      <text:p text:style-name="P2"><text:tab/>old</text:p>
      <text:p text:style-name="P2"><text:tab/>hit</text:p>
      <text:p text:style-name="P2"><text:tab/>bar</text:p>
      <text:p text:style-name="P2"><text:tab/>bell</text:p>
      <text:p text:style-name="P2"><text:tab/>inspir</text:p>
      <text:p text:style-name="P2"><text:tab/>me</text:p>
      <text:p text:style-name="P2"><text:tab/>nu</text:p>
      <text:p text:style-name="P2"><text:tab/>nah</text:p>
      <text:p text:style-name="P2"/>
      <text:p text:style-name="P2">Topic 270</text:p>
      <text:p text:style-name="P2"><text:tab/>made</text:p>
      <text:p text:style-name="P2"><text:tab/>foolish</text:p>
      <text:p text:style-name="P2"><text:tab/>eat</text:p>
      <text:p text:style-name="P2"><text:tab/>wall</text:p>
      <text:p text:style-name="P2"><text:tab/>vision</text:p>
      <text:p text:style-name="P2"><text:tab/>sin</text:p>
      <text:p text:style-name="P2"><text:tab/>a</text:p>
      <text:p text:style-name="P2"><text:tab/>rose</text:p>
      <text:p text:style-name="P2"><text:tab/>me</text:p>
      <text:p text:style-name="P2"><text:tab/>soul</text:p>
      <text:p text:style-name="P2"/>
      <text:p text:style-name="P2">Topic 271</text:p>
      <text:p text:style-name="P2"><text:tab/>si</text:p>
      <text:p text:style-name="P2"><text:tab/>big</text:p>
      <text:p text:style-name="P2"><text:tab/>went</text:p>
      <text:p text:style-name="P2"><text:tab/>aliv</text:p>
      <text:p text:style-name="P2"><text:tab/>estrella</text:p>
      <text:p text:style-name="P2"><text:tab/>put</text:p>
      <text:p text:style-name="P2"><text:tab/>design</text:p>
      <text:p text:style-name="P2"><text:tab/>feed</text:p>
      <text:p text:style-name="P2"><text:tab/>talkin</text:p>
      <text:p text:style-name="P2"><text:tab/>stori</text:p>
      <text:p text:style-name="P2"/>
      <text:p text:style-name="P2">Topic 272</text:p>
      <text:p text:style-name="P2"><text:tab/>da</text:p>
      <text:p text:style-name="P2"><text:tab/>cut</text:p>
      <text:p text:style-name="P2"><text:tab/>fai</text:p>
      <text:p text:style-name="P2"><text:tab/>mirror</text:p>
      <text:p text:style-name="P2"><text:tab/>you</text:p>
      <text:p text:style-name="P2"><text:tab/>jour</text:p>
      <text:p text:style-name="P2"><text:tab/>chosen</text:p>
      <text:p text:style-name="P2"><text:tab/>serv</text:p>
      <text:p text:style-name="P2"><text:tab/>lay</text:p>
      <text:p text:style-name="P2"><text:tab/>bell</text:p>
      <text:p text:style-name="P2"><text:soft-page-break/></text:p>
      <text:p text:style-name="P2">Topic 273</text:p>
      <text:p text:style-name="P2"><text:tab/>make</text:p>
      <text:p text:style-name="P2"><text:tab/>för</text:p>
      <text:p text:style-name="P2"><text:tab/>pon</text:p>
      <text:p text:style-name="P2"><text:tab/>you</text:p>
      <text:p text:style-name="P2"><text:tab/>it</text:p>
      <text:p text:style-name="P2"><text:tab/>a</text:p>
      <text:p text:style-name="P2"><text:tab/>me</text:p>
      <text:p text:style-name="P2"><text:tab/>lost</text:p>
      <text:p text:style-name="P2"><text:tab/>and</text:p>
      <text:p text:style-name="P2"><text:tab/>up</text:p>
      <text:p text:style-name="P2"/>
      <text:p text:style-name="P2">Topic 274</text:p>
      <text:p text:style-name="P2"><text:tab/>blood</text:p>
      <text:p text:style-name="P2"><text:tab/>sure</text:p>
      <text:p text:style-name="P2"><text:tab/>dich</text:p>
      <text:p text:style-name="P2"><text:tab/>smash</text:p>
      <text:p text:style-name="P2"><text:tab/>a</text:p>
      <text:p text:style-name="P2"><text:tab/>gold</text:p>
      <text:p text:style-name="P2"><text:tab/>storm</text:p>
      <text:p text:style-name="P2"><text:tab/>fi</text:p>
      <text:p text:style-name="P2"><text:tab/>stain</text:p>
      <text:p text:style-name="P2"><text:tab/>school</text:p>
      <text:p text:style-name="P2"/>
      <text:p text:style-name="P2">Topic 275</text:p>
      <text:p text:style-name="P2"><text:tab/>about</text:p>
      <text:p text:style-name="P2"><text:tab/>children</text:p>
      <text:p text:style-name="P2"><text:tab/>ring</text:p>
      <text:p text:style-name="P2"><text:tab/>ooh</text:p>
      <text:p text:style-name="P2"><text:tab/>rip</text:p>
      <text:p text:style-name="P2"><text:tab/>begin</text:p>
      <text:p text:style-name="P2"><text:tab/>progress</text:p>
      <text:p text:style-name="P2"><text:tab/>pill</text:p>
      <text:p text:style-name="P2"><text:tab/>natur</text:p>
      <text:p text:style-name="P2"><text:tab/>can</text:p>
      <text:p text:style-name="P2"/>
      <text:p text:style-name="P2">Topic 276</text:p>
      <text:p text:style-name="P2"><text:tab/>live</text:p>
      <text:p text:style-name="P2"><text:tab/>me</text:p>
      <text:p text:style-name="P2"><text:tab/>ai</text:p>
      <text:p text:style-name="P2"><text:tab/>might</text:p>
      <text:p text:style-name="P2"><text:tab/>silenc</text:p>
      <text:p text:style-name="P2"><text:tab/>shore</text:p>
      <text:p text:style-name="P2"><text:tab/>corazon</text:p>
      <text:p text:style-name="P2"><text:tab/>stare</text:p>
      <text:p text:style-name="P2"><text:tab/>eat</text:p>
      <text:p text:style-name="P2"><text:tab/>al</text:p>
      <text:p text:style-name="P2"/>
      <text:p text:style-name="P2">Topic 277</text:p>
      <text:p text:style-name="P2"><text:tab/>back</text:p>
      <text:p text:style-name="P2"><text:tab/>time</text:p>
      <text:p text:style-name="P2"><text:soft-page-break/><text:tab/>insid</text:p>
      <text:p text:style-name="P2"><text:tab/>zu</text:p>
      <text:p text:style-name="P2"><text:tab/>meet</text:p>
      <text:p text:style-name="P2"><text:tab/>walk</text:p>
      <text:p text:style-name="P2"><text:tab/>one</text:p>
      <text:p text:style-name="P2"><text:tab/>through</text:p>
      <text:p text:style-name="P2"><text:tab/>danc</text:p>
      <text:p text:style-name="P2"><text:tab/>happen</text:p>
      <text:p text:style-name="P2"/>
      <text:p text:style-name="P2">Topic 278</text:p>
      <text:p text:style-name="P2"><text:tab/>black</text:p>
      <text:p text:style-name="P2"><text:tab/>you</text:p>
      <text:p text:style-name="P2"><text:tab/>sur</text:p>
      <text:p text:style-name="P2"><text:tab/>ere</text:p>
      <text:p text:style-name="P2"><text:tab/>insan</text:p>
      <text:p text:style-name="P2"><text:tab/>are</text:p>
      <text:p text:style-name="P2"><text:tab/>sabe</text:p>
      <text:p text:style-name="P2"><text:tab/>breath</text:p>
      <text:p text:style-name="P2"><text:tab/>old</text:p>
      <text:p text:style-name="P2"><text:tab/>tough</text:p>
      <text:p text:style-name="P2"/>
      <text:p text:style-name="P2">Topic 279</text:p>
      <text:p text:style-name="P2"><text:tab/>everyth</text:p>
      <text:p text:style-name="P2"><text:tab/>my</text:p>
      <text:p text:style-name="P2"><text:tab/>flower</text:p>
      <text:p text:style-name="P2"><text:tab/>rollin</text:p>
      <text:p text:style-name="P2"><text:tab/>intent</text:p>
      <text:p text:style-name="P2"><text:tab/>forth</text:p>
      <text:p text:style-name="P2"><text:tab/>matar</text:p>
      <text:p text:style-name="P2"><text:tab/>wound</text:p>
      <text:p text:style-name="P2"><text:tab/>shotgun</text:p>
      <text:p text:style-name="P2"><text:tab/>can’t</text:p>
      <text:p text:style-name="P2"/>
      <text:p text:style-name="P2">Topic 280</text:p>
      <text:p text:style-name="P2"><text:tab/>you</text:p>
      <text:p text:style-name="P2"><text:tab/>my</text:p>
      <text:p text:style-name="P2"><text:tab/>he</text:p>
      <text:p text:style-name="P2"><text:tab/>me</text:p>
      <text:p text:style-name="P2"><text:tab/>fool</text:p>
      <text:p text:style-name="P2"><text:tab/>old</text:p>
      <text:p text:style-name="P2"><text:tab/>a</text:p>
      <text:p text:style-name="P2"><text:tab/>thing</text:p>
      <text:p text:style-name="P2"><text:tab/>get</text:p>
      <text:p text:style-name="P2"><text:tab/>lord</text:p>
      <text:p text:style-name="P2"/>
      <text:p text:style-name="P2">Topic 281</text:p>
      <text:p text:style-name="P2"><text:tab/>nigga</text:p>
      <text:p text:style-name="P2"><text:tab/>hot</text:p>
      <text:p text:style-name="P2"><text:tab/>wash</text:p>
      <text:p text:style-name="P2"><text:tab/>end</text:p>
      <text:p text:style-name="P2"><text:tab/>torn</text:p>
      <text:p text:style-name="P2"><text:tab/>mon</text:p>
      <text:p text:style-name="P2"><text:soft-page-break/><text:tab/>he</text:p>
      <text:p text:style-name="P2"><text:tab/>everybodi</text:p>
      <text:p text:style-name="P2"><text:tab/>van</text:p>
      <text:p text:style-name="P2"><text:tab/>and</text:p>
      <text:p text:style-name="P2"/>
      <text:p text:style-name="P2">Topic 282</text:p>
      <text:p text:style-name="P2"><text:tab/>sit</text:p>
      <text:p text:style-name="P2"><text:tab/>ska</text:p>
      <text:p text:style-name="P2"><text:tab/>greed</text:p>
      <text:p text:style-name="P2"><text:tab/>woke</text:p>
      <text:p text:style-name="P2"><text:tab/>prima</text:p>
      <text:p text:style-name="P2"><text:tab/>bid</text:p>
      <text:p text:style-name="P2"><text:tab/>monkey</text:p>
      <text:p text:style-name="P2"><text:tab/>jet</text:p>
      <text:p text:style-name="P2"><text:tab/>you</text:p>
      <text:p text:style-name="P2"><text:tab/>giorni</text:p>
      <text:p text:style-name="P2"/>
      <text:p text:style-name="P2">Topic 283</text:p>
      <text:p text:style-name="P2"><text:tab/>chang</text:p>
      <text:p text:style-name="P2"><text:tab/>roll</text:p>
      <text:p text:style-name="P2"><text:tab/>onli</text:p>
      <text:p text:style-name="P2"><text:tab/>ein</text:p>
      <text:p text:style-name="P2"><text:tab/>sell</text:p>
      <text:p text:style-name="P2"><text:tab/>no</text:p>
      <text:p text:style-name="P2"><text:tab/>know</text:p>
      <text:p text:style-name="P2"><text:tab/>tear</text:p>
      <text:p text:style-name="P2"><text:tab/>and</text:p>
      <text:p text:style-name="P2"><text:tab/>to</text:p>
      <text:p text:style-name="P2"/>
      <text:p text:style-name="P2">Topic 284</text:p>
      <text:p text:style-name="P2"><text:tab/>there</text:p>
      <text:p text:style-name="P2"><text:tab/>through</text:p>
      <text:p text:style-name="P2"><text:tab/>eye</text:p>
      <text:p text:style-name="P2"><text:tab/>back</text:p>
      <text:p text:style-name="P2"><text:tab/>one</text:p>
      <text:p text:style-name="P2"><text:tab/>me</text:p>
      <text:p text:style-name="P2"><text:tab/>time</text:p>
      <text:p text:style-name="P2"><text:tab/>who</text:p>
      <text:p text:style-name="P2"><text:tab/>help</text:p>
      <text:p text:style-name="P2"><text:tab/>girl</text:p>
      <text:p text:style-name="P2"/>
      <text:p text:style-name="P2">Topic 285</text:p>
      <text:p text:style-name="P2"><text:tab/>but</text:p>
      <text:p text:style-name="P2"><text:tab/>of</text:p>
      <text:p text:style-name="P2"><text:tab/>my</text:p>
      <text:p text:style-name="P2"><text:tab/>rest</text:p>
      <text:p text:style-name="P2"><text:tab/>the</text:p>
      <text:p text:style-name="P2"><text:tab/>can</text:p>
      <text:p text:style-name="P2"><text:tab/>he</text:p>
      <text:p text:style-name="P2"><text:tab/>shake</text:p>
      <text:p text:style-name="P2"><text:tab/>no</text:p>
      <text:p text:style-name="P2"><text:tab/>and</text:p>
      <text:p text:style-name="P2"><text:soft-page-break/></text:p>
      <text:p text:style-name="P2">Topic 286</text:p>
      <text:p text:style-name="P2"><text:tab/>god</text:p>
      <text:p text:style-name="P2"><text:tab/>jesus</text:p>
      <text:p text:style-name="P2"><text:tab/>lyric</text:p>
      <text:p text:style-name="P2"><text:tab/>eu</text:p>
      <text:p text:style-name="P2"><text:tab/>start</text:p>
      <text:p text:style-name="P2"><text:tab/>space</text:p>
      <text:p text:style-name="P2"><text:tab/>glad</text:p>
      <text:p text:style-name="P2"><text:tab/>sol</text:p>
      <text:p text:style-name="P2"><text:tab/>parti</text:p>
      <text:p text:style-name="P2"><text:tab/>walk</text:p>
      <text:p text:style-name="P2"/>
      <text:p text:style-name="P2">Topic 287</text:p>
      <text:p text:style-name="P2"><text:tab/>bodi</text:p>
      <text:p text:style-name="P2"><text:tab/>noch</text:p>
      <text:p text:style-name="P2"><text:tab/>m</text:p>
      <text:p text:style-name="P2"><text:tab/>tomorrow</text:p>
      <text:p text:style-name="P2"><text:tab/>you</text:p>
      <text:p text:style-name="P2"><text:tab/>hole</text:p>
      <text:p text:style-name="P2"><text:tab/>babi</text:p>
      <text:p text:style-name="P2"><text:tab/>countri</text:p>
      <text:p text:style-name="P2"><text:tab/>suert</text:p>
      <text:p text:style-name="P2"><text:tab/>gone</text:p>
      <text:p text:style-name="P2"/>
      <text:p text:style-name="P2">Topic 288</text:p>
      <text:p text:style-name="P2"><text:tab/>te</text:p>
      <text:p text:style-name="P2"><text:tab/>gone</text:p>
      <text:p text:style-name="P2"><text:tab/>fall</text:p>
      <text:p text:style-name="P2"><text:tab/>the</text:p>
      <text:p text:style-name="P2"><text:tab/>to</text:p>
      <text:p text:style-name="P2"><text:tab/>hide</text:p>
      <text:p text:style-name="P2"><text:tab/>all</text:p>
      <text:p text:style-name="P2"><text:tab/>you</text:p>
      <text:p text:style-name="P2"><text:tab/>wake</text:p>
      <text:p text:style-name="P2"><text:tab/>he</text:p>
      <text:p text:style-name="P2"/>
      <text:p text:style-name="P2">Topic 289</text:p>
      <text:p text:style-name="P2"><text:tab/>power</text:p>
      <text:p text:style-name="P2"><text:tab/>upon</text:p>
      <text:p text:style-name="P2"><text:tab/>somewher</text:p>
      <text:p text:style-name="P2"><text:tab/>strength</text:p>
      <text:p text:style-name="P2"><text:tab/>heavi</text:p>
      <text:p text:style-name="P2"><text:tab/>the</text:p>
      <text:p text:style-name="P2"><text:tab/>dame</text:p>
      <text:p text:style-name="P2"><text:tab/>nous</text:p>
      <text:p text:style-name="P2"><text:tab/>os</text:p>
      <text:p text:style-name="P2"><text:tab/>and</text:p>
      <text:p text:style-name="P2"/>
      <text:p text:style-name="P2">Topic 290</text:p>
      <text:p text:style-name="P2"><text:tab/>you</text:p>
      <text:p text:style-name="P2"><text:tab/>your</text:p>
      <text:p text:style-name="P2"><text:soft-page-break/><text:tab/>a</text:p>
      <text:p text:style-name="P2"><text:tab/>my</text:p>
      <text:p text:style-name="P2"><text:tab/>hate</text:p>
      <text:p text:style-name="P2"><text:tab/>vez</text:p>
      <text:p text:style-name="P2"><text:tab/>and</text:p>
      <text:p text:style-name="P2"><text:tab/>of</text:p>
      <text:p text:style-name="P2"><text:tab/>no</text:p>
      <text:p text:style-name="P2"><text:tab/>her</text:p>
      <text:p text:style-name="P2"/>
      <text:p text:style-name="P2">Topic 291</text:p>
      <text:p text:style-name="P2"><text:tab/>que</text:p>
      <text:p text:style-name="P2"><text:tab/>and</text:p>
      <text:p text:style-name="P2"><text:tab/>glass</text:p>
      <text:p text:style-name="P2"><text:tab/>for</text:p>
      <text:p text:style-name="P2"><text:tab/>no</text:p>
      <text:p text:style-name="P2"><text:tab/>a</text:p>
      <text:p text:style-name="P2"><text:tab/>been</text:p>
      <text:p text:style-name="P2"><text:tab/>dein</text:p>
      <text:p text:style-name="P2"><text:tab/>safe</text:p>
      <text:p text:style-name="P2"><text:tab/>are</text:p>
      <text:p text:style-name="P2"/>
      <text:p text:style-name="P2">Topic 292</text:p>
      <text:p text:style-name="P2"><text:tab/>thought</text:p>
      <text:p text:style-name="P2"><text:tab/>ese</text:p>
      <text:p text:style-name="P2"><text:tab/>school</text:p>
      <text:p text:style-name="P2"><text:tab/>simpl</text:p>
      <text:p text:style-name="P2"><text:tab/>you</text:p>
      <text:p text:style-name="P2"><text:tab/>hood</text:p>
      <text:p text:style-name="P2"><text:tab/>seam</text:p>
      <text:p text:style-name="P2"><text:tab/>wenn</text:p>
      <text:p text:style-name="P2"><text:tab/>a</text:p>
      <text:p text:style-name="P2"><text:tab/>cours</text:p>
      <text:p text:style-name="P2"/>
      <text:p text:style-name="P2">Topic 293</text:p>
      <text:p text:style-name="P2"><text:tab/>half</text:p>
      <text:p text:style-name="P2"><text:tab/>left</text:p>
      <text:p text:style-name="P2"><text:tab/>mmm</text:p>
      <text:p text:style-name="P2"><text:tab/>eye</text:p>
      <text:p text:style-name="P2"><text:tab/>poi</text:p>
      <text:p text:style-name="P2"><text:tab/>dio</text:p>
      <text:p text:style-name="P2"><text:tab/>there</text:p>
      <text:p text:style-name="P2"><text:tab/>nois</text:p>
      <text:p text:style-name="P2"><text:tab/>wish</text:p>
      <text:p text:style-name="P2"><text:tab/>sous</text:p>
      <text:p text:style-name="P2"/>
      <text:p text:style-name="P2">Topic 294</text:p>
      <text:p text:style-name="P2"><text:tab/>all</text:p>
      <text:p text:style-name="P2"><text:tab/>have</text:p>
      <text:p text:style-name="P2"><text:tab/>a</text:p>
      <text:p text:style-name="P2"><text:tab/>the</text:p>
      <text:p text:style-name="P2"><text:tab/>were</text:p>
      <text:p text:style-name="P2"><text:tab/>go</text:p>
      <text:p text:style-name="P2"><text:soft-page-break/><text:tab/>shit</text:p>
      <text:p text:style-name="P2"><text:tab/>act</text:p>
      <text:p text:style-name="P2"><text:tab/>fall</text:p>
      <text:p text:style-name="P2"><text:tab/>and</text:p>
      <text:p text:style-name="P2"/>
      <text:p text:style-name="P2">Topic 295</text:p>
      <text:p text:style-name="P2"><text:tab/>broken</text:p>
      <text:p text:style-name="P2"><text:tab/>there</text:p>
      <text:p text:style-name="P2"><text:tab/>fear</text:p>
      <text:p text:style-name="P2"><text:tab/>blow</text:p>
      <text:p text:style-name="P2"><text:tab/>time</text:p>
      <text:p text:style-name="P2"><text:tab/>same</text:p>
      <text:p text:style-name="P2"><text:tab/>one</text:p>
      <text:p text:style-name="P2"><text:tab/>sweet</text:p>
      <text:p text:style-name="P2"><text:tab/>part</text:p>
      <text:p text:style-name="P2"><text:tab/>beat</text:p>
      <text:p text:style-name="P2"/>
      <text:p text:style-name="P2">Topic 296</text:p>
      <text:p text:style-name="P2"><text:tab/>car</text:p>
      <text:p text:style-name="P2"><text:tab/>lead</text:p>
      <text:p text:style-name="P2"><text:tab/>my</text:p>
      <text:p text:style-name="P2"><text:tab/>becom</text:p>
      <text:p text:style-name="P2"><text:tab/>both</text:p>
      <text:p text:style-name="P2"><text:tab/>me</text:p>
      <text:p text:style-name="P2"><text:tab/>whoa</text:p>
      <text:p text:style-name="P2"><text:tab/>are</text:p>
      <text:p text:style-name="P2"><text:tab/>steel</text:p>
      <text:p text:style-name="P2"><text:tab/>babi</text:p>
      <text:p text:style-name="P2"/>
      <text:p text:style-name="P2">Topic 297</text:p>
      <text:p text:style-name="P2"><text:tab/>come</text:p>
      <text:p text:style-name="P2"><text:tab/>have</text:p>
      <text:p text:style-name="P2"><text:tab/>to</text:p>
      <text:p text:style-name="P2"><text:tab/>a</text:p>
      <text:p text:style-name="P2"><text:tab/>deep</text:p>
      <text:p text:style-name="P2"><text:tab/>her</text:p>
      <text:p text:style-name="P2"><text:tab/>my</text:p>
      <text:p text:style-name="P2"><text:tab/>the</text:p>
      <text:p text:style-name="P2"><text:tab/>been</text:p>
      <text:p text:style-name="P2"><text:tab/>do</text:p>
      <text:p text:style-name="P2"/>
      <text:p text:style-name="P2">Topic 298</text:p>
      <text:p text:style-name="P2"><text:tab/>on</text:p>
      <text:p text:style-name="P2"><text:tab/>in</text:p>
      <text:p text:style-name="P2"><text:tab/>to</text:p>
      <text:p text:style-name="P2"><text:tab/>without</text:p>
      <text:p text:style-name="P2"><text:tab/>not</text:p>
      <text:p text:style-name="P2"><text:tab/>the</text:p>
      <text:p text:style-name="P2"><text:tab/>this</text:p>
      <text:p text:style-name="P2"><text:tab/>with</text:p>
      <text:p text:style-name="P2"><text:tab/>just</text:p>
      <text:p text:style-name="P2"><text:tab/>song</text:p>
      <text:p text:style-name="P2"><text:soft-page-break/></text:p>
      <text:p text:style-name="P2">Topic 299</text:p>
      <text:p text:style-name="P2"><text:tab/>train</text:p>
      <text:p text:style-name="P2"><text:tab/>shut</text:p>
      <text:p text:style-name="P2"><text:tab/>destroy</text:p>
      <text:p text:style-name="P2"><text:tab/>nun</text:p>
      <text:p text:style-name="P2"><text:tab/>breath</text:p>
      <text:p text:style-name="P2"><text:tab/>drift</text:p>
      <text:p text:style-name="P2"><text:tab/>should</text:p>
      <text:p text:style-name="P2"><text:tab/>of</text:p>
      <text:p text:style-name="P2"><text:tab/>within</text:p>
      <text:p text:style-name="P2"><text:tab/>you</text:p>
      <text:p text:style-name="P2"/>
      <text:p text:style-name="P2"/>
      <text:p text:style-name="P2">topic 200</text:p>
      <text:p text:style-name="P2"/>
      <text:p text:style-name="P2">Topic 0</text:p>
      <text:p text:style-name="P2"><text:tab/>fire</text:p>
      <text:p text:style-name="P2"><text:tab/>i</text:p>
      <text:p text:style-name="P2"><text:tab/>firefighters</text:p>
      <text:p text:style-name="P2"><text:tab/>damage</text:p>
      <text:p text:style-name="P2"><text:tab/>miles</text:p>
      <text:p text:style-name="P2"><text:tab/>homes</text:p>
      <text:p text:style-name="P2"><text:tab/>two</text:p>
      <text:p text:style-name="P2"><text:tab/>san</text:p>
      <text:p text:style-name="P2"><text:tab/>area</text:p>
      <text:p text:style-name="P2"><text:tab/>sunday</text:p>
      <text:p text:style-name="P2"/>
      <text:p text:style-name="P2">Topic 1</text:p>
      <text:p text:style-name="P2"><text:tab/>british</text:p>
      <text:p text:style-name="P2"><text:tab/>ira</text:p>
      <text:p text:style-name="P2"><text:tab/>ireland</text:p>
      <text:p text:style-name="P2"><text:tab/>army</text:p>
      <text:p text:style-name="P2"><text:tab/>prison</text:p>
      <text:p text:style-name="P2"><text:tab/>northern</text:p>
      <text:p text:style-name="P2"><text:tab/>police</text:p>
      <text:p text:style-name="P2"><text:tab/>irish</text:p>
      <text:p text:style-name="P2"><text:tab/>government</text:p>
      <text:p text:style-name="P2"><text:tab/>people</text:p>
      <text:p text:style-name="P2"/>
      <text:p text:style-name="P2">Topic 2</text:p>
      <text:p text:style-name="P2"><text:tab/>iraq</text:p>
      <text:p text:style-name="P2"><text:tab/>kuwait</text:p>
      <text:p text:style-name="P2"><text:tab/>iraqi</text:p>
      <text:p text:style-name="P2"><text:tab/>gulf</text:p>
      <text:p text:style-name="P2"><text:tab/>saudi</text:p>
      <text:p text:style-name="P2"><text:tab/>united</text:p>
      <text:p text:style-name="P2"><text:tab/>arabia</text:p>
      <text:p text:style-name="P2"><text:tab/>saddam</text:p>
      <text:p text:style-name="P2"><text:tab/>military</text:p>
      <text:p text:style-name="P2"><text:tab/>persian</text:p>
      <text:p text:style-name="P2"/>
      <text:p text:style-name="P2"><text:soft-page-break/>Topic 3</text:p>
      <text:p text:style-name="P2"><text:tab/>years</text:p>
      <text:p text:style-name="P2"><text:tab/>i</text:p>
      <text:p text:style-name="P2"><text:tab/>computer</text:p>
      <text:p text:style-name="P2"><text:tab/>million</text:p>
      <text:p text:style-name="P2"><text:tab/>building</text:p>
      <text:p text:style-name="P2"><text:tab/>bloom</text:p>
      <text:p text:style-name="P2"><text:tab/>judge</text:p>
      <text:p text:style-name="P2"><text:tab/>two</text:p>
      <text:p text:style-name="P2"><text:tab/>day</text:p>
      <text:p text:style-name="P2"><text:tab/>state</text:p>
      <text:p text:style-name="P2"/>
      <text:p text:style-name="P2">Topic 4</text:p>
      <text:p text:style-name="P2"><text:tab/>police</text:p>
      <text:p text:style-name="P2"><text:tab/>people</text:p>
      <text:p text:style-name="P2"><text:tab/>killed</text:p>
      <text:p text:style-name="P2"><text:tab/>beirut</text:p>
      <text:p text:style-name="P2"><text:tab/>moslem</text:p>
      <text:p text:style-name="P2"><text:tab/>government</text:p>
      <text:p text:style-name="P2"><text:tab/>troops</text:p>
      <text:p text:style-name="P2"><text:tab/>fighting</text:p>
      <text:p text:style-name="P2"><text:tab/>hezbollah</text:p>
      <text:p text:style-name="P2"><text:tab/>heart</text:p>
      <text:p text:style-name="P2"/>
      <text:p text:style-name="P2">Topic 5</text:p>
      <text:p text:style-name="P2"><text:tab/>venus</text:p>
      <text:p text:style-name="P2"><text:tab/>earth</text:p>
      <text:p text:style-name="P2"><text:tab/>spacecraft</text:p>
      <text:p text:style-name="P2"><text:tab/>space</text:p>
      <text:p text:style-name="P2"><text:tab/>two</text:p>
      <text:p text:style-name="P2"><text:tab/>magellan</text:p>
      <text:p text:style-name="P2"><text:tab/>new</text:p>
      <text:p text:style-name="P2"><text:tab/>miles</text:p>
      <text:p text:style-name="P2"><text:tab/>time</text:p>
      <text:p text:style-name="P2"><text:tab/>available</text:p>
      <text:p text:style-name="P2"/>
      <text:p text:style-name="P2">Topic 6</text:p>
      <text:p text:style-name="P2"><text:tab/>hong</text:p>
      <text:p text:style-name="P2"><text:tab/>year</text:p>
      <text:p text:style-name="P2"><text:tab/>care</text:p>
      <text:p text:style-name="P2"><text:tab/>b</text:p>
      <text:p text:style-name="P2"><text:tab/>bcspehealth</text:p>
      <text:p text:style-name="P2"><text:tab/>kong</text:p>
      <text:p text:style-name="P2"><text:tab/>government</text:p>
      <text:p text:style-name="P2"><text:tab/>cars</text:p>
      <text:p text:style-name="P2"><text:tab/>people</text:p>
      <text:p text:style-name="P2"><text:tab/>last</text:p>
      <text:p text:style-name="P2"/>
      <text:p text:style-name="P2">Topic 7</text:p>
      <text:p text:style-name="P2"><text:tab/>police</text:p>
      <text:p text:style-name="P2"><text:tab/>two</text:p>
      <text:p text:style-name="P2"><text:tab/>people</text:p>
      <text:p text:style-name="P2"><text:soft-page-break/><text:tab/>man</text:p>
      <text:p text:style-name="P2"><text:tab/>shot</text:p>
      <text:p text:style-name="P2"><text:tab/>authorities</text:p>
      <text:p text:style-name="P2"><text:tab/>city</text:p>
      <text:p text:style-name="P2"><text:tab/>death</text:p>
      <text:p text:style-name="P2"><text:tab/>arrested</text:p>
      <text:p text:style-name="P2"><text:tab/>night</text:p>
      <text:p text:style-name="P2"/>
      <text:p text:style-name="P2">Topic 8</text:p>
      <text:p text:style-name="P2"><text:tab/>defense</text:p>
      <text:p text:style-name="P2"><text:tab/>ec</text:p>
      <text:p text:style-name="P2"><text:tab/>minister</text:p>
      <text:p text:style-name="P2"><text:tab/>tax</text:p>
      <text:p text:style-name="P2"><text:tab/>new</text:p>
      <text:p text:style-name="P2"><text:tab/>political</text:p>
      <text:p text:style-name="P2"><text:tab/>european</text:p>
      <text:p text:style-name="P2"><text:tab/>military</text:p>
      <text:p text:style-name="P2"><text:tab/>percent</text:p>
      <text:p text:style-name="P2"><text:tab/>reform</text:p>
      <text:p text:style-name="P2"/>
      <text:p text:style-name="P2">Topic 9</text:p>
      <text:p text:style-name="P2"><text:tab/>bush</text:p>
      <text:p text:style-name="P2"><text:tab/>soviet</text:p>
      <text:p text:style-name="P2"><text:tab/>peace</text:p>
      <text:p text:style-name="P2"><text:tab/>west</text:p>
      <text:p text:style-name="P2"><text:tab/>new</text:p>
      <text:p text:style-name="P2"><text:tab/>summit</text:p>
      <text:p text:style-name="P2"><text:tab/>bank</text:p>
      <text:p text:style-name="P2"><text:tab/>aid</text:p>
      <text:p text:style-name="P2"><text:tab/>shamir</text:p>
      <text:p text:style-name="P2"><text:tab/>president</text:p>
      <text:p text:style-name="P2"/>
      <text:p text:style-name="P2">Topic 10</text:p>
      <text:p text:style-name="P2"><text:tab/>panama</text:p>
      <text:p text:style-name="P2"><text:tab/>noriega</text:p>
      <text:p text:style-name="P2"><text:tab/>trust</text:p>
      <text:p text:style-name="P2"><text:tab/>new</text:p>
      <text:p text:style-name="P2"><text:tab/>panamanian</text:p>
      <text:p text:style-name="P2"><text:tab/>drug</text:p>
      <text:p text:style-name="P2"><text:tab/>fitzwater</text:p>
      <text:p text:style-name="P2"><text:tab/>american</text:p>
      <text:p text:style-name="P2"><text:tab/>claims</text:p>
      <text:p text:style-name="P2"><text:tab/>manville</text:p>
      <text:p text:style-name="P2"/>
      <text:p text:style-name="P2">Topic 11</text:p>
      <text:p text:style-name="P2"><text:tab/>percent</text:p>
      <text:p text:style-name="P2"><text:tab/>new</text:p>
      <text:p text:style-name="P2"><text:tab/>york</text:p>
      <text:p text:style-name="P2"><text:tab/>people</text:p>
      <text:p text:style-name="P2"><text:tab/>jobs</text:p>
      <text:p text:style-name="P2"><text:tab/>workers</text:p>
      <text:p text:style-name="P2"><text:tab/>northwest</text:p>
      <text:p text:style-name="P2"><text:soft-page-break/><text:tab/>million</text:p>
      <text:p text:style-name="P2"><text:tab/>group</text:p>
      <text:p text:style-name="P2"><text:tab/>war</text:p>
      <text:p text:style-name="P2"/>
      <text:p text:style-name="P2">Topic 12</text:p>
      <text:p text:style-name="P2"><text:tab/>computer</text:p>
      <text:p text:style-name="P2"><text:tab/>government</text:p>
      <text:p text:style-name="P2"><text:tab/>department</text:p>
      <text:p text:style-name="P2"><text:tab/>work</text:p>
      <text:p text:style-name="P2"><text:tab/>million</text:p>
      <text:p text:style-name="P2"><text:tab/>company</text:p>
      <text:p text:style-name="P2"><text:tab/>digital</text:p>
      <text:p text:style-name="P2"><text:tab/>last</text:p>
      <text:p text:style-name="P2"><text:tab/>two</text:p>
      <text:p text:style-name="P2"><text:tab/>business</text:p>
      <text:p text:style-name="P2"/>
      <text:p text:style-name="P2">Topic 13</text:p>
      <text:p text:style-name="P2"><text:tab/>rights</text:p>
      <text:p text:style-name="P2"><text:tab/>human</text:p>
      <text:p text:style-name="P2"><text:tab/>president</text:p>
      <text:p text:style-name="P2"><text:tab/>state</text:p>
      <text:p text:style-name="P2"><text:tab/>abortion</text:p>
      <text:p text:style-name="P2"><text:tab/>center</text:p>
      <text:p text:style-name="P2"><text:tab/>new</text:p>
      <text:p text:style-name="P2"><text:tab/>frank</text:p>
      <text:p text:style-name="P2"><text:tab/>people</text:p>
      <text:p text:style-name="P2"><text:tab/>republican</text:p>
      <text:p text:style-name="P2"/>
      <text:p text:style-name="P2">Topic 14</text:p>
      <text:p text:style-name="P2"><text:tab/>government</text:p>
      <text:p text:style-name="P2"><text:tab/>president</text:p>
      <text:p text:style-name="P2"><text:tab/>haiti</text:p>
      <text:p text:style-name="P2"><text:tab/>people</text:p>
      <text:p text:style-name="P2"><text:tab/>political</text:p>
      <text:p text:style-name="P2"><text:tab/>aristide</text:p>
      <text:p text:style-name="P2"><text:tab/>minister</text:p>
      <text:p text:style-name="P2"><text:tab/>million</text:p>
      <text:p text:style-name="P2"><text:tab/>military</text:p>
      <text:p text:style-name="P2"><text:tab/>constitution</text:p>
      <text:p text:style-name="P2"/>
      <text:p text:style-name="P2">Topic 15</text:p>
      <text:p text:style-name="P2"><text:tab/>bill</text:p>
      <text:p text:style-name="P2"><text:tab/>budget</text:p>
      <text:p text:style-name="P2"><text:tab/>house</text:p>
      <text:p text:style-name="P2"><text:tab/>senate</text:p>
      <text:p text:style-name="P2"><text:tab/>congress</text:p>
      <text:p text:style-name="P2"><text:tab/>billion</text:p>
      <text:p text:style-name="P2"><text:tab/>bush</text:p>
      <text:p text:style-name="P2"><text:tab/>committee</text:p>
      <text:p text:style-name="P2"><text:tab/>rep</text:p>
      <text:p text:style-name="P2"><text:tab/>sen</text:p>
      <text:p text:style-name="P2"/>
      <text:p text:style-name="P2"><text:soft-page-break/>Topic 16</text:p>
      <text:p text:style-name="P2"><text:tab/>drug</text:p>
      <text:p text:style-name="P2"><text:tab/>cocaine</text:p>
      <text:p text:style-name="P2"><text:tab/>attorney</text:p>
      <text:p text:style-name="P2"><text:tab/>department</text:p>
      <text:p text:style-name="P2"><text:tab/>drugs</text:p>
      <text:p text:style-name="P2"><text:tab/>federal</text:p>
      <text:p text:style-name="P2"><text:tab/>program</text:p>
      <text:p text:style-name="P2"><text:tab/>state</text:p>
      <text:p text:style-name="P2"><text:tab/>service</text:p>
      <text:p text:style-name="P2"><text:tab/>general</text:p>
      <text:p text:style-name="P2"/>
      <text:p text:style-name="P2">Topic 17</text:p>
      <text:p text:style-name="P2"><text:tab/>i</text:p>
      <text:p text:style-name="P2"><text:tab/>american</text:p>
      <text:p text:style-name="P2"><text:tab/>years</text:p>
      <text:p text:style-name="P2"><text:tab/>movie</text:p>
      <text:p text:style-name="P2"><text:tab/>farmers</text:p>
      <text:p text:style-name="P2"><text:tab/>united</text:p>
      <text:p text:style-name="P2"><text:tab/>people</text:p>
      <text:p text:style-name="P2"><text:tab/>million</text:p>
      <text:p text:style-name="P2"><text:tab/>last</text:p>
      <text:p text:style-name="P2"><text:tab/>market</text:p>
      <text:p text:style-name="P2"/>
      <text:p text:style-name="P2">Topic 18</text:p>
      <text:p text:style-name="P2"><text:tab/>percent</text:p>
      <text:p text:style-name="P2"><text:tab/>year</text:p>
      <text:p text:style-name="P2"><text:tab/>billion</text:p>
      <text:p text:style-name="P2"><text:tab/>million</text:p>
      <text:p text:style-name="P2"><text:tab/>rate</text:p>
      <text:p text:style-name="P2"><text:tab/>sales</text:p>
      <text:p text:style-name="P2"><text:tab/>last</text:p>
      <text:p text:style-name="P2"><text:tab/>rose</text:p>
      <text:p text:style-name="P2"><text:tab/>prices</text:p>
      <text:p text:style-name="P2"><text:tab/>increase</text:p>
      <text:p text:style-name="P2"/>
      <text:p text:style-name="P2">Topic 19</text:p>
      <text:p text:style-name="P2"><text:tab/>i</text:p>
      <text:p text:style-name="P2"><text:tab/>department</text:p>
      <text:p text:style-name="P2"><text:tab/>years</text:p>
      <text:p text:style-name="P2"><text:tab/>two</text:p>
      <text:p text:style-name="P2"><text:tab/>defense</text:p>
      <text:p text:style-name="P2"><text:tab/>last</text:p>
      <text:p text:style-name="P2"><text:tab/>testimony</text:p>
      <text:p text:style-name="P2"><text:tab/>government</text:p>
      <text:p text:style-name="P2"><text:tab/>state</text:p>
      <text:p text:style-name="P2"><text:tab/>people</text:p>
      <text:p text:style-name="P2"/>
      <text:p text:style-name="P2">Topic 20</text:p>
      <text:p text:style-name="P2"><text:tab/>aid</text:p>
      <text:p text:style-name="P2"><text:tab/>contra</text:p>
      <text:p text:style-name="P2"><text:tab/>rebels</text:p>
      <text:p text:style-name="P2"><text:soft-page-break/><text:tab/>government</text:p>
      <text:p text:style-name="P2"><text:tab/>contras</text:p>
      <text:p text:style-name="P2"><text:tab/>president</text:p>
      <text:p text:style-name="P2"><text:tab/>nicaragua</text:p>
      <text:p text:style-name="P2"><text:tab/>sandinista</text:p>
      <text:p text:style-name="P2"><text:tab/>sandinistas</text:p>
      <text:p text:style-name="P2"><text:tab/>ortega</text:p>
      <text:p text:style-name="P2"/>
      <text:p text:style-name="P2">Topic 21</text:p>
      <text:p text:style-name="P2"><text:tab/>securities</text:p>
      <text:p text:style-name="P2"><text:tab/>stock</text:p>
      <text:p text:style-name="P2"><text:tab/>market</text:p>
      <text:p text:style-name="P2"><text:tab/>investors</text:p>
      <text:p text:style-name="P2"><text:tab/>firm</text:p>
      <text:p text:style-name="P2"><text:tab/>trading</text:p>
      <text:p text:style-name="P2"><text:tab/>futures</text:p>
      <text:p text:style-name="P2"><text:tab/>inc</text:p>
      <text:p text:style-name="P2"><text:tab/>debt</text:p>
      <text:p text:style-name="P2"><text:tab/>bonds</text:p>
      <text:p text:style-name="P2"/>
      <text:p text:style-name="P2">Topic 22</text:p>
      <text:p text:style-name="P2"><text:tab/>police</text:p>
      <text:p text:style-name="P2"><text:tab/>people</text:p>
      <text:p text:style-name="P2"><text:tab/>government</text:p>
      <text:p text:style-name="P2"><text:tab/>party</text:p>
      <text:p text:style-name="P2"><text:tab/>front</text:p>
      <text:p text:style-name="P2"><text:tab/>rebels</text:p>
      <text:p text:style-name="P2"><text:tab/>elections</text:p>
      <text:p text:style-name="P2"><text:tab/>killed</text:p>
      <text:p text:style-name="P2"><text:tab/>national</text:p>
      <text:p text:style-name="P2"><text:tab/>two</text:p>
      <text:p text:style-name="P2"/>
      <text:p text:style-name="P2">Topic 23</text:p>
      <text:p text:style-name="P2"><text:tab/>family</text:p>
      <text:p text:style-name="P2"><text:tab/>andreas</text:p>
      <text:p text:style-name="P2"><text:tab/>campaign</text:p>
      <text:p text:style-name="P2"><text:tab/>court</text:p>
      <text:p text:style-name="P2"><text:tab/>state</text:p>
      <text:p text:style-name="P2"><text:tab/>fed</text:p>
      <text:p text:style-name="P2"><text:tab/>robertson</text:p>
      <text:p text:style-name="P2"><text:tab/>years</text:p>
      <text:p text:style-name="P2"><text:tab/>day</text:p>
      <text:p text:style-name="P2"><text:tab/>nixon</text:p>
      <text:p text:style-name="P2"/>
      <text:p text:style-name="P2">Topic 24</text:p>
      <text:p text:style-name="P2"><text:tab/>vote</text:p>
      <text:p text:style-name="P2"><text:tab/>election</text:p>
      <text:p text:style-name="P2"><text:tab/>i</text:p>
      <text:p text:style-name="P2"><text:tab/>state</text:p>
      <text:p text:style-name="P2"><text:tab/>percent</text:p>
      <text:p text:style-name="P2"><text:tab/>democratic</text:p>
      <text:p text:style-name="P2"><text:tab/>votes</text:p>
      <text:p text:style-name="P2"><text:soft-page-break/><text:tab/>voters</text:p>
      <text:p text:style-name="P2"><text:tab/>republican</text:p>
      <text:p text:style-name="P2"><text:tab/>candidates</text:p>
      <text:p text:style-name="P2"/>
      <text:p text:style-name="P2">Topic 25</text:p>
      <text:p text:style-name="P2"><text:tab/>cents</text:p>
      <text:p text:style-name="P2"><text:tab/>cent</text:p>
      <text:p text:style-name="P2"><text:tab/>lower</text:p>
      <text:p text:style-name="P2"><text:tab/>futures</text:p>
      <text:p text:style-name="P2"><text:tab/>higher</text:p>
      <text:p text:style-name="P2"><text:tab/>oil</text:p>
      <text:p text:style-name="P2"><text:tab/>prices</text:p>
      <text:p text:style-name="P2"><text:tab/>bushel</text:p>
      <text:p text:style-name="P2"><text:tab/>corn</text:p>
      <text:p text:style-name="P2"><text:tab/>crude</text:p>
      <text:p text:style-name="P2"/>
      <text:p text:style-name="P2">Topic 26</text:p>
      <text:p text:style-name="P2"><text:tab/>dukakis</text:p>
      <text:p text:style-name="P2"><text:tab/>bush</text:p>
      <text:p text:style-name="P2"><text:tab/>campaign</text:p>
      <text:p text:style-name="P2"><text:tab/>jackson</text:p>
      <text:p text:style-name="P2"><text:tab/>i</text:p>
      <text:p text:style-name="P2"><text:tab/>democratic</text:p>
      <text:p text:style-name="P2"><text:tab/>presidential</text:p>
      <text:p text:style-name="P2"><text:tab/>president</text:p>
      <text:p text:style-name="P2"><text:tab/>vice</text:p>
      <text:p text:style-name="P2"><text:tab/>george</text:p>
      <text:p text:style-name="P2"/>
      <text:p text:style-name="P2">Topic 27</text:p>
      <text:p text:style-name="P2"><text:tab/>president</text:p>
      <text:p text:style-name="P2"><text:tab/>company</text:p>
      <text:p text:style-name="P2"><text:tab/>vice</text:p>
      <text:p text:style-name="P2"><text:tab/>chairman</text:p>
      <text:p text:style-name="P2"><text:tab/>chief</text:p>
      <text:p text:style-name="P2"><text:tab/>board</text:p>
      <text:p text:style-name="P2"><text:tab/>general</text:p>
      <text:p text:style-name="P2"><text:tab/>white</text:p>
      <text:p text:style-name="P2"><text:tab/>executive</text:p>
      <text:p text:style-name="P2"><text:tab/>new</text:p>
      <text:p text:style-name="P2"/>
      <text:p text:style-name="P2">Topic 28</text:p>
      <text:p text:style-name="P2"><text:tab/>states</text:p>
      <text:p text:style-name="P2"><text:tab/>united</text:p>
      <text:p text:style-name="P2"><text:tab/>social</text:p>
      <text:p text:style-name="P2"><text:tab/>southern</text:p>
      <text:p text:style-name="P2"><text:tab/>security</text:p>
      <text:p text:style-name="P2"><text:tab/>last</text:p>
      <text:p text:style-name="P2"><text:tab/>hospital</text:p>
      <text:p text:style-name="P2"><text:tab/>pacific</text:p>
      <text:p text:style-name="P2"><text:tab/>years</text:p>
      <text:p text:style-name="P2"><text:tab/>city</text:p>
      <text:p text:style-name="P2"/>
      <text:p text:style-name="P2"><text:soft-page-break/>Topic 29</text:p>
      <text:p text:style-name="P2"><text:tab/>soviet</text:p>
      <text:p text:style-name="P2"><text:tab/>government</text:p>
      <text:p text:style-name="P2"><text:tab/>military</text:p>
      <text:p text:style-name="P2"><text:tab/>gorbachev</text:p>
      <text:p text:style-name="P2"><text:tab/>president</text:p>
      <text:p text:style-name="P2"><text:tab/>official</text:p>
      <text:p text:style-name="P2"><text:tab/>azerbaijan</text:p>
      <text:p text:style-name="P2"><text:tab/>political</text:p>
      <text:p text:style-name="P2"><text:tab/>republic</text:p>
      <text:p text:style-name="P2"><text:tab/>states</text:p>
      <text:p text:style-name="P2"/>
      <text:p text:style-name="P2">Topic 30</text:p>
      <text:p text:style-name="P2"><text:tab/>new</text:p>
      <text:p text:style-name="P2"><text:tab/>society</text:p>
      <text:p text:style-name="P2"><text:tab/>bones</text:p>
      <text:p text:style-name="P2"><text:tab/>law</text:p>
      <text:p text:style-name="P2"><text:tab/>says</text:p>
      <text:p text:style-name="P2"><text:tab/>skull</text:p>
      <text:p text:style-name="P2"><text:tab/>people</text:p>
      <text:p text:style-name="P2"><text:tab/>department</text:p>
      <text:p text:style-name="P2"><text:tab/>office</text:p>
      <text:p text:style-name="P2"><text:tab/>northwest</text:p>
      <text:p text:style-name="P2"/>
      <text:p text:style-name="P2">Topic 31</text:p>
      <text:p text:style-name="P2"><text:tab/>year</text:p>
      <text:p text:style-name="P2"><text:tab/>new</text:p>
      <text:p text:style-name="P2"><text:tab/>waste</text:p>
      <text:p text:style-name="P2"><text:tab/>air</text:p>
      <text:p text:style-name="P2"><text:tab/>years</text:p>
      <text:p text:style-name="P2"><text:tab/>epa</text:p>
      <text:p text:style-name="P2"><text:tab/>states</text:p>
      <text:p text:style-name="P2"><text:tab/>pollution</text:p>
      <text:p text:style-name="P2"><text:tab/>percent</text:p>
      <text:p text:style-name="P2"><text:tab/>california</text:p>
      <text:p text:style-name="P2"/>
      <text:p text:style-name="P2">Topic 32</text:p>
      <text:p text:style-name="P2"><text:tab/>aids</text:p>
      <text:p text:style-name="P2"><text:tab/>drug</text:p>
      <text:p text:style-name="P2"><text:tab/>virus</text:p>
      <text:p text:style-name="P2"><text:tab/>disease</text:p>
      <text:p text:style-name="P2"><text:tab/>program</text:p>
      <text:p text:style-name="P2"><text:tab/>percent</text:p>
      <text:p text:style-name="P2"><text:tab/>blood</text:p>
      <text:p text:style-name="P2"><text:tab/>health</text:p>
      <text:p text:style-name="P2"><text:tab/>year</text:p>
      <text:p text:style-name="P2"><text:tab/>million</text:p>
      <text:p text:style-name="P2"/>
      <text:p text:style-name="P2">Topic 33</text:p>
      <text:p text:style-name="P2"><text:tab/>games</text:p>
      <text:p text:style-name="P2"><text:tab/>church</text:p>
      <text:p text:style-name="P2"><text:tab/>time</text:p>
      <text:p text:style-name="P2"><text:soft-page-break/><text:tab/>first</text:p>
      <text:p text:style-name="P2"><text:tab/>president</text:p>
      <text:p text:style-name="P2"><text:tab/>air</text:p>
      <text:p text:style-name="P2"><text:tab/>white</text:p>
      <text:p text:style-name="P2"><text:tab/>controls</text:p>
      <text:p text:style-name="P2"><text:tab/>regan</text:p>
      <text:p text:style-name="P2"><text:tab/>years</text:p>
      <text:p text:style-name="P2"/>
      <text:p text:style-name="P2">Topic 34</text:p>
      <text:p text:style-name="P2"><text:tab/>israel</text:p>
      <text:p text:style-name="P2"><text:tab/>jewish</text:p>
      <text:p text:style-name="P2"><text:tab/>united</text:p>
      <text:p text:style-name="P2"><text:tab/>israeli</text:p>
      <text:p text:style-name="P2"><text:tab/>arab</text:p>
      <text:p text:style-name="P2"><text:tab/>plo</text:p>
      <text:p text:style-name="P2"><text:tab/>states</text:p>
      <text:p text:style-name="P2"><text:tab/>officials</text:p>
      <text:p text:style-name="P2"><text:tab/>east</text:p>
      <text:p text:style-name="P2"><text:tab/>peace</text:p>
      <text:p text:style-name="P2"/>
      <text:p text:style-name="P2">Topic 35</text:p>
      <text:p text:style-name="P2"><text:tab/>i</text:p>
      <text:p text:style-name="P2"><text:tab/>im</text:p>
      <text:p text:style-name="P2"><text:tab/>like</text:p>
      <text:p text:style-name="P2"><text:tab/>years</text:p>
      <text:p text:style-name="P2"><text:tab/>dont</text:p>
      <text:p text:style-name="P2"><text:tab/>time</text:p>
      <text:p text:style-name="P2"><text:tab/>get</text:p>
      <text:p text:style-name="P2"><text:tab/>first</text:p>
      <text:p text:style-name="P2"><text:tab/>going</text:p>
      <text:p text:style-name="P2"><text:tab/>think</text:p>
      <text:p text:style-name="P2"/>
      <text:p text:style-name="P2">Topic 36</text:p>
      <text:p text:style-name="P2"><text:tab/>i</text:p>
      <text:p text:style-name="P2"><text:tab/>lincoln</text:p>
      <text:p text:style-name="P2"><text:tab/>keating</text:p>
      <text:p text:style-name="P2"><text:tab/>school</text:p>
      <text:p text:style-name="P2"><text:tab/>deconcini</text:p>
      <text:p text:style-name="P2"><text:tab/>senators</text:p>
      <text:p text:style-name="P2"><text:tab/>regulators</text:p>
      <text:p text:style-name="P2"><text:tab/>board</text:p>
      <text:p text:style-name="P2"><text:tab/>meeting</text:p>
      <text:p text:style-name="P2"><text:tab/>federal</text:p>
      <text:p text:style-name="P2"/>
      <text:p text:style-name="P2">Topic 37</text:p>
      <text:p text:style-name="P2"><text:tab/>south</text:p>
      <text:p text:style-name="P2"><text:tab/>africa</text:p>
      <text:p text:style-name="P2"><text:tab/>african</text:p>
      <text:p text:style-name="P2"><text:tab/>black</text:p>
      <text:p text:style-name="P2"><text:tab/>government</text:p>
      <text:p text:style-name="P2"><text:tab/>mandela</text:p>
      <text:p text:style-name="P2"><text:tab/>apartheid</text:p>
      <text:p text:style-name="P2"><text:soft-page-break/><text:tab/>blacks</text:p>
      <text:p text:style-name="P2"><text:tab/>anc</text:p>
      <text:p text:style-name="P2"><text:tab/>national</text:p>
      <text:p text:style-name="P2"/>
      <text:p text:style-name="P2">Topic 38</text:p>
      <text:p text:style-name="P2"><text:tab/>northern</text:p>
      <text:p text:style-name="P2"><text:tab/>people</text:p>
      <text:p text:style-name="P2"><text:tab/>rain</text:p>
      <text:p text:style-name="P2"><text:tab/>inches</text:p>
      <text:p text:style-name="P2"><text:tab/>fair</text:p>
      <text:p text:style-name="P2"><text:tab/>water</text:p>
      <text:p text:style-name="P2"><text:tab/>central</text:p>
      <text:p text:style-name="P2"><text:tab/>snow</text:p>
      <text:p text:style-name="P2"><text:tab/>new</text:p>
      <text:p text:style-name="P2"><text:tab/>southern</text:p>
      <text:p text:style-name="P2"/>
      <text:p text:style-name="P2">Topic 39</text:p>
      <text:p text:style-name="P2"><text:tab/>i</text:p>
      <text:p text:style-name="P2"><text:tab/>told</text:p>
      <text:p text:style-name="P2"><text:tab/>owen</text:p>
      <text:p text:style-name="P2"><text:tab/>bush</text:p>
      <text:p text:style-name="P2"><text:tab/>wednesday</text:p>
      <text:p text:style-name="P2"><text:tab/>people</text:p>
      <text:p text:style-name="P2"><text:tab/>humphrey</text:p>
      <text:p text:style-name="P2"><text:tab/>webb</text:p>
      <text:p text:style-name="P2"><text:tab/>investigation</text:p>
      <text:p text:style-name="P2"><text:tab/>cocaine</text:p>
      <text:p text:style-name="P2"/>
      <text:p text:style-name="P2">Topic 40</text:p>
      <text:p text:style-name="P2"><text:tab/>i</text:p>
      <text:p text:style-name="P2"><text:tab/>people</text:p>
      <text:p text:style-name="P2"><text:tab/>number</text:p>
      <text:p text:style-name="P2"><text:tab/>time</text:p>
      <text:p text:style-name="P2"><text:tab/>world</text:p>
      <text:p text:style-name="P2"><text:tab/>prices</text:p>
      <text:p text:style-name="P2"><text:tab/>president</text:p>
      <text:p text:style-name="P2"><text:tab/>years</text:p>
      <text:p text:style-name="P2"><text:tab/>soviet</text:p>
      <text:p text:style-name="P2"><text:tab/>reagan</text:p>
      <text:p text:style-name="P2"/>
      <text:p text:style-name="P2">Topic 41</text:p>
      <text:p text:style-name="P2"><text:tab/>party</text:p>
      <text:p text:style-name="P2"><text:tab/>walesa</text:p>
      <text:p text:style-name="P2"><text:tab/>minister</text:p>
      <text:p text:style-name="P2"><text:tab/>solidarity</text:p>
      <text:p text:style-name="P2"><text:tab/>mrs</text:p>
      <text:p text:style-name="P2"><text:tab/>thatcher</text:p>
      <text:p text:style-name="P2"><text:tab/>prime</text:p>
      <text:p text:style-name="P2"><text:tab/>i</text:p>
      <text:p text:style-name="P2"><text:tab/>people</text:p>
      <text:p text:style-name="P2"><text:tab/>polish</text:p>
      <text:p text:style-name="P2"/>
      <text:p text:style-name="P2"><text:soft-page-break/>Topic 42</text:p>
      <text:p text:style-name="P2"><text:tab/>homeless</text:p>
      <text:p text:style-name="P2"><text:tab/>members</text:p>
      <text:p text:style-name="P2"><text:tab/>people</text:p>
      <text:p text:style-name="P2"><text:tab/>women</text:p>
      <text:p text:style-name="P2"><text:tab/>office</text:p>
      <text:p text:style-name="P2"><text:tab/>rural</text:p>
      <text:p text:style-name="P2"><text:tab/>mrs</text:p>
      <text:p text:style-name="P2"><text:tab/>club</text:p>
      <text:p text:style-name="P2"><text:tab/>years</text:p>
      <text:p text:style-name="P2"><text:tab/>two</text:p>
      <text:p text:style-name="P2"/>
      <text:p text:style-name="P2">Topic 43</text:p>
      <text:p text:style-name="P2"><text:tab/>hospitals</text:p>
      <text:p text:style-name="P2"><text:tab/>nurses</text:p>
      <text:p text:style-name="P2"><text:tab/>dresses</text:p>
      <text:p text:style-name="P2"><text:tab/>years</text:p>
      <text:p text:style-name="P2"><text:tab/>officials</text:p>
      <text:p text:style-name="P2"><text:tab/>veterans</text:p>
      <text:p text:style-name="P2"><text:tab/>department</text:p>
      <text:p text:style-name="P2"><text:tab/>year</text:p>
      <text:p text:style-name="P2"><text:tab/>patients</text:p>
      <text:p text:style-name="P2"><text:tab/>new</text:p>
      <text:p text:style-name="P2"/>
      <text:p text:style-name="P2">Topic 44</text:p>
      <text:p text:style-name="P2"><text:tab/>army</text:p>
      <text:p text:style-name="P2"><text:tab/>soldiers</text:p>
      <text:p text:style-name="P2"><text:tab/>i</text:p>
      <text:p text:style-name="P2"><text:tab/>troops</text:p>
      <text:p text:style-name="P2"><text:tab/>training</text:p>
      <text:p text:style-name="P2"><text:tab/>military</text:p>
      <text:p text:style-name="P2"><text:tab/>demjanjuk</text:p>
      <text:p text:style-name="P2"><text:tab/>american</text:p>
      <text:p text:style-name="P2"><text:tab/>women</text:p>
      <text:p text:style-name="P2"><text:tab/>force</text:p>
      <text:p text:style-name="P2"/>
      <text:p text:style-name="P2">Topic 45</text:p>
      <text:p text:style-name="P2"><text:tab/>court</text:p>
      <text:p text:style-name="P2"><text:tab/>ruling</text:p>
      <text:p text:style-name="P2"><text:tab/>case</text:p>
      <text:p text:style-name="P2"><text:tab/>supreme</text:p>
      <text:p text:style-name="P2"><text:tab/>appeals</text:p>
      <text:p text:style-name="P2"><text:tab/>judge</text:p>
      <text:p text:style-name="P2"><text:tab/>state</text:p>
      <text:p text:style-name="P2"><text:tab/>rights</text:p>
      <text:p text:style-name="P2"><text:tab/>law</text:p>
      <text:p text:style-name="P2"><text:tab/>courts</text:p>
      <text:p text:style-name="P2"/>
      <text:p text:style-name="P2">Topic 46</text:p>
      <text:p text:style-name="P2"><text:tab/>i</text:p>
      <text:p text:style-name="P2"><text:tab/>oil</text:p>
      <text:p text:style-name="P2"><text:tab/>people</text:p>
      <text:p text:style-name="P2"><text:soft-page-break/><text:tab/>years</text:p>
      <text:p text:style-name="P2"><text:tab/>three</text:p>
      <text:p text:style-name="P2"><text:tab/>system</text:p>
      <text:p text:style-name="P2"><text:tab/>yearold</text:p>
      <text:p text:style-name="P2"><text:tab/>new</text:p>
      <text:p text:style-name="P2"><text:tab/>state</text:p>
      <text:p text:style-name="P2"><text:tab/>told</text:p>
      <text:p text:style-name="P2"/>
      <text:p text:style-name="P2">Topic 47</text:p>
      <text:p text:style-name="P2"><text:tab/>oil</text:p>
      <text:p text:style-name="P2"><text:tab/>aid</text:p>
      <text:p text:style-name="P2"><text:tab/>countries</text:p>
      <text:p text:style-name="P2"><text:tab/>new</text:p>
      <text:p text:style-name="P2"><text:tab/>president</text:p>
      <text:p text:style-name="P2"><text:tab/>opec</text:p>
      <text:p text:style-name="P2"><text:tab/>trade</text:p>
      <text:p text:style-name="P2"><text:tab/>world</text:p>
      <text:p text:style-name="P2"><text:tab/>foreign</text:p>
      <text:p text:style-name="P2"><text:tab/>meeting</text:p>
      <text:p text:style-name="P2"/>
      <text:p text:style-name="P2">Topic 48</text:p>
      <text:p text:style-name="P2"><text:tab/>south</text:p>
      <text:p text:style-name="P2"><text:tab/>north</text:p>
      <text:p text:style-name="P2"><text:tab/>korea</text:p>
      <text:p text:style-name="P2"><text:tab/>korean</text:p>
      <text:p text:style-name="P2"><text:tab/>japan</text:p>
      <text:p text:style-name="P2"><text:tab/>two</text:p>
      <text:p text:style-name="P2"><text:tab/>japanese</text:p>
      <text:p text:style-name="P2"><text:tab/>officials</text:p>
      <text:p text:style-name="P2"><text:tab/>roh</text:p>
      <text:p text:style-name="P2"><text:tab/>military</text:p>
      <text:p text:style-name="P2"/>
      <text:p text:style-name="P2">Topic 49</text:p>
      <text:p text:style-name="P2"><text:tab/>smoking</text:p>
      <text:p text:style-name="P2"><text:tab/>percent</text:p>
      <text:p text:style-name="P2"><text:tab/>ms</text:p>
      <text:p text:style-name="P2"><text:tab/>cigarettes</text:p>
      <text:p text:style-name="P2"><text:tab/>sand</text:p>
      <text:p text:style-name="P2"><text:tab/>hospital</text:p>
      <text:p text:style-name="P2"><text:tab/>health</text:p>
      <text:p text:style-name="P2"><text:tab/>care</text:p>
      <text:p text:style-name="P2"><text:tab/>davis</text:p>
      <text:p text:style-name="P2"><text:tab/>three</text:p>
      <text:p text:style-name="P2"/>
      <text:p text:style-name="P2">Topic 50</text:p>
      <text:p text:style-name="P2"><text:tab/>israeli</text:p>
      <text:p text:style-name="P2"><text:tab/>army</text:p>
      <text:p text:style-name="P2"><text:tab/>police</text:p>
      <text:p text:style-name="P2"><text:tab/>killed</text:p>
      <text:p text:style-name="P2"><text:tab/>palestinians</text:p>
      <text:p text:style-name="P2"><text:tab/>israel</text:p>
      <text:p text:style-name="P2"><text:tab/>gaza</text:p>
      <text:p text:style-name="P2"><text:soft-page-break/><text:tab/>wounded</text:p>
      <text:p text:style-name="P2"><text:tab/>security</text:p>
      <text:p text:style-name="P2"><text:tab/>attack</text:p>
      <text:p text:style-name="P2"/>
      <text:p text:style-name="P2">Topic 51</text:p>
      <text:p text:style-name="P2"><text:tab/>i</text:p>
      <text:p text:style-name="P2"><text:tab/>vargas</text:p>
      <text:p text:style-name="P2"><text:tab/>fujimori</text:p>
      <text:p text:style-name="P2"><text:tab/>campaign</text:p>
      <text:p text:style-name="P2"><text:tab/>people</text:p>
      <text:p text:style-name="P2"><text:tab/>llosa</text:p>
      <text:p text:style-name="P2"><text:tab/>new</text:p>
      <text:p text:style-name="P2"><text:tab/>desert</text:p>
      <text:p text:style-name="P2"><text:tab/>best</text:p>
      <text:p text:style-name="P2"><text:tab/>last</text:p>
      <text:p text:style-name="P2"/>
      <text:p text:style-name="P2">Topic 52</text:p>
      <text:p text:style-name="P2"><text:tab/>million</text:p>
      <text:p text:style-name="P2"><text:tab/>new</text:p>
      <text:p text:style-name="P2"><text:tab/>tons</text:p>
      <text:p text:style-name="P2"><text:tab/>jackpot</text:p>
      <text:p text:style-name="P2"><text:tab/>policy</text:p>
      <text:p text:style-name="P2"><text:tab/>officials</text:p>
      <text:p text:style-name="P2"><text:tab/>year</text:p>
      <text:p text:style-name="P2"><text:tab/>health</text:p>
      <text:p text:style-name="P2"><text:tab/>sales</text:p>
      <text:p text:style-name="P2"><text:tab/>government</text:p>
      <text:p text:style-name="P2"/>
      <text:p text:style-name="P2">Topic 53</text:p>
      <text:p text:style-name="P2"><text:tab/>million</text:p>
      <text:p text:style-name="P2"><text:tab/>states</text:p>
      <text:p text:style-name="P2"><text:tab/>campaign</text:p>
      <text:p text:style-name="P2"><text:tab/>state</text:p>
      <text:p text:style-name="P2"><text:tab/>last</text:p>
      <text:p text:style-name="P2"><text:tab/>santa</text:p>
      <text:p text:style-name="P2"><text:tab/>new</text:p>
      <text:p text:style-name="P2"><text:tab/>raised</text:p>
      <text:p text:style-name="P2"><text:tab/>bakker</text:p>
      <text:p text:style-name="P2"><text:tab/>fe</text:p>
      <text:p text:style-name="P2"/>
      <text:p text:style-name="P2">Topic 54</text:p>
      <text:p text:style-name="P2"><text:tab/>offer</text:p>
      <text:p text:style-name="P2"><text:tab/>billion</text:p>
      <text:p text:style-name="P2"><text:tab/>share</text:p>
      <text:p text:style-name="P2"><text:tab/>company</text:p>
      <text:p text:style-name="P2"><text:tab/>stock</text:p>
      <text:p text:style-name="P2"><text:tab/>inc</text:p>
      <text:p text:style-name="P2"><text:tab/>bid</text:p>
      <text:p text:style-name="P2"><text:tab/>merger</text:p>
      <text:p text:style-name="P2"><text:tab/>new</text:p>
      <text:p text:style-name="P2"><text:tab/>board</text:p>
      <text:p text:style-name="P2"/>
      <text:p text:style-name="P2"><text:soft-page-break/>Topic 55</text:p>
      <text:p text:style-name="P2"><text:tab/>workers</text:p>
      <text:p text:style-name="P2"><text:tab/>union</text:p>
      <text:p text:style-name="P2"><text:tab/>strike</text:p>
      <text:p text:style-name="P2"><text:tab/>contract</text:p>
      <text:p text:style-name="P2"><text:tab/>eastern</text:p>
      <text:p text:style-name="P2"><text:tab/>percent</text:p>
      <text:p text:style-name="P2"><text:tab/>labor</text:p>
      <text:p text:style-name="P2"><text:tab/>pilots</text:p>
      <text:p text:style-name="P2"><text:tab/>pay</text:p>
      <text:p text:style-name="P2"><text:tab/>unions</text:p>
      <text:p text:style-name="P2"/>
      <text:p text:style-name="P2">Topic 56</text:p>
      <text:p text:style-name="P2"><text:tab/>trial</text:p>
      <text:p text:style-name="P2"><text:tab/>north</text:p>
      <text:p text:style-name="P2"><text:tab/>documents</text:p>
      <text:p text:style-name="P2"><text:tab/>court</text:p>
      <text:p text:style-name="P2"><text:tab/>case</text:p>
      <text:p text:style-name="P2"><text:tab/>charges</text:p>
      <text:p text:style-name="P2"><text:tab/>judge</text:p>
      <text:p text:style-name="P2"><text:tab/>testimony</text:p>
      <text:p text:style-name="P2"><text:tab/>walsh</text:p>
      <text:p text:style-name="P2"><text:tab/>reagan</text:p>
      <text:p text:style-name="P2"/>
      <text:p text:style-name="P2">Topic 57</text:p>
      <text:p text:style-name="P2"><text:tab/>trade</text:p>
      <text:p text:style-name="P2"><text:tab/>states</text:p>
      <text:p text:style-name="P2"><text:tab/>united</text:p>
      <text:p text:style-name="P2"><text:tab/>billion</text:p>
      <text:p text:style-name="P2"><text:tab/>japan</text:p>
      <text:p text:style-name="P2"><text:tab/>farmers</text:p>
      <text:p text:style-name="P2"><text:tab/>japanese</text:p>
      <text:p text:style-name="P2"><text:tab/>agreement</text:p>
      <text:p text:style-name="P2"><text:tab/>farm</text:p>
      <text:p text:style-name="P2"><text:tab/>world</text:p>
      <text:p text:style-name="P2"/>
      <text:p text:style-name="P2">Topic 58</text:p>
      <text:p text:style-name="P2"><text:tab/>women</text:p>
      <text:p text:style-name="P2"><text:tab/>magazine</text:p>
      <text:p text:style-name="P2"><text:tab/>new</text:p>
      <text:p text:style-name="P2"><text:tab/>i</text:p>
      <text:p text:style-name="P2"><text:tab/>art</text:p>
      <text:p text:style-name="P2"><text:tab/>oberg</text:p>
      <text:p text:style-name="P2"><text:tab/>people</text:p>
      <text:p text:style-name="P2"><text:tab/>trip</text:p>
      <text:p text:style-name="P2"><text:tab/>watkins</text:p>
      <text:p text:style-name="P2"><text:tab/>saudi</text:p>
      <text:p text:style-name="P2"/>
      <text:p text:style-name="P2">Topic 59</text:p>
      <text:p text:style-name="P2"><text:tab/>water</text:p>
      <text:p text:style-name="P2"><text:tab/>i</text:p>
      <text:p text:style-name="P2"><text:tab/>hijackers</text:p>
      <text:p text:style-name="P2"><text:soft-page-break/><text:tab/>space</text:p>
      <text:p text:style-name="P2"><text:tab/>law</text:p>
      <text:p text:style-name="P2"><text:tab/>two</text:p>
      <text:p text:style-name="P2"><text:tab/>report</text:p>
      <text:p text:style-name="P2"><text:tab/>pope</text:p>
      <text:p text:style-name="P2"><text:tab/>years</text:p>
      <text:p text:style-name="P2"><text:tab/>people</text:p>
      <text:p text:style-name="P2"/>
      <text:p text:style-name="P2">Topic 60</text:p>
      <text:p text:style-name="P2"><text:tab/>children</text:p>
      <text:p text:style-name="P2"><text:tab/>study</text:p>
      <text:p text:style-name="P2"><text:tab/>parents</text:p>
      <text:p text:style-name="P2"><text:tab/>women</text:p>
      <text:p text:style-name="P2"><text:tab/>research</text:p>
      <text:p text:style-name="P2"><text:tab/>years</text:p>
      <text:p text:style-name="P2"><text:tab/>officials</text:p>
      <text:p text:style-name="P2"><text:tab/>found</text:p>
      <text:p text:style-name="P2"><text:tab/>space</text:p>
      <text:p text:style-name="P2"><text:tab/>new</text:p>
      <text:p text:style-name="P2"/>
      <text:p text:style-name="P2">Topic 61</text:p>
      <text:p text:style-name="P2"><text:tab/>soviet</text:p>
      <text:p text:style-name="P2"><text:tab/>gorbachev</text:p>
      <text:p text:style-name="P2"><text:tab/>union</text:p>
      <text:p text:style-name="P2"><text:tab/>reagan</text:p>
      <text:p text:style-name="P2"><text:tab/>president</text:p>
      <text:p text:style-name="P2"><text:tab/>soviets</text:p>
      <text:p text:style-name="P2"><text:tab/>moscow</text:p>
      <text:p text:style-name="P2"><text:tab/>treaty</text:p>
      <text:p text:style-name="P2"><text:tab/>bush</text:p>
      <text:p text:style-name="P2"><text:tab/>united</text:p>
      <text:p text:style-name="P2"/>
      <text:p text:style-name="P2">Topic 62</text:p>
      <text:p text:style-name="P2"><text:tab/>tax</text:p>
      <text:p text:style-name="P2"><text:tab/>new</text:p>
      <text:p text:style-name="P2"><text:tab/>two</text:p>
      <text:p text:style-name="P2"><text:tab/>taxes</text:p>
      <text:p text:style-name="P2"><text:tab/>game</text:p>
      <text:p text:style-name="P2"><text:tab/>rights</text:p>
      <text:p text:style-name="P2"><text:tab/>last</text:p>
      <text:p text:style-name="P2"><text:tab/>monday</text:p>
      <text:p text:style-name="P2"><text:tab/>kasparov</text:p>
      <text:p text:style-name="P2"><text:tab/>karpov</text:p>
      <text:p text:style-name="P2"/>
      <text:p text:style-name="P2">Topic 63</text:p>
      <text:p text:style-name="P2"><text:tab/>year</text:p>
      <text:p text:style-name="P2"><text:tab/>new</text:p>
      <text:p text:style-name="P2"><text:tab/>york</text:p>
      <text:p text:style-name="P2"><text:tab/>first</text:p>
      <text:p text:style-name="P2"><text:tab/>john</text:p>
      <text:p text:style-name="P2"><text:tab/>president</text:p>
      <text:p text:style-name="P2"><text:tab/>city</text:p>
      <text:p text:style-name="P2"><text:soft-page-break/><text:tab/>states</text:p>
      <text:p text:style-name="P2"><text:tab/>ago</text:p>
      <text:p text:style-name="P2"><text:tab/>united</text:p>
      <text:p text:style-name="P2"/>
      <text:p text:style-name="P2">Topic 64</text:p>
      <text:p text:style-name="P2"><text:tab/>national</text:p>
      <text:p text:style-name="P2"><text:tab/>percent</text:p>
      <text:p text:style-name="P2"><text:tab/>sales</text:p>
      <text:p text:style-name="P2"><text:tab/>business</text:p>
      <text:p text:style-name="P2"><text:tab/>city</text:p>
      <text:p text:style-name="P2"><text:tab/>years</text:p>
      <text:p text:style-name="P2"><text:tab/>last</text:p>
      <text:p text:style-name="P2"><text:tab/>association</text:p>
      <text:p text:style-name="P2"><text:tab/>new</text:p>
      <text:p text:style-name="P2"><text:tab/>cities</text:p>
      <text:p text:style-name="P2"/>
      <text:p text:style-name="P2">Topic 65</text:p>
      <text:p text:style-name="P2"><text:tab/>china</text:p>
      <text:p text:style-name="P2"><text:tab/>chinese</text:p>
      <text:p text:style-name="P2"><text:tab/>people</text:p>
      <text:p text:style-name="P2"><text:tab/>government</text:p>
      <text:p text:style-name="P2"><text:tab/>chinas</text:p>
      <text:p text:style-name="P2"><text:tab/>beijing</text:p>
      <text:p text:style-name="P2"><text:tab/>last</text:p>
      <text:p text:style-name="P2"><text:tab/>rights</text:p>
      <text:p text:style-name="P2"><text:tab/>official</text:p>
      <text:p text:style-name="P2"><text:tab/>year</text:p>
      <text:p text:style-name="P2"/>
      <text:p text:style-name="P2">Topic 66</text:p>
      <text:p text:style-name="P2"><text:tab/>stock</text:p>
      <text:p text:style-name="P2"><text:tab/>market</text:p>
      <text:p text:style-name="P2"><text:tab/>index</text:p>
      <text:p text:style-name="P2"><text:tab/>points</text:p>
      <text:p text:style-name="P2"><text:tab/>million</text:p>
      <text:p text:style-name="P2"><text:tab/>stocks</text:p>
      <text:p text:style-name="P2"><text:tab/>prices</text:p>
      <text:p text:style-name="P2"><text:tab/>rose</text:p>
      <text:p text:style-name="P2"><text:tab/>shares</text:p>
      <text:p text:style-name="P2"><text:tab/>percent</text:p>
      <text:p text:style-name="P2"/>
      <text:p text:style-name="P2">Topic 67</text:p>
      <text:p text:style-name="P2"><text:tab/>two</text:p>
      <text:p text:style-name="P2"><text:tab/>court</text:p>
      <text:p text:style-name="P2"><text:tab/>police</text:p>
      <text:p text:style-name="P2"><text:tab/>charged</text:p>
      <text:p text:style-name="P2"><text:tab/>arrested</text:p>
      <text:p text:style-name="P2"><text:tab/>prison</text:p>
      <text:p text:style-name="P2"><text:tab/>new</text:p>
      <text:p text:style-name="P2"><text:tab/>convicted</text:p>
      <text:p text:style-name="P2"><text:tab/>charges</text:p>
      <text:p text:style-name="P2"><text:tab/>greyhound</text:p>
      <text:p text:style-name="P2"/>
      <text:p text:style-name="P2"><text:soft-page-break/>Topic 68</text:p>
      <text:p text:style-name="P2"><text:tab/>i</text:p>
      <text:p text:style-name="P2"><text:tab/>get</text:p>
      <text:p text:style-name="P2"><text:tab/>people</text:p>
      <text:p text:style-name="P2"><text:tab/>report</text:p>
      <text:p text:style-name="P2"><text:tab/>years</text:p>
      <text:p text:style-name="P2"><text:tab/>public</text:p>
      <text:p text:style-name="P2"><text:tab/>mrs</text:p>
      <text:p text:style-name="P2"><text:tab/>children</text:p>
      <text:p text:style-name="P2"><text:tab/>work</text:p>
      <text:p text:style-name="P2"><text:tab/>new</text:p>
      <text:p text:style-name="P2"/>
      <text:p text:style-name="P2">Topic 69</text:p>
      <text:p text:style-name="P2"><text:tab/>launch</text:p>
      <text:p text:style-name="P2"><text:tab/>shuttle</text:p>
      <text:p text:style-name="P2"><text:tab/>space</text:p>
      <text:p text:style-name="P2"><text:tab/>time</text:p>
      <text:p text:style-name="P2"><text:tab/>new</text:p>
      <text:p text:style-name="P2"><text:tab/>people</text:p>
      <text:p text:style-name="P2"><text:tab/>thursday</text:p>
      <text:p text:style-name="P2"><text:tab/>air</text:p>
      <text:p text:style-name="P2"><text:tab/>first</text:p>
      <text:p text:style-name="P2"><text:tab/>th</text:p>
      <text:p text:style-name="P2"/>
      <text:p text:style-name="P2">Topic 70</text:p>
      <text:p text:style-name="P2"><text:tab/>new</text:p>
      <text:p text:style-name="P2"><text:tab/>heat</text:p>
      <text:p text:style-name="P2"><text:tab/>travel</text:p>
      <text:p text:style-name="P2"><text:tab/>summer</text:p>
      <text:p text:style-name="P2"><text:tab/>million</text:p>
      <text:p text:style-name="P2"><text:tab/>percent</text:p>
      <text:p text:style-name="P2"><text:tab/>record</text:p>
      <text:p text:style-name="P2"><text:tab/>business</text:p>
      <text:p text:style-name="P2"><text:tab/>weather</text:p>
      <text:p text:style-name="P2"><text:tab/>hot</text:p>
      <text:p text:style-name="P2"/>
      <text:p text:style-name="P2">Topic 71</text:p>
      <text:p text:style-name="P2"><text:tab/>orders</text:p>
      <text:p text:style-name="P2"><text:tab/>economy</text:p>
      <text:p text:style-name="P2"><text:tab/>goods</text:p>
      <text:p text:style-name="P2"><text:tab/>percent</text:p>
      <text:p text:style-name="P2"><text:tab/>year</text:p>
      <text:p text:style-name="P2"><text:tab/>business</text:p>
      <text:p text:style-name="P2"><text:tab/>manufacturing</text:p>
      <text:p text:style-name="P2"><text:tab/>new</text:p>
      <text:p text:style-name="P2"><text:tab/>economic</text:p>
      <text:p text:style-name="P2"><text:tab/>growth</text:p>
      <text:p text:style-name="P2"/>
      <text:p text:style-name="P2">Topic 72</text:p>
      <text:p text:style-name="P2"><text:tab/>dollar</text:p>
      <text:p text:style-name="P2"><text:tab/>yen</text:p>
      <text:p text:style-name="P2"><text:tab/>late</text:p>
      <text:p text:style-name="P2"><text:soft-page-break/><text:tab/>london</text:p>
      <text:p text:style-name="P2"><text:tab/>bid</text:p>
      <text:p text:style-name="P2"><text:tab/>gold</text:p>
      <text:p text:style-name="P2"><text:tab/>ounce</text:p>
      <text:p text:style-name="P2"><text:tab/>rates</text:p>
      <text:p text:style-name="P2"><text:tab/>dollars</text:p>
      <text:p text:style-name="P2"><text:tab/>fell</text:p>
      <text:p text:style-name="P2"/>
      <text:p text:style-name="P2">Topic 73</text:p>
      <text:p text:style-name="P2"><text:tab/>mecham</text:p>
      <text:p text:style-name="P2"><text:tab/>state</text:p>
      <text:p text:style-name="P2"><text:tab/>senate</text:p>
      <text:p text:style-name="P2"><text:tab/>office</text:p>
      <text:p text:style-name="P2"><text:tab/>impeachment</text:p>
      <text:p text:style-name="P2"><text:tab/>attorney</text:p>
      <text:p text:style-name="P2"><text:tab/>told</text:p>
      <text:p text:style-name="P2"><text:tab/>trial</text:p>
      <text:p text:style-name="P2"><text:tab/>i</text:p>
      <text:p text:style-name="P2"><text:tab/>governor</text:p>
      <text:p text:style-name="P2"/>
      <text:p text:style-name="P2">Topic 74</text:p>
      <text:p text:style-name="P2"><text:tab/>i</text:p>
      <text:p text:style-name="P2"><text:tab/>roberts</text:p>
      <text:p text:style-name="P2"><text:tab/>mr</text:p>
      <text:p text:style-name="P2"><text:tab/>question</text:p>
      <text:p text:style-name="P2"><text:tab/>de</text:p>
      <text:p text:style-name="P2"><text:tab/>nauvoo</text:p>
      <text:p text:style-name="P2"><text:tab/>years</text:p>
      <text:p text:style-name="P2"><text:tab/>people</text:p>
      <text:p text:style-name="P2"><text:tab/>two</text:p>
      <text:p text:style-name="P2"><text:tab/>president</text:p>
      <text:p text:style-name="P2"/>
      <text:p text:style-name="P2">Topic 75</text:p>
      <text:p text:style-name="P2"><text:tab/>defense</text:p>
      <text:p text:style-name="P2"><text:tab/>corp</text:p>
      <text:p text:style-name="P2"><text:tab/>pacs</text:p>
      <text:p text:style-name="P2"><text:tab/>million</text:p>
      <text:p text:style-name="P2"><text:tab/>fiscal</text:p>
      <text:p text:style-name="P2"><text:tab/>i</text:p>
      <text:p text:style-name="P2"><text:tab/>pac</text:p>
      <text:p text:style-name="P2"><text:tab/>co</text:p>
      <text:p text:style-name="P2"><text:tab/>gotti</text:p>
      <text:p text:style-name="P2"><text:tab/>money</text:p>
      <text:p text:style-name="P2"/>
      <text:p text:style-name="P2">Topic 76</text:p>
      <text:p text:style-name="P2"><text:tab/>government</text:p>
      <text:p text:style-name="P2"><text:tab/>people</text:p>
      <text:p text:style-name="P2"><text:tab/>official</text:p>
      <text:p text:style-name="P2"><text:tab/>two</text:p>
      <text:p text:style-name="P2"><text:tab/>hostages</text:p>
      <text:p text:style-name="P2"><text:tab/>iran</text:p>
      <text:p text:style-name="P2"><text:tab/>pope</text:p>
      <text:p text:style-name="P2"><text:soft-page-break/><text:tab/>agency</text:p>
      <text:p text:style-name="P2"><text:tab/>release</text:p>
      <text:p text:style-name="P2"><text:tab/>say</text:p>
      <text:p text:style-name="P2"/>
      <text:p text:style-name="P2">Topic 77</text:p>
      <text:p text:style-name="P2"><text:tab/>million</text:p>
      <text:p text:style-name="P2"><text:tab/>year</text:p>
      <text:p text:style-name="P2"><text:tab/>cbs</text:p>
      <text:p text:style-name="P2"><text:tab/>network</text:p>
      <text:p text:style-name="P2"><text:tab/>global</text:p>
      <text:p text:style-name="P2"><text:tab/>warming</text:p>
      <text:p text:style-name="P2"><text:tab/>video</text:p>
      <text:p text:style-name="P2"><text:tab/>peres</text:p>
      <text:p text:style-name="P2"><text:tab/>summit</text:p>
      <text:p text:style-name="P2"><text:tab/>environmental</text:p>
      <text:p text:style-name="P2"/>
      <text:p text:style-name="P2">Topic 78</text:p>
      <text:p text:style-name="P2"><text:tab/>students</text:p>
      <text:p text:style-name="P2"><text:tab/>school</text:p>
      <text:p text:style-name="P2"><text:tab/>student</text:p>
      <text:p text:style-name="P2"><text:tab/>schools</text:p>
      <text:p text:style-name="P2"><text:tab/>teachers</text:p>
      <text:p text:style-name="P2"><text:tab/>police</text:p>
      <text:p text:style-name="P2"><text:tab/>university</text:p>
      <text:p text:style-name="P2"><text:tab/>college</text:p>
      <text:p text:style-name="P2"><text:tab/>two</text:p>
      <text:p text:style-name="P2"><text:tab/>education</text:p>
      <text:p text:style-name="P2"/>
      <text:p text:style-name="P2">Topic 79</text:p>
      <text:p text:style-name="P2"><text:tab/>prison</text:p>
      <text:p text:style-name="P2"><text:tab/>charges</text:p>
      <text:p text:style-name="P2"><text:tab/>years</text:p>
      <text:p text:style-name="P2"><text:tab/>case</text:p>
      <text:p text:style-name="P2"><text:tab/>attorney</text:p>
      <text:p text:style-name="P2"><text:tab/>sentenced</text:p>
      <text:p text:style-name="P2"><text:tab/>federal</text:p>
      <text:p text:style-name="P2"><text:tab/>convicted</text:p>
      <text:p text:style-name="P2"><text:tab/>guilty</text:p>
      <text:p text:style-name="P2"><text:tab/>government</text:p>
      <text:p text:style-name="P2"/>
      <text:p text:style-name="P2">Topic 80</text:p>
      <text:p text:style-name="P2"><text:tab/>i</text:p>
      <text:p text:style-name="P2"><text:tab/>bush</text:p>
      <text:p text:style-name="P2"><text:tab/>souter</text:p>
      <text:p text:style-name="P2"><text:tab/>people</text:p>
      <text:p text:style-name="P2"><text:tab/>president</text:p>
      <text:p text:style-name="P2"><text:tab/>new</text:p>
      <text:p text:style-name="P2"><text:tab/>arts</text:p>
      <text:p text:style-name="P2"><text:tab/>first</text:p>
      <text:p text:style-name="P2"><text:tab/>champion</text:p>
      <text:p text:style-name="P2"><text:tab/>four</text:p>
      <text:p text:style-name="P2"/>
      <text:p text:style-name="P2"><text:soft-page-break/>Topic 81</text:p>
      <text:p text:style-name="P2"><text:tab/>bush</text:p>
      <text:p text:style-name="P2"><text:tab/>president</text:p>
      <text:p text:style-name="P2"><text:tab/>defense</text:p>
      <text:p text:style-name="P2"><text:tab/>states</text:p>
      <text:p text:style-name="P2"><text:tab/>military</text:p>
      <text:p text:style-name="P2"><text:tab/>housing</text:p>
      <text:p text:style-name="P2"><text:tab/>american</text:p>
      <text:p text:style-name="P2"><text:tab/>gephardt</text:p>
      <text:p text:style-name="P2"><text:tab/>force</text:p>
      <text:p text:style-name="P2"><text:tab/>policy</text:p>
      <text:p text:style-name="P2"/>
      <text:p text:style-name="P2">Topic 82</text:p>
      <text:p text:style-name="P2"><text:tab/>air</text:p>
      <text:p text:style-name="P2"><text:tab/>plane</text:p>
      <text:p text:style-name="P2"><text:tab/>aircraft</text:p>
      <text:p text:style-name="P2"><text:tab/>planes</text:p>
      <text:p text:style-name="P2"><text:tab/>flight</text:p>
      <text:p text:style-name="P2"><text:tab/>accident</text:p>
      <text:p text:style-name="P2"><text:tab/>pilot</text:p>
      <text:p text:style-name="P2"><text:tab/>airport</text:p>
      <text:p text:style-name="P2"><text:tab/>airlines</text:p>
      <text:p text:style-name="P2"><text:tab/>crash</text:p>
      <text:p text:style-name="P2"/>
      <text:p text:style-name="P2">Topic 83</text:p>
      <text:p text:style-name="P2"><text:tab/>bank</text:p>
      <text:p text:style-name="P2"><text:tab/>chrysler</text:p>
      <text:p text:style-name="P2"><text:tab/>new</text:p>
      <text:p text:style-name="P2"><text:tab/>billion</text:p>
      <text:p text:style-name="P2"><text:tab/>first</text:p>
      <text:p text:style-name="P2"><text:tab/>company</text:p>
      <text:p text:style-name="P2"><text:tab/>banks</text:p>
      <text:p text:style-name="P2"><text:tab/>savings</text:p>
      <text:p text:style-name="P2"><text:tab/>corp</text:p>
      <text:p text:style-name="P2"><text:tab/>board</text:p>
      <text:p text:style-name="P2"/>
      <text:p text:style-name="P2">Topic 84</text:p>
      <text:p text:style-name="P2"><text:tab/>meese</text:p>
      <text:p text:style-name="P2"><text:tab/>attorney</text:p>
      <text:p text:style-name="P2"><text:tab/>ual</text:p>
      <text:p text:style-name="P2"><text:tab/>last</text:p>
      <text:p text:style-name="P2"><text:tab/>general</text:p>
      <text:p text:style-name="P2"><text:tab/>wedtech</text:p>
      <text:p text:style-name="P2"><text:tab/>wallach</text:p>
      <text:p text:style-name="P2"><text:tab/>meeses</text:p>
      <text:p text:style-name="P2"><text:tab/>house</text:p>
      <text:p text:style-name="P2"><text:tab/>stock</text:p>
      <text:p text:style-name="P2"/>
      <text:p text:style-name="P2">Topic 85</text:p>
      <text:p text:style-name="P2"><text:tab/>company</text:p>
      <text:p text:style-name="P2"><text:tab/>million</text:p>
      <text:p text:style-name="P2"><text:tab/>plant</text:p>
      <text:p text:style-name="P2"><text:soft-page-break/><text:tab/>chemical</text:p>
      <text:p text:style-name="P2"><text:tab/>new</text:p>
      <text:p text:style-name="P2"><text:tab/>percent</text:p>
      <text:p text:style-name="P2"><text:tab/>companies</text:p>
      <text:p text:style-name="P2"><text:tab/>employees</text:p>
      <text:p text:style-name="P2"><text:tab/>stock</text:p>
      <text:p text:style-name="P2"><text:tab/>corp</text:p>
      <text:p text:style-name="P2"/>
      <text:p text:style-name="P2">Topic 86</text:p>
      <text:p text:style-name="P2"><text:tab/>i</text:p>
      <text:p text:style-name="P2"><text:tab/>mrs</text:p>
      <text:p text:style-name="P2"><text:tab/>ms</text:p>
      <text:p text:style-name="P2"><text:tab/>court</text:p>
      <text:p text:style-name="P2"><text:tab/>judge</text:p>
      <text:p text:style-name="P2"><text:tab/>children</text:p>
      <text:p text:style-name="P2"><text:tab/>mother</text:p>
      <text:p text:style-name="P2"><text:tab/>two</text:p>
      <text:p text:style-name="P2"><text:tab/>woman</text:p>
      <text:p text:style-name="P2"><text:tab/>last</text:p>
      <text:p text:style-name="P2"/>
      <text:p text:style-name="P2">Topic 87</text:p>
      <text:p text:style-name="P2"><text:tab/>people</text:p>
      <text:p text:style-name="P2"><text:tab/>water</text:p>
      <text:p text:style-name="P2"><text:tab/>million</text:p>
      <text:p text:style-name="P2"><text:tab/>state</text:p>
      <text:p text:style-name="P2"><text:tab/>last</text:p>
      <text:p text:style-name="P2"><text:tab/>cdy</text:p>
      <text:p text:style-name="P2"><text:tab/>m</text:p>
      <text:p text:style-name="P2"><text:tab/>two</text:p>
      <text:p text:style-name="P2"><text:tab/>clr</text:p>
      <text:p text:style-name="P2"><text:tab/>dam</text:p>
      <text:p text:style-name="P2"/>
      <text:p text:style-name="P2">Topic 88</text:p>
      <text:p text:style-name="P2"><text:tab/>says</text:p>
      <text:p text:style-name="P2"><text:tab/>employers</text:p>
      <text:p text:style-name="P2"><text:tab/>new</text:p>
      <text:p text:style-name="P2"><text:tab/>workers</text:p>
      <text:p text:style-name="P2"><text:tab/>i</text:p>
      <text:p text:style-name="P2"><text:tab/>work</text:p>
      <text:p text:style-name="P2"><text:tab/>law</text:p>
      <text:p text:style-name="P2"><text:tab/>today</text:p>
      <text:p text:style-name="P2"><text:tab/>like</text:p>
      <text:p text:style-name="P2"><text:tab/>years</text:p>
      <text:p text:style-name="P2"/>
      <text:p text:style-name="P2">Topic 89</text:p>
      <text:p text:style-name="P2"><text:tab/>cbs</text:p>
      <text:p text:style-name="P2"><text:tab/>i</text:p>
      <text:p text:style-name="P2"><text:tab/>news</text:p>
      <text:p text:style-name="P2"><text:tab/>nbc</text:p>
      <text:p text:style-name="P2"><text:tab/>show</text:p>
      <text:p text:style-name="P2"><text:tab/>week</text:p>
      <text:p text:style-name="P2"><text:tab/>rating</text:p>
      <text:p text:style-name="P2"><text:soft-page-break/><text:tab/>abc</text:p>
      <text:p text:style-name="P2"><text:tab/>ratings</text:p>
      <text:p text:style-name="P2"><text:tab/>million</text:p>
      <text:p text:style-name="P2"/>
      <text:p text:style-name="P2">Topic 90</text:p>
      <text:p text:style-name="P2"><text:tab/>mrs</text:p>
      <text:p text:style-name="P2"><text:tab/>i</text:p>
      <text:p text:style-name="P2"><text:tab/>government</text:p>
      <text:p text:style-name="P2"><text:tab/>united</text:p>
      <text:p text:style-name="P2"><text:tab/>people</text:p>
      <text:p text:style-name="P2"><text:tab/>says</text:p>
      <text:p text:style-name="P2"><text:tab/>states</text:p>
      <text:p text:style-name="P2"><text:tab/>percent</text:p>
      <text:p text:style-name="P2"><text:tab/>remains</text:p>
      <text:p text:style-name="P2"><text:tab/>gold</text:p>
      <text:p text:style-name="P2"/>
      <text:p text:style-name="P2">Topic 91</text:p>
      <text:p text:style-name="P2"><text:tab/>west</text:p>
      <text:p text:style-name="P2"><text:tab/>german</text:p>
      <text:p text:style-name="P2"><text:tab/>east</text:p>
      <text:p text:style-name="P2"><text:tab/>germany</text:p>
      <text:p text:style-name="P2"><text:tab/>berlin</text:p>
      <text:p text:style-name="P2"><text:tab/>germanys</text:p>
      <text:p text:style-name="P2"><text:tab/>germans</text:p>
      <text:p text:style-name="P2"><text:tab/>new</text:p>
      <text:p text:style-name="P2"><text:tab/>unification</text:p>
      <text:p text:style-name="P2"><text:tab/>united</text:p>
      <text:p text:style-name="P2"/>
      <text:p text:style-name="P2">Topic 92</text:p>
      <text:p text:style-name="P2"><text:tab/>symphony</text:p>
      <text:p text:style-name="P2"><text:tab/>i</text:p>
      <text:p text:style-name="P2"><text:tab/>new</text:p>
      <text:p text:style-name="P2"><text:tab/>turtles</text:p>
      <text:p text:style-name="P2"><text:tab/>ash</text:p>
      <text:p text:style-name="P2"><text:tab/>year</text:p>
      <text:p text:style-name="P2"><text:tab/>orchestra</text:p>
      <text:p text:style-name="P2"><text:tab/>waste</text:p>
      <text:p text:style-name="P2"><text:tab/>last</text:p>
      <text:p text:style-name="P2"><text:tab/>note</text:p>
      <text:p text:style-name="P2"/>
      <text:p text:style-name="P2">Topic 93</text:p>
      <text:p text:style-name="P2"><text:tab/>coast</text:p>
      <text:p text:style-name="P2"><text:tab/>i</text:p>
      <text:p text:style-name="P2"><text:tab/>guard</text:p>
      <text:p text:style-name="P2"><text:tab/>ms</text:p>
      <text:p text:style-name="P2"><text:tab/>ship</text:p>
      <text:p text:style-name="P2"><text:tab/>hospital</text:p>
      <text:p text:style-name="P2"><text:tab/>two</text:p>
      <text:p text:style-name="P2"><text:tab/>years</text:p>
      <text:p text:style-name="P2"><text:tab/>vessel</text:p>
      <text:p text:style-name="P2"><text:tab/>medical</text:p>
      <text:p text:style-name="P2"/>
      <text:p text:style-name="P2"><text:soft-page-break/>Topic 94</text:p>
      <text:p text:style-name="P2"><text:tab/>party</text:p>
      <text:p text:style-name="P2"><text:tab/>soviet</text:p>
      <text:p text:style-name="P2"><text:tab/>gorbachev</text:p>
      <text:p text:style-name="P2"><text:tab/>communist</text:p>
      <text:p text:style-name="P2"><text:tab/>government</text:p>
      <text:p text:style-name="P2"><text:tab/>political</text:p>
      <text:p text:style-name="P2"><text:tab/>opposition</text:p>
      <text:p text:style-name="P2"><text:tab/>new</text:p>
      <text:p text:style-name="P2"><text:tab/>republics</text:p>
      <text:p text:style-name="P2"><text:tab/>congress</text:p>
      <text:p text:style-name="P2"/>
      <text:p text:style-name="P2">Topic 95</text:p>
      <text:p text:style-name="P2"><text:tab/>percent</text:p>
      <text:p text:style-name="P2"><text:tab/>safety</text:p>
      <text:p text:style-name="P2"><text:tab/>workers</text:p>
      <text:p text:style-name="P2"><text:tab/>taxes</text:p>
      <text:p text:style-name="P2"><text:tab/>states</text:p>
      <text:p text:style-name="P2"><text:tab/>domestic</text:p>
      <text:p text:style-name="P2"><text:tab/>government</text:p>
      <text:p text:style-name="P2"><text:tab/>sales</text:p>
      <text:p text:style-name="P2"><text:tab/>labor</text:p>
      <text:p text:style-name="P2"><text:tab/>people</text:p>
      <text:p text:style-name="P2"/>
      <text:p text:style-name="P2">Topic 96</text:p>
      <text:p text:style-name="P2"><text:tab/>officials</text:p>
      <text:p text:style-name="P2"><text:tab/>federal</text:p>
      <text:p text:style-name="P2"><text:tab/>government</text:p>
      <text:p text:style-name="P2"><text:tab/>i</text:p>
      <text:p text:style-name="P2"><text:tab/>human</text:p>
      <text:p text:style-name="P2"><text:tab/>security</text:p>
      <text:p text:style-name="P2"><text:tab/>threats</text:p>
      <text:p text:style-name="P2"><text:tab/>state</text:p>
      <text:p text:style-name="P2"><text:tab/>castaneda</text:p>
      <text:p text:style-name="P2"><text:tab/>department</text:p>
      <text:p text:style-name="P2"/>
      <text:p text:style-name="P2">Topic 97</text:p>
      <text:p text:style-name="P2"><text:tab/>million</text:p>
      <text:p text:style-name="P2"><text:tab/>company</text:p>
      <text:p text:style-name="P2"><text:tab/>filed</text:p>
      <text:p text:style-name="P2"><text:tab/>court</text:p>
      <text:p text:style-name="P2"><text:tab/>creditors</text:p>
      <text:p text:style-name="P2"><text:tab/>federal</text:p>
      <text:p text:style-name="P2"><text:tab/>bankruptcy</text:p>
      <text:p text:style-name="P2"><text:tab/>companies</text:p>
      <text:p text:style-name="P2"><text:tab/>new</text:p>
      <text:p text:style-name="P2"><text:tab/>corp</text:p>
      <text:p text:style-name="P2"/>
      <text:p text:style-name="P2">Topic 98</text:p>
      <text:p text:style-name="P2"><text:tab/>bush</text:p>
      <text:p text:style-name="P2"><text:tab/>baker</text:p>
      <text:p text:style-name="P2"><text:tab/>iraqi</text:p>
      <text:p text:style-name="P2"><text:soft-page-break/><text:tab/>iran</text:p>
      <text:p text:style-name="P2"><text:tab/>iraq</text:p>
      <text:p text:style-name="P2"><text:tab/>president</text:p>
      <text:p text:style-name="P2"><text:tab/>war</text:p>
      <text:p text:style-name="P2"><text:tab/>foreign</text:p>
      <text:p text:style-name="P2"><text:tab/>washington</text:p>
      <text:p text:style-name="P2"><text:tab/>editor</text:p>
      <text:p text:style-name="P2"/>
      <text:p text:style-name="P2">Topic 99</text:p>
      <text:p text:style-name="P2"><text:tab/>navy</text:p>
      <text:p text:style-name="P2"><text:tab/>cuomo</text:p>
      <text:p text:style-name="P2"><text:tab/>bush</text:p>
      <text:p text:style-name="P2"><text:tab/>i</text:p>
      <text:p text:style-name="P2"><text:tab/>percent</text:p>
      <text:p text:style-name="P2"><text:tab/>radio</text:p>
      <text:p text:style-name="P2"><text:tab/>service</text:p>
      <text:p text:style-name="P2"><text:tab/>crime</text:p>
      <text:p text:style-name="P2"><text:tab/>case</text:p>
      <text:p text:style-name="P2"><text:tab/>abrams</text:p>
      <text:p text:style-name="P2"/>
      <text:p text:style-name="P2">kzt@kzt:~/LDATest$ ruby LDA_test.rb</text:p>
      <text:p text:style-name="P2">Topic 0</text:p>
      <text:p text:style-name="P2"><text:tab/>rain</text:p>
      <text:p text:style-name="P2"><text:tab/>becaus</text:p>
      <text:p text:style-name="P2"><text:tab/>until</text:p>
      <text:p text:style-name="P2"><text:tab/>est</text:p>
      <text:p text:style-name="P2"><text:tab/>my</text:p>
      <text:p text:style-name="P2"><text:tab/>moon</text:p>
      <text:p text:style-name="P2"><text:tab/>darl</text:p>
      <text:p text:style-name="P2"><text:tab/>a</text:p>
      <text:p text:style-name="P2"><text:tab/>king</text:p>
      <text:p text:style-name="P2"><text:tab/>you</text:p>
      <text:p text:style-name="P2"/>
      <text:p text:style-name="P2">Topic 1</text:p>
      <text:p text:style-name="P2"><text:tab/>me</text:p>
      <text:p text:style-name="P2"><text:tab/>of</text:p>
      <text:p text:style-name="P2"><text:tab/>your</text:p>
      <text:p text:style-name="P2"><text:tab/>finger</text:p>
      <text:p text:style-name="P2"><text:tab/>what</text:p>
      <text:p text:style-name="P2"><text:tab/>a</text:p>
      <text:p text:style-name="P2"><text:tab/>are</text:p>
      <text:p text:style-name="P2"><text:tab/>next</text:p>
      <text:p text:style-name="P2"><text:tab/>no</text:p>
      <text:p text:style-name="P2"><text:tab/>holi</text:p>
      <text:p text:style-name="P2"/>
      <text:p text:style-name="P2">Topic 2</text:p>
      <text:p text:style-name="P2"><text:tab/>around</text:p>
      <text:p text:style-name="P2"><text:tab/>everyth</text:p>
      <text:p text:style-name="P2"><text:tab/>till</text:p>
      <text:p text:style-name="P2"><text:tab/>my</text:p>
      <text:p text:style-name="P2"><text:tab/>a</text:p>
      <text:p text:style-name="P2"><text:tab/>self</text:p>
      <text:p text:style-name="P2"><text:soft-page-break/><text:tab/>um</text:p>
      <text:p text:style-name="P2"><text:tab/>what</text:p>
      <text:p text:style-name="P2"><text:tab/>wild</text:p>
      <text:p text:style-name="P2"><text:tab/>surviv</text:p>
      <text:p text:style-name="P2"/>
      <text:p text:style-name="P2">Topic 3</text:p>
      <text:p text:style-name="P2"><text:tab/>wind</text:p>
      <text:p text:style-name="P2"><text:tab/>goodnight</text:p>
      <text:p text:style-name="P2"><text:tab/>eas</text:p>
      <text:p text:style-name="P2"><text:tab/>drank</text:p>
      <text:p text:style-name="P2"><text:tab/>espejo</text:p>
      <text:p text:style-name="P2"><text:tab/>saa</text:p>
      <text:p text:style-name="P2"><text:tab/>cmon</text:p>
      <text:p text:style-name="P2"><text:tab/>clone</text:p>
      <text:p text:style-name="P2"><text:tab/>spoil</text:p>
      <text:p text:style-name="P2"><text:tab/>über</text:p>
      <text:p text:style-name="P2"/>
      <text:p text:style-name="P2">Topic 4</text:p>
      <text:p text:style-name="P2"><text:tab/>la</text:p>
      <text:p text:style-name="P2"><text:tab/>för</text:p>
      <text:p text:style-name="P2"><text:tab/>point</text:p>
      <text:p text:style-name="P2"><text:tab/>what</text:p>
      <text:p text:style-name="P2"><text:tab/>know</text:p>
      <text:p text:style-name="P2"><text:tab/>mari</text:p>
      <text:p text:style-name="P2"><text:tab/>the</text:p>
      <text:p text:style-name="P2"><text:tab/>tien</text:p>
      <text:p text:style-name="P2"><text:tab/>me</text:p>
      <text:p text:style-name="P2"><text:tab/>puedo</text:p>
      <text:p text:style-name="P2"/>
      <text:p text:style-name="P2">Topic 5</text:p>
      <text:p text:style-name="P2"><text:tab/>chorus</text:p>
      <text:p text:style-name="P2"><text:tab/>name</text:p>
      <text:p text:style-name="P2"><text:tab/>piano</text:p>
      <text:p text:style-name="P2"><text:tab/>shore</text:p>
      <text:p text:style-name="P2"><text:tab/>al</text:p>
      <text:p text:style-name="P2"><text:tab/>nacht</text:p>
      <text:p text:style-name="P2"><text:tab/>you</text:p>
      <text:p text:style-name="P2"><text:tab/>teu</text:p>
      <text:p text:style-name="P2"><text:tab/>coz</text:p>
      <text:p text:style-name="P2"><text:tab/>whoa</text:p>
      <text:p text:style-name="P2"/>
      <text:p text:style-name="P2">Topic 6</text:p>
      <text:p text:style-name="P2"><text:tab/>nada</text:p>
      <text:p text:style-name="P2"><text:tab/>start</text:p>
      <text:p text:style-name="P2"><text:tab/>who</text:p>
      <text:p text:style-name="P2"><text:tab/>des</text:p>
      <text:p text:style-name="P2"><text:tab/>x2</text:p>
      <text:p text:style-name="P2"><text:tab/>brought</text:p>
      <text:p text:style-name="P2"><text:tab/>bin</text:p>
      <text:p text:style-name="P2"><text:tab/>eu</text:p>
      <text:p text:style-name="P2"><text:tab/>bone</text:p>
      <text:p text:style-name="P2"><text:tab/>voic</text:p>
      <text:p text:style-name="P2"><text:soft-page-break/></text:p>
      <text:p text:style-name="P2">Topic 7</text:p>
      <text:p text:style-name="P2"><text:tab/>black</text:p>
      <text:p text:style-name="P2"><text:tab/>breath</text:p>
      <text:p text:style-name="P2"><text:tab/>beauti</text:p>
      <text:p text:style-name="P2"><text:tab/>nunca</text:p>
      <text:p text:style-name="P2"><text:tab/>sur</text:p>
      <text:p text:style-name="P2"><text:tab/>plan</text:p>
      <text:p text:style-name="P2"><text:tab/>old</text:p>
      <text:p text:style-name="P2"><text:tab/>hollywood</text:p>
      <text:p text:style-name="P2"><text:tab/>crime</text:p>
      <text:p text:style-name="P2"><text:tab/>a</text:p>
      <text:p text:style-name="P2"/>
      <text:p text:style-name="P2">Topic 8</text:p>
      <text:p text:style-name="P2"><text:tab/>son</text:p>
      <text:p text:style-name="P2"><text:tab/>power</text:p>
      <text:p text:style-name="P2"><text:tab/>upon</text:p>
      <text:p text:style-name="P2"><text:tab/>somewher</text:p>
      <text:p text:style-name="P2"><text:tab/>silver</text:p>
      <text:p text:style-name="P2"><text:tab/>strength</text:p>
      <text:p text:style-name="P2"><text:tab/>heavi</text:p>
      <text:p text:style-name="P2"><text:tab/>dame</text:p>
      <text:p text:style-name="P2"><text:tab/>os</text:p>
      <text:p text:style-name="P2"><text:tab/>perchè</text:p>
      <text:p text:style-name="P2"/>
      <text:p text:style-name="P2">Topic 9</text:p>
      <text:p text:style-name="P2"><text:tab/>and</text:p>
      <text:p text:style-name="P2"><text:tab/>the</text:p>
      <text:p text:style-name="P2"><text:tab/>let</text:p>
      <text:p text:style-name="P2"><text:tab/>our</text:p>
      <text:p text:style-name="P2"><text:tab/>to</text:p>
      <text:p text:style-name="P2"><text:tab/>have</text:p>
      <text:p text:style-name="P2"><text:tab/>it</text:p>
      <text:p text:style-name="P2"><text:tab/>when</text:p>
      <text:p text:style-name="P2"><text:tab/>for</text:p>
      <text:p text:style-name="P2"><text:tab/>too</text:p>
      <text:p text:style-name="P2"/>
      <text:p text:style-name="P2">Topic 10</text:p>
      <text:p text:style-name="P2"><text:tab/>time</text:p>
      <text:p text:style-name="P2"><text:tab/>through</text:p>
      <text:p text:style-name="P2"><text:tab/>back</text:p>
      <text:p text:style-name="P2"><text:tab/>keep</text:p>
      <text:p text:style-name="P2"><text:tab/>one</text:p>
      <text:p text:style-name="P2"><text:tab/>danc</text:p>
      <text:p text:style-name="P2"><text:tab/>walk</text:p>
      <text:p text:style-name="P2"><text:tab/>tie</text:p>
      <text:p text:style-name="P2"><text:tab/>there</text:p>
      <text:p text:style-name="P2"><text:tab/>eye</text:p>
      <text:p text:style-name="P2"/>
      <text:p text:style-name="P2">Topic 11</text:p>
      <text:p text:style-name="P2"><text:tab/>live</text:p>
      <text:p text:style-name="P2"><text:tab/>seem</text:p>
      <text:p text:style-name="P2"><text:soft-page-break/><text:tab/>ai</text:p>
      <text:p text:style-name="P2"><text:tab/>me</text:p>
      <text:p text:style-name="P2"><text:tab/>and</text:p>
      <text:p text:style-name="P2"><text:tab/>a</text:p>
      <text:p text:style-name="P2"><text:tab/>lucki</text:p>
      <text:p text:style-name="P2"><text:tab/>have</text:p>
      <text:p text:style-name="P2"><text:tab/>goin</text:p>
      <text:p text:style-name="P2"><text:tab/>do</text:p>
      <text:p text:style-name="P2"/>
      <text:p text:style-name="P2">Topic 12</text:p>
      <text:p text:style-name="P2"><text:tab/>pleas</text:p>
      <text:p text:style-name="P2"><text:tab/>drag</text:p>
      <text:p text:style-name="P2"><text:tab/>falta</text:p>
      <text:p text:style-name="P2"><text:tab/>reaction</text:p>
      <text:p text:style-name="P2"><text:tab/>chew</text:p>
      <text:p text:style-name="P2"><text:tab/>and</text:p>
      <text:p text:style-name="P2"><text:tab/>sweeter</text:p>
      <text:p text:style-name="P2"><text:tab/>tradit</text:p>
      <text:p text:style-name="P2"><text:tab/>nose</text:p>
      <text:p text:style-name="P2"><text:tab/>superman</text:p>
      <text:p text:style-name="P2"/>
      <text:p text:style-name="P2">Topic 13</text:p>
      <text:p text:style-name="P2"><text:tab/>love</text:p>
      <text:p text:style-name="P2"><text:tab/>tell</text:p>
      <text:p text:style-name="P2"><text:tab/>the</text:p>
      <text:p text:style-name="P2"><text:tab/>and</text:p>
      <text:p text:style-name="P2"><text:tab/>side</text:p>
      <text:p text:style-name="P2"><text:tab/>der</text:p>
      <text:p text:style-name="P2"><text:tab/>si</text:p>
      <text:p text:style-name="P2"><text:tab/>do</text:p>
      <text:p text:style-name="P2"><text:tab/>realli</text:p>
      <text:p text:style-name="P2"><text:tab/>know</text:p>
      <text:p text:style-name="P2"/>
      <text:p text:style-name="P2">Topic 14</text:p>
      <text:p text:style-name="P2"><text:tab/>some</text:p>
      <text:p text:style-name="P2"><text:tab/>un</text:p>
      <text:p text:style-name="P2"><text:tab/>seem</text:p>
      <text:p text:style-name="P2"><text:tab/>shoot</text:p>
      <text:p text:style-name="P2"><text:tab/>tonight</text:p>
      <text:p text:style-name="P2"><text:tab/>to</text:p>
      <text:p text:style-name="P2"><text:tab/>store</text:p>
      <text:p text:style-name="P2"><text:tab/>för</text:p>
      <text:p text:style-name="P2"><text:tab/>goin</text:p>
      <text:p text:style-name="P2"><text:tab/>happi</text:p>
      <text:p text:style-name="P2"/>
      <text:p text:style-name="P2">Topic 15</text:p>
      <text:p text:style-name="P2"><text:tab/>for</text:p>
      <text:p text:style-name="P2"><text:tab/>at</text:p>
      <text:p text:style-name="P2"><text:tab/>you</text:p>
      <text:p text:style-name="P2"><text:tab/>a</text:p>
      <text:p text:style-name="P2"><text:tab/>better</text:p>
      <text:p text:style-name="P2"><text:tab/>life</text:p>
      <text:p text:style-name="P2"><text:soft-page-break/><text:tab/>your</text:p>
      <text:p text:style-name="P2"><text:tab/>and</text:p>
      <text:p text:style-name="P2"><text:tab/>big</text:p>
      <text:p text:style-name="P2"><text:tab/>must</text:p>
      <text:p text:style-name="P2"/>
      <text:p text:style-name="P2">Topic 16</text:p>
      <text:p text:style-name="P2"><text:tab/>someth</text:p>
      <text:p text:style-name="P2"><text:tab/>there</text:p>
      <text:p text:style-name="P2"><text:tab/>fear</text:p>
      <text:p text:style-name="P2"><text:tab/>sweet</text:p>
      <text:p text:style-name="P2"><text:tab/>huh</text:p>
      <text:p text:style-name="P2"><text:tab/>hair</text:p>
      <text:p text:style-name="P2"><text:tab/>against</text:p>
      <text:p text:style-name="P2"><text:tab/>hung</text:p>
      <text:p text:style-name="P2"><text:tab/>kinda</text:p>
      <text:p text:style-name="P2"><text:tab/>charm</text:p>
      <text:p text:style-name="P2"/>
      <text:p text:style-name="P2">Topic 17</text:p>
      <text:p text:style-name="P2"><text:tab/>way</text:p>
      <text:p text:style-name="P2"><text:tab/>place</text:p>
      <text:p text:style-name="P2"><text:tab/>told</text:p>
      <text:p text:style-name="P2"><text:tab/>to</text:p>
      <text:p text:style-name="P2"><text:tab/>it</text:p>
      <text:p text:style-name="P2"><text:tab/>así</text:p>
      <text:p text:style-name="P2"><text:tab/>what</text:p>
      <text:p text:style-name="P2"><text:tab/>not</text:p>
      <text:p text:style-name="P2"><text:tab/>mieux</text:p>
      <text:p text:style-name="P2"><text:tab/>vers</text:p>
      <text:p text:style-name="P2"/>
      <text:p text:style-name="P2">Topic 18</text:p>
      <text:p text:style-name="P2"><text:tab/>y</text:p>
      <text:p text:style-name="P2"><text:tab/>talk</text:p>
      <text:p text:style-name="P2"><text:tab/>mari</text:p>
      <text:p text:style-name="P2"><text:tab/>cross</text:p>
      <text:p text:style-name="P2"><text:tab/>sempr</text:p>
      <text:p text:style-name="P2"><text:tab/>flame</text:p>
      <text:p text:style-name="P2"><text:tab/>you</text:p>
      <text:p text:style-name="P2"><text:tab/>wrong</text:p>
      <text:p text:style-name="P2"><text:tab/>killer</text:p>
      <text:p text:style-name="P2"><text:tab/>quiero</text:p>
      <text:p text:style-name="P2"/>
      <text:p text:style-name="P2">Topic 19</text:p>
      <text:p text:style-name="P2"><text:tab/>myself</text:p>
      <text:p text:style-name="P2"><text:tab/>ride</text:p>
      <text:p text:style-name="P2"><text:tab/>lord</text:p>
      <text:p text:style-name="P2"><text:tab/>rise</text:p>
      <text:p text:style-name="P2"><text:tab/>bleed</text:p>
      <text:p text:style-name="P2"><text:tab/>aux</text:p>
      <text:p text:style-name="P2"><text:tab/>wing</text:p>
      <text:p text:style-name="P2"><text:tab/>three</text:p>
      <text:p text:style-name="P2"><text:tab/>laugh</text:p>
      <text:p text:style-name="P2"><text:tab/>damn</text:p>
      <text:p text:style-name="P2"><text:soft-page-break/></text:p>
      <text:p text:style-name="P2">Topic 20</text:p>
      <text:p text:style-name="P2"><text:tab/>just</text:p>
      <text:p text:style-name="P2"><text:tab/>think</text:p>
      <text:p text:style-name="P2"><text:tab/>on</text:p>
      <text:p text:style-name="P2"><text:tab/>take</text:p>
      <text:p text:style-name="P2"><text:tab/>and</text:p>
      <text:p text:style-name="P2"><text:tab/>in</text:p>
      <text:p text:style-name="P2"><text:tab/>whi</text:p>
      <text:p text:style-name="P2"><text:tab/>se</text:p>
      <text:p text:style-name="P2"><text:tab/>if</text:p>
      <text:p text:style-name="P2"><text:tab/>not</text:p>
      <text:p text:style-name="P2"/>
      <text:p text:style-name="P2">Topic 21</text:p>
      <text:p text:style-name="P2"><text:tab/>free</text:p>
      <text:p text:style-name="P2"><text:tab/>alright</text:p>
      <text:p text:style-name="P2"><text:tab/>plead</text:p>
      <text:p text:style-name="P2"><text:tab/>fake</text:p>
      <text:p text:style-name="P2"><text:tab/>hace</text:p>
      <text:p text:style-name="P2"><text:tab/>är</text:p>
      <text:p text:style-name="P2"><text:tab/>messin</text:p>
      <text:p text:style-name="P2"><text:tab/>sleepin</text:p>
      <text:p text:style-name="P2"><text:tab/>1</text:p>
      <text:p text:style-name="P2"><text:tab/>four</text:p>
      <text:p text:style-name="P2"/>
      <text:p text:style-name="P2">Topic 22</text:p>
      <text:p text:style-name="P2"><text:tab/>out</text:p>
      <text:p text:style-name="P2"><text:tab/>lie</text:p>
      <text:p text:style-name="P2"><text:tab/>le</text:p>
      <text:p text:style-name="P2"><text:tab/>made</text:p>
      <text:p text:style-name="P2"><text:tab/>we</text:p>
      <text:p text:style-name="P2"><text:tab/>take</text:p>
      <text:p text:style-name="P2"><text:tab/>a</text:p>
      <text:p text:style-name="P2"><text:tab/>with</text:p>
      <text:p text:style-name="P2"><text:tab/>must</text:p>
      <text:p text:style-name="P2"><text:tab/>in</text:p>
      <text:p text:style-name="P2"/>
      <text:p text:style-name="P2">Topic 23</text:p>
      <text:p text:style-name="P2"><text:tab/>got</text:p>
      <text:p text:style-name="P2"><text:tab/>run</text:p>
      <text:p text:style-name="P2"><text:tab/>noth</text:p>
      <text:p text:style-name="P2"><text:tab/>death</text:p>
      <text:p text:style-name="P2"><text:tab/>&amp;</text:p>
      <text:p text:style-name="P2"><text:tab/>to</text:p>
      <text:p text:style-name="P2"><text:tab/>au</text:p>
      <text:p text:style-name="P2"><text:tab/>when</text:p>
      <text:p text:style-name="P2"><text:tab/>it</text:p>
      <text:p text:style-name="P2"><text:tab/>have</text:p>
      <text:p text:style-name="P2"/>
      <text:p text:style-name="P2">Topic 24</text:p>
      <text:p text:style-name="P2"><text:tab/>close</text:p>
      <text:p text:style-name="P2"><text:tab/>mayb</text:p>
      <text:p text:style-name="P2"><text:soft-page-break/><text:tab/>sin</text:p>
      <text:p text:style-name="P2"><text:tab/>them</text:p>
      <text:p text:style-name="P2"><text:tab/>a</text:p>
      <text:p text:style-name="P2"><text:tab/>citi</text:p>
      <text:p text:style-name="P2"><text:tab/>have</text:p>
      <text:p text:style-name="P2"><text:tab/>hit</text:p>
      <text:p text:style-name="P2"><text:tab/>feed</text:p>
      <text:p text:style-name="P2"><text:tab/>were</text:p>
      <text:p text:style-name="P2"/>
      <text:p text:style-name="P2">Topic 25</text:p>
      <text:p text:style-name="P2"><text:tab/>more</text:p>
      <text:p text:style-name="P2"><text:tab/>and</text:p>
      <text:p text:style-name="P2"><text:tab/>me</text:p>
      <text:p text:style-name="P2"><text:tab/>you</text:p>
      <text:p text:style-name="P2"><text:tab/>have</text:p>
      <text:p text:style-name="P2"><text:tab/>my</text:p>
      <text:p text:style-name="P2"><text:tab/>your</text:p>
      <text:p text:style-name="P2"><text:tab/>if</text:p>
      <text:p text:style-name="P2"><text:tab/>wast</text:p>
      <text:p text:style-name="P2"><text:tab/>fast</text:p>
      <text:p text:style-name="P2"/>
      <text:p text:style-name="P2">Topic 26</text:p>
      <text:p text:style-name="P2"><text:tab/>want</text:p>
      <text:p text:style-name="P2"><text:tab/>know</text:p>
      <text:p text:style-name="P2"><text:tab/>behind</text:p>
      <text:p text:style-name="P2"><text:tab/>smile</text:p>
      <text:p text:style-name="P2"><text:tab/>the</text:p>
      <text:p text:style-name="P2"><text:tab/>you</text:p>
      <text:p text:style-name="P2"><text:tab/>and</text:p>
      <text:p text:style-name="P2"><text:tab/>a</text:p>
      <text:p text:style-name="P2"><text:tab/>chang</text:p>
      <text:p text:style-name="P2"><text:tab/>weak</text:p>
      <text:p text:style-name="P2"/>
      <text:p text:style-name="P2">Topic 27</text:p>
      <text:p text:style-name="P2"><text:tab/>you</text:p>
      <text:p text:style-name="P2"><text:tab/>said</text:p>
      <text:p text:style-name="P2"><text:tab/>off</text:p>
      <text:p text:style-name="P2"><text:tab/>mani</text:p>
      <text:p text:style-name="P2"><text:tab/>while</text:p>
      <text:p text:style-name="P2"><text:tab/>na</text:p>
      <text:p text:style-name="P2"><text:tab/>if</text:p>
      <text:p text:style-name="P2"><text:tab/>thing</text:p>
      <text:p text:style-name="P2"><text:tab/>my</text:p>
      <text:p text:style-name="P2"><text:tab/>bien</text:p>
      <text:p text:style-name="P2"/>
      <text:p text:style-name="P2">Topic 28</text:p>
      <text:p text:style-name="P2"><text:tab/>dream</text:p>
      <text:p text:style-name="P2"><text:tab/>silenc</text:p>
      <text:p text:style-name="P2"><text:tab/>mail</text:p>
      <text:p text:style-name="P2"><text:tab/>los</text:p>
      <text:p text:style-name="P2"><text:tab/>jsui</text:p>
      <text:p text:style-name="P2"><text:tab/>are</text:p>
      <text:p text:style-name="P2"><text:soft-page-break/><text:tab/>happi</text:p>
      <text:p text:style-name="P2"><text:tab/>watch</text:p>
      <text:p text:style-name="P2"><text:tab/>effect</text:p>
      <text:p text:style-name="P2"><text:tab/>tu</text:p>
      <text:p text:style-name="P2"/>
      <text:p text:style-name="P2">Topic 29</text:p>
      <text:p text:style-name="P2"><text:tab/>bout</text:p>
      <text:p text:style-name="P2"><text:tab/>rage</text:p>
      <text:p text:style-name="P2"><text:tab/>sto</text:p>
      <text:p text:style-name="P2"><text:tab/>bullet</text:p>
      <text:p text:style-name="P2"><text:tab/>lang</text:p>
      <text:p text:style-name="P2"><text:tab/>strang</text:p>
      <text:p text:style-name="P2"><text:tab/>done</text:p>
      <text:p text:style-name="P2"><text:tab/>loss</text:p>
      <text:p text:style-name="P2"><text:tab/>goin</text:p>
      <text:p text:style-name="P2"><text:tab/>chin</text:p>
      <text:p text:style-name="P2"/>
      <text:p text:style-name="P2">Topic 30</text:p>
      <text:p text:style-name="P2"><text:tab/>troubl</text:p>
      <text:p text:style-name="P2"><text:tab/>porqu</text:p>
      <text:p text:style-name="P2"><text:tab/>harvest</text:p>
      <text:p text:style-name="P2"><text:tab/>float</text:p>
      <text:p text:style-name="P2"><text:tab/>wild</text:p>
      <text:p text:style-name="P2"><text:tab/>lip</text:p>
      <text:p text:style-name="P2"><text:tab/>ik</text:p>
      <text:p text:style-name="P2"><text:tab/>par</text:p>
      <text:p text:style-name="P2"><text:tab/>bend</text:p>
      <text:p text:style-name="P2"><text:tab/>rocki</text:p>
      <text:p text:style-name="P2"/>
      <text:p text:style-name="P2">Topic 31</text:p>
      <text:p text:style-name="P2"><text:tab/>no</text:p>
      <text:p text:style-name="P2"><text:tab/>el</text:p>
      <text:p text:style-name="P2"><text:tab/>leav</text:p>
      <text:p text:style-name="P2"><text:tab/>you</text:p>
      <text:p text:style-name="P2"><text:tab/>must</text:p>
      <text:p text:style-name="P2"><text:tab/>hide</text:p>
      <text:p text:style-name="P2"><text:tab/>and</text:p>
      <text:p text:style-name="P2"><text:tab/>of</text:p>
      <text:p text:style-name="P2"><text:tab/>forgot</text:p>
      <text:p text:style-name="P2"><text:tab/>your</text:p>
      <text:p text:style-name="P2"/>
      <text:p text:style-name="P2">Topic 32</text:p>
      <text:p text:style-name="P2"><text:tab/>could</text:p>
      <text:p text:style-name="P2"><text:tab/>life</text:p>
      <text:p text:style-name="P2"><text:tab/>into</text:p>
      <text:p text:style-name="P2"><text:tab/>within</text:p>
      <text:p text:style-name="P2"><text:tab/>night</text:p>
      <text:p text:style-name="P2"><text:tab/>ver</text:p>
      <text:p text:style-name="P2"><text:tab/>went</text:p>
      <text:p text:style-name="P2"><text:tab/>not</text:p>
      <text:p text:style-name="P2"><text:tab/>enemi</text:p>
      <text:p text:style-name="P2"><text:tab/>in</text:p>
      <text:p text:style-name="P2"><text:soft-page-break/></text:p>
      <text:p text:style-name="P2">Topic 33</text:p>
      <text:p text:style-name="P2"><text:tab/>we</text:p>
      <text:p text:style-name="P2"><text:tab/>to</text:p>
      <text:p text:style-name="P2"><text:tab/>a</text:p>
      <text:p text:style-name="P2"><text:tab/>you</text:p>
      <text:p text:style-name="P2"><text:tab/>your</text:p>
      <text:p text:style-name="P2"><text:tab/>were</text:p>
      <text:p text:style-name="P2"><text:tab/>for</text:p>
      <text:p text:style-name="P2"><text:tab/>go</text:p>
      <text:p text:style-name="P2"><text:tab/>my</text:p>
      <text:p text:style-name="P2"><text:tab/>how</text:p>
      <text:p text:style-name="P2"/>
      <text:p text:style-name="P2">Topic 34</text:p>
      <text:p text:style-name="P2"><text:tab/>you</text:p>
      <text:p text:style-name="P2"><text:tab/>my</text:p>
      <text:p text:style-name="P2"><text:tab/>a</text:p>
      <text:p text:style-name="P2"><text:tab/>tout</text:p>
      <text:p text:style-name="P2"><text:tab/>what</text:p>
      <text:p text:style-name="P2"><text:tab/>solo</text:p>
      <text:p text:style-name="P2"><text:tab/>color</text:p>
      <text:p text:style-name="P2"><text:tab/>flow</text:p>
      <text:p text:style-name="P2"><text:tab/>but</text:p>
      <text:p text:style-name="P2"><text:tab/>lose</text:p>
      <text:p text:style-name="P2"/>
      <text:p text:style-name="P2">Topic 35</text:p>
      <text:p text:style-name="P2"><text:tab/>answer</text:p>
      <text:p text:style-name="P2"><text:tab/>san</text:p>
      <text:p text:style-name="P2"><text:tab/>è</text:p>
      <text:p text:style-name="P2"><text:tab/>singl</text:p>
      <text:p text:style-name="P2"><text:tab/>grant</text:p>
      <text:p text:style-name="P2"><text:tab/>monkey</text:p>
      <text:p text:style-name="P2"><text:tab/>crawl</text:p>
      <text:p text:style-name="P2"><text:tab/>kom</text:p>
      <text:p text:style-name="P2"><text:tab/>punch</text:p>
      <text:p text:style-name="P2"><text:tab/>witch</text:p>
      <text:p text:style-name="P2"/>
      <text:p text:style-name="P2">Topic 36</text:p>
      <text:p text:style-name="P2"><text:tab/>these</text:p>
      <text:p text:style-name="P2"><text:tab/>street</text:p>
      <text:p text:style-name="P2"><text:tab/>ani</text:p>
      <text:p text:style-name="P2"><text:tab/>fool</text:p>
      <text:p text:style-name="P2"><text:tab/>habit</text:p>
      <text:p text:style-name="P2"><text:tab/>anywher</text:p>
      <text:p text:style-name="P2"><text:tab/>her</text:p>
      <text:p text:style-name="P2"><text:tab/>skip</text:p>
      <text:p text:style-name="P2"><text:tab/>surpris</text:p>
      <text:p text:style-name="P2"><text:tab/>perdido</text:p>
      <text:p text:style-name="P2"/>
      <text:p text:style-name="P2">Topic 37</text:p>
      <text:p text:style-name="P2"><text:tab/>her</text:p>
      <text:p text:style-name="P2"><text:tab/>hard</text:p>
      <text:p text:style-name="P2"><text:soft-page-break/><text:tab/>fli</text:p>
      <text:p text:style-name="P2"><text:tab/>what</text:p>
      <text:p text:style-name="P2"><text:tab/>feet</text:p>
      <text:p text:style-name="P2"><text:tab/>great</text:p>
      <text:p text:style-name="P2"><text:tab/>the</text:p>
      <text:p text:style-name="P2"><text:tab/>if</text:p>
      <text:p text:style-name="P2"><text:tab/>dust</text:p>
      <text:p text:style-name="P2"><text:tab/>to</text:p>
      <text:p text:style-name="P2"/>
      <text:p text:style-name="P2">Topic 38</text:p>
      <text:p text:style-name="P2"><text:tab/>you</text:p>
      <text:p text:style-name="P2"><text:tab/>blood</text:p>
      <text:p text:style-name="P2"><text:tab/>sure</text:p>
      <text:p text:style-name="P2"><text:tab/>a</text:p>
      <text:p text:style-name="P2"><text:tab/>talk</text:p>
      <text:p text:style-name="P2"><text:tab/>nicht</text:p>
      <text:p text:style-name="P2"><text:tab/>train</text:p>
      <text:p text:style-name="P2"><text:tab/>wir</text:p>
      <text:p text:style-name="P2"><text:tab/>what</text:p>
      <text:p text:style-name="P2"><text:tab/>and</text:p>
      <text:p text:style-name="P2"/>
      <text:p text:style-name="P2">Topic 39</text:p>
      <text:p text:style-name="P2"><text:tab/>then</text:p>
      <text:p text:style-name="P2"><text:tab/>fade</text:p>
      <text:p text:style-name="P2"><text:tab/>ai</text:p>
      <text:p text:style-name="P2"><text:tab/>front</text:p>
      <text:p text:style-name="P2"><text:tab/>eat</text:p>
      <text:p text:style-name="P2"><text:tab/>smile</text:p>
      <text:p text:style-name="P2"><text:tab/>estrella</text:p>
      <text:p text:style-name="P2"><text:tab/>took</text:p>
      <text:p text:style-name="P2"><text:tab/>squar</text:p>
      <text:p text:style-name="P2"><text:tab/>jai</text:p>
      <text:p text:style-name="P2"/>
      <text:p text:style-name="P2">Topic 40</text:p>
      <text:p text:style-name="P2"><text:tab/>understand</text:p>
      <text:p text:style-name="P2"><text:tab/>auf</text:p>
      <text:p text:style-name="P2"><text:tab/>twist</text:p>
      <text:p text:style-name="P2"><text:tab/>ago</text:p>
      <text:p text:style-name="P2"><text:tab/>bist</text:p>
      <text:p text:style-name="P2"><text:tab/>darlin</text:p>
      <text:p text:style-name="P2"><text:tab/>what</text:p>
      <text:p text:style-name="P2"><text:tab/>search</text:p>
      <text:p text:style-name="P2"><text:tab/>truth</text:p>
      <text:p text:style-name="P2"><text:tab/>have</text:p>
      <text:p text:style-name="P2"/>
      <text:p text:style-name="P2">Topic 41</text:p>
      <text:p text:style-name="P2"><text:tab/>fuck</text:p>
      <text:p text:style-name="P2"><text:tab/>abov</text:p>
      <text:p text:style-name="P2"><text:tab/>pra</text:p>
      <text:p text:style-name="P2"><text:tab/>shape</text:p>
      <text:p text:style-name="P2"><text:tab/>auch</text:p>
      <text:p text:style-name="P2"><text:tab/>luna</text:p>
      <text:p text:style-name="P2"><text:soft-page-break/><text:tab/>apolog</text:p>
      <text:p text:style-name="P2"><text:tab/>notic</text:p>
      <text:p text:style-name="P2"><text:tab/>coffin</text:p>
      <text:p text:style-name="P2"><text:tab/>soft</text:p>
      <text:p text:style-name="P2"/>
      <text:p text:style-name="P2">Topic 42</text:p>
      <text:p text:style-name="P2"><text:tab/>had</text:p>
      <text:p text:style-name="P2"><text:tab/>mi</text:p>
      <text:p text:style-name="P2"><text:tab/>home</text:p>
      <text:p text:style-name="P2"><text:tab/>yo</text:p>
      <text:p text:style-name="P2"><text:tab/>hell</text:p>
      <text:p text:style-name="P2"><text:tab/>mine</text:p>
      <text:p text:style-name="P2"><text:tab/>reason</text:p>
      <text:p text:style-name="P2"><text:tab/>and</text:p>
      <text:p text:style-name="P2"><text:tab/>yourself</text:p>
      <text:p text:style-name="P2"><text:tab/>new</text:p>
      <text:p text:style-name="P2"/>
      <text:p text:style-name="P2">Topic 43</text:p>
      <text:p text:style-name="P2"><text:tab/>water</text:p>
      <text:p text:style-name="P2"><text:tab/>usa</text:p>
      <text:p text:style-name="P2"><text:tab/>dew</text:p>
      <text:p text:style-name="P2"><text:tab/>agre</text:p>
      <text:p text:style-name="P2"><text:tab/>simpl</text:p>
      <text:p text:style-name="P2"><text:tab/>esquina</text:p>
      <text:p text:style-name="P2"><text:tab/>wall</text:p>
      <text:p text:style-name="P2"><text:tab/>slippin</text:p>
      <text:p text:style-name="P2"><text:tab/>subject</text:p>
      <text:p text:style-name="P2"><text:tab/>struck</text:p>
      <text:p text:style-name="P2"/>
      <text:p text:style-name="P2">Topic 44</text:p>
      <text:p text:style-name="P2"><text:tab/>bring</text:p>
      <text:p text:style-name="P2"><text:tab/>dress</text:p>
      <text:p text:style-name="P2"><text:tab/>believ</text:p>
      <text:p text:style-name="P2"><text:tab/>with</text:p>
      <text:p text:style-name="P2"><text:tab/>rise</text:p>
      <text:p text:style-name="P2"><text:tab/>solo</text:p>
      <text:p text:style-name="P2"><text:tab/>may</text:p>
      <text:p text:style-name="P2"><text:tab/>ant</text:p>
      <text:p text:style-name="P2"><text:tab/>yesterday</text:p>
      <text:p text:style-name="P2"><text:tab/>apart</text:p>
      <text:p text:style-name="P2"/>
      <text:p text:style-name="P2">Topic 45</text:p>
      <text:p text:style-name="P2"><text:tab/>everi</text:p>
      <text:p text:style-name="P2"><text:tab/>gone</text:p>
      <text:p text:style-name="P2"><text:tab/>et</text:p>
      <text:p text:style-name="P2"><text:tab/>woman</text:p>
      <text:p text:style-name="P2"><text:tab/>pero</text:p>
      <text:p text:style-name="P2"><text:tab/>cett</text:p>
      <text:p text:style-name="P2"><text:tab/>questa</text:p>
      <text:p text:style-name="P2"><text:tab/>core</text:p>
      <text:p text:style-name="P2"><text:tab/>vuoi</text:p>
      <text:p text:style-name="P2"><text:tab/>soldier</text:p>
      <text:p text:style-name="P2"><text:soft-page-break/></text:p>
      <text:p text:style-name="P2">Topic 46</text:p>
      <text:p text:style-name="P2"><text:tab/>wanna</text:p>
      <text:p text:style-name="P2"><text:tab/>whoa</text:p>
      <text:p text:style-name="P2"><text:tab/>nuestra</text:p>
      <text:p text:style-name="P2"><text:tab/>historia</text:p>
      <text:p text:style-name="P2"><text:tab/>mark</text:p>
      <text:p text:style-name="P2"><text:tab/>the</text:p>
      <text:p text:style-name="P2"><text:tab/>faut</text:p>
      <text:p text:style-name="P2"><text:tab/>dos</text:p>
      <text:p text:style-name="P2"><text:tab/>wall</text:p>
      <text:p text:style-name="P2"><text:tab/>rape</text:p>
      <text:p text:style-name="P2"/>
      <text:p text:style-name="P2">Topic 47</text:p>
      <text:p text:style-name="P2"><text:tab/>saw</text:p>
      <text:p text:style-name="P2"><text:tab/>money</text:p>
      <text:p text:style-name="P2"><text:tab/>cada</text:p>
      <text:p text:style-name="P2"><text:tab/>stare</text:p>
      <text:p text:style-name="P2"><text:tab/>juic</text:p>
      <text:p text:style-name="P2"><text:tab/>beg</text:p>
      <text:p text:style-name="P2"><text:tab/>wors</text:p>
      <text:p text:style-name="P2"><text:tab/>aprend</text:p>
      <text:p text:style-name="P2"><text:tab/>verso</text:p>
      <text:p text:style-name="P2"><text:tab/>saturday</text:p>
      <text:p text:style-name="P2"/>
      <text:p text:style-name="P2">Topic 48</text:p>
      <text:p text:style-name="P2"><text:tab/>my</text:p>
      <text:p text:style-name="P2"><text:tab/>you</text:p>
      <text:p text:style-name="P2"><text:tab/>a</text:p>
      <text:p text:style-name="P2"><text:tab/>such</text:p>
      <text:p text:style-name="P2"><text:tab/>angel</text:p>
      <text:p text:style-name="P2"><text:tab/>born</text:p>
      <text:p text:style-name="P2"><text:tab/>go</text:p>
      <text:p text:style-name="P2"><text:tab/>what</text:p>
      <text:p text:style-name="P2"><text:tab/>of</text:p>
      <text:p text:style-name="P2"><text:tab/>believ</text:p>
      <text:p text:style-name="P2"/>
      <text:p text:style-name="P2">Topic 49</text:p>
      <text:p text:style-name="P2"><text:tab/>the</text:p>
      <text:p text:style-name="P2"><text:tab/>a</text:p>
      <text:p text:style-name="P2"><text:tab/>with</text:p>
      <text:p text:style-name="P2"><text:tab/>how</text:p>
      <text:p text:style-name="P2"><text:tab/>but</text:p>
      <text:p text:style-name="P2"><text:tab/>que</text:p>
      <text:p text:style-name="P2"><text:tab/>not</text:p>
      <text:p text:style-name="P2"><text:tab/>it</text:p>
      <text:p text:style-name="P2"><text:tab/>when</text:p>
      <text:p text:style-name="P2"><text:tab/>fall</text:p>
      <text:p text:style-name="P2"/>
      <text:p text:style-name="P2">Topic 50</text:p>
      <text:p text:style-name="P2"><text:tab/>so</text:p>
      <text:p text:style-name="P2"><text:tab/>the</text:p>
      <text:p text:style-name="P2"><text:soft-page-break/><text:tab/>fire</text:p>
      <text:p text:style-name="P2"><text:tab/>to</text:p>
      <text:p text:style-name="P2"><text:tab/>my</text:p>
      <text:p text:style-name="P2"><text:tab/>ja</text:p>
      <text:p text:style-name="P2"><text:tab/>of</text:p>
      <text:p text:style-name="P2"><text:tab/>do</text:p>
      <text:p text:style-name="P2"><text:tab/>no</text:p>
      <text:p text:style-name="P2"><text:tab/>what</text:p>
      <text:p text:style-name="P2"/>
      <text:p text:style-name="P2">Topic 51</text:p>
      <text:p text:style-name="P2"><text:tab/>die</text:p>
      <text:p text:style-name="P2"><text:tab/>burn</text:p>
      <text:p text:style-name="P2"><text:tab/>been</text:p>
      <text:p text:style-name="P2"><text:tab/>gonna</text:p>
      <text:p text:style-name="P2"><text:tab/>you</text:p>
      <text:p text:style-name="P2"><text:tab/>act</text:p>
      <text:p text:style-name="P2"><text:tab/>rememb</text:p>
      <text:p text:style-name="P2"><text:tab/>for</text:p>
      <text:p text:style-name="P2"><text:tab/>shit</text:p>
      <text:p text:style-name="P2"><text:tab/>deep</text:p>
      <text:p text:style-name="P2"/>
      <text:p text:style-name="P2">Topic 52</text:p>
      <text:p text:style-name="P2"><text:tab/>me</text:p>
      <text:p text:style-name="P2"><text:tab/>wait</text:p>
      <text:p text:style-name="P2"><text:tab/>there</text:p>
      <text:p text:style-name="P2"><text:tab/>word</text:p>
      <text:p text:style-name="P2"><text:tab/>time</text:p>
      <text:p text:style-name="P2"><text:tab/>empti</text:p>
      <text:p text:style-name="P2"><text:tab/>kein</text:p>
      <text:p text:style-name="P2"><text:tab/>even</text:p>
      <text:p text:style-name="P2"><text:tab/>sound</text:p>
      <text:p text:style-name="P2"><text:tab/>on</text:p>
      <text:p text:style-name="P2"/>
      <text:p text:style-name="P2">Topic 53</text:p>
      <text:p text:style-name="P2"><text:tab/>your</text:p>
      <text:p text:style-name="P2"><text:tab/>you</text:p>
      <text:p text:style-name="P2"><text:tab/>me</text:p>
      <text:p text:style-name="P2"><text:tab/>my</text:p>
      <text:p text:style-name="P2"><text:tab/>us</text:p>
      <text:p text:style-name="P2"><text:tab/>strong</text:p>
      <text:p text:style-name="P2"><text:tab/>do</text:p>
      <text:p text:style-name="P2"><text:tab/>what</text:p>
      <text:p text:style-name="P2"><text:tab/>stone</text:p>
      <text:p text:style-name="P2"><text:tab/>a</text:p>
      <text:p text:style-name="P2"/>
      <text:p text:style-name="P2">Topic 54</text:p>
      <text:p text:style-name="P2"><text:tab/>here</text:p>
      <text:p text:style-name="P2"><text:tab/>und</text:p>
      <text:p text:style-name="P2"><text:tab/>um</text:p>
      <text:p text:style-name="P2"><text:tab/>goodby</text:p>
      <text:p text:style-name="P2"><text:tab/>should</text:p>
      <text:p text:style-name="P2"><text:tab/>nicht</text:p>
      <text:p text:style-name="P2"><text:soft-page-break/><text:tab/>is</text:p>
      <text:p text:style-name="P2"><text:tab/>matter</text:p>
      <text:p text:style-name="P2"><text:tab/>true</text:p>
      <text:p text:style-name="P2"><text:tab/>cold</text:p>
      <text:p text:style-name="P2"/>
      <text:p text:style-name="P2">Topic 55</text:p>
      <text:p text:style-name="P2"><text:tab/>back</text:p>
      <text:p text:style-name="P2"><text:tab/>there</text:p>
      <text:p text:style-name="P2"><text:tab/>through</text:p>
      <text:p text:style-name="P2"><text:tab/>time</text:p>
      <text:p text:style-name="P2"><text:tab/>eye</text:p>
      <text:p text:style-name="P2"><text:tab/>one</text:p>
      <text:p text:style-name="P2"><text:tab/>who</text:p>
      <text:p text:style-name="P2"><text:tab/>me</text:p>
      <text:p text:style-name="P2"><text:tab/>help</text:p>
      <text:p text:style-name="P2"><text:tab/>keep</text:p>
      <text:p text:style-name="P2"/>
      <text:p text:style-name="P2">Topic 56</text:p>
      <text:p text:style-name="P2"><text:tab/>away</text:p>
      <text:p text:style-name="P2"><text:tab/>past</text:p>
      <text:p text:style-name="P2"><text:tab/>guy</text:p>
      <text:p text:style-name="P2"><text:tab/>to</text:p>
      <text:p text:style-name="P2"><text:tab/>higher</text:p>
      <text:p text:style-name="P2"><text:tab/>al</text:p>
      <text:p text:style-name="P2"><text:tab/>the</text:p>
      <text:p text:style-name="P2"><text:tab/>it’</text:p>
      <text:p text:style-name="P2"><text:tab/>car</text:p>
      <text:p text:style-name="P2"><text:tab/>for</text:p>
      <text:p text:style-name="P2"/>
      <text:p text:style-name="P2">Topic 57</text:p>
      <text:p text:style-name="P2"><text:tab/>time</text:p>
      <text:p text:style-name="P2"><text:tab/>be</text:p>
      <text:p text:style-name="P2"><text:tab/>play</text:p>
      <text:p text:style-name="P2"><text:tab/>hey</text:p>
      <text:p text:style-name="P2"><text:tab/>chain</text:p>
      <text:p text:style-name="P2"><text:tab/>or</text:p>
      <text:p text:style-name="P2"><text:tab/>lo</text:p>
      <text:p text:style-name="P2"><text:tab/>it</text:p>
      <text:p text:style-name="P2"><text:tab/>insid</text:p>
      <text:p text:style-name="P2"><text:tab/>walk</text:p>
      <text:p text:style-name="P2"/>
      <text:p text:style-name="P2">Topic 58</text:p>
      <text:p text:style-name="P2"><text:tab/>call</text:p>
      <text:p text:style-name="P2"><text:tab/>did</text:p>
      <text:p text:style-name="P2"><text:tab/>into</text:p>
      <text:p text:style-name="P2"><text:tab/>a</text:p>
      <text:p text:style-name="P2"><text:tab/>the</text:p>
      <text:p text:style-name="P2"><text:tab/>break</text:p>
      <text:p text:style-name="P2"><text:tab/>and</text:p>
      <text:p text:style-name="P2"><text:tab/>see</text:p>
      <text:p text:style-name="P2"><text:tab/>noth</text:p>
      <text:p text:style-name="P2"><text:tab/>grow</text:p>
      <text:p text:style-name="P2"><text:soft-page-break/></text:p>
      <text:p text:style-name="P2">Topic 59</text:p>
      <text:p text:style-name="P2"><text:tab/>god</text:p>
      <text:p text:style-name="P2"><text:tab/>start</text:p>
      <text:p text:style-name="P2"><text:tab/>eu</text:p>
      <text:p text:style-name="P2"><text:tab/>voic</text:p>
      <text:p text:style-name="P2"><text:tab/>des</text:p>
      <text:p text:style-name="P2"><text:tab/>walk</text:p>
      <text:p text:style-name="P2"><text:tab/>jesus</text:p>
      <text:p text:style-name="P2"><text:tab/>lyric</text:p>
      <text:p text:style-name="P2"><text:tab/>más</text:p>
      <text:p text:style-name="P2"><text:tab/>glad</text:p>
      <text:p text:style-name="P2"/>
      <text:p text:style-name="P2">Topic 60</text:p>
      <text:p text:style-name="P2"><text:tab/>caus</text:p>
      <text:p text:style-name="P2"><text:tab/>stop</text:p>
      <text:p text:style-name="P2"><text:tab/>too</text:p>
      <text:p text:style-name="P2"><text:tab/>o</text:p>
      <text:p text:style-name="P2"><text:tab/>sell</text:p>
      <text:p text:style-name="P2"><text:tab/>quiero</text:p>
      <text:p text:style-name="P2"><text:tab/>and</text:p>
      <text:p text:style-name="P2"><text:tab/>rhythm</text:p>
      <text:p text:style-name="P2"><text:tab/>chang</text:p>
      <text:p text:style-name="P2"><text:tab/>the</text:p>
      <text:p text:style-name="P2"/>
      <text:p text:style-name="P2">Topic 61</text:p>
      <text:p text:style-name="P2"><text:tab/>not</text:p>
      <text:p text:style-name="P2"><text:tab/>of</text:p>
      <text:p text:style-name="P2"><text:tab/>for</text:p>
      <text:p text:style-name="P2"><text:tab/>a</text:p>
      <text:p text:style-name="P2"><text:tab/>and</text:p>
      <text:p text:style-name="P2"><text:tab/>when</text:p>
      <text:p text:style-name="P2"><text:tab/>to</text:p>
      <text:p text:style-name="P2"><text:tab/>in</text:p>
      <text:p text:style-name="P2"><text:tab/>do</text:p>
      <text:p text:style-name="P2"><text:tab/>but</text:p>
      <text:p text:style-name="P2"/>
      <text:p text:style-name="P2">Topic 62</text:p>
      <text:p text:style-name="P2"><text:tab/>en</text:p>
      <text:p text:style-name="P2"><text:tab/>much</text:p>
      <text:p text:style-name="P2"><text:tab/>babi</text:p>
      <text:p text:style-name="P2"><text:tab/>damn</text:p>
      <text:p text:style-name="P2"><text:tab/>he</text:p>
      <text:p text:style-name="P2"><text:tab/>whole</text:p>
      <text:p text:style-name="P2"><text:tab/>car</text:p>
      <text:p text:style-name="P2"><text:tab/>ti</text:p>
      <text:p text:style-name="P2"><text:tab/>this</text:p>
      <text:p text:style-name="P2"><text:tab/>miedo</text:p>
      <text:p text:style-name="P2"/>
      <text:p text:style-name="P2">Topic 63</text:p>
      <text:p text:style-name="P2"><text:tab/>kill</text:p>
      <text:p text:style-name="P2"><text:tab/>thank</text:p>
      <text:p text:style-name="P2"><text:soft-page-break/><text:tab/>drive</text:p>
      <text:p text:style-name="P2"><text:tab/>sick</text:p>
      <text:p text:style-name="P2"><text:tab/>futur</text:p>
      <text:p text:style-name="P2"><text:tab/>dat</text:p>
      <text:p text:style-name="P2"><text:tab/>a</text:p>
      <text:p text:style-name="P2"><text:tab/>frame</text:p>
      <text:p text:style-name="P2"><text:tab/>what</text:p>
      <text:p text:style-name="P2"><text:tab/>it</text:p>
      <text:p text:style-name="P2"/>
      <text:p text:style-name="P2">Topic 64</text:p>
      <text:p text:style-name="P2"><text:tab/>would</text:p>
      <text:p text:style-name="P2"><text:tab/>dentro</text:p>
      <text:p text:style-name="P2"><text:tab/>boulevard</text:p>
      <text:p text:style-name="P2"><text:tab/>quiero</text:p>
      <text:p text:style-name="P2"><text:tab/>what</text:p>
      <text:p text:style-name="P2"><text:tab/>and</text:p>
      <text:p text:style-name="P2"><text:tab/>und</text:p>
      <text:p text:style-name="P2"><text:tab/>jimmi</text:p>
      <text:p text:style-name="P2"><text:tab/>plan</text:p>
      <text:p text:style-name="P2"><text:tab/>not</text:p>
      <text:p text:style-name="P2"/>
      <text:p text:style-name="P2">Topic 65</text:p>
      <text:p text:style-name="P2"><text:tab/>alon</text:p>
      <text:p text:style-name="P2"><text:tab/>hope</text:p>
      <text:p text:style-name="P2"><text:tab/>true</text:p>
      <text:p text:style-name="P2"><text:tab/>thing</text:p>
      <text:p text:style-name="P2"><text:tab/>for</text:p>
      <text:p text:style-name="P2"><text:tab/>grace</text:p>
      <text:p text:style-name="P2"><text:tab/>you</text:p>
      <text:p text:style-name="P2"><text:tab/>po</text:p>
      <text:p text:style-name="P2"><text:tab/>face</text:p>
      <text:p text:style-name="P2"><text:tab/>await</text:p>
      <text:p text:style-name="P2"/>
      <text:p text:style-name="P2">Topic 66</text:p>
      <text:p text:style-name="P2"><text:tab/>where</text:p>
      <text:p text:style-name="P2"><text:tab/>babi</text:p>
      <text:p text:style-name="P2"><text:tab/>to</text:p>
      <text:p text:style-name="P2"><text:tab/>today</text:p>
      <text:p text:style-name="P2"><text:tab/>thing</text:p>
      <text:p text:style-name="P2"><text:tab/>in</text:p>
      <text:p text:style-name="P2"><text:tab/>if</text:p>
      <text:p text:style-name="P2"><text:tab/>we</text:p>
      <text:p text:style-name="P2"><text:tab/>on</text:p>
      <text:p text:style-name="P2"><text:tab/>with</text:p>
      <text:p text:style-name="P2"/>
      <text:p text:style-name="P2">Topic 67</text:p>
      <text:p text:style-name="P2"><text:tab/>you</text:p>
      <text:p text:style-name="P2"><text:tab/>sie</text:p>
      <text:p text:style-name="P2"><text:tab/>a</text:p>
      <text:p text:style-name="P2"><text:tab/>minut</text:p>
      <text:p text:style-name="P2"><text:tab/>am</text:p>
      <text:p text:style-name="P2"><text:tab/>clear</text:p>
      <text:p text:style-name="P2"><text:soft-page-break/><text:tab/>my</text:p>
      <text:p text:style-name="P2"><text:tab/>fate</text:p>
      <text:p text:style-name="P2"><text:tab/>quier</text:p>
      <text:p text:style-name="P2"><text:tab/>made</text:p>
      <text:p text:style-name="P2"/>
      <text:p text:style-name="P2">Topic 68</text:p>
      <text:p text:style-name="P2"><text:tab/>give</text:p>
      <text:p text:style-name="P2"><text:tab/>non</text:p>
      <text:p text:style-name="P2"><text:tab/>siempr</text:p>
      <text:p text:style-name="P2"><text:tab/>soul</text:p>
      <text:p text:style-name="P2"><text:tab/>a</text:p>
      <text:p text:style-name="P2"><text:tab/>rollin</text:p>
      <text:p text:style-name="P2"><text:tab/>by</text:p>
      <text:p text:style-name="P2"><text:tab/>later</text:p>
      <text:p text:style-name="P2"><text:tab/>noth</text:p>
      <text:p text:style-name="P2"><text:tab/>per</text:p>
      <text:p text:style-name="P2"/>
      <text:p text:style-name="P2">Topic 69</text:p>
      <text:p text:style-name="P2"><text:tab/>togeth</text:p>
      <text:p text:style-name="P2"><text:tab/>sea</text:p>
      <text:p text:style-name="P2"><text:tab/>you</text:p>
      <text:p text:style-name="P2"><text:tab/>shoe</text:p>
      <text:p text:style-name="P2"><text:tab/>sorrow</text:p>
      <text:p text:style-name="P2"><text:tab/>sail</text:p>
      <text:p text:style-name="P2"><text:tab/>clean</text:p>
      <text:p text:style-name="P2"><text:tab/>begun</text:p>
      <text:p text:style-name="P2"><text:tab/>seen</text:p>
      <text:p text:style-name="P2"><text:tab/>marri</text:p>
      <text:p text:style-name="P2"/>
      <text:p text:style-name="P2">Topic 70</text:p>
      <text:p text:style-name="P2"><text:tab/>wo</text:p>
      <text:p text:style-name="P2"><text:tab/>punch</text:p>
      <text:p text:style-name="P2"><text:tab/>dizzi</text:p>
      <text:p text:style-name="P2"><text:tab/>giorni</text:p>
      <text:p text:style-name="P2"><text:tab/>summer</text:p>
      <text:p text:style-name="P2"><text:tab/>bridg</text:p>
      <text:p text:style-name="P2"><text:tab/>guitar</text:p>
      <text:p text:style-name="P2"><text:tab/>brand</text:p>
      <text:p text:style-name="P2"><text:tab/>check</text:p>
      <text:p text:style-name="P2"><text:tab/>luck</text:p>
      <text:p text:style-name="P2"/>
      <text:p text:style-name="P2">Topic 71</text:p>
      <text:p text:style-name="P2"><text:tab/>there</text:p>
      <text:p text:style-name="P2"><text:tab/>closer</text:p>
      <text:p text:style-name="P2"><text:tab/>who</text:p>
      <text:p text:style-name="P2"><text:tab/>peac</text:p>
      <text:p text:style-name="P2"><text:tab/>help</text:p>
      <text:p text:style-name="P2"><text:tab/>todo</text:p>
      <text:p text:style-name="P2"><text:tab/>eye</text:p>
      <text:p text:style-name="P2"><text:tab/>boat</text:p>
      <text:p text:style-name="P2"><text:tab/>avec</text:p>
      <text:p text:style-name="P2"><text:tab/>one</text:p>
      <text:p text:style-name="P2"><text:soft-page-break/></text:p>
      <text:p text:style-name="P2">Topic 72</text:p>
      <text:p text:style-name="P2"><text:tab/>in</text:p>
      <text:p text:style-name="P2"><text:tab/>day</text:p>
      <text:p text:style-name="P2"><text:tab/>the</text:p>
      <text:p text:style-name="P2"><text:tab/>if</text:p>
      <text:p text:style-name="P2"><text:tab/>with</text:p>
      <text:p text:style-name="P2"><text:tab/>to</text:p>
      <text:p text:style-name="P2"><text:tab/>tonight</text:p>
      <text:p text:style-name="P2"><text:tab/>se</text:p>
      <text:p text:style-name="P2"><text:tab/>tu</text:p>
      <text:p text:style-name="P2"><text:tab/>still</text:p>
      <text:p text:style-name="P2"/>
      <text:p text:style-name="P2">Topic 73</text:p>
      <text:p text:style-name="P2"><text:tab/>him</text:p>
      <text:p text:style-name="P2"><text:tab/>children</text:p>
      <text:p text:style-name="P2"><text:tab/>siento</text:p>
      <text:p text:style-name="P2"><text:tab/>jetzt</text:p>
      <text:p text:style-name="P2"><text:tab/>young</text:p>
      <text:p text:style-name="P2"><text:tab/>vuelv</text:p>
      <text:p text:style-name="P2"><text:tab/>blond</text:p>
      <text:p text:style-name="P2"><text:tab/>tough</text:p>
      <text:p text:style-name="P2"><text:tab/>taa</text:p>
      <text:p text:style-name="P2"><text:tab/>of</text:p>
      <text:p text:style-name="P2"/>
      <text:p text:style-name="P2">Topic 74</text:p>
      <text:p text:style-name="P2"><text:tab/>du</text:p>
      <text:p text:style-name="P2"><text:tab/>yo</text:p>
      <text:p text:style-name="P2"><text:tab/>arm</text:p>
      <text:p text:style-name="P2"><text:tab/>two</text:p>
      <text:p text:style-name="P2"><text:tab/>everybodi</text:p>
      <text:p text:style-name="P2"><text:tab/>worri</text:p>
      <text:p text:style-name="P2"><text:tab/>si</text:p>
      <text:p text:style-name="P2"><text:tab/>hit</text:p>
      <text:p text:style-name="P2"><text:tab/>if</text:p>
      <text:p text:style-name="P2"><text:tab/>jag</text:p>
      <text:p text:style-name="P2"/>
      <text:p text:style-name="P2">Topic 75</text:p>
      <text:p text:style-name="P2"><text:tab/>me</text:p>
      <text:p text:style-name="P2"><text:tab/>tight</text:p>
      <text:p text:style-name="P2"><text:tab/>planet</text:p>
      <text:p text:style-name="P2"><text:tab/>ao</text:p>
      <text:p text:style-name="P2"><text:tab/>folk</text:p>
      <text:p text:style-name="P2"><text:tab/>lamb</text:p>
      <text:p text:style-name="P2"><text:tab/>stack</text:p>
      <text:p text:style-name="P2"><text:tab/>goal</text:p>
      <text:p text:style-name="P2"><text:tab/>steadi</text:p>
      <text:p text:style-name="P2"><text:tab/>tutti</text:p>
      <text:p text:style-name="P2"/>
      <text:p text:style-name="P2">Topic 76</text:p>
      <text:p text:style-name="P2"><text:tab/>turn</text:p>
      <text:p text:style-name="P2"><text:tab/>drink</text:p>
      <text:p text:style-name="P2"><text:soft-page-break/><text:tab/>cover</text:p>
      <text:p text:style-name="P2"><text:tab/>honey</text:p>
      <text:p text:style-name="P2"><text:tab/>me</text:p>
      <text:p text:style-name="P2"><text:tab/>what</text:p>
      <text:p text:style-name="P2"><text:tab/>lover</text:p>
      <text:p text:style-name="P2"><text:tab/>deep</text:p>
      <text:p text:style-name="P2"><text:tab/>lyin</text:p>
      <text:p text:style-name="P2"><text:tab/>drug</text:p>
      <text:p text:style-name="P2"/>
      <text:p text:style-name="P2">Topic 77</text:p>
      <text:p text:style-name="P2"><text:tab/>even</text:p>
      <text:p text:style-name="P2"><text:tab/>dich</text:p>
      <text:p text:style-name="P2"><text:tab/>smash</text:p>
      <text:p text:style-name="P2"><text:tab/>día</text:p>
      <text:p text:style-name="P2"><text:tab/>storm</text:p>
      <text:p text:style-name="P2"><text:tab/>with</text:p>
      <text:p text:style-name="P2"><text:tab/>dio</text:p>
      <text:p text:style-name="P2"><text:tab/>relat</text:p>
      <text:p text:style-name="P2"><text:tab/>breed</text:p>
      <text:p text:style-name="P2"><text:tab/>met</text:p>
      <text:p text:style-name="P2"/>
      <text:p text:style-name="P2">Topic 78</text:p>
      <text:p text:style-name="P2"><text:tab/>littl</text:p>
      <text:p text:style-name="P2"><text:tab/>mean</text:p>
      <text:p text:style-name="P2"><text:tab/>forgotten</text:p>
      <text:p text:style-name="P2"><text:tab/>cri</text:p>
      <text:p text:style-name="P2"><text:tab/>warn</text:p>
      <text:p text:style-name="P2"><text:tab/>whether</text:p>
      <text:p text:style-name="P2"><text:tab/>a</text:p>
      <text:p text:style-name="P2"><text:tab/>for</text:p>
      <text:p text:style-name="P2"><text:tab/>robot</text:p>
      <text:p text:style-name="P2"><text:tab/>corrupt</text:p>
      <text:p text:style-name="P2"/>
      <text:p text:style-name="P2">Topic 79</text:p>
      <text:p text:style-name="P2"><text:tab/>ya</text:p>
      <text:p text:style-name="P2"><text:tab/>music</text:p>
      <text:p text:style-name="P2"><text:tab/>aliv</text:p>
      <text:p text:style-name="P2"><text:tab/>cloth</text:p>
      <text:p text:style-name="P2"><text:tab/>record</text:p>
      <text:p text:style-name="P2"><text:tab/>have</text:p>
      <text:p text:style-name="P2"><text:tab/>wild</text:p>
      <text:p text:style-name="P2"><text:tab/>rest</text:p>
      <text:p text:style-name="P2"><text:tab/>watch</text:p>
      <text:p text:style-name="P2"><text:tab/>a</text:p>
      <text:p text:style-name="P2"/>
      <text:p text:style-name="P2">Topic 80</text:p>
      <text:p text:style-name="P2"><text:tab/>it</text:p>
      <text:p text:style-name="P2"><text:tab/>se</text:p>
      <text:p text:style-name="P2"><text:tab/>song</text:p>
      <text:p text:style-name="P2"><text:tab/>think</text:p>
      <text:p text:style-name="P2"><text:tab/>shine</text:p>
      <text:p text:style-name="P2"><text:tab/>what</text:p>
      <text:p text:style-name="P2"><text:soft-page-break/><text:tab/>and</text:p>
      <text:p text:style-name="P2"><text:tab/>hide</text:p>
      <text:p text:style-name="P2"><text:tab/>is</text:p>
      <text:p text:style-name="P2"><text:tab/>he</text:p>
      <text:p text:style-name="P2"/>
      <text:p text:style-name="P2">Topic 81</text:p>
      <text:p text:style-name="P2"><text:tab/>show</text:p>
      <text:p text:style-name="P2"><text:tab/>care</text:p>
      <text:p text:style-name="P2"><text:tab/>year</text:p>
      <text:p text:style-name="P2"><text:tab/>a</text:p>
      <text:p text:style-name="P2"><text:tab/>and</text:p>
      <text:p text:style-name="P2"><text:tab/>differ</text:p>
      <text:p text:style-name="P2"><text:tab/>mit</text:p>
      <text:p text:style-name="P2"><text:tab/>stand</text:p>
      <text:p text:style-name="P2"><text:tab/>amigo</text:p>
      <text:p text:style-name="P2"><text:tab/>heal</text:p>
      <text:p text:style-name="P2"/>
      <text:p text:style-name="P2">Topic 82</text:p>
      <text:p text:style-name="P2"><text:tab/>rock</text:p>
      <text:p text:style-name="P2"><text:tab/>you</text:p>
      <text:p text:style-name="P2"><text:tab/>nos</text:p>
      <text:p text:style-name="P2"><text:tab/>child</text:p>
      <text:p text:style-name="P2"><text:tab/>me</text:p>
      <text:p text:style-name="P2"><text:tab/>ell</text:p>
      <text:p text:style-name="P2"><text:tab/>thousand</text:p>
      <text:p text:style-name="P2"><text:tab/>and</text:p>
      <text:p text:style-name="P2"><text:tab/>everyday</text:p>
      <text:p text:style-name="P2"><text:tab/>feelin</text:p>
      <text:p text:style-name="P2"/>
      <text:p text:style-name="P2">Topic 83</text:p>
      <text:p text:style-name="P2"><text:tab/>they</text:p>
      <text:p text:style-name="P2"><text:tab/>te</text:p>
      <text:p text:style-name="P2"><text:tab/>you</text:p>
      <text:p text:style-name="P2"><text:tab/>cold</text:p>
      <text:p text:style-name="P2"><text:tab/>us</text:p>
      <text:p text:style-name="P2"><text:tab/>a</text:p>
      <text:p text:style-name="P2"><text:tab/>when</text:p>
      <text:p text:style-name="P2"><text:tab/>rise</text:p>
      <text:p text:style-name="P2"><text:tab/>go</text:p>
      <text:p text:style-name="P2"><text:tab/>and</text:p>
      <text:p text:style-name="P2"/>
      <text:p text:style-name="P2">Topic 84</text:p>
      <text:p text:style-name="P2"><text:tab/>line</text:p>
      <text:p text:style-name="P2"><text:tab/>vida</text:p>
      <text:p text:style-name="P2"><text:tab/>shame</text:p>
      <text:p text:style-name="P2"><text:tab/>room</text:p>
      <text:p text:style-name="P2"><text:tab/>jump</text:p>
      <text:p text:style-name="P2"><text:tab/>request</text:p>
      <text:p text:style-name="P2"><text:tab/>nu</text:p>
      <text:p text:style-name="P2"><text:tab/>lamor</text:p>
      <text:p text:style-name="P2"><text:tab/>glori</text:p>
      <text:p text:style-name="P2"><text:tab/>wave</text:p>
      <text:p text:style-name="P2"><text:soft-page-break/></text:p>
      <text:p text:style-name="P2">Topic 85</text:p>
      <text:p text:style-name="P2"><text:tab/>do</text:p>
      <text:p text:style-name="P2"><text:tab/>que</text:p>
      <text:p text:style-name="P2"><text:tab/>been</text:p>
      <text:p text:style-name="P2"><text:tab/>with</text:p>
      <text:p text:style-name="P2"><text:tab/>you</text:p>
      <text:p text:style-name="P2"><text:tab/>should</text:p>
      <text:p text:style-name="P2"><text:tab/>the</text:p>
      <text:p text:style-name="P2"><text:tab/>not</text:p>
      <text:p text:style-name="P2"><text:tab/>for</text:p>
      <text:p text:style-name="P2"><text:tab/>in</text:p>
      <text:p text:style-name="P2"/>
      <text:p text:style-name="P2">Topic 86</text:p>
      <text:p text:style-name="P2"><text:tab/>soon</text:p>
      <text:p text:style-name="P2"><text:tab/>neck</text:p>
      <text:p text:style-name="P2"><text:tab/>afford</text:p>
      <text:p text:style-name="P2"><text:tab/>her</text:p>
      <text:p text:style-name="P2"><text:tab/>simpl</text:p>
      <text:p text:style-name="P2"><text:tab/>bite</text:p>
      <text:p text:style-name="P2"><text:tab/>demand</text:p>
      <text:p text:style-name="P2"><text:tab/>dj</text:p>
      <text:p text:style-name="P2"><text:tab/>law</text:p>
      <text:p text:style-name="P2"><text:tab/>mission</text:p>
      <text:p text:style-name="P2"/>
      <text:p text:style-name="P2">Topic 87</text:p>
      <text:p text:style-name="P2"><text:tab/>you</text:p>
      <text:p text:style-name="P2"><text:tab/>a</text:p>
      <text:p text:style-name="P2"><text:tab/>for</text:p>
      <text:p text:style-name="P2"><text:tab/>blue</text:p>
      <text:p text:style-name="P2"><text:tab/>da</text:p>
      <text:p text:style-name="P2"><text:tab/>came</text:p>
      <text:p text:style-name="P2"><text:tab/>à</text:p>
      <text:p text:style-name="P2"><text:tab/>not</text:p>
      <text:p text:style-name="P2"><text:tab/>ever</text:p>
      <text:p text:style-name="P2"><text:tab/>my</text:p>
      <text:p text:style-name="P2"/>
      <text:p text:style-name="P2">Topic 88</text:p>
      <text:p text:style-name="P2"><text:tab/>come</text:p>
      <text:p text:style-name="P2"><text:tab/>al</text:p>
      <text:p text:style-name="P2"><text:tab/>not</text:p>
      <text:p text:style-name="P2"><text:tab/>the</text:p>
      <text:p text:style-name="P2"><text:tab/>gonna</text:p>
      <text:p text:style-name="P2"><text:tab/>way</text:p>
      <text:p text:style-name="P2"><text:tab/>se</text:p>
      <text:p text:style-name="P2"><text:tab/>hier</text:p>
      <text:p text:style-name="P2"><text:tab/>refus</text:p>
      <text:p text:style-name="P2"><text:tab/>take</text:p>
      <text:p text:style-name="P2"/>
      <text:p text:style-name="P2">Topic 89</text:p>
      <text:p text:style-name="P2"><text:tab/>doe</text:p>
      <text:p text:style-name="P2"><text:tab/>forget</text:p>
      <text:p text:style-name="P2"><text:soft-page-break/><text:tab/>took</text:p>
      <text:p text:style-name="P2"><text:tab/>lose</text:p>
      <text:p text:style-name="P2"><text:tab/>ta</text:p>
      <text:p text:style-name="P2"><text:tab/>heard</text:p>
      <text:p text:style-name="P2"><text:tab/>satisfi</text:p>
      <text:p text:style-name="P2"><text:tab/>fantasi</text:p>
      <text:p text:style-name="P2"><text:tab/>dare</text:p>
      <text:p text:style-name="P2"><text:tab/>deepest</text:p>
      <text:p text:style-name="P2"/>
      <text:p text:style-name="P2">Topic 90</text:p>
      <text:p text:style-name="P2"><text:tab/>you</text:p>
      <text:p text:style-name="P2"><text:tab/>por</text:p>
      <text:p text:style-name="P2"><text:tab/>touch</text:p>
      <text:p text:style-name="P2"><text:tab/>a</text:p>
      <text:p text:style-name="P2"><text:tab/>scream</text:p>
      <text:p text:style-name="P2"><text:tab/>t</text:p>
      <text:p text:style-name="P2"><text:tab/>and</text:p>
      <text:p text:style-name="P2"><text:tab/>soy</text:p>
      <text:p text:style-name="P2"><text:tab/>me</text:p>
      <text:p text:style-name="P2"><text:tab/>down</text:p>
      <text:p text:style-name="P2"/>
      <text:p text:style-name="P2">Topic 91</text:p>
      <text:p text:style-name="P2"><text:tab/>time</text:p>
      <text:p text:style-name="P2"><text:tab/>tri</text:p>
      <text:p text:style-name="P2"><text:tab/>back</text:p>
      <text:p text:style-name="P2"><text:tab/>it</text:p>
      <text:p text:style-name="P2"><text:tab/>or</text:p>
      <text:p text:style-name="P2"><text:tab/>be</text:p>
      <text:p text:style-name="P2"><text:tab/>me</text:p>
      <text:p text:style-name="P2"><text:tab/>insid</text:p>
      <text:p text:style-name="P2"><text:tab/>there</text:p>
      <text:p text:style-name="P2"><text:tab/>hey</text:p>
      <text:p text:style-name="P2"/>
      <text:p text:style-name="P2">Topic 92</text:p>
      <text:p text:style-name="P2"><text:tab/>blind</text:p>
      <text:p text:style-name="P2"><text:tab/>miss</text:p>
      <text:p text:style-name="P2"><text:tab/>flower</text:p>
      <text:p text:style-name="P2"><text:tab/>vez</text:p>
      <text:p text:style-name="P2"><text:tab/>harm</text:p>
      <text:p text:style-name="P2"><text:tab/>fin</text:p>
      <text:p text:style-name="P2"><text:tab/>lieb</text:p>
      <text:p text:style-name="P2"><text:tab/>pie</text:p>
      <text:p text:style-name="P2"><text:tab/>glow</text:p>
      <text:p text:style-name="P2"><text:tab/>have</text:p>
      <text:p text:style-name="P2"/>
      <text:p text:style-name="P2">Topic 93</text:p>
      <text:p text:style-name="P2"><text:tab/>are</text:p>
      <text:p text:style-name="P2"><text:tab/>medic</text:p>
      <text:p text:style-name="P2"><text:tab/>nadi</text:p>
      <text:p text:style-name="P2"><text:tab/>farther</text:p>
      <text:p text:style-name="P2"><text:tab/>land</text:p>
      <text:p text:style-name="P2"><text:tab/>dont</text:p>
      <text:p text:style-name="P2"><text:soft-page-break/><text:tab/>bid</text:p>
      <text:p text:style-name="P2"><text:tab/>when</text:p>
      <text:p text:style-name="P2"><text:tab/>it</text:p>
      <text:p text:style-name="P2"><text:tab/>pi</text:p>
      <text:p text:style-name="P2"/>
      <text:p text:style-name="P2">Topic 94</text:p>
      <text:p text:style-name="P2"><text:tab/>there</text:p>
      <text:p text:style-name="P2"><text:tab/>sweet</text:p>
      <text:p text:style-name="P2"><text:tab/>time</text:p>
      <text:p text:style-name="P2"><text:tab/>same</text:p>
      <text:p text:style-name="P2"><text:tab/>bound</text:p>
      <text:p text:style-name="P2"><text:tab/>one</text:p>
      <text:p text:style-name="P2"><text:tab/>u</text:p>
      <text:p text:style-name="P2"><text:tab/>kind</text:p>
      <text:p text:style-name="P2"><text:tab/>zu</text:p>
      <text:p text:style-name="P2"><text:tab/>art</text:p>
      <text:p text:style-name="P2"/>
      <text:p text:style-name="P2">Topic 95</text:p>
      <text:p text:style-name="P2"><text:tab/>good</text:p>
      <text:p text:style-name="P2"><text:tab/>em</text:p>
      <text:p text:style-name="P2"><text:tab/>a</text:p>
      <text:p text:style-name="P2"><text:tab/>safe</text:p>
      <text:p text:style-name="P2"><text:tab/>insan</text:p>
      <text:p text:style-name="P2"><text:tab/>ere</text:p>
      <text:p text:style-name="P2"><text:tab/>ou</text:p>
      <text:p text:style-name="P2"><text:tab/>muy</text:p>
      <text:p text:style-name="P2"><text:tab/>k</text:p>
      <text:p text:style-name="P2"><text:tab/>and</text:p>
      <text:p text:style-name="P2"/>
      <text:p text:style-name="P2">Topic 96</text:p>
      <text:p text:style-name="P2"><text:tab/>never</text:p>
      <text:p text:style-name="P2"><text:tab/>near</text:p>
      <text:p text:style-name="P2"><text:tab/>ooh</text:p>
      <text:p text:style-name="P2"><text:tab/>best</text:p>
      <text:p text:style-name="P2"><text:tab/>love</text:p>
      <text:p text:style-name="P2"><text:tab/>big</text:p>
      <text:p text:style-name="P2"><text:tab/>not</text:p>
      <text:p text:style-name="P2"><text:tab/>of</text:p>
      <text:p text:style-name="P2"><text:tab/>too</text:p>
      <text:p text:style-name="P2"><text:tab/>rare</text:p>
      <text:p text:style-name="P2"/>
      <text:p text:style-name="P2">Topic 97</text:p>
      <text:p text:style-name="P2"><text:tab/>might</text:p>
      <text:p text:style-name="P2"><text:tab/>brown</text:p>
      <text:p text:style-name="P2"><text:tab/>storm</text:p>
      <text:p text:style-name="P2"><text:tab/>whenev</text:p>
      <text:p text:style-name="P2"><text:tab/>ere</text:p>
      <text:p text:style-name="P2"><text:tab/>hill</text:p>
      <text:p text:style-name="P2"><text:tab/>iron</text:p>
      <text:p text:style-name="P2"><text:tab/>stori</text:p>
      <text:p text:style-name="P2"><text:tab/>respect</text:p>
      <text:p text:style-name="P2"><text:tab/>mas</text:p>
      <text:p text:style-name="P2"><text:soft-page-break/></text:p>
      <text:p text:style-name="P2">Topic 98</text:p>
      <text:p text:style-name="P2"><text:tab/>ich</text:p>
      <text:p text:style-name="P2"><text:tab/>proud</text:p>
      <text:p text:style-name="P2"><text:tab/>bitch</text:p>
      <text:p text:style-name="P2"><text:tab/>ik</text:p>
      <text:p text:style-name="P2"><text:tab/>sueño</text:p>
      <text:p text:style-name="P2"><text:tab/>big</text:p>
      <text:p text:style-name="P2"><text:tab/>regret</text:p>
      <text:p text:style-name="P2"><text:tab/>saviour</text:p>
      <text:p text:style-name="P2"><text:tab/>asleep</text:p>
      <text:p text:style-name="P2"><text:tab/>think</text:p>
      <text:p text:style-name="P2"/>
      <text:p text:style-name="P2">Topic 99</text:p>
      <text:p text:style-name="P2"><text:tab/>una</text:p>
      <text:p text:style-name="P2"><text:tab/>sugar</text:p>
      <text:p text:style-name="P2"><text:tab/>mar</text:p>
      <text:p text:style-name="P2"><text:tab/>test</text:p>
      <text:p text:style-name="P2"><text:tab/>movin</text:p>
      <text:p text:style-name="P2"><text:tab/>score</text:p>
      <text:p text:style-name="P2"><text:tab/>hacia</text:p>
      <text:p text:style-name="P2"><text:tab/>hood</text:p>
      <text:p text:style-name="P2"><text:tab/>meal</text:p>
      <text:p text:style-name="P2"><text:tab/>morgen</text:p>
      <text:p text:style-name="P2"/>
      <text:p text:style-name="P2">Topic 100</text:p>
      <text:p text:style-name="P2"><text:tab/>listen</text:p>
      <text:p text:style-name="P2"><text:tab/>promis</text:p>
      <text:p text:style-name="P2"><text:tab/>gift</text:p>
      <text:p text:style-name="P2"><text:tab/>sont</text:p>
      <text:p text:style-name="P2"><text:tab/>nerv</text:p>
      <text:p text:style-name="P2"><text:tab/>still</text:p>
      <text:p text:style-name="P2"><text:tab/>dass</text:p>
      <text:p text:style-name="P2"><text:tab/>sow</text:p>
      <text:p text:style-name="P2"><text:tab/>planet</text:p>
      <text:p text:style-name="P2"><text:tab/>peu</text:p>
      <text:p text:style-name="P2"/>
      <text:p text:style-name="P2">Topic 101</text:p>
      <text:p text:style-name="P2"><text:tab/>she</text:p>
      <text:p text:style-name="P2"><text:tab/>ma</text:p>
      <text:p text:style-name="P2"><text:tab/>pari</text:p>
      <text:p text:style-name="P2"><text:tab/>in</text:p>
      <text:p text:style-name="P2"><text:tab/>your</text:p>
      <text:p text:style-name="P2"><text:tab/>para</text:p>
      <text:p text:style-name="P2"><text:tab/>past</text:p>
      <text:p text:style-name="P2"><text:tab/>on</text:p>
      <text:p text:style-name="P2"><text:tab/>not</text:p>
      <text:p text:style-name="P2"><text:tab/>killer</text:p>
      <text:p text:style-name="P2"/>
      <text:p text:style-name="P2">Topic 102</text:p>
      <text:p text:style-name="P2"><text:tab/>you</text:p>
      <text:p text:style-name="P2"><text:tab/>a</text:p>
      <text:p text:style-name="P2"><text:soft-page-break/><text:tab/>and</text:p>
      <text:p text:style-name="P2"><text:tab/>old</text:p>
      <text:p text:style-name="P2"><text:tab/>my</text:p>
      <text:p text:style-name="P2"><text:tab/>bodi</text:p>
      <text:p text:style-name="P2"><text:tab/>he</text:p>
      <text:p text:style-name="P2"><text:tab/>man</text:p>
      <text:p text:style-name="P2"><text:tab/>truth</text:p>
      <text:p text:style-name="P2"><text:tab/>heard</text:p>
      <text:p text:style-name="P2"/>
      <text:p text:style-name="P2">Topic 103</text:p>
      <text:p text:style-name="P2"><text:tab/>one</text:p>
      <text:p text:style-name="P2"><text:tab/>olen</text:p>
      <text:p text:style-name="P2"><text:tab/>miro</text:p>
      <text:p text:style-name="P2"><text:tab/>me</text:p>
      <text:p text:style-name="P2"><text:tab/>cariño</text:p>
      <text:p text:style-name="P2"><text:tab/>sehr</text:p>
      <text:p text:style-name="P2"><text:tab/>suo</text:p>
      <text:p text:style-name="P2"><text:tab/>forgot</text:p>
      <text:p text:style-name="P2"><text:tab/>cow</text:p>
      <text:p text:style-name="P2"><text:tab/>ow</text:p>
      <text:p text:style-name="P2"/>
      <text:p text:style-name="P2">Topic 104</text:p>
      <text:p text:style-name="P2"><text:tab/>to</text:p>
      <text:p text:style-name="P2"><text:tab/>that</text:p>
      <text:p text:style-name="P2"><text:tab/>and</text:p>
      <text:p text:style-name="P2"><text:tab/>a</text:p>
      <text:p text:style-name="P2"><text:tab/>no</text:p>
      <text:p text:style-name="P2"><text:tab/>we</text:p>
      <text:p text:style-name="P2"><text:tab/>if</text:p>
      <text:p text:style-name="P2"><text:tab/>love</text:p>
      <text:p text:style-name="P2"><text:tab/>my</text:p>
      <text:p text:style-name="P2"><text:tab/>thing</text:p>
      <text:p text:style-name="P2"/>
      <text:p text:style-name="P2">Topic 105</text:p>
      <text:p text:style-name="P2"><text:tab/>anoth</text:p>
      <text:p text:style-name="P2"><text:tab/>memori</text:p>
      <text:p text:style-name="P2"><text:tab/>gave</text:p>
      <text:p text:style-name="P2"><text:tab/>sent</text:p>
      <text:p text:style-name="P2"><text:tab/>cheat</text:p>
      <text:p text:style-name="P2"><text:tab/>tongu</text:p>
      <text:p text:style-name="P2"><text:tab/>meat</text:p>
      <text:p text:style-name="P2"><text:tab/>later</text:p>
      <text:p text:style-name="P2"><text:tab/>clock</text:p>
      <text:p text:style-name="P2"><text:tab/>selfish</text:p>
      <text:p text:style-name="P2"/>
      <text:p text:style-name="P2">Topic 106</text:p>
      <text:p text:style-name="P2"><text:tab/>can</text:p>
      <text:p text:style-name="P2"><text:tab/>friend</text:p>
      <text:p text:style-name="P2"><text:tab/>não</text:p>
      <text:p text:style-name="P2"><text:tab/>round</text:p>
      <text:p text:style-name="P2"><text:tab/>not</text:p>
      <text:p text:style-name="P2"><text:tab/>under</text:p>
      <text:p text:style-name="P2"><text:soft-page-break/><text:tab/>of</text:p>
      <text:p text:style-name="P2"><text:tab/>shot</text:p>
      <text:p text:style-name="P2"><text:tab/>a</text:p>
      <text:p text:style-name="P2"><text:tab/>you</text:p>
      <text:p text:style-name="P2"/>
      <text:p text:style-name="P2">Topic 107</text:p>
      <text:p text:style-name="P2"><text:tab/>left</text:p>
      <text:p text:style-name="P2"><text:tab/>there</text:p>
      <text:p text:style-name="P2"><text:tab/>ocean</text:p>
      <text:p text:style-name="P2"><text:tab/>town</text:p>
      <text:p text:style-name="P2"><text:tab/>voy</text:p>
      <text:p text:style-name="P2"><text:tab/>same</text:p>
      <text:p text:style-name="P2"><text:tab/>time</text:p>
      <text:p text:style-name="P2"><text:tab/>one</text:p>
      <text:p text:style-name="P2"><text:tab/>sai</text:p>
      <text:p text:style-name="P2"><text:tab/>against</text:p>
      <text:p text:style-name="P2"/>
      <text:p text:style-name="P2">Topic 108</text:p>
      <text:p text:style-name="P2"><text:tab/>real</text:p>
      <text:p text:style-name="P2"><text:tab/>door</text:p>
      <text:p text:style-name="P2"><text:tab/>wait</text:p>
      <text:p text:style-name="P2"><text:tab/>girl</text:p>
      <text:p text:style-name="P2"><text:tab/>or</text:p>
      <text:p text:style-name="P2"><text:tab/>tri</text:p>
      <text:p text:style-name="P2"><text:tab/>done</text:p>
      <text:p text:style-name="P2"><text:tab/>spin</text:p>
      <text:p text:style-name="P2"><text:tab/>como</text:p>
      <text:p text:style-name="P2"><text:tab/>devil</text:p>
      <text:p text:style-name="P2"/>
      <text:p text:style-name="P2">Topic 109</text:p>
      <text:p text:style-name="P2"><text:tab/>sit</text:p>
      <text:p text:style-name="P2"><text:tab/>pictur</text:p>
      <text:p text:style-name="P2"><text:tab/>woke</text:p>
      <text:p text:style-name="P2"><text:tab/>nun</text:p>
      <text:p text:style-name="P2"><text:tab/>cariño</text:p>
      <text:p text:style-name="P2"><text:tab/>peter</text:p>
      <text:p text:style-name="P2"><text:tab/>coeur</text:p>
      <text:p text:style-name="P2"><text:tab/>salt</text:p>
      <text:p text:style-name="P2"><text:tab/>comprehend</text:p>
      <text:p text:style-name="P2"><text:tab/>dug</text:p>
      <text:p text:style-name="P2"/>
      <text:p text:style-name="P2">Topic 110</text:p>
      <text:p text:style-name="P2"><text:tab/>when</text:p>
      <text:p text:style-name="P2"><text:tab/>a</text:p>
      <text:p text:style-name="P2"><text:tab/>me</text:p>
      <text:p text:style-name="P2"><text:tab/>your</text:p>
      <text:p text:style-name="P2"><text:tab/>con</text:p>
      <text:p text:style-name="P2"><text:tab/>the</text:p>
      <text:p text:style-name="P2"><text:tab/>da</text:p>
      <text:p text:style-name="P2"><text:tab/>and</text:p>
      <text:p text:style-name="P2"><text:tab/>tree</text:p>
      <text:p text:style-name="P2"><text:tab/>it</text:p>
      <text:p text:style-name="P2"><text:soft-page-break/></text:p>
      <text:p text:style-name="P2">Topic 111</text:p>
      <text:p text:style-name="P2"><text:tab/>the</text:p>
      <text:p text:style-name="P2"><text:tab/>will</text:p>
      <text:p text:style-name="P2"><text:tab/>is</text:p>
      <text:p text:style-name="P2"><text:tab/>not</text:p>
      <text:p text:style-name="P2"><text:tab/>your</text:p>
      <text:p text:style-name="P2"><text:tab/>and</text:p>
      <text:p text:style-name="P2"><text:tab/>with</text:p>
      <text:p text:style-name="P2"><text:tab/>me</text:p>
      <text:p text:style-name="P2"><text:tab/>a</text:p>
      <text:p text:style-name="P2"><text:tab/>my</text:p>
      <text:p text:style-name="P2"/>
      <text:p text:style-name="P2">Topic 112</text:p>
      <text:p text:style-name="P2"><text:tab/>has</text:p>
      <text:p text:style-name="P2"><text:tab/>prey</text:p>
      <text:p text:style-name="P2"><text:tab/>rua</text:p>
      <text:p text:style-name="P2"><text:tab/>held</text:p>
      <text:p text:style-name="P2"><text:tab/>excus</text:p>
      <text:p text:style-name="P2"><text:tab/>cherch</text:p>
      <text:p text:style-name="P2"><text:tab/>soft</text:p>
      <text:p text:style-name="P2"><text:tab/>person</text:p>
      <text:p text:style-name="P2"><text:tab/>style</text:p>
      <text:p text:style-name="P2"><text:tab/>blut</text:p>
      <text:p text:style-name="P2"/>
      <text:p text:style-name="P2">Topic 113</text:p>
      <text:p text:style-name="P2"><text:tab/>bad</text:p>
      <text:p text:style-name="P2"><text:tab/>dear</text:p>
      <text:p text:style-name="P2"><text:tab/>il</text:p>
      <text:p text:style-name="P2"><text:tab/>four</text:p>
      <text:p text:style-name="P2"><text:tab/>kid</text:p>
      <text:p text:style-name="P2"><text:tab/>cross</text:p>
      <text:p text:style-name="P2"><text:tab/>pride</text:p>
      <text:p text:style-name="P2"><text:tab/>grand</text:p>
      <text:p text:style-name="P2"><text:tab/>radio</text:p>
      <text:p text:style-name="P2"><text:tab/>ser</text:p>
      <text:p text:style-name="P2"/>
      <text:p text:style-name="P2">Topic 114</text:p>
      <text:p text:style-name="P2"><text:tab/>about</text:p>
      <text:p text:style-name="P2"><text:tab/>ooh</text:p>
      <text:p text:style-name="P2"><text:tab/>fell</text:p>
      <text:p text:style-name="P2"><text:tab/>believ</text:p>
      <text:p text:style-name="P2"><text:tab/>tes</text:p>
      <text:p text:style-name="P2"><text:tab/>funer</text:p>
      <text:p text:style-name="P2"><text:tab/>not</text:p>
      <text:p text:style-name="P2"><text:tab/>natur</text:p>
      <text:p text:style-name="P2"><text:tab/>sister</text:p>
      <text:p text:style-name="P2"><text:tab/>ma</text:p>
      <text:p text:style-name="P2"/>
      <text:p text:style-name="P2">Topic 115</text:p>
      <text:p text:style-name="P2"><text:tab/>all</text:p>
      <text:p text:style-name="P2"><text:tab/>have</text:p>
      <text:p text:style-name="P2"><text:soft-page-break/><text:tab/>were</text:p>
      <text:p text:style-name="P2"><text:tab/>a</text:p>
      <text:p text:style-name="P2"><text:tab/>das</text:p>
      <text:p text:style-name="P2"><text:tab/>go</text:p>
      <text:p text:style-name="P2"><text:tab/>the</text:p>
      <text:p text:style-name="P2"><text:tab/>take</text:p>
      <text:p text:style-name="P2"><text:tab/>shit</text:p>
      <text:p text:style-name="P2"><text:tab/>and</text:p>
      <text:p text:style-name="P2"/>
      <text:p text:style-name="P2">Topic 116</text:p>
      <text:p text:style-name="P2"><text:tab/>up</text:p>
      <text:p text:style-name="P2"><text:tab/>how</text:p>
      <text:p text:style-name="P2"><text:tab/>and</text:p>
      <text:p text:style-name="P2"><text:tab/>freedom</text:p>
      <text:p text:style-name="P2"><text:tab/>dog</text:p>
      <text:p text:style-name="P2"><text:tab/>taught</text:p>
      <text:p text:style-name="P2"><text:tab/>you</text:p>
      <text:p text:style-name="P2"><text:tab/>distanc</text:p>
      <text:p text:style-name="P2"><text:tab/>bye</text:p>
      <text:p text:style-name="P2"><text:tab/>go</text:p>
      <text:p text:style-name="P2"/>
      <text:p text:style-name="P2">Topic 117</text:p>
      <text:p text:style-name="P2"><text:tab/>be</text:p>
      <text:p text:style-name="P2"><text:tab/>go</text:p>
      <text:p text:style-name="P2"><text:tab/>meant</text:p>
      <text:p text:style-name="P2"><text:tab/>burnin</text:p>
      <text:p text:style-name="P2"><text:tab/>dein</text:p>
      <text:p text:style-name="P2"><text:tab/>denial</text:p>
      <text:p text:style-name="P2"><text:tab/>peur</text:p>
      <text:p text:style-name="P2"><text:tab/>cri</text:p>
      <text:p text:style-name="P2"><text:tab/>comment</text:p>
      <text:p text:style-name="P2"><text:tab/>command</text:p>
      <text:p text:style-name="P2"/>
      <text:p text:style-name="P2">Topic 118</text:p>
      <text:p text:style-name="P2"><text:tab/>luz</text:p>
      <text:p text:style-name="P2"><text:tab/>noch</text:p>
      <text:p text:style-name="P2"><text:tab/>nem</text:p>
      <text:p text:style-name="P2"><text:tab/>det</text:p>
      <text:p text:style-name="P2"><text:tab/>flat</text:p>
      <text:p text:style-name="P2"><text:tab/>quon</text:p>
      <text:p text:style-name="P2"><text:tab/>chill</text:p>
      <text:p text:style-name="P2"><text:tab/>bas</text:p>
      <text:p text:style-name="P2"><text:tab/>10</text:p>
      <text:p text:style-name="P2"><text:tab/>with</text:p>
      <text:p text:style-name="P2"/>
      <text:p text:style-name="P2">Topic 119</text:p>
      <text:p text:style-name="P2"><text:tab/>other</text:p>
      <text:p text:style-name="P2"><text:tab/>chanc</text:p>
      <text:p text:style-name="P2"><text:tab/>to</text:p>
      <text:p text:style-name="P2"><text:tab/>carri</text:p>
      <text:p text:style-name="P2"><text:tab/>a</text:p>
      <text:p text:style-name="P2"><text:tab/>what</text:p>
      <text:p text:style-name="P2"><text:soft-page-break/><text:tab/>for</text:p>
      <text:p text:style-name="P2"><text:tab/>me</text:p>
      <text:p text:style-name="P2"><text:tab/>perfect</text:p>
      <text:p text:style-name="P2"><text:tab/>no</text:p>
      <text:p text:style-name="P2"/>
      <text:p text:style-name="P2">Topic 120</text:p>
      <text:p text:style-name="P2"><text:tab/>there</text:p>
      <text:p text:style-name="P2"><text:tab/>someth</text:p>
      <text:p text:style-name="P2"><text:tab/>one</text:p>
      <text:p text:style-name="P2"><text:tab/>sweet</text:p>
      <text:p text:style-name="P2"><text:tab/>same</text:p>
      <text:p text:style-name="P2"><text:tab/>kind</text:p>
      <text:p text:style-name="P2"><text:tab/>beat</text:p>
      <text:p text:style-name="P2"><text:tab/>who</text:p>
      <text:p text:style-name="P2"><text:tab/>crazi</text:p>
      <text:p text:style-name="P2"><text:tab/>money</text:p>
      <text:p text:style-name="P2"/>
      <text:p text:style-name="P2">Topic 121</text:p>
      <text:p text:style-name="P2"><text:tab/>that</text:p>
      <text:p text:style-name="P2"><text:tab/>ever</text:p>
      <text:p text:style-name="P2"><text:tab/>und</text:p>
      <text:p text:style-name="P2"><text:tab/>do</text:p>
      <text:p text:style-name="P2"><text:tab/>the</text:p>
      <text:p text:style-name="P2"><text:tab/>set</text:p>
      <text:p text:style-name="P2"><text:tab/>he</text:p>
      <text:p text:style-name="P2"><text:tab/>your</text:p>
      <text:p text:style-name="P2"><text:tab/>what</text:p>
      <text:p text:style-name="P2"><text:tab/>wenn</text:p>
      <text:p text:style-name="P2"/>
      <text:p text:style-name="P2">Topic 122</text:p>
      <text:p text:style-name="P2"><text:tab/>you</text:p>
      <text:p text:style-name="P2"><text:tab/>me</text:p>
      <text:p text:style-name="P2"><text:tab/>and</text:p>
      <text:p text:style-name="P2"><text:tab/>a</text:p>
      <text:p text:style-name="P2"><text:tab/>what</text:p>
      <text:p text:style-name="P2"><text:tab/>my</text:p>
      <text:p text:style-name="P2"><text:tab/>are</text:p>
      <text:p text:style-name="P2"><text:tab/>your</text:p>
      <text:p text:style-name="P2"><text:tab/>not</text:p>
      <text:p text:style-name="P2"><text:tab/>no</text:p>
      <text:p text:style-name="P2"/>
      <text:p text:style-name="P2">Topic 123</text:p>
      <text:p text:style-name="P2"><text:tab/>you</text:p>
      <text:p text:style-name="P2"><text:tab/>your</text:p>
      <text:p text:style-name="P2"><text:tab/>and</text:p>
      <text:p text:style-name="P2"><text:tab/>hate</text:p>
      <text:p text:style-name="P2"><text:tab/>my</text:p>
      <text:p text:style-name="P2"><text:tab/>of</text:p>
      <text:p text:style-name="P2"><text:tab/>a</text:p>
      <text:p text:style-name="P2"><text:tab/>her</text:p>
      <text:p text:style-name="P2"><text:tab/>he</text:p>
      <text:p text:style-name="P2"><text:tab/>no</text:p>
      <text:p text:style-name="P2"><text:soft-page-break/></text:p>
      <text:p text:style-name="P2">Topic 124</text:p>
      <text:p text:style-name="P2"><text:tab/>was</text:p>
      <text:p text:style-name="P2"><text:tab/>of</text:p>
      <text:p text:style-name="P2"><text:tab/>quand</text:p>
      <text:p text:style-name="P2"><text:tab/>take</text:p>
      <text:p text:style-name="P2"><text:tab/>me</text:p>
      <text:p text:style-name="P2"><text:tab/>you</text:p>
      <text:p text:style-name="P2"><text:tab/>in</text:p>
      <text:p text:style-name="P2"><text:tab/>and</text:p>
      <text:p text:style-name="P2"><text:tab/>with</text:p>
      <text:p text:style-name="P2"><text:tab/>do</text:p>
      <text:p text:style-name="P2"/>
      <text:p text:style-name="P2">Topic 125</text:p>
      <text:p text:style-name="P2"><text:tab/>whi</text:p>
      <text:p text:style-name="P2"><text:tab/>found</text:p>
      <text:p text:style-name="P2"><text:tab/>heaven</text:p>
      <text:p text:style-name="P2"><text:tab/>sens</text:p>
      <text:p text:style-name="P2"><text:tab/>drown</text:p>
      <text:p text:style-name="P2"><text:tab/>für</text:p>
      <text:p text:style-name="P2"><text:tab/>and</text:p>
      <text:p text:style-name="P2"><text:tab/>you</text:p>
      <text:p text:style-name="P2"><text:tab/>holi</text:p>
      <text:p text:style-name="P2"><text:tab/>believ</text:p>
      <text:p text:style-name="P2"/>
      <text:p text:style-name="P2">Topic 126</text:p>
      <text:p text:style-name="P2"><text:tab/>high</text:p>
      <text:p text:style-name="P2"><text:tab/>and</text:p>
      <text:p text:style-name="P2"><text:tab/>you</text:p>
      <text:p text:style-name="P2"><text:tab/>rememb</text:p>
      <text:p text:style-name="P2"><text:tab/>ah</text:p>
      <text:p text:style-name="P2"><text:tab/>of</text:p>
      <text:p text:style-name="P2"><text:tab/>all</text:p>
      <text:p text:style-name="P2"><text:tab/>realiz</text:p>
      <text:p text:style-name="P2"><text:tab/>deal</text:p>
      <text:p text:style-name="P2"><text:tab/>no</text:p>
      <text:p text:style-name="P2"/>
      <text:p text:style-name="P2">Topic 127</text:p>
      <text:p text:style-name="P2"><text:tab/>word</text:p>
      <text:p text:style-name="P2"><text:tab/>empti</text:p>
      <text:p text:style-name="P2"><text:tab/>pelo</text:p>
      <text:p text:style-name="P2"><text:tab/>gal</text:p>
      <text:p text:style-name="P2"><text:tab/>wrap</text:p>
      <text:p text:style-name="P2"><text:tab/>pe</text:p>
      <text:p text:style-name="P2"><text:tab/>joli</text:p>
      <text:p text:style-name="P2"><text:tab/>clone</text:p>
      <text:p text:style-name="P2"><text:tab/>coeur</text:p>
      <text:p text:style-name="P2"><text:tab/>mistak</text:p>
      <text:p text:style-name="P2"/>
      <text:p text:style-name="P2">Topic 128</text:p>
      <text:p text:style-name="P2"><text:tab/>ca</text:p>
      <text:p text:style-name="P2"><text:tab/>mi</text:p>
      <text:p text:style-name="P2"><text:soft-page-break/><text:tab/>you</text:p>
      <text:p text:style-name="P2"><text:tab/>brain</text:p>
      <text:p text:style-name="P2"><text:tab/>shit</text:p>
      <text:p text:style-name="P2"><text:tab/>without</text:p>
      <text:p text:style-name="P2"><text:tab/>deep</text:p>
      <text:p text:style-name="P2"><text:tab/>pueda</text:p>
      <text:p text:style-name="P2"><text:tab/>conmigo</text:p>
      <text:p text:style-name="P2"><text:tab/>own</text:p>
      <text:p text:style-name="P2"/>
      <text:p text:style-name="P2">Topic 129</text:p>
      <text:p text:style-name="P2"><text:tab/>im</text:p>
      <text:p text:style-name="P2"><text:tab/>surround</text:p>
      <text:p text:style-name="P2"><text:tab/>minha</text:p>
      <text:p text:style-name="P2"><text:tab/>quest</text:p>
      <text:p text:style-name="P2"><text:tab/>a</text:p>
      <text:p text:style-name="P2"><text:tab/>bump</text:p>
      <text:p text:style-name="P2"><text:tab/>microphon</text:p>
      <text:p text:style-name="P2"><text:tab/>ander</text:p>
      <text:p text:style-name="P2"><text:tab/>if</text:p>
      <text:p text:style-name="P2"><text:tab/>not</text:p>
      <text:p text:style-name="P2"/>
      <text:p text:style-name="P2">Topic 130</text:p>
      <text:p text:style-name="P2"><text:tab/>down</text:p>
      <text:p text:style-name="P2"><text:tab/>wrong</text:p>
      <text:p text:style-name="P2"><text:tab/>young</text:p>
      <text:p text:style-name="P2"><text:tab/>ne</text:p>
      <text:p text:style-name="P2"><text:tab/>your</text:p>
      <text:p text:style-name="P2"><text:tab/>you</text:p>
      <text:p text:style-name="P2"><text:tab/>sail</text:p>
      <text:p text:style-name="P2"><text:tab/>rose</text:p>
      <text:p text:style-name="P2"><text:tab/>came</text:p>
      <text:p text:style-name="P2"><text:tab/>mass</text:p>
      <text:p text:style-name="P2"/>
      <text:p text:style-name="P2">Topic 131</text:p>
      <text:p text:style-name="P2"><text:tab/>send</text:p>
      <text:p text:style-name="P2"><text:tab/>grave</text:p>
      <text:p text:style-name="P2"><text:tab/>skin</text:p>
      <text:p text:style-name="P2"><text:tab/>hora</text:p>
      <text:p text:style-name="P2"><text:tab/>qu</text:p>
      <text:p text:style-name="P2"><text:tab/>five</text:p>
      <text:p text:style-name="P2"><text:tab/>nervous</text:p>
      <text:p text:style-name="P2"><text:tab/>makin</text:p>
      <text:p text:style-name="P2"><text:tab/>recogn</text:p>
      <text:p text:style-name="P2"><text:tab/>there</text:p>
      <text:p text:style-name="P2"/>
      <text:p text:style-name="P2">Topic 132</text:p>
      <text:p text:style-name="P2"><text:tab/>you</text:p>
      <text:p text:style-name="P2"><text:tab/>your</text:p>
      <text:p text:style-name="P2"><text:tab/>a</text:p>
      <text:p text:style-name="P2"><text:tab/>my</text:p>
      <text:p text:style-name="P2"><text:tab/>and</text:p>
      <text:p text:style-name="P2"><text:tab/>he</text:p>
      <text:p text:style-name="P2"><text:soft-page-break/><text:tab/>cut</text:p>
      <text:p text:style-name="P2"><text:tab/>fade</text:p>
      <text:p text:style-name="P2"><text:tab/>me</text:p>
      <text:p text:style-name="P2"><text:tab/>no</text:p>
      <text:p text:style-name="P2"/>
      <text:p text:style-name="P2">Topic 133</text:p>
      <text:p text:style-name="P2"><text:tab/>by</text:p>
      <text:p text:style-name="P2"><text:tab/>still</text:p>
      <text:p text:style-name="P2"><text:tab/>hand</text:p>
      <text:p text:style-name="P2"><text:tab/>in</text:p>
      <text:p text:style-name="P2"><text:tab/>to</text:p>
      <text:p text:style-name="P2"><text:tab/>and</text:p>
      <text:p text:style-name="P2"><text:tab/>a</text:p>
      <text:p text:style-name="P2"><text:tab/>good</text:p>
      <text:p text:style-name="P2"><text:tab/>de</text:p>
      <text:p text:style-name="P2"><text:tab/>broke</text:p>
      <text:p text:style-name="P2"/>
      <text:p text:style-name="P2">Topic 134</text:p>
      <text:p text:style-name="P2"><text:tab/>de</text:p>
      <text:p text:style-name="P2"><text:tab/>get</text:p>
      <text:p text:style-name="P2"><text:tab/>you</text:p>
      <text:p text:style-name="P2"><text:tab/>a</text:p>
      <text:p text:style-name="P2"><text:tab/>and</text:p>
      <text:p text:style-name="P2"><text:tab/>sinc</text:p>
      <text:p text:style-name="P2"><text:tab/>window</text:p>
      <text:p text:style-name="P2"><text:tab/>good</text:p>
      <text:p text:style-name="P2"><text:tab/>round</text:p>
      <text:p text:style-name="P2"><text:tab/>fool</text:p>
      <text:p text:style-name="P2"/>
      <text:p text:style-name="P2">Topic 135</text:p>
      <text:p text:style-name="P2"><text:tab/>need</text:p>
      <text:p text:style-name="P2"><text:tab/>alway</text:p>
      <text:p text:style-name="P2"><text:tab/>you</text:p>
      <text:p text:style-name="P2"><text:tab/>a</text:p>
      <text:p text:style-name="P2"><text:tab/>pour</text:p>
      <text:p text:style-name="P2"><text:tab/>e</text:p>
      <text:p text:style-name="P2"><text:tab/>and</text:p>
      <text:p text:style-name="P2"><text:tab/>com</text:p>
      <text:p text:style-name="P2"><text:tab/>of</text:p>
      <text:p text:style-name="P2"><text:tab/>summer</text:p>
      <text:p text:style-name="P2"/>
      <text:p text:style-name="P2">Topic 136</text:p>
      <text:p text:style-name="P2"><text:tab/>sun</text:p>
      <text:p text:style-name="P2"><text:tab/>use</text:p>
      <text:p text:style-name="P2"><text:tab/>outsid</text:p>
      <text:p text:style-name="P2"><text:tab/>race</text:p>
      <text:p text:style-name="P2"><text:tab/>sei</text:p>
      <text:p text:style-name="P2"><text:tab/>ghost</text:p>
      <text:p text:style-name="P2"><text:tab/>you</text:p>
      <text:p text:style-name="P2"><text:tab/>hurt</text:p>
      <text:p text:style-name="P2"><text:tab/>ve</text:p>
      <text:p text:style-name="P2"><text:tab/>me</text:p>
      <text:p text:style-name="P2"><text:soft-page-break/></text:p>
      <text:p text:style-name="P2">Topic 137</text:p>
      <text:p text:style-name="P2"><text:tab/>done</text:p>
      <text:p text:style-name="P2"><text:tab/>door</text:p>
      <text:p text:style-name="P2"><text:tab/>wait</text:p>
      <text:p text:style-name="P2"><text:tab/>real</text:p>
      <text:p text:style-name="P2"><text:tab/>someth</text:p>
      <text:p text:style-name="P2"><text:tab/>fear</text:p>
      <text:p text:style-name="P2"><text:tab/>push</text:p>
      <text:p text:style-name="P2"><text:tab/>who</text:p>
      <text:p text:style-name="P2"><text:tab/>les</text:p>
      <text:p text:style-name="P2"><text:tab/>town</text:p>
      <text:p text:style-name="P2"/>
      <text:p text:style-name="P2">Topic 138</text:p>
      <text:p text:style-name="P2"><text:tab/>but</text:p>
      <text:p text:style-name="P2"><text:tab/>of</text:p>
      <text:p text:style-name="P2"><text:tab/>you</text:p>
      <text:p text:style-name="P2"><text:tab/>your</text:p>
      <text:p text:style-name="P2"><text:tab/>ground</text:p>
      <text:p text:style-name="P2"><text:tab/>hot</text:p>
      <text:p text:style-name="P2"><text:tab/>bird</text:p>
      <text:p text:style-name="P2"><text:tab/>matter</text:p>
      <text:p text:style-name="P2"><text:tab/>begin</text:p>
      <text:p text:style-name="P2"><text:tab/>mí</text:p>
      <text:p text:style-name="P2"/>
      <text:p text:style-name="P2">Topic 139</text:p>
      <text:p text:style-name="P2"><text:tab/>from</text:p>
      <text:p text:style-name="P2"><text:tab/>gotta</text:p>
      <text:p text:style-name="P2"><text:tab/>hurt</text:p>
      <text:p text:style-name="P2"><text:tab/>goe</text:p>
      <text:p text:style-name="P2"><text:tab/>them</text:p>
      <text:p text:style-name="P2"><text:tab/>o</text:p>
      <text:p text:style-name="P2"><text:tab/>were</text:p>
      <text:p text:style-name="P2"><text:tab/>smoke</text:p>
      <text:p text:style-name="P2"><text:tab/>bold</text:p>
      <text:p text:style-name="P2"><text:tab/>failur</text:p>
      <text:p text:style-name="P2"/>
      <text:p text:style-name="P2">Topic 140</text:p>
      <text:p text:style-name="P2"><text:tab/>es</text:p>
      <text:p text:style-name="P2"><text:tab/>mes</text:p>
      <text:p text:style-name="P2"><text:tab/>everybodi</text:p>
      <text:p text:style-name="P2"><text:tab/>dog</text:p>
      <text:p text:style-name="P2"><text:tab/>becom</text:p>
      <text:p text:style-name="P2"><text:tab/>and</text:p>
      <text:p text:style-name="P2"><text:tab/>wash</text:p>
      <text:p text:style-name="P2"><text:tab/>silent</text:p>
      <text:p text:style-name="P2"><text:tab/>you</text:p>
      <text:p text:style-name="P2"><text:tab/>tonight</text:p>
      <text:p text:style-name="P2"/>
      <text:p text:style-name="P2">Topic 141</text:p>
      <text:p text:style-name="P2"><text:tab/>je</text:p>
      <text:p text:style-name="P2"><text:tab/>bottom</text:p>
      <text:p text:style-name="P2"><text:soft-page-break/><text:tab/>onc</text:p>
      <text:p text:style-name="P2"><text:tab/>gain</text:p>
      <text:p text:style-name="P2"><text:tab/>savior</text:p>
      <text:p text:style-name="P2"><text:tab/>honest</text:p>
      <text:p text:style-name="P2"><text:tab/>human</text:p>
      <text:p text:style-name="P2"><text:tab/>whoa</text:p>
      <text:p text:style-name="P2"><text:tab/>when</text:p>
      <text:p text:style-name="P2"><text:tab/>at</text:p>
      <text:p text:style-name="P2"/>
      <text:p text:style-name="P2">Topic 142</text:p>
      <text:p text:style-name="P2"><text:tab/>heart</text:p>
      <text:p text:style-name="P2"><text:tab/>was</text:p>
      <text:p text:style-name="P2"><text:tab/>a</text:p>
      <text:p text:style-name="P2"><text:tab/>and</text:p>
      <text:p text:style-name="P2"><text:tab/>what</text:p>
      <text:p text:style-name="P2"><text:tab/>me</text:p>
      <text:p text:style-name="P2"><text:tab/>my</text:p>
      <text:p text:style-name="P2"><text:tab/>thing</text:p>
      <text:p text:style-name="P2"><text:tab/>this</text:p>
      <text:p text:style-name="P2"><text:tab/>with</text:p>
      <text:p text:style-name="P2"/>
      <text:p text:style-name="P2">Topic 143</text:p>
      <text:p text:style-name="P2"><text:tab/>to</text:p>
      <text:p text:style-name="P2"><text:tab/>this</text:p>
      <text:p text:style-name="P2"><text:tab/>the</text:p>
      <text:p text:style-name="P2"><text:tab/>do</text:p>
      <text:p text:style-name="P2"><text:tab/>it</text:p>
      <text:p text:style-name="P2"><text:tab/>a</text:p>
      <text:p text:style-name="P2"><text:tab/>on</text:p>
      <text:p text:style-name="P2"><text:tab/>when</text:p>
      <text:p text:style-name="P2"><text:tab/>gonna</text:p>
      <text:p text:style-name="P2"><text:tab/>take</text:p>
      <text:p text:style-name="P2"/>
      <text:p text:style-name="P2">Topic 144</text:p>
      <text:p text:style-name="P2"><text:tab/>bed</text:p>
      <text:p text:style-name="P2"><text:tab/>m</text:p>
      <text:p text:style-name="P2"><text:tab/>gettin</text:p>
      <text:p text:style-name="P2"><text:tab/>none</text:p>
      <text:p text:style-name="P2"><text:tab/>built</text:p>
      <text:p text:style-name="P2"><text:tab/>casa</text:p>
      <text:p text:style-name="P2"><text:tab/>you</text:p>
      <text:p text:style-name="P2"><text:tab/>themselv</text:p>
      <text:p text:style-name="P2"><text:tab/>unseen</text:p>
      <text:p text:style-name="P2"><text:tab/>quando</text:p>
      <text:p text:style-name="P2"/>
      <text:p text:style-name="P2">Topic 145</text:p>
      <text:p text:style-name="P2"><text:tab/>is</text:p>
      <text:p text:style-name="P2"><text:tab/>the</text:p>
      <text:p text:style-name="P2"><text:tab/>it</text:p>
      <text:p text:style-name="P2"><text:tab/>a</text:p>
      <text:p text:style-name="P2"><text:tab/>yeah</text:p>
      <text:p text:style-name="P2"><text:tab/>and</text:p>
      <text:p text:style-name="P2"><text:soft-page-break/><text:tab/>of</text:p>
      <text:p text:style-name="P2"><text:tab/>what</text:p>
      <text:p text:style-name="P2"><text:tab/>you</text:p>
      <text:p text:style-name="P2"><text:tab/>thing</text:p>
      <text:p text:style-name="P2"/>
      <text:p text:style-name="P2">Topic 146</text:p>
      <text:p text:style-name="P2"><text:tab/>befor</text:p>
      <text:p text:style-name="P2"><text:tab/>parti</text:p>
      <text:p text:style-name="P2"><text:tab/>tengo</text:p>
      <text:p text:style-name="P2"><text:tab/>sol</text:p>
      <text:p text:style-name="P2"><text:tab/>miseri</text:p>
      <text:p text:style-name="P2"><text:tab/>hello</text:p>
      <text:p text:style-name="P2"><text:tab/>walk</text:p>
      <text:p text:style-name="P2"><text:tab/>eu</text:p>
      <text:p text:style-name="P2"><text:tab/>see</text:p>
      <text:p text:style-name="P2"><text:tab/>violenc</text:p>
      <text:p text:style-name="P2"/>
      <text:p text:style-name="P2">Topic 147</text:p>
      <text:p text:style-name="P2"><text:tab/>fear</text:p>
      <text:p text:style-name="P2"><text:tab/>small</text:p>
      <text:p text:style-name="P2"><text:tab/>who</text:p>
      <text:p text:style-name="P2"><text:tab/>sweet</text:p>
      <text:p text:style-name="P2"><text:tab/>same</text:p>
      <text:p text:style-name="P2"><text:tab/>til</text:p>
      <text:p text:style-name="P2"><text:tab/>kind</text:p>
      <text:p text:style-name="P2"><text:tab/>crazi</text:p>
      <text:p text:style-name="P2"><text:tab/>hair</text:p>
      <text:p text:style-name="P2"><text:tab/>hacer</text:p>
      <text:p text:style-name="P2"/>
      <text:p text:style-name="P2">Topic 148</text:p>
      <text:p text:style-name="P2"><text:tab/>last</text:p>
      <text:p text:style-name="P2"><text:tab/>over</text:p>
      <text:p text:style-name="P2"><text:tab/>game</text:p>
      <text:p text:style-name="P2"><text:tab/>roll</text:p>
      <text:p text:style-name="P2"><text:tab/>king</text:p>
      <text:p text:style-name="P2"><text:tab/>and</text:p>
      <text:p text:style-name="P2"><text:tab/>a</text:p>
      <text:p text:style-name="P2"><text:tab/>los</text:p>
      <text:p text:style-name="P2"><text:tab/>sus</text:p>
      <text:p text:style-name="P2"><text:tab/>know</text:p>
      <text:p text:style-name="P2"/>
      <text:p text:style-name="P2">Topic 149</text:p>
      <text:p text:style-name="P2"><text:tab/>wonder</text:p>
      <text:p text:style-name="P2"><text:tab/>fine</text:p>
      <text:p text:style-name="P2"><text:tab/>which</text:p>
      <text:p text:style-name="P2"><text:tab/>cold</text:p>
      <text:p text:style-name="P2"><text:tab/>cloud</text:p>
      <text:p text:style-name="P2"><text:tab/>poor</text:p>
      <text:p text:style-name="P2"><text:tab/>somebodi</text:p>
      <text:p text:style-name="P2"><text:tab/>sempr</text:p>
      <text:p text:style-name="P2"><text:tab/>hombr</text:p>
      <text:p text:style-name="P2"><text:tab/>you</text:p>
      <text:p text:style-name="P2"><text:soft-page-break/></text:p>
      <text:p text:style-name="P2">Topic 150</text:p>
      <text:p text:style-name="P2"><text:tab/>you</text:p>
      <text:p text:style-name="P2"><text:tab/>a</text:p>
      <text:p text:style-name="P2"><text:tab/>me</text:p>
      <text:p text:style-name="P2"><text:tab/>are</text:p>
      <text:p text:style-name="P2"><text:tab/>my</text:p>
      <text:p text:style-name="P2"><text:tab/>and</text:p>
      <text:p text:style-name="P2"><text:tab/>oh</text:p>
      <text:p text:style-name="P2"><text:tab/>never</text:p>
      <text:p text:style-name="P2"><text:tab/>the</text:p>
      <text:p text:style-name="P2"><text:tab/>is</text:p>
      <text:p text:style-name="P2"/>
      <text:p text:style-name="P2">Topic 151</text:p>
      <text:p text:style-name="P2"><text:tab/>like</text:p>
      <text:p text:style-name="P2"><text:tab/>well</text:p>
      <text:p text:style-name="P2"><text:tab/>fire</text:p>
      <text:p text:style-name="P2"><text:tab/>te</text:p>
      <text:p text:style-name="P2"><text:tab/>to</text:p>
      <text:p text:style-name="P2"><text:tab/>you</text:p>
      <text:p text:style-name="P2"><text:tab/>write</text:p>
      <text:p text:style-name="P2"><text:tab/>own</text:p>
      <text:p text:style-name="P2"><text:tab/>of</text:p>
      <text:p text:style-name="P2"><text:tab/>do</text:p>
      <text:p text:style-name="P2"/>
      <text:p text:style-name="P2">Topic 152</text:p>
      <text:p text:style-name="P2"><text:tab/>hear</text:p>
      <text:p text:style-name="P2"><text:tab/>save</text:p>
      <text:p text:style-name="P2"><text:tab/>stand</text:p>
      <text:p text:style-name="P2"><text:tab/>soul</text:p>
      <text:p text:style-name="P2"><text:tab/>ring</text:p>
      <text:p text:style-name="P2"><text:tab/>you</text:p>
      <text:p text:style-name="P2"><text:tab/>otro</text:p>
      <text:p text:style-name="P2"><text:tab/>et</text:p>
      <text:p text:style-name="P2"><text:tab/>a</text:p>
      <text:p text:style-name="P2"><text:tab/>slow</text:p>
      <text:p text:style-name="P2"/>
      <text:p text:style-name="P2">Topic 153</text:p>
      <text:p text:style-name="P2"><text:tab/>make</text:p>
      <text:p text:style-name="P2"><text:tab/>lost</text:p>
      <text:p text:style-name="P2"><text:tab/>up</text:p>
      <text:p text:style-name="P2"><text:tab/>you</text:p>
      <text:p text:style-name="P2"><text:tab/>piec</text:p>
      <text:p text:style-name="P2"><text:tab/>a</text:p>
      <text:p text:style-name="P2"><text:tab/>not</text:p>
      <text:p text:style-name="P2"><text:tab/>and</text:p>
      <text:p text:style-name="P2"><text:tab/>pull</text:p>
      <text:p text:style-name="P2"><text:tab/>know</text:p>
      <text:p text:style-name="P2"/>
      <text:p text:style-name="P2">Topic 154</text:p>
      <text:p text:style-name="P2"><text:tab/>hey</text:p>
      <text:p text:style-name="P2"><text:tab/>deseo</text:p>
      <text:p text:style-name="P2"><text:soft-page-break/><text:tab/>clap</text:p>
      <text:p text:style-name="P2"><text:tab/>rape</text:p>
      <text:p text:style-name="P2"><text:tab/>pensar</text:p>
      <text:p text:style-name="P2"><text:tab/>tie</text:p>
      <text:p text:style-name="P2"><text:tab/>movi</text:p>
      <text:p text:style-name="P2"><text:tab/>egal</text:p>
      <text:p text:style-name="P2"><text:tab/>bend</text:p>
      <text:p text:style-name="P2"><text:tab/>noth</text:p>
      <text:p text:style-name="P2"/>
      <text:p text:style-name="P2">Topic 155</text:p>
      <text:p text:style-name="P2"><text:tab/>see</text:p>
      <text:p text:style-name="P2"><text:tab/>hold</text:p>
      <text:p text:style-name="P2"><text:tab/>the</text:p>
      <text:p text:style-name="P2"><text:tab/>me</text:p>
      <text:p text:style-name="P2"><text:tab/>you</text:p>
      <text:p text:style-name="P2"><text:tab/>with</text:p>
      <text:p text:style-name="P2"><text:tab/>do</text:p>
      <text:p text:style-name="P2"><text:tab/>night</text:p>
      <text:p text:style-name="P2"><text:tab/>and</text:p>
      <text:p text:style-name="P2"><text:tab/>not</text:p>
      <text:p text:style-name="P2"/>
      <text:p text:style-name="P2">Topic 156</text:p>
      <text:p text:style-name="P2"><text:tab/>start</text:p>
      <text:p text:style-name="P2"><text:tab/>sometim</text:p>
      <text:p text:style-name="P2"><text:tab/>right</text:p>
      <text:p text:style-name="P2"><text:tab/>step</text:p>
      <text:p text:style-name="P2"><text:tab/>drop</text:p>
      <text:p text:style-name="P2"><text:tab/>my</text:p>
      <text:p text:style-name="P2"><text:tab/>voic</text:p>
      <text:p text:style-name="P2"><text:tab/>des</text:p>
      <text:p text:style-name="P2"><text:tab/>skin</text:p>
      <text:p text:style-name="P2"><text:tab/>eu</text:p>
      <text:p text:style-name="P2"/>
      <text:p text:style-name="P2">Topic 157</text:p>
      <text:p text:style-name="P2"><text:tab/>or</text:p>
      <text:p text:style-name="P2"><text:tab/>broken</text:p>
      <text:p text:style-name="P2"><text:tab/>left</text:p>
      <text:p text:style-name="P2"><text:tab/>lookin</text:p>
      <text:p text:style-name="P2"><text:tab/>fill</text:p>
      <text:p text:style-name="P2"><text:tab/>time</text:p>
      <text:p text:style-name="P2"><text:tab/>there</text:p>
      <text:p text:style-name="P2"><text:tab/>tri</text:p>
      <text:p text:style-name="P2"><text:tab/>master</text:p>
      <text:p text:style-name="P2"><text:tab/>held</text:p>
      <text:p text:style-name="P2"/>
      <text:p text:style-name="P2">Topic 158</text:p>
      <text:p text:style-name="P2"><text:tab/>as</text:p>
      <text:p text:style-name="P2"><text:tab/>the</text:p>
      <text:p text:style-name="P2"><text:tab/>night</text:p>
      <text:p text:style-name="P2"><text:tab/>have</text:p>
      <text:p text:style-name="P2"><text:tab/>got</text:p>
      <text:p text:style-name="P2"><text:tab/>che</text:p>
      <text:p text:style-name="P2"><text:soft-page-break/><text:tab/>los</text:p>
      <text:p text:style-name="P2"><text:tab/>sing</text:p>
      <text:p text:style-name="P2"><text:tab/>do</text:p>
      <text:p text:style-name="P2"><text:tab/>me</text:p>
      <text:p text:style-name="P2"/>
      <text:p text:style-name="P2">Topic 159</text:p>
      <text:p text:style-name="P2"><text:tab/>junto</text:p>
      <text:p text:style-name="P2"><text:tab/>christ</text:p>
      <text:p text:style-name="P2"><text:tab/>my</text:p>
      <text:p text:style-name="P2"><text:tab/>vivo</text:p>
      <text:p text:style-name="P2"><text:tab/>affair</text:p>
      <text:p text:style-name="P2"><text:tab/>same</text:p>
      <text:p text:style-name="P2"><text:tab/>midnight</text:p>
      <text:p text:style-name="P2"><text:tab/>joka</text:p>
      <text:p text:style-name="P2"><text:tab/>willi</text:p>
      <text:p text:style-name="P2"><text:tab/>road</text:p>
      <text:p text:style-name="P2"/>
      <text:p text:style-name="P2">Topic 160</text:p>
      <text:p text:style-name="P2"><text:tab/>thought</text:p>
      <text:p text:style-name="P2"><text:tab/>follow</text:p>
      <text:p text:style-name="P2"><text:tab/>pas</text:p>
      <text:p text:style-name="P2"><text:tab/>rule</text:p>
      <text:p text:style-name="P2"><text:tab/>flame</text:p>
      <text:p text:style-name="P2"><text:tab/>une</text:p>
      <text:p text:style-name="P2"><text:tab/>me</text:p>
      <text:p text:style-name="P2"><text:tab/>groov</text:p>
      <text:p text:style-name="P2"><text:tab/>what</text:p>
      <text:p text:style-name="P2"><text:tab/>and</text:p>
      <text:p text:style-name="P2"/>
      <text:p text:style-name="P2">Topic 161</text:p>
      <text:p text:style-name="P2"><text:tab/>go</text:p>
      <text:p text:style-name="P2"><text:tab/>light</text:p>
      <text:p text:style-name="P2"><text:tab/>those</text:p>
      <text:p text:style-name="P2"><text:tab/>you</text:p>
      <text:p text:style-name="P2"><text:tab/>new</text:p>
      <text:p text:style-name="P2"><text:tab/>of</text:p>
      <text:p text:style-name="P2"><text:tab/>with</text:p>
      <text:p text:style-name="P2"><text:tab/>sabe</text:p>
      <text:p text:style-name="P2"><text:tab/>rise</text:p>
      <text:p text:style-name="P2"><text:tab/>tonight</text:p>
      <text:p text:style-name="P2"/>
      <text:p text:style-name="P2">Topic 162</text:p>
      <text:p text:style-name="P2"><text:tab/>girl</text:p>
      <text:p text:style-name="P2"><text:tab/>move</text:p>
      <text:p text:style-name="P2"><text:tab/>or</text:p>
      <text:p text:style-name="P2"><text:tab/>there</text:p>
      <text:p text:style-name="P2"><text:tab/>ist</text:p>
      <text:p text:style-name="P2"><text:tab/>through</text:p>
      <text:p text:style-name="P2"><text:tab/>keep</text:p>
      <text:p text:style-name="P2"><text:tab/>plane</text:p>
      <text:p text:style-name="P2"><text:tab/>om</text:p>
      <text:p text:style-name="P2"><text:tab/>enough</text:p>
      <text:p text:style-name="P2"><text:soft-page-break/></text:p>
      <text:p text:style-name="P2">Topic 163</text:p>
      <text:p text:style-name="P2"><text:tab/>take</text:p>
      <text:p text:style-name="P2"><text:tab/>stay</text:p>
      <text:p text:style-name="P2"><text:tab/>he</text:p>
      <text:p text:style-name="P2"><text:tab/>and</text:p>
      <text:p text:style-name="P2"><text:tab/>fight</text:p>
      <text:p text:style-name="P2"><text:tab/>you</text:p>
      <text:p text:style-name="P2"><text:tab/>lot</text:p>
      <text:p text:style-name="P2"><text:tab/>though</text:p>
      <text:p text:style-name="P2"><text:tab/>dir</text:p>
      <text:p text:style-name="P2"><text:tab/>do</text:p>
      <text:p text:style-name="P2"/>
      <text:p text:style-name="P2">Topic 164</text:p>
      <text:p text:style-name="P2"><text:tab/>am</text:p>
      <text:p text:style-name="P2"><text:tab/>look</text:p>
      <text:p text:style-name="P2"><text:tab/>his</text:p>
      <text:p text:style-name="P2"><text:tab/>a</text:p>
      <text:p text:style-name="P2"><text:tab/>and</text:p>
      <text:p text:style-name="P2"><text:tab/>we</text:p>
      <text:p text:style-name="P2"><text:tab/>you</text:p>
      <text:p text:style-name="P2"><text:tab/>love</text:p>
      <text:p text:style-name="P2"><text:tab/>know</text:p>
      <text:p text:style-name="P2"><text:tab/>for</text:p>
      <text:p text:style-name="P2"/>
      <text:p text:style-name="P2">Topic 165</text:p>
      <text:p text:style-name="P2"><text:tab/>lay</text:p>
      <text:p text:style-name="P2"><text:tab/>mile</text:p>
      <text:p text:style-name="P2"><text:tab/>flow</text:p>
      <text:p text:style-name="P2"><text:tab/>da</text:p>
      <text:p text:style-name="P2"><text:tab/>storm</text:p>
      <text:p text:style-name="P2"><text:tab/>must</text:p>
      <text:p text:style-name="P2"><text:tab/>work</text:p>
      <text:p text:style-name="P2"><text:tab/>embrac</text:p>
      <text:p text:style-name="P2"><text:tab/>robe</text:p>
      <text:p text:style-name="P2"><text:tab/>wherev</text:p>
      <text:p text:style-name="P2"/>
      <text:p text:style-name="P2">Topic 166</text:p>
      <text:p text:style-name="P2"><text:tab/>you</text:p>
      <text:p text:style-name="P2"><text:tab/>va</text:p>
      <text:p text:style-name="P2"><text:tab/>the</text:p>
      <text:p text:style-name="P2"><text:tab/>and</text:p>
      <text:p text:style-name="P2"><text:tab/>not</text:p>
      <text:p text:style-name="P2"><text:tab/>along</text:p>
      <text:p text:style-name="P2"><text:tab/>is</text:p>
      <text:p text:style-name="P2"><text:tab/>in</text:p>
      <text:p text:style-name="P2"><text:tab/>to</text:p>
      <text:p text:style-name="P2"><text:tab/>do</text:p>
      <text:p text:style-name="P2"/>
      <text:p text:style-name="P2">Topic 167</text:p>
      <text:p text:style-name="P2"><text:tab/>their</text:p>
      <text:p text:style-name="P2"><text:tab/>take</text:p>
      <text:p text:style-name="P2"><text:soft-page-break/><text:tab/>crimson</text:p>
      <text:p text:style-name="P2"><text:tab/>boot</text:p>
      <text:p text:style-name="P2"><text:tab/>puedo</text:p>
      <text:p text:style-name="P2"><text:tab/>price</text:p>
      <text:p text:style-name="P2"><text:tab/>mask</text:p>
      <text:p text:style-name="P2"><text:tab/>faint</text:p>
      <text:p text:style-name="P2"><text:tab/>gotta</text:p>
      <text:p text:style-name="P2"><text:tab/>bought</text:p>
      <text:p text:style-name="P2"/>
      <text:p text:style-name="P2">Topic 168</text:p>
      <text:p text:style-name="P2"><text:tab/>an</text:p>
      <text:p text:style-name="P2"><text:tab/>check</text:p>
      <text:p text:style-name="P2"><text:tab/>hang</text:p>
      <text:p text:style-name="P2"><text:tab/>yourself</text:p>
      <text:p text:style-name="P2"><text:tab/>second</text:p>
      <text:p text:style-name="P2"><text:tab/>welcom</text:p>
      <text:p text:style-name="P2"><text:tab/>each</text:p>
      <text:p text:style-name="P2"><text:tab/>fat</text:p>
      <text:p text:style-name="P2"><text:tab/>honey</text:p>
      <text:p text:style-name="P2"><text:tab/>sogni</text:p>
      <text:p text:style-name="P2"/>
      <text:p text:style-name="P2">Topic 169</text:p>
      <text:p text:style-name="P2"><text:tab/>oh</text:p>
      <text:p text:style-name="P2"><text:tab/>anyth</text:p>
      <text:p text:style-name="P2"><text:tab/>too</text:p>
      <text:p text:style-name="P2"><text:tab/>er</text:p>
      <text:p text:style-name="P2"><text:tab/>and</text:p>
      <text:p text:style-name="P2"><text:tab/>a</text:p>
      <text:p text:style-name="P2"><text:tab/>momento</text:p>
      <text:p text:style-name="P2"><text:tab/>il</text:p>
      <text:p text:style-name="P2"><text:tab/>destroy</text:p>
      <text:p text:style-name="P2"><text:tab/>not</text:p>
      <text:p text:style-name="P2"/>
      <text:p text:style-name="P2">Topic 170</text:p>
      <text:p text:style-name="P2"><text:tab/>star</text:p>
      <text:p text:style-name="P2"><text:tab/>knew</text:p>
      <text:p text:style-name="P2"><text:tab/>everyon</text:p>
      <text:p text:style-name="P2"><text:tab/>you</text:p>
      <text:p text:style-name="P2"><text:tab/>gent</text:p>
      <text:p text:style-name="P2"><text:tab/>sister</text:p>
      <text:p text:style-name="P2"><text:tab/>gimm</text:p>
      <text:p text:style-name="P2"><text:tab/>pena</text:p>
      <text:p text:style-name="P2"><text:tab/>ir</text:p>
      <text:p text:style-name="P2"><text:tab/>lejo</text:p>
      <text:p text:style-name="P2"/>
      <text:p text:style-name="P2">Topic 171</text:p>
      <text:p text:style-name="P2"><text:tab/>have</text:p>
      <text:p text:style-name="P2"><text:tab/>find</text:p>
      <text:p text:style-name="P2"><text:tab/>what</text:p>
      <text:p text:style-name="P2"><text:tab/>kid</text:p>
      <text:p text:style-name="P2"><text:tab/>the</text:p>
      <text:p text:style-name="P2"><text:tab/>when</text:p>
      <text:p text:style-name="P2"><text:soft-page-break/><text:tab/>jag</text:p>
      <text:p text:style-name="P2"><text:tab/>on</text:p>
      <text:p text:style-name="P2"><text:tab/>gonna</text:p>
      <text:p text:style-name="P2"><text:tab/>endless</text:p>
      <text:p text:style-name="P2"/>
      <text:p text:style-name="P2">Topic 172</text:p>
      <text:p text:style-name="P2"><text:tab/>war</text:p>
      <text:p text:style-name="P2"><text:tab/>flesh</text:p>
      <text:p text:style-name="P2"><text:tab/>and</text:p>
      <text:p text:style-name="P2"><text:tab/>of</text:p>
      <text:p text:style-name="P2"><text:tab/>won</text:p>
      <text:p text:style-name="P2"><text:tab/>amo</text:p>
      <text:p text:style-name="P2"><text:tab/>good</text:p>
      <text:p text:style-name="P2"><text:tab/>consum</text:p>
      <text:p text:style-name="P2"><text:tab/>came</text:p>
      <text:p text:style-name="P2"><text:tab/>querer</text:p>
      <text:p text:style-name="P2"/>
      <text:p text:style-name="P2">Topic 173</text:p>
      <text:p text:style-name="P2"><text:tab/>dig</text:p>
      <text:p text:style-name="P2"><text:tab/>fue</text:p>
      <text:p text:style-name="P2"><text:tab/>eso</text:p>
      <text:p text:style-name="P2"><text:tab/>wait</text:p>
      <text:p text:style-name="P2"><text:tab/>temp</text:p>
      <text:p text:style-name="P2"><text:tab/>electr</text:p>
      <text:p text:style-name="P2"><text:tab/>gold</text:p>
      <text:p text:style-name="P2"><text:tab/>já</text:p>
      <text:p text:style-name="P2"><text:tab/>upon</text:p>
      <text:p text:style-name="P2"><text:tab/>root</text:p>
      <text:p text:style-name="P2"/>
      <text:p text:style-name="P2">Topic 174</text:p>
      <text:p text:style-name="P2"><text:tab/>repeat</text:p>
      <text:p text:style-name="P2"><text:tab/>tan</text:p>
      <text:p text:style-name="P2"><text:tab/>befor</text:p>
      <text:p text:style-name="P2"><text:tab/>cool</text:p>
      <text:p text:style-name="P2"><text:tab/>eye</text:p>
      <text:p text:style-name="P2"><text:tab/>estoy</text:p>
      <text:p text:style-name="P2"><text:tab/>circl</text:p>
      <text:p text:style-name="P2"><text:tab/>ball</text:p>
      <text:p text:style-name="P2"><text:tab/>bit</text:p>
      <text:p text:style-name="P2"><text:tab/>the</text:p>
      <text:p text:style-name="P2"/>
      <text:p text:style-name="P2">Topic 175</text:p>
      <text:p text:style-name="P2"><text:tab/>pain</text:p>
      <text:p text:style-name="P2"><text:tab/>far</text:p>
      <text:p text:style-name="P2"><text:tab/>expect</text:p>
      <text:p text:style-name="P2"><text:tab/>wine</text:p>
      <text:p text:style-name="P2"><text:tab/>pon</text:p>
      <text:p text:style-name="P2"><text:tab/>olen</text:p>
      <text:p text:style-name="P2"><text:tab/>egg</text:p>
      <text:p text:style-name="P2"><text:tab/>slip</text:p>
      <text:p text:style-name="P2"><text:tab/>unkind</text:p>
      <text:p text:style-name="P2"><text:tab/>front</text:p>
      <text:p text:style-name="P2"><text:soft-page-break/></text:p>
      <text:p text:style-name="P2">Topic 176</text:p>
      <text:p text:style-name="P2"><text:tab/>town</text:p>
      <text:p text:style-name="P2"><text:tab/>foolish</text:p>
      <text:p text:style-name="P2"><text:tab/>fanci</text:p>
      <text:p text:style-name="P2"><text:tab/>owe</text:p>
      <text:p text:style-name="P2"><text:tab/>keep</text:p>
      <text:p text:style-name="P2"><text:tab/>groovi</text:p>
      <text:p text:style-name="P2"><text:tab/>tuoi</text:p>
      <text:p text:style-name="P2"><text:tab/>rotten</text:p>
      <text:p text:style-name="P2"><text:tab/>fell</text:p>
      <text:p text:style-name="P2"><text:tab/>far</text:p>
      <text:p text:style-name="P2"/>
      <text:p text:style-name="P2">Topic 177</text:p>
      <text:p text:style-name="P2"><text:tab/>amor</text:p>
      <text:p text:style-name="P2"><text:tab/>peopl</text:p>
      <text:p text:style-name="P2"><text:tab/>my</text:p>
      <text:p text:style-name="P2"><text:tab/>no</text:p>
      <text:p text:style-name="P2"><text:tab/>a</text:p>
      <text:p text:style-name="P2"><text:tab/>shadow</text:p>
      <text:p text:style-name="P2"><text:tab/>di</text:p>
      <text:p text:style-name="P2"><text:tab/>2</text:p>
      <text:p text:style-name="P2"><text:tab/>end</text:p>
      <text:p text:style-name="P2"><text:tab/>of</text:p>
      <text:p text:style-name="P2"/>
      <text:p text:style-name="P2">Topic 178</text:p>
      <text:p text:style-name="P2"><text:tab/>moment</text:p>
      <text:p text:style-name="P2"><text:tab/>deni</text:p>
      <text:p text:style-name="P2"><text:tab/>weather</text:p>
      <text:p text:style-name="P2"><text:tab/>keep</text:p>
      <text:p text:style-name="P2"><text:tab/>eye</text:p>
      <text:p text:style-name="P2"><text:tab/>connect</text:p>
      <text:p text:style-name="P2"><text:tab/>vor</text:p>
      <text:p text:style-name="P2"><text:tab/>are</text:p>
      <text:p text:style-name="P2"><text:tab/>cmon</text:p>
      <text:p text:style-name="P2"><text:tab/>fort</text:p>
      <text:p text:style-name="P2"/>
      <text:p text:style-name="P2">Topic 179</text:p>
      <text:p text:style-name="P2"><text:tab/>right</text:p>
      <text:p text:style-name="P2"><text:tab/>morn</text:p>
      <text:p text:style-name="P2"><text:tab/>creat</text:p>
      <text:p text:style-name="P2"><text:tab/>deck</text:p>
      <text:p text:style-name="P2"><text:tab/>fade</text:p>
      <text:p text:style-name="P2"><text:tab/>dimmi</text:p>
      <text:p text:style-name="P2"><text:tab/>yell</text:p>
      <text:p text:style-name="P2"><text:tab/>flame</text:p>
      <text:p text:style-name="P2"><text:tab/>stumbl</text:p>
      <text:p text:style-name="P2"><text:tab/>becom</text:p>
      <text:p text:style-name="P2"/>
      <text:p text:style-name="P2">Topic 180</text:p>
      <text:p text:style-name="P2"><text:tab/>ho</text:p>
      <text:p text:style-name="P2"><text:tab/>dio</text:p>
      <text:p text:style-name="P2"><text:soft-page-break/><text:tab/>disappear</text:p>
      <text:p text:style-name="P2"><text:tab/>jaim</text:p>
      <text:p text:style-name="P2"><text:tab/>tien</text:p>
      <text:p text:style-name="P2"><text:tab/>ugli</text:p>
      <text:p text:style-name="P2"><text:tab/>notr</text:p>
      <text:p text:style-name="P2"><text:tab/>pillow</text:p>
      <text:p text:style-name="P2"><text:tab/>rhyme</text:p>
      <text:p text:style-name="P2"><text:tab/>skill</text:p>
      <text:p text:style-name="P2"/>
      <text:p text:style-name="P2">Topic 181</text:p>
      <text:p text:style-name="P2"><text:tab/>les</text:p>
      <text:p text:style-name="P2"><text:tab/>push</text:p>
      <text:p text:style-name="P2"><text:tab/>explod</text:p>
      <text:p text:style-name="P2"><text:tab/>my</text:p>
      <text:p text:style-name="P2"><text:tab/>noi</text:p>
      <text:p text:style-name="P2"><text:tab/>rebel</text:p>
      <text:p text:style-name="P2"><text:tab/>crave</text:p>
      <text:p text:style-name="P2"><text:tab/>coast</text:p>
      <text:p text:style-name="P2"><text:tab/>num</text:p>
      <text:p text:style-name="P2"><text:tab/>tumbl</text:p>
      <text:p text:style-name="P2"/>
      <text:p text:style-name="P2">Topic 182</text:p>
      <text:p text:style-name="P2"><text:tab/>entr</text:p>
      <text:p text:style-name="P2"><text:tab/>wird</text:p>
      <text:p text:style-name="P2"><text:tab/>woah</text:p>
      <text:p text:style-name="P2"><text:tab/>friday</text:p>
      <text:p text:style-name="P2"><text:tab/>girlfriend</text:p>
      <text:p text:style-name="P2"><text:tab/>intent</text:p>
      <text:p text:style-name="P2"><text:tab/>six</text:p>
      <text:p text:style-name="P2"><text:tab/>hunt</text:p>
      <text:p text:style-name="P2"><text:tab/>greed</text:p>
      <text:p text:style-name="P2"><text:tab/>ar</text:p>
      <text:p text:style-name="P2"/>
      <text:p text:style-name="P2">Topic 183</text:p>
      <text:p text:style-name="P2"><text:tab/>head</text:p>
      <text:p text:style-name="P2"><text:tab/>tear</text:p>
      <text:p text:style-name="P2"><text:tab/>life</text:p>
      <text:p text:style-name="P2"><text:tab/>cri</text:p>
      <text:p text:style-name="P2"><text:tab/>mari</text:p>
      <text:p text:style-name="P2"><text:tab/>put</text:p>
      <text:p text:style-name="P2"><text:tab/>mi</text:p>
      <text:p text:style-name="P2"><text:tab/>das</text:p>
      <text:p text:style-name="P2"><text:tab/>anymor</text:p>
      <text:p text:style-name="P2"><text:tab/>three</text:p>
      <text:p text:style-name="P2"/>
      <text:p text:style-name="P2">Topic 184</text:p>
      <text:p text:style-name="P2"><text:tab/>feel</text:p>
      <text:p text:style-name="P2"><text:tab/>long</text:p>
      <text:p text:style-name="P2"><text:tab/>than</text:p>
      <text:p text:style-name="P2"><text:tab/>of</text:p>
      <text:p text:style-name="P2"><text:tab/>a</text:p>
      <text:p text:style-name="P2"><text:tab/>you</text:p>
      <text:p text:style-name="P2"><text:soft-page-break/><text:tab/>with</text:p>
      <text:p text:style-name="P2"><text:tab/>this</text:p>
      <text:p text:style-name="P2"><text:tab/>what</text:p>
      <text:p text:style-name="P2"><text:tab/>and</text:p>
      <text:p text:style-name="P2"/>
      <text:p text:style-name="P2">Topic 185</text:p>
      <text:p text:style-name="P2"><text:tab/>now</text:p>
      <text:p text:style-name="P2"><text:tab/>me</text:p>
      <text:p text:style-name="P2"><text:tab/>the</text:p>
      <text:p text:style-name="P2"><text:tab/>beyond</text:p>
      <text:p text:style-name="P2"><text:tab/>when</text:p>
      <text:p text:style-name="P2"><text:tab/>to</text:p>
      <text:p text:style-name="P2"><text:tab/>you</text:p>
      <text:p text:style-name="P2"><text:tab/>it</text:p>
      <text:p text:style-name="P2"><text:tab/>dos</text:p>
      <text:p text:style-name="P2"><text:tab/>not</text:p>
      <text:p text:style-name="P2"/>
      <text:p text:style-name="P2">Topic 186</text:p>
      <text:p text:style-name="P2"><text:tab/>and</text:p>
      <text:p text:style-name="P2"><text:tab/>onli</text:p>
      <text:p text:style-name="P2"><text:tab/>tu</text:p>
      <text:p text:style-name="P2"><text:tab/>chang</text:p>
      <text:p text:style-name="P2"><text:tab/>para</text:p>
      <text:p text:style-name="P2"><text:tab/>know</text:p>
      <text:p text:style-name="P2"><text:tab/>when</text:p>
      <text:p text:style-name="P2"><text:tab/>you</text:p>
      <text:p text:style-name="P2"><text:tab/>of</text:p>
      <text:p text:style-name="P2"><text:tab/>dead</text:p>
      <text:p text:style-name="P2"/>
      <text:p text:style-name="P2">Topic 187</text:p>
      <text:p text:style-name="P2"><text:tab/>yes</text:p>
      <text:p text:style-name="P2"><text:tab/>learn</text:p>
      <text:p text:style-name="P2"><text:tab/>after</text:p>
      <text:p text:style-name="P2"><text:tab/>not</text:p>
      <text:p text:style-name="P2"><text:tab/>onli</text:p>
      <text:p text:style-name="P2"><text:tab/>in</text:p>
      <text:p text:style-name="P2"><text:tab/>o</text:p>
      <text:p text:style-name="P2"><text:tab/>io</text:p>
      <text:p text:style-name="P2"><text:tab/>own</text:p>
      <text:p text:style-name="P2"><text:tab/>with</text:p>
      <text:p text:style-name="P2"/>
      <text:p text:style-name="P2">Topic 188</text:p>
      <text:p text:style-name="P2"><text:tab/>a</text:p>
      <text:p text:style-name="P2"><text:tab/>ni</text:p>
      <text:p text:style-name="P2"><text:tab/>pretti</text:p>
      <text:p text:style-name="P2"><text:tab/>é</text:p>
      <text:p text:style-name="P2"><text:tab/>mis</text:p>
      <text:p text:style-name="P2"><text:tab/>read</text:p>
      <text:p text:style-name="P2"><text:tab/>trust</text:p>
      <text:p text:style-name="P2"><text:tab/>throw</text:p>
      <text:p text:style-name="P2"><text:tab/>pa</text:p>
      <text:p text:style-name="P2"><text:tab/>no</text:p>
      <text:p text:style-name="P2"><text:soft-page-break/></text:p>
      <text:p text:style-name="P2">Topic 189</text:p>
      <text:p text:style-name="P2"><text:tab/>god</text:p>
      <text:p text:style-name="P2"><text:tab/>my</text:p>
      <text:p text:style-name="P2"><text:tab/>jesus</text:p>
      <text:p text:style-name="P2"><text:tab/>lyric</text:p>
      <text:p text:style-name="P2"><text:tab/>space</text:p>
      <text:p text:style-name="P2"><text:tab/>hello</text:p>
      <text:p text:style-name="P2"><text:tab/>sometim</text:p>
      <text:p text:style-name="P2"><text:tab/>right</text:p>
      <text:p text:style-name="P2"><text:tab/>step</text:p>
      <text:p text:style-name="P2"><text:tab/>glad</text:p>
      <text:p text:style-name="P2"/>
      <text:p text:style-name="P2">Topic 190</text:p>
      <text:p text:style-name="P2"><text:tab/>say</text:p>
      <text:p text:style-name="P2"><text:tab/>world</text:p>
      <text:p text:style-name="P2"><text:tab/>you</text:p>
      <text:p text:style-name="P2"><text:tab/>do</text:p>
      <text:p text:style-name="P2"><text:tab/>ein</text:p>
      <text:p text:style-name="P2"><text:tab/>te</text:p>
      <text:p text:style-name="P2"><text:tab/>fall</text:p>
      <text:p text:style-name="P2"><text:tab/>not</text:p>
      <text:p text:style-name="P2"><text:tab/>lost</text:p>
      <text:p text:style-name="P2"><text:tab/>for</text:p>
      <text:p text:style-name="P2"/>
      <text:p text:style-name="P2">Topic 191</text:p>
      <text:p text:style-name="P2"><text:tab/>ha</text:p>
      <text:p text:style-name="P2"><text:tab/>a</text:p>
      <text:p text:style-name="P2"><text:tab/>control</text:p>
      <text:p text:style-name="P2"><text:tab/>del</text:p>
      <text:p text:style-name="P2"><text:tab/>pray</text:p>
      <text:p text:style-name="P2"><text:tab/>me</text:p>
      <text:p text:style-name="P2"><text:tab/>den</text:p>
      <text:p text:style-name="P2"><text:tab/>highway</text:p>
      <text:p text:style-name="P2"><text:tab/>treat</text:p>
      <text:p text:style-name="P2"><text:tab/>you</text:p>
      <text:p text:style-name="P2"/>
      <text:p text:style-name="P2">Topic 192</text:p>
      <text:p text:style-name="P2"><text:tab/>wait</text:p>
      <text:p text:style-name="P2"><text:tab/>fear</text:p>
      <text:p text:style-name="P2"><text:tab/>who</text:p>
      <text:p text:style-name="P2"><text:tab/>one</text:p>
      <text:p text:style-name="P2"><text:tab/>my</text:p>
      <text:p text:style-name="P2"><text:tab/>real</text:p>
      <text:p text:style-name="P2"><text:tab/>done</text:p>
      <text:p text:style-name="P2"><text:tab/>insid</text:p>
      <text:p text:style-name="P2"><text:tab/>me</text:p>
      <text:p text:style-name="P2"><text:tab/>danc</text:p>
      <text:p text:style-name="P2"/>
      <text:p text:style-name="P2">Topic 193</text:p>
      <text:p text:style-name="P2"><text:tab/>time</text:p>
      <text:p text:style-name="P2"><text:tab/>las</text:p>
      <text:p text:style-name="P2"><text:soft-page-break/><text:tab/>men</text:p>
      <text:p text:style-name="P2"><text:tab/>cuando</text:p>
      <text:p text:style-name="P2"><text:tab/>wait</text:p>
      <text:p text:style-name="P2"><text:tab/>there</text:p>
      <text:p text:style-name="P2"><text:tab/>word</text:p>
      <text:p text:style-name="P2"><text:tab/>keep</text:p>
      <text:p text:style-name="P2"><text:tab/>sand</text:p>
      <text:p text:style-name="P2"><text:tab/>empti</text:p>
      <text:p text:style-name="P2"/>
      <text:p text:style-name="P2">Topic 194</text:p>
      <text:p text:style-name="P2"><text:tab/>sky</text:p>
      <text:p text:style-name="P2"><text:tab/>morn</text:p>
      <text:p text:style-name="P2"><text:tab/>problem</text:p>
      <text:p text:style-name="P2"><text:tab/>sus</text:p>
      <text:p text:style-name="P2"><text:tab/>sui</text:p>
      <text:p text:style-name="P2"><text:tab/>mnie</text:p>
      <text:p text:style-name="P2"><text:tab/>wisdom</text:p>
      <text:p text:style-name="P2"><text:tab/>proof</text:p>
      <text:p text:style-name="P2"><text:tab/>longer</text:p>
      <text:p text:style-name="P2"><text:tab/>dem</text:p>
      <text:p text:style-name="P2"/>
      <text:p text:style-name="P2">Topic 195</text:p>
      <text:p text:style-name="P2"><text:tab/>on</text:p>
      <text:p text:style-name="P2"><text:tab/>in</text:p>
      <text:p text:style-name="P2"><text:tab/>without</text:p>
      <text:p text:style-name="P2"><text:tab/>to</text:p>
      <text:p text:style-name="P2"><text:tab/>song</text:p>
      <text:p text:style-name="P2"><text:tab/>gonna</text:p>
      <text:p text:style-name="P2"><text:tab/>when</text:p>
      <text:p text:style-name="P2"><text:tab/>best</text:p>
      <text:p text:style-name="P2"><text:tab/>and</text:p>
      <text:p text:style-name="P2"><text:tab/>the</text:p>
      <text:p text:style-name="P2"/>
      <text:p text:style-name="P2">Topic 196</text:p>
      <text:p text:style-name="P2"><text:tab/>dark</text:p>
      <text:p text:style-name="P2"><text:tab/>afternoon</text:p>
      <text:p text:style-name="P2"><text:tab/>rock</text:p>
      <text:p text:style-name="P2"><text:tab/>soy</text:p>
      <text:p text:style-name="P2"><text:tab/>do</text:p>
      <text:p text:style-name="P2"><text:tab/>endless</text:p>
      <text:p text:style-name="P2"><text:tab/>backward</text:p>
      <text:p text:style-name="P2"><text:tab/>your</text:p>
      <text:p text:style-name="P2"><text:tab/>leader</text:p>
      <text:p text:style-name="P2"><text:tab/>matar</text:p>
      <text:p text:style-name="P2"/>
      <text:p text:style-name="P2">Topic 197</text:p>
      <text:p text:style-name="P2"><text:tab/>mind</text:p>
      <text:p text:style-name="P2"><text:tab/>death</text:p>
      <text:p text:style-name="P2"><text:tab/>favorit</text:p>
      <text:p text:style-name="P2"><text:tab/>dwell</text:p>
      <text:p text:style-name="P2"><text:tab/>you</text:p>
      <text:p text:style-name="P2"><text:tab/>din</text:p>
      <text:p text:style-name="P2"><text:soft-page-break/><text:tab/>dong</text:p>
      <text:p text:style-name="P2"><text:tab/>easi</text:p>
      <text:p text:style-name="P2"><text:tab/>sack</text:p>
      <text:p text:style-name="P2"><text:tab/>plan</text:p>
      <text:p text:style-name="P2"/>
      <text:p text:style-name="P2">Topic 198</text:p>
      <text:p text:style-name="P2"><text:tab/>half</text:p>
      <text:p text:style-name="P2"><text:tab/>eye</text:p>
      <text:p text:style-name="P2"><text:tab/>poi</text:p>
      <text:p text:style-name="P2"><text:tab/>there</text:p>
      <text:p text:style-name="P2"><text:tab/>left</text:p>
      <text:p text:style-name="P2"><text:tab/>of</text:p>
      <text:p text:style-name="P2"><text:tab/>nois</text:p>
      <text:p text:style-name="P2"><text:tab/>famili</text:p>
      <text:p text:style-name="P2"><text:tab/>mmm</text:p>
      <text:p text:style-name="P2"><text:tab/>dio</text:p>
      <text:p text:style-name="P2"/>
      <text:p text:style-name="P2">Topic 199</text:p>
      <text:p text:style-name="P2"><text:tab/>yeah</text:p>
      <text:p text:style-name="P2"><text:tab/>again</text:p>
      <text:p text:style-name="P2"><text:tab/>and</text:p>
      <text:p text:style-name="P2"><text:tab/>you</text:p>
      <text:p text:style-name="P2"><text:tab/>face</text:p>
      <text:p text:style-name="P2"><text:tab/>my</text:p>
      <text:p text:style-name="P2"><text:tab/>qui</text:p>
      <text:p text:style-name="P2"><text:tab/>els</text:p>
      <text:p text:style-name="P2"><text:tab/>ay</text:p>
      <text:p text:style-name="P2"><text:tab/>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04:29:10.370693447</meta:creation-date>
    <dc:date>2015-12-01T00:09:41.177113960</dc:date>
    <meta:editing-duration>PT5M40S</meta:editing-duration>
    <meta:editing-cycles>2</meta:editing-cycles>
    <meta:generator>LibreOffice/5.0.2.2$Linux_X86_64 LibreOffice_project/00m0$Build-2</meta:generator>
    <meta:document-statistic meta:table-count="0" meta:image-count="0" meta:object-count="0" meta:page-count="139" meta:paragraph-count="6603" meta:word-count="7208" meta:character-count="36031" meta:non-whitespace-character-count="29428"/>
  </office:meta>
</office:document-meta>
</file>